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15</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泽伦斯基故乡遭俄无人机攻击  乌军称击落16架</text:span>
</text:h>
      <text:p text:style-name="P4">
Publisher: 法新社</text:p>
      <text:p text:style-name="P4">
Published Time: 2023-07-14T-12:02:06+00:00</text:p>
      <text:p text:style-name="P4">
Modified Time: 2023-07-14T11:35:02+00:00</text:p>
      <text:p text:style-name="P4">
Description: （法新社基辅14日电） 乌克兰总统泽伦斯基（Volodymyr Zelenskyy）的家乡克利福洛市（Kryvyi Rih）于夜间遭俄罗斯无人机攻击。乌军声称击落16架俄军无人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617581in" draw:z-index="0">
<draw:image xlink:href="../Images/rficn/2023-07-14T-12-02-06-00-00/000000.png" xlink:type="simple" xlink:show="embed" xlink:actuate="onLoad" draw:mime-type="image/png"/>
</draw:frame>
</text:p>
      <text:p text:style-name="P4">
法新社报导，乌克兰空军在网路发表声明称，「俄罗斯出动17架伊朗制造的见证者136型和131型攻击无人机，从东南方向袭击乌克兰…结果有16架遭到摧毁」。</text:p>
      <text:p text:style-name="P4">
第聂伯罗彼得罗夫斯克州（Dnipropetrovsk）州长赖萨克（SerhiyLysak）在通讯软体Telegram表示，无人机坠落的碎片残骇，造成克利福洛市1家市营企业、2栋民用住宅及1家运输公司的建物受损。</text:p>
      <text:p text:style-name="P4">
克利福洛市长维库尔（Oleksandr Vilkul）指出，当地公寓大楼、民宅、医院和学校的窗户都被震碎。</text:p>
      <text:p text:style-name="P4">
Source: <text:a xlink:type="simple" xlink:href="https://www.rfi.fr/cn/%E5%9B%BD%E9%99%85%E6%8A%A5%E9%81%93/20230714-%E6%B3%BD%E4%BC%A6%E6%96%AF%E5%9F%BA%E6%95%85%E4%B9%A1%E9%81%AD%E4%BF%84%E6%97%A0%E4%BA%BA%E6%9C%BA%E6%94%BB%E5%87%BB-%E4%B9%8C%E5%86%9B%E7%A7%B0%E5%87%BB%E8%90%BD16%E6%9E%B6" text:style-name="Internet_20_link" text:visited-style-name="Visited_20_Internet_20_Link">
https://www.rfi.fr/cn/%E5%9B%BD%E9%99%85%E6%8A%A5%E9%81%93/20230714-%E6%B3%BD%E4%BC%A6%E6%96%AF%E5%9F%BA%E6%95%85%E4%B9%A1%E9%81%AD%E4%BF%84%E6%97%A0%E4%BA%BA%E6%9C%BA%E6%94%BB%E5%87%BB-%E4%B9%8C%E5%86%9B%E7%A7%B0%E5%87%BB%E8%90%BD16%E6%9E%B6</text:a>
</text:p>
      <!--NEWS-->
      <text:h text:style-name="P10" text:outline-level="1">
<text:span text:style-name="T4">
3年1.65亿人陷贫穷 联合国吁发展中国家暂停还债</text:span>
</text:h>
      <text:p text:style-name="P4">
Publisher: 法新社</text:p>
      <text:p text:style-name="P4">
Published Time: 2023-07-14T-18:02:07+00:00</text:p>
      <text:p text:style-name="P4">
Modified Time: 2023-07-14T10:50:01+00:00</text:p>
      <text:p text:style-name="P4">
Description: （法新社纽约联合国总部14日电） 联合国昨天表示，2020年以降，因COVID-19（2019冠状病毒疾病）疫情、生活成本危机和俄乌战争的影响，已有1.65亿人陷入贫穷，因此呼吁发展中国家暂停债务还款。</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 text:anchor-type="as-char" svg:width="6.9236in" svg:height="3.617581in" draw:z-index="0">
<draw:image xlink:href="../Images/rficn/2023-07-14T-18-02-07-00-00/000000.png" xlink:type="simple" xlink:show="embed" xlink:actuate="onLoad" draw:mime-type="image/png"/>
</draw:frame>
</text:p>
      <text:p text:style-name="P4">
根据联合国开发计画署（United Nations DevelopmentProgram）发布的一项研究报告，由于这些冲击，在2020年到2023年底之间，估计将有7500万人陷入赤贫，其定义为日均生活费低于2.15美元（约新台币67元）。另外，9000万人将落至日均生活费3.65美元（约新台币113元）的贫穷线以下。</text:p>
      <text:p text:style-name="P4">
报告指出：「最贫困的人受到最多苦，他们2023年的收入仍将低于疫情前的水准。」</text:p>
      <text:p text:style-name="P4">
联合国开发计画署署长施泰纳（AchimSteiner）在一份声明中表示：「过去三年，那些能投资社会安全网的国家成功防止大量人民陷入贫穷。」他补充：「在高债务国家，高额债务、社会支出不足与贫穷率以惊人速度增加等现象间存在相关性。」</text:p>
      <text:p text:style-name="P4">
这份报告呼吁经济困难国家实暂停偿还债务，将债债经费调整用于提供资金给社会支出和对抗总体经济的冲击。</text:p>
      <text:p text:style-name="P4">
报告中写道：「这项解方对多边体系而言并非遥不可及。」</text:p>
      <text:p text:style-name="P4">
根据联合国12日发布的另一份报告，全球约有33亿人，也就是近一半的人口，所居住国家的还债支出高于教育与医疗支出。</text:p>
      <text:p text:style-name="P4">
发展中国家虽然债务水准较低，但所支付利息较多，部分原因为贷款利率较高。</text:p>
      <text:p text:style-name="P4">
根据报告，要让新陷入贫穷的1.65亿人口脱贫，所需年度成本超过140亿美元（约新台币4340亿元），占全球产出的0.009%，略低于2022年发展中经济体对外公共债务偿还总额的4%。</text:p>
      <text:p text:style-name="P4">
报告作者评估，如果将在前述冲击之前即为贫穷人口者的收入损失也包含在内，则缓解成本将达约1070亿美元（约新台币3.2兆元），占全球GDP的0.065%，约为整体公共外债偿还总额的1/4。</text:p>
      <text:p text:style-name="P4">
Source: <text:a xlink:type="simple" xlink:href="https://www.rfi.fr/cn/%E5%9B%BD%E9%99%85%E6%8A%A5%E9%81%93/20230714-3%E5%B9%B41-65%E4%BA%BF%E4%BA%BA%E9%99%B7%E8%B4%AB%E7%A9%B7-%E8%81%94%E5%90%88%E5%9B%BD%E5%90%81%E5%8F%91%E5%B1%95%E4%B8%AD%E5%9B%BD%E5%AE%B6%E6%9A%82%E5%81%9C%E8%BF%98%E5%80%BA" text:style-name="Internet_20_link" text:visited-style-name="Visited_20_Internet_20_Link">
https://www.rfi.fr/cn/%E5%9B%BD%E9%99%85%E6%8A%A5%E9%81%93/20230714-3%E5%B9%B41-65%E4%BA%BF%E4%BA%BA%E9%99%B7%E8%B4%AB%E7%A9%B7-%E8%81%94%E5%90%88%E5%9B%BD%E5%90%81%E5%8F%91%E5%B1%95%E4%B8%AD%E5%9B%BD%E5%AE%B6%E6%9A%82%E5%81%9C%E8%BF%98%E5%80%BA</text:a>
</text:p>
      <!--NEWS-->
      <text:h text:style-name="P10" text:outline-level="1">
<text:span text:style-name="T4">
凶猛热浪席卷北半球 义大利恐飙摄氏48度高温</text:span>
</text:h>
      <text:p text:style-name="P4">
Publisher: 法新社</text:p>
      <text:p text:style-name="P4">
Published Time: 2023-07-14T-9:32:08+00:00</text:p>
      <text:p text:style-name="P4">
Modified Time: 2023-07-14T12:05:03+00:00</text:p>
      <text:p text:style-name="P4">
Description: （法新社华盛顿14日电） 北半球刚进入夏季，但凶猛热浪已席卷欧洲、中国及美国部分地区，这些区域本周末预计会有创纪录气温，欧洲太空总署指出义大利恐飙摄氏48度高温，充分显示气候暖化的危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 text:anchor-type="as-char" svg:width="6.9236in" svg:height="3.617581in" draw:z-index="0">
<draw:image xlink:href="../Images/rficn/2023-07-14T-9-32-08-00-00/000000.png" xlink:type="simple" xlink:show="embed" xlink:actuate="onLoad" draw:mime-type="image/png"/>
</draw:frame>
</text:p>
      <text:p text:style-name="P4">
美国国家气象局（National WeatherService）已向国内超过一亿民众发布极端高温公告，并预测亚利桑那州、加州、内华达州及德州等地的高温情况尤其危险。</text:p>
      <text:p text:style-name="P4">
同时，法国、德国、义大利、西班牙和波兰等欧洲国家也面临炎热高温。</text:p>
      <text:p text:style-name="P4">
欧洲太空总署（European SpaceAgency）表示，义大利西西里岛（Sicily）与萨丁尼亚岛（Sardinia）气温可能高达摄氏48度，「这可能是欧洲有记录以来的最高温」。</text:p>
      <text:p text:style-name="P4">
北非地区也一直垄罩在高温之下，摩洛哥气象当局向国内南部地区发布极端高温红色警报。</text:p>
      <text:p text:style-name="P4">
包含首都北京在内的中国部分地区同样炙热难耐，中国一间大型电力公司指出，他们的发电量于10日创下单日历史新高。</text:p>
      <text:p text:style-name="P4">
美国国家航空暨太空总署（NASA）及欧盟气候监测机构「哥白尼气候变化服务」（Copernicus Climate ChangeService）表示，上个月是有记录以来最热的6月。</text:p>
      <text:p text:style-name="P4">
世界气象组织（WMO）秘书长塔拉斯（Petteri Taalas）警告说，气候暖化导致的极端天气「不幸地成为新常态」。</text:p>
      <text:p text:style-name="P4">
世界气象组织指出，极端高温是最致命的气象事件之一。近来一项研究结果显示，欧洲去年破纪录的夏季期间，有6万1000多人因高温丧命。</text:p>
      <text:p text:style-name="P4">
Source: <text:a xlink:type="simple" xlink:href="https://www.rfi.fr/cn/%E7%A7%91%E5%AD%A6%E6%96%B0%E7%9F%A5/20230714-%E5%87%B6%E7%8C%9B%E7%83%AD%E6%B5%AA%E5%B8%AD%E5%8D%B7%E5%8C%97%E5%8D%8A%E7%90%83-%E4%B9%89%E5%A4%A7%E5%88%A9%E6%81%90%E9%A3%99%E6%91%84%E6%B0%8F48%E5%BA%A6%E9%AB%98%E6%B8%A9" text:style-name="Internet_20_link" text:visited-style-name="Visited_20_Internet_20_Link">
https://www.rfi.fr/cn/%E7%A7%91%E5%AD%A6%E6%96%B0%E7%9F%A5/20230714-%E5%87%B6%E7%8C%9B%E7%83%AD%E6%B5%AA%E5%B8%AD%E5%8D%B7%E5%8C%97%E5%8D%8A%E7%90%83-%E4%B9%89%E5%A4%A7%E5%88%A9%E6%81%90%E9%A3%99%E6%91%84%E6%B0%8F48%E5%BA%A6%E9%AB%98%E6%B8%A9</text:a>
</text:p>
      <!--NEWS-->
      <text:h text:style-name="P10" text:outline-level="1">
<text:span text:style-name="T4">
6月份中国出口同比下降 (Free Version)</text:span>
</text:h>
      <text:p text:style-name="P4">
Authors: ['Lin']</text:p>
      <text:p text:style-name="P4">
Publisher: 英国《金融时报》</text:p>
      <text:p text:style-name="P4">
Time: 2023-07-14T00:00:58+00:00</text:p>
      <text:p text:style-name="P4">
Published Time: 2023-07-13T12:00:99+08:00</text:p>
      <text:p text:style-name="P4">
Modified Time: 2023-07-13T20:00:99+08:00</text:p>
      <text:p text:style-name="P4">
Description: 6月份，中国以美元计价的出口同比下降12.4%，是新冠疫情爆发以来的最大同比降幅。</text:p>
      <text:p text:style-name="P4">
Images: ["<text:a xlink:type="simple" xlink:href="https://thumbor.ftacademy.cn/unsafe/picture/1/000187461_piclink.jpg" text:style-name="Internet_20_link" text:visited-style-name="Visited_20_Internet_20_Link">
000187461_pic...</text:a>
"]</text:p>
      <text:p text:style-name="P4">
Themes: ['中国经济', '关注']</text:p>
      <text:p text:style-name="P4">
Keywords: ['中国经济', '出口', '贸易']</text:p>
      <text:p text:style-name="P4">
Type: Article</text:p>
      <!--METADATA-->
      <text:p text:style-name="P4">
<draw:frame draw:style-name="fr1" draw:name="Image5" text:anchor-type="as-char" svg:width="6.9236in" svg:height="3.894525in" draw:z-index="0">
<draw:image xlink:href="../Images/FT Chinese Free Version/2023-07-14T00-00-58-00-00/000187461_piclink.jpg" xlink:type="simple" xlink:show="embed" xlink:actuate="onLoad" draw:mime-type="image/jpeg"/>
</draw:frame>
</text:p>
      <text:p text:style-name="P4">
中国出口遭遇新冠疫情爆发以来的最大同比降幅，这加剧了各方对世界第二大经济体增长轨迹的担忧。</text:p>
      <text:p text:style-name="P4">
周四公布的官方数据显示，以美元计价的6月出口同比下降12.4%，是2020年2月以来的最大降幅。接受路透社(Reuters)调查的经济学家们此前的预测是下降9.5%。</text:p>
      <text:p text:style-name="P4">
Source: <text:a xlink:type="simple" xlink:href="http://www.ftchinese.com/story/001100244" text:style-name="Internet_20_link" text:visited-style-name="Visited_20_Internet_20_Link">
http://www.ftchinese.com/story/001100244</text:a>
</text:p>
      <!--NEWS-->
      <text:h text:style-name="P10" text:outline-level="1">
<text:span text:style-name="T4">
每周时事分析：朝鲜称呼“大韩民国”与韩国的莫名兴奋 (Free Version)</text:span>
</text:h>
      <text:p text:style-name="P4">
Authors: ['曹辛']</text:p>
      <text:p text:style-name="P4">
Publisher: 英国《金融时报》</text:p>
      <text:p text:style-name="P4">
Time: 2023-07-14T00:32:29+00:00</text:p>
      <text:p text:style-name="P4">
Published Time: 2023-07-13T12:00:99+08:00</text:p>
      <text:p text:style-name="P4">
Modified Time: 2023-07-13T20:32:99+08:00</text:p>
      <text:p text:style-name="P4">
Description: 曹辛：金正恩胞妹金与正在连续两天的讲话中都以打引号的方式使用“大韩民国”这个称谓。韩国舆论此十分敏感，连续数日进行议论与分析。</text:p>
      <text:p text:style-name="P4">
Images: ["<text:a xlink:type="simple" xlink:href="https://thumbor.ftacademy.cn/unsafe/picture/7/000187527_piclink.jpg" text:style-name="Internet_20_link" text:visited-style-name="Visited_20_Internet_20_Link">
000187527_pic...</text:a>
"]</text:p>
      <text:p text:style-name="P4">
Themes: ['朝韩关系', '关注']</text:p>
      <text:p text:style-name="P4">
Keywords: ['朝韩关系', '朝鲜', '韩国', '金与正']</text:p>
      <text:p text:style-name="P4">
Type: Article</text:p>
      <!--METADATA-->
      <text:p text:style-name="P4">
<draw:frame draw:style-name="fr1" draw:name="Image6" text:anchor-type="as-char" svg:width="6.9236in" svg:height="3.894525in" draw:z-index="0">
<draw:image xlink:href="../Images/FT Chinese Free Version/2023-07-14T00-32-29-00-00/000187527_piclink.jpg" xlink:type="simple" xlink:show="embed" xlink:actuate="onLoad" draw:mime-type="image/jpeg"/>
</draw:frame>
</text:p>
      <text:p text:style-name="P4">
近日，随着韩美在半岛展开军事侦查和演习工作，以及朝鲜劳动党中央副部长、朝鲜领导人金正恩的胞妹金与正连续于7月10日、11日就此发表讲话，韩国舆论和政坛又开始兴奋莫名起来。韩国的兴奋点在于：金与正在连续两天的讲话中都以打引号的方式使用了“大韩民国”这个称谓。韩国舆论对金与正以“大韩民国”而不以惯常的“南朝鲜”称呼韩国十分敏感，并连续数日对此进行了议论与分析。</text:p>
      <text:p text:style-name="P4">
韩国的这一动向说明：韩国舆论和政界根本没有搞清楚金与正以“大韩民国”称呼韩国的真正含义和原因，同时也清楚地表明韩国对朝鲜内心发虚，毫无自信可言。</text:p>
      <text:p text:style-name="P4">
Source: <text:a xlink:type="simple" xlink:href="http://www.ftchinese.com/story/001100248" text:style-name="Internet_20_link" text:visited-style-name="Visited_20_Internet_20_Link">
http://www.ftchinese.com/story/001100248</text:a>
</text:p>
      <!--NEWS-->
      <text:h text:style-name="P10" text:outline-level="1">
<text:span text:style-name="T4">
印钞机开得冒烟了，但钱却不见了 (Free Version)</text:span>
</text:h>
      <text:p text:style-name="P4">
Authors: ['张林']</text:p>
      <text:p text:style-name="P4">
Publisher: 英国《金融时报》</text:p>
      <text:p text:style-name="P4">
Time: 2023-07-14T00:39:01+00:00</text:p>
      <text:p text:style-name="P4">
Published Time: 2023-07-13T12:00:99+08:00</text:p>
      <text:p text:style-name="P4">
Modified Time: 2023-07-13T20:38:99+08:00</text:p>
      <text:p text:style-name="P4">
Description: 张林：货币供给增长并不一定意味着大家都有钱，反而有可能是一种经济紧缩、资产抛售的短期结果，认识到这一点是非常重要的。</text:p>
      <text:p text:style-name="P4">
Images: ["<text:a xlink:type="simple" xlink:href="https://thumbor.ftacademy.cn/unsafe/picture/2/000149692_piclink.jpg" text:style-name="Internet_20_link" text:visited-style-name="Visited_20_Internet_20_Link">
000149692_pic...</text:a>
"]</text:p>
      <text:p text:style-name="P4">
Themes: ['中国经济', '关注']</text:p>
      <text:p text:style-name="P4">
Keywords: ['中国经济', '货币政策']</text:p>
      <text:p text:style-name="P4">
Type: Article</text:p>
      <!--METADATA-->
      <text:p text:style-name="P4">
<draw:frame draw:style-name="fr1" draw:name="Image7" text:anchor-type="as-char" svg:width="6.9236in" svg:height="4.597703in" draw:z-index="0">
<draw:image xlink:href="../Images/FT Chinese Free Version/2023-07-14T00-39-01-00-00/000149692_piclink.jpg" xlink:type="simple" xlink:show="embed" xlink:actuate="onLoad" draw:mime-type="image/jpeg"/>
</draw:frame>
</text:p>
      <text:p text:style-name="P4">
去年至今广义货币供给出现了显著扩张，市场上时时传出中国的印钞机“连轴转”“发出轰鸣”“开得冒烟了”等等说法，似乎现金正如大水漫灌般涌来，但是实体经济的感受反而是“没钱了”，其中差别违反直觉。货币供给增长并不一定意味着大家都有钱，反而有可能是一种经济紧缩、资产抛售的短期结果，认识到这一点是非常重要的。在弄清楚钱是怎么变没的之前，我们先看看钱是怎么来的。</text:p>
      <text:p text:style-name="P4">
<text:span text:style-name="T4">
货币并不是机器印出来的，而是产生于银行负债</text:span>
</text:p>
      <text:p text:style-name="P4">
Source: <text:a xlink:type="simple" xlink:href="http://www.ftchinese.com/story/001100247" text:style-name="Internet_20_link" text:visited-style-name="Visited_20_Internet_20_Link">
http://www.ftchinese.com/story/001100247</text:a>
</text:p>
      <!--NEWS-->
      <text:h text:style-name="P10" text:outline-level="1">
<text:span text:style-name="T4">
为什么美国经济没有陷入衰退？ (Free Version)</text:span>
</text:h>
      <text:p text:style-name="P4">
Authors: ['伍治坚']</text:p>
      <text:p text:style-name="P4">
Publisher: 英国《金融时报》</text:p>
      <text:p text:style-name="P4">
Time: 2023-07-14T00:42:14+00:00</text:p>
      <text:p text:style-name="P4">
Published Time: 2023-07-13T12:00:99+08:00</text:p>
      <text:p text:style-name="P4">
Modified Time: 2023-07-13T20:42:99+08:00</text:p>
      <text:p text:style-name="P4">
Description: 伍治坚：美国公司的雇佣需求异常强劲，劳动力市场出人意料的紧俏。高通胀并没有成为现实。美国股市并没有持续2022年的熊市。</text:p>
      <text:p text:style-name="P4">
Images: ["<text:a xlink:type="simple" xlink:href="https://thumbor.ftacademy.cn/unsafe/picture/7/000173607_piclink.jpg" text:style-name="Internet_20_link" text:visited-style-name="Visited_20_Internet_20_Link">
000173607_pic...</text:a>
"]</text:p>
      <text:p text:style-name="P4">
Themes: ['投资', '关注']</text:p>
      <text:p text:style-name="P4">
Keywords: ['投资', '美国经济', '美国股市']</text:p>
      <text:p text:style-name="P4">
Type: Article</text:p>
      <!--METADATA-->
      <text:p text:style-name="P4">
<draw:frame draw:style-name="fr1" draw:name="Image8" text:anchor-type="as-char" svg:width="6.9236in" svg:height="4.617987in" draw:z-index="0">
<draw:image xlink:href="../Images/FT Chinese Free Version/2023-07-14T00-42-14-00-00/000173607_piclink.jpg" xlink:type="simple" xlink:show="embed" xlink:actuate="onLoad" draw:mime-type="image/jpeg"/>
</draw:frame>
</text:p>
      <text:p text:style-name="P4">
把时钟往回拨6个月左右，也就是到2022年年底，有不少经济学家和券商首席纷纷预测美国经济即将在2023年进入衰退。在当时看来，有多种因素造成美国经济在衰退的边缘徘徊：</text:p>
      <text:p text:style-name="P4">
第一、股市大跌。2022年，标普500指数在整年中下跌18.1%，创下了自2008年金融危机以来的最大跌幅。要知道，从2008到2022年的15年间，标普500指数只有一年（2018）是下跌的（负4.4%），其他所有的年份都是上涨的。股市往往被称为预测经济的晴雨表，而股市大幅度下跌，则恰恰体现了市场上大部分投资者对于美国经济未来的悲观和担忧。</text:p>
      <text:p text:style-name="P4">
Source: <text:a xlink:type="simple" xlink:href="http://www.ftchinese.com/story/001100246" text:style-name="Internet_20_link" text:visited-style-name="Visited_20_Internet_20_Link">
http://www.ftchinese.com/story/001100246</text:a>
</text:p>
      <!--NEWS-->
      <text:h text:style-name="P10" text:outline-level="1">
<text:span text:style-name="T4">
“一带一路”的增长效应 (Free Version)</text:span>
</text:h>
      <text:p text:style-name="P4">
Authors: ['程实，张弘顼']</text:p>
      <text:p text:style-name="P4">
Publisher: 英国《金融时报》</text:p>
      <text:p text:style-name="P4">
Time: 2023-07-14T00:45:54+00:00</text:p>
      <text:p text:style-name="P4">
Published Time: 2023-07-13T12:00:99+08:00</text:p>
      <text:p text:style-name="P4">
Modified Time: 2023-07-13T20:45:99+08:00</text:p>
      <text:p text:style-name="P4">
Description: 程实、张弘顼：“一带一路”倡议通过有效提升沿线区域基础设施质量，明显降低了区内贸易的交易成本，进而对整体经济增长做出了积极贡献。</text:p>
      <text:p text:style-name="P4">
Images: ["<text:a xlink:type="simple" xlink:href="https://thumbor.ftacademy.cn/unsafe/picture/2/000093202_piclink.jpg" text:style-name="Internet_20_link" text:visited-style-name="Visited_20_Internet_20_Link">
000093202_pic...</text:a>
", "<text:a xlink:type="simple" xlink:href="https://thumbor.ftacademy.cn/unsafe/picture/1/000187471_piclink.png" text:style-name="Internet_20_link" text:visited-style-name="Visited_20_Internet_20_Link">
000187471_pic...</text:a>
", "<text:a xlink:type="simple" xlink:href="https://thumbor.ftacademy.cn/unsafe/picture/2/000187472_piclink.png" text:style-name="Internet_20_link" text:visited-style-name="Visited_20_Internet_20_Link">
000187472_pic...</text:a>
"]</text:p>
      <text:p text:style-name="P4">
Themes: ['一带一路', '关注']</text:p>
      <text:p text:style-name="P4">
Keywords: ['一带一路', '贸易', '基础设施', '全球经济']</text:p>
      <text:p text:style-name="P4">
Type: Article</text:p>
      <!--METADATA-->
      <text:p text:style-name="P4">
<draw:frame draw:style-name="fr1" draw:name="Image9" text:anchor-type="as-char" svg:width="6.9236in" svg:height="4.615733in" draw:z-index="0">
<draw:image xlink:href="../Images/FT Chinese Free Version/2023-07-14T00-45-54-00-00/000093202_piclink.jpg" xlink:type="simple" xlink:show="embed" xlink:actuate="onLoad" draw:mime-type="image/jpeg"/>
</draw:frame>
</text:p>
      <text:p text:style-name="P4">
“黄河落天走东海，万里写入胸怀间。”纵观人类经济发展的浩瀚历史，每每总是那些不拘于时、不苟小利、胸怀壮阔的宏伟努力，才能实现利在千秋、福泽万民、潜移默化的长久之功。过去十年，“一带一路”倡议久久为功，通过有效提升沿线区域基础设施质量，明显降低了区内贸易的交易成本，进而对整体经济增长做出了积极贡献，并创造性地丰富了全球化的时代内涵；在此过程中，“一带一路”倡议通过优化资源配置，不仅没有恶化债务风险，反而潜在提振了沿线国家的偿债能力。我们基于广泛数据进行了实证研究，模型结果表明，2014年至2022年，“一带一路”沿线基建综合质量平均增长2.5个百分点，带动沿线双边贸易成本平均下降0.55个百分点左右，分别提升沿线内发达经济体、新兴市场以及发展中经济体GDP增速0.50、0.41个和0.61个百分点左右，在债务风险影响不显著的同时，“一带一路”的增长效应强劲有力、未来可期。</text:p>
      <text:p text:style-name="P4">
<text:span text:style-name="T4">
通过抬升“一带一路”沿线交通基建质量可有效降低贸易成本。</text:span>
历史文献来看，贸易成本的变化有效解释了为何全球很多国家在贸易链上难以形成出口比较优势或贸易竞争力。具体来说，贸易成本在经济学的实证分析中通常被看作双边贸易国之间的交易成本。Frankel&amp;Romer(1999)、Feyrer(2009)等经济学家的研究表明，一个国家有效降低交易成本能够提升交易活动中资源配置有效性，从而进一步提升该国出口竞争力。同时，经济状况更好的国家往往能够在贸易活动中维持更低的交易成本。关于如何降低交易成本，主流经济学围绕信息成本、制度成本和交通运输成本三个方面提出了具体的政策建议。基于“一带一路”倡议，我们的研究主要围绕交通运输成本，认为基础设施建设的完善能够在四个方面最终降低交易成本：一是基建服务自由化和便捷化能够直接和间接降低贸易活动中的信息成本；二是基建完善将显著节省物流时间成本；三是基建质量提升可以降低货物及服务贸易运输过程中的额外风险；四是基建便利化将增强贸易国之间的经济联动性和紧密性。为了印证我们的逻辑，针对“一带一路”沿线国家和地区，我们估计了交通基建质量的提升对交易成本的影响。我们基于引力模型（gravitymodel）进行泰勒展开和变量替代，将贸易成本看作被解释变量，将交通基建质量（综合“一带一路”沿线国家铁路线、公路线、船运线，航空运输线的密度、长度、紧密度综合测算估计）看作解释变量。同时，将“一带一路”沿线国家和区域之间的物理距离、通关成本、是否邻国、是否使用共同语言、是否存在殖民史、是否为完全内陆国家、是否享受同一贸易协定下的贸易优惠作为控制变量。通过线性（OSL）模型估计，发现当“一带一路”沿线贸易国双方的交通基础设施平均质量提高1个百分点，可使得沿线双边贸易国间的贸易成本下降0.20个百分点。通过非线性（ML）模型估计（附录1），发现当“一带一路”沿线贸易国双方的交通基础设施平均质量提高1个百分点，可使得沿线双边贸易国间的贸易成本下降0.22个百分点。结合实际情况，根据世界银行（2023）的综合基建质量数据，2014年至2022年，“一带一路”沿线国家基建综合质量增长了2.5个百分点（图1），因此我们的模型估计沿线双边贸易成本平均下降0.55个百分点左右。</text:p>
      <text:p text:style-name="P4">
<draw:frame draw:style-name="fr1" draw:name="Image10" text:anchor-type="as-char" svg:width="6.9236in" svg:height="4.270785in" draw:z-index="0">
<draw:image xlink:href="../Images/FT Chinese Free Version/2023-07-14T00-45-54-00-00/000187471_piclink.png" xlink:type="simple" xlink:show="embed" xlink:actuate="onLoad" draw:mime-type="image/png"/>
</draw:frame>
<draw:frame draw:style-name="fr1" draw:name="Image11" text:anchor-type="as-char" svg:width="6.709184in" svg:height="10.0in" draw:z-index="0">
<draw:image xlink:href="../Images/FT Chinese Free Version/2023-07-14T00-45-54-00-00/000187472_piclink.png" xlink:type="simple" xlink:show="embed" xlink:actuate="onLoad" draw:mime-type="image/png"/>
</draw:frame>
</text:p>
      <text:p text:style-name="P4">
Source: <text:a xlink:type="simple" xlink:href="http://www.ftchinese.com/story/001100245" text:style-name="Internet_20_link" text:visited-style-name="Visited_20_Internet_20_Link">
http://www.ftchinese.com/story/001100245</text:a>
</text:p>
      <!--NEWS-->
      <text:h text:style-name="P10" text:outline-level="1">
<text:span text:style-name="T4">
德国政府订购40亿欧元坦克炮弹 (Free Version)</text:span>
</text:h>
      <text:p text:style-name="P4">
Authors: ['帕特里夏•尼尔森']</text:p>
      <text:p text:style-name="P4">
Publisher: 英国《金融时报》</text:p>
      <text:p text:style-name="P4">
Time: 2023-07-14T00:49:35+00:00</text:p>
      <text:p text:style-name="P4">
Published Time: 2023-07-13T12:00:99+08:00</text:p>
      <text:p text:style-name="P4">
Modified Time: 2023-07-13T20:48:99+08:00</text:p>
      <text:p text:style-name="P4">
Description: 德国最大军工承包商莱茵金属称，5.5亿欧元的现有炮弹合同已经扩大，以弥补德国军队120毫米坦克炮弹库存出现的缺口。</text:p>
      <text:p text:style-name="P4">
Images: ["<text:a xlink:type="simple" xlink:href="https://thumbor.ftacademy.cn/unsafe/picture/0/000187450_piclink.jpg" text:style-name="Internet_20_link" text:visited-style-name="Visited_20_Internet_20_Link">
000187450_pic...</text:a>
"]</text:p>
      <text:p text:style-name="P4">
Themes: ['乌克兰战争', '关注']</text:p>
      <text:p text:style-name="P4">
Keywords: ['军工', '莱茵金属', '德国军事', '乌克兰战争']</text:p>
      <text:p text:style-name="P4">
Type: Article</text:p>
      <!--METADATA-->
      <text:p text:style-name="P4">
<draw:frame draw:style-name="fr1" draw:name="Image12" text:anchor-type="as-char" svg:width="6.9236in" svg:height="3.894525in" draw:z-index="0">
<draw:image xlink:href="../Images/FT Chinese Free Version/2023-07-14T00-49-35-00-00/000187450_piclink.jpg" xlink:type="simple" xlink:show="embed" xlink:actuate="onLoad" draw:mime-type="image/jpeg"/>
</draw:frame>
</text:p>
      <text:p text:style-name="P4">
莱茵金属公司(Rheinmetall)已从德国政府获得价值高达40亿欧元的弹药订单。目前德国急于补充不断减少的弹药库存以军援乌克兰。</text:p>
      <text:p text:style-name="P4">
这家德国最大军工承包商周四表示，价值逾5.5亿欧元的120毫米坦克炮弹（包括豹2坦克主炮所用的炮弹型号）现有合同已经扩大，“以弥补（德国军队）120毫米坦克炮弹库存出现的缺口”。</text:p>
      <text:p text:style-name="P4">
Source: <text:a xlink:type="simple" xlink:href="http://www.ftchinese.com/story/001100250" text:style-name="Internet_20_link" text:visited-style-name="Visited_20_Internet_20_Link">
http://www.ftchinese.com/story/001100250</text:a>
</text:p>
      <!--NEWS-->
      <text:h text:style-name="P10" text:outline-level="1">
<text:span text:style-name="T4">
美国试图深入中国后院拉拢越南和印度 (Free Version)</text:span>
</text:h>
      <text:p text:style-name="P4">
Author: Andrew Duehren</text:p>
      <text:p text:style-name="P4">
Publisher: 华尔街日报中文网</text:p>
      <text:p text:style-name="P4">
Published Time: 2023-07-14T01:25:00.000Z</text:p>
      <text:p text:style-name="P4">
Modified Time: 2023-07-14T01:25:00.000Z</text:p>
      <text:p text:style-name="P4">
Created Time: 2023-07-14T01:00:00.000Z</text:p>
      <text:p text:style-name="P4">
Description: 美国财长耶伦的越南和印度之行将凸显美中经济关系的一个核心问题：美国如何既能推动以其他选项替代中国，又不进一步破坏与中国政府的关系。</text:p>
      <text:p text:style-name="P4">
Images: []</text:p>
      <text:p text:style-name="P4">
Categories: ['国际']</text:p>
      <text:p text:style-name="P4">
Keywords: SYND,LINK:EN|WP-WSJ-0001052039</text:p>
      <text:p text:style-name="P4">
Type: Article</text:p>
      <!--METADATA-->
      <text:p text:style-name="P4">
美国财政部长耶伦(JanetYellen)即将访问中国的两个邻国，此前她曾推动企业将业务转移到这两个国家。一周前，她刚向中国官员保证，美国无意切断贸易及投资关系。</text:p>
      <text:p text:style-name="P4">
Source: <text:a xlink:type="simple" xlink:href="https://cn.wsj.com/articles/%E7%BE%8E%E5%9B%BD%E8%AF%95%E5%9B%BE%E6%B7%B1%E5%85%A5%E4%B8%AD%E5%9B%BD%E5%90%8E%E9%99%A2%E6%8B%89%E6%8B%A2%E8%B6%8A%E5%8D%97%E5%92%8C%E5%8D%B0%E5%BA%A6-889d9187" text:style-name="Internet_20_link" text:visited-style-name="Visited_20_Internet_20_Link">
https://cn.wsj.com/articles/%E7%BE%8E%E5%9B%BD%E8%AF%95%E5%9B%BE%E6%B7%B1%E5%85%A5%E4%B8%AD%E5%9B%BD%E5%90%8E%E9%99%A2%E6%8B%89%E6%8B%A2%E8%B6%8A%E5%8D%97%E5%92%8C%E5%8D%B0%E5%BA%A6-889d9187</text:a>
</text:p>
      <!--NEWS-->
      <text:h text:style-name="P10" text:outline-level="1">
<text:span text:style-name="T4">
全球为通胀发愁，中国为什么面对通缩风险？ (Free Version)</text:span>
</text:h>
      <text:p text:style-name="P4">
Authors: ['Lin']</text:p>
      <text:p text:style-name="P4">
Publisher: 英国《金融时报》</text:p>
      <text:p text:style-name="P4">
Time: 2023-07-14T01:31:06+00:00</text:p>
      <text:p text:style-name="P4">
Published Time: 2023-07-13T12:00:99+08:00</text:p>
      <text:p text:style-name="P4">
Modified Time: 2023-07-13T20:19:99+08:00</text:p>
      <text:p text:style-name="P4">
Description: 中国为何逆全球通胀趋势而行？通缩对中国意味着什么？中国政府将会拿出哪些经济支持措施？</text:p>
      <text:p text:style-name="P4">
Images: []</text:p>
      <text:p text:style-name="P4">
Themes: ['中国经济', '关注']</text:p>
      <text:p text:style-name="P4">
Keywords: ['中国经济', '财政政策', '通货紧缩']</text:p>
      <text:p text:style-name="P4">
Type: Article</text:p>
      <!--METADATA-->
      <text:p text:style-name="P4">
发达国家的央行正在艰难应对顽固的高通胀，而中国面临相反的问题——世界第二大经济体濒临通缩。</text:p>
      <text:p text:style-name="P4">
北京方面本周公布，6月居民消费价格同比持平，而生产者价格以2016年以来最快的速度暴跌。相比之下，美国去年6月的通胀率达到9.1%，上月（今年6月）的通胀率达到3%，尽管美联储(FederalReserve)已多次加息。就连一度几乎成为通缩代名词的日本，5月的通胀率也相对较高，达到3.2%。</text:p>
      <text:p text:style-name="P4">
Source: <text:a xlink:type="simple" xlink:href="http://www.ftchinese.com/story/001100249" text:style-name="Internet_20_link" text:visited-style-name="Visited_20_Internet_20_Link">
http://www.ftchinese.com/story/001100249</text:a>
</text:p>
      <!--NEWS-->
      <text:h text:style-name="P10" text:outline-level="1">
<text:span text:style-name="T4">
與製片方談判破裂 好萊塢演員工會宣布罷工</text:span>
</text:h>
      <text:p text:style-name="P4">
Author: None (Language: zh)</text:p>
      <text:p text:style-name="P4">
Publisher: None</text:p>
      <text:p text:style-name="P4">
Time: 2023-07-14T02:02:00Z</text:p>
      <text:p text:style-name="P4">
Description: 好萊塢的編劇自今年5月起展開罷工，如今演員工會也宣布加入罷工行列，成為1960年代以來，好萊塢影視業首度爆發「雙重罷工」。勞資雙方有哪些訴求與主張？</text:p>
      <text:p text:style-name="P4">
Videos: []</text:p>
      <text:p text:style-name="P4">
Images: []</text:p>
      <text:p text:style-name="P4">
Subject: 文化经纬</text:p>
      <text:p text:style-name="P4">
Subjects: ['罢工', '好莱坞']</text:p>
      <text:p text:style-name="P4">
Keywords: ['罢工', '好莱坞', '编剧', '演员', '工会', '制片商', 'AI']</text:p>
      <text:p text:style-name="P4">
ID: 66224866</text:p>
      <!--METADATA-->
      <text:p text:style-name="P4">
<text:a xlink:type="simple" xlink:href="https://www.dw.com/zh/overlay/image/article/66224866/66224439" text:style-name="Internet_20_link" text:visited-style-name="Visited_20_Internet_20_Link">
 </text:a>
</text:p>
      <text:p text:style-name="P4">
13日，好萊塢演員工會宣布將罷工之際，編劇工會也正在Netflix洛杉磯辦公室外抗議。</text:p>
      <text:p text:style-name="P4">
（德國之聲中文網）好萊塢重要的演員工會宣布，將於週四（7月13日）舉行罷工。當天稍早，「美國演員工會暨美國廣播電視演員工會聯合會」（SAG-AFTRA）與資方「電影電視製作人聯盟」（AMPTP）達成協議的最後期限已過。在合約到期、談判破裂之後數小時，演員工會的領導層投票決定罷工。</text:p>
      <text:p text:style-name="P4">
SAG-AFTRA的執行董事克拉布特里-愛爾蘭（Duncan Crabtree-Ireland）在記者會上表示：「罷工是最後的手段。」他補充道，工會投票一致決定，將從洛杉磯時間13日午夜（格林尼治標準時間14日上午7時）開始罷工。</text:p>
      <text:p text:style-name="P4">
演員宣布罷工之後不久，好萊塢的編劇聚集在Netflix的辦公室外抗議，並高喊：「付錢給你們的演員！」</text:p>
      <text:p text:style-name="P4">
</text:p>
      <text:p text:style-name="P4">
演員工會與編劇工會雙雙罷工，好萊塢將爆發超過60年來首度雙重罷工。</text:p>
      <text:h text:style-name="P12" text:outline-level="3">
<text:span text:style-name="T4">
演員工會加入編劇罷工行列</text:span>
</text:h>
      <text:p text:style-name="P4">
這是63年來，好萊塢影視產業第一次全面停工，可能導致電影和電視製作陷入停擺。今年5月，有1萬1千多位電影和電視編劇罷工，中斷了一系列大製作電影的產製。</text:p>
      <text:p text:style-name="P4">
隨著演員工會加入罷工，好萊塢自1960年以來將首度上演「雙重罷工」。該工會成員看來相當重視此次罷工；13日，《奧本海默》（Oppenheimer）電影的主演在工會正式宣布罷工前幾個小時，就離開了倫敦首映式現場。</text:p>
      <text:h text:style-name="P12" text:outline-level="3">
<text:span text:style-name="T4">
談判過程發生什麼事？</text:span>
</text:h>
      <text:p text:style-name="P4">
週三（12日），為避免產業全面停擺，工會與資方在調解人介入之下，進行了最後的談判。此前，演員工會已表示，若未能在洛杉磯時間午夜（格林尼治標準時間13日上午7時）之前達成協議，就會舉行罷工。</text:p>
      <text:p text:style-name="P4">
演員工會的聲明表示：「經過4個多星期的談判，電影電視製作人聯盟......仍不願就對於演員工會成員至關重要的問題達成公平協議。」</text:p>
      <text:p text:style-name="P4">
電影電視製作人聯盟則主張，已向工會提出「具歷史意義」的薪酬和後期分紅調漲，以及大幅提高退休金、醫療保險繳費上限等措施，對於未能達成協議感到失望。「這是工會的選擇，不是我們的選擇。」</text:p>
      <text:p text:style-name="P4">
詹妮弗-勞倫斯（Jennifer Lawrence）及梅麗爾-斯特里普（MerylStreep）等一線明星都表態支持罷工行動。此次罷工意味著，演員將無法宣傳新片，或參加下週舉行的聖地牙哥國際漫畫展（Comic-ConInternational: San Diego）等活動。</text:p>
      <text:p text:style-name="P4">
SAG-AFTRA工會代表了約16萬名演員、電視和電台主持人以及其他媒體專業人士。</text:p>
      <text:p text:style-name="P4">
</text:p>
      <text:p text:style-name="P4">
美國演員工會13日召開記者會。</text:p>
      <text:h text:style-name="P12" text:outline-level="3">
<text:span text:style-name="T4">
演員工會有哪些訴求？</text:span>
</text:h>
      <text:p text:style-name="P4">
該工會要求串流媒體提供更高的報酬，並主張應因應通貨膨脹來提高薪資。</text:p>
      <text:p text:style-name="P4">
此外，演員除了獲得拍攝的工資，其出演的作品在網路或有線電視上播出時，還會獲得後期分紅；然而，Netflix、Disney+等串流平台並不公開收視數據，無論收視率如何，演員的報酬都是統一的。</text:p>
      <text:p text:style-name="P4">
演員工會還要求，針對 <text:a xlink:type="simple" xlink:href="https://www.dw.com/zh/zh/ai威脅堪比核戰東西方態度不同/a-65776612" text:style-name="Internet_20_link" text:visited-style-name="Visited_20_Internet_20_Link">
 人工智能（AI）的運用</text:a>
應有保障措施，確保演員的數位影像不會在未經其許可的情況下被使用。</text:p>
      <text:p text:style-name="P4">
（路透社、法新社）</text:p>
      <text:p text:style-name="P4">
Source: <text:a xlink:type="simple" xlink:href="https://www.dw.com/zh/與製片方談判破裂-好萊塢演員工會宣布罷工/a-66224866" text:style-name="Internet_20_link" text:visited-style-name="Visited_20_Internet_20_Link">
https://www.dw.com/zh/與製片方談判破裂-好萊塢演員工會宣布罷工/a-66224866?maca=chi-rss-chi-all-1127-rdf</text:a>
</text:p>
      <!--NEWS-->
      <text:h text:style-name="P10" text:outline-level="1">
<text:span text:style-name="T4">
习近平对外企的施压摁灭中国经济关键引擎 (Free Version)</text:span>
</text:h>
      <text:p text:style-name="P4">
Author: Lingling Wei</text:p>
      <text:p text:style-name="P4">
Publisher: 华尔街日报中文网</text:p>
      <text:p text:style-name="P4">
Published Time: 2023-07-14T02:20:00.000Z</text:p>
      <text:p text:style-name="P4">
Modified Time: 2023-07-14T02:20:00.000Z</text:p>
      <text:p text:style-name="P4">
Created Time: 2023-07-13T08:04:00.000Z</text:p>
      <text:p text:style-name="P4">
Description: 第一季度外商对华直接投资从去年同期的1,000亿美元降至200亿美元，这使已然陷入困境的中国经济受挫。</text:p>
      <text:p text:style-name="P4">
Images: []</text:p>
      <text:p text:style-name="P4">
Categories: ['国际', '中国']</text:p>
      <text:p text:style-name="P4">
Keywords: SYND,LINK:EN|WP-WSJ-0001049283</text:p>
      <text:p text:style-name="P4">
Type: Article</text:p>
      <!--METADATA-->
      <text:p text:style-name="P4">
众多中国城市在资金短缺、 <text:a xlink:type="simple" xlink:href="https://cn.wsj.com/articles/CN-CEC-20230630151802" text:style-name="Internet_20_link" text:visited-style-name="Visited_20_Internet_20_Link">
 经济困难 </text:a>
之际，正纷纷抛出前所未有的甜头向西方企业示好。中国政府在2023年启动了“投资中国年”活动，地方官员们开启了面向海外的推介宣传之旅，以吸引投资者的兴趣。</text:p>
      <text:p text:style-name="P4">
Source: <text:a xlink:type="simple" xlink:href="https://cn.wsj.com/articles/%E4%B9%A0%E8%BF%91%E5%B9%B3%E5%AF%B9%E5%A4%96%E4%BC%81%E7%9A%84%E6%96%BD%E5%8E%8B%E6%91%81%E7%81%AD%E4%B8%AD%E5%9B%BD%E7%BB%8F%E6%B5%8E%E5%85%B3%E9%94%AE%E5%BC%95%E6%93%8E-68089dec" text:style-name="Internet_20_link" text:visited-style-name="Visited_20_Internet_20_Link">
https://cn.wsj.com/articles/%E4%B9%A0%E8%BF%91%E5%B9%B3%E5%AF%B9%E5%A4%96%E4%BC%81%E7%9A%84%E6%96%BD%E5%8E%8B%E6%91%81%E7%81%AD%E4%B8%AD%E5%9B%BD%E7%BB%8F%E6%B5%8E%E5%85%B3%E9%94%AE%E5%BC%95%E6%93%8E-68089dec</text:a>
</text:p>
      <!--NEWS-->
      <text:h text:style-name="P10" text:outline-level="1">
<text:span text:style-name="T4">
你准备好接受AI医生诊治了吗？ (Free Version)</text:span>
</text:h>
      <text:p text:style-name="P4">
Authors: ['约翰•桑希尔']</text:p>
      <text:p text:style-name="P4">
Publisher: 英国《金融时报》</text:p>
      <text:p text:style-name="P4">
Time: 2023-07-14T02:35:30+00:00</text:p>
      <text:p text:style-name="P4">
Published Time: 2023-07-13T12:00:99+08:00</text:p>
      <text:p text:style-name="P4">
Modified Time: 2023-07-13T22:34:99+08:00</text:p>
      <text:p text:style-name="P4">
Description: 桑希尔：鉴于人口老龄化、支出限制严格和医务人员不堪重负，医疗保健行业迫切需要在人工智能的帮助下提高生产率。</text:p>
      <text:p text:style-name="P4">
Images: []</text:p>
      <text:p text:style-name="P4">
Themes: ['观点', '人工智能', '关注']</text:p>
      <text:p text:style-name="P4">
Keywords: ['人工智能', '医疗', '健康']</text:p>
      <text:p text:style-name="P4">
Type: Article</text:p>
      <!--METADATA-->
      <text:p text:style-name="P4">
<text:span text:style-name="T5">
本文作者是英国《金融时报》支持的聚焦欧洲初创企业的网站Sifted的创始人</text:span>
</text:p>
      <text:p text:style-name="P4">
人工智能(AI)带来的承诺是它将彻底改变生产率的现状。没有什么领域比医疗保健更需要提高生产率。鉴于人口老龄化、支出限制严格以及许多卫生系统的医务人员不堪重负，一场生产率革命早就应该到来。就像玛格丽特•麦卡特尼医生(DrMargaretMcCartney)为纪念英国国家医疗服务体系(NHS)成立75周年而为英国《金融时报》周末版撰写的文章中所写，当今一名全科医生的工作“基本上是没法完成的”。</text:p>
      <text:p text:style-name="P4">
Source: <text:a xlink:type="simple" xlink:href="http://www.ftchinese.com/story/001100251" text:style-name="Internet_20_link" text:visited-style-name="Visited_20_Internet_20_Link">
http://www.ftchinese.com/story/001100251</text:a>
</text:p>
      <!--NEWS-->
      <text:h text:style-name="P10" text:outline-level="1">
<text:span text:style-name="T4">
北约峰会：大国对抗与冷战回音</text:span>
</text:h>
      <text:p text:style-name="P4">
Creator: DAVID E. SANGER</text:p>
      <text:p text:style-name="P4">
Publisher: https://www.facebook.com/nytimeschinese</text:p>
      <text:p text:style-name="P4">
Published Time: 2023-07-14T02:40:30+08:00</text:p>
      <text:p text:style-name="P4">
Description: 拜登重申对乌克兰和欧洲盟友的承诺，再次勾起人们对冷战的回忆。但分析认为，面对一个被削弱的俄罗斯和更具对抗性也更有影响力的中国，如今的地缘政治现实更为复杂。 Doug Mills/The New York Times 拜登总统周四抵达赫尔辛基出席新闻发布会，他在会上谈到了“历史上的这个关键时刻，在这个转折点，全世界都在关注”。</text:p>
      <text:p text:style-name="P4">
Images: ["<text:a xlink:type="simple" xlink:href="https://static01.nyt.com/images/2023/07/13/multimedia/13nato-assess-01a-jgwq/13nato-assess-01a-jgwq-master1050.jpg" text:style-name="Internet_20_link" text:visited-style-name="Visited_20_Internet_20_Link">
13nato-assess...</text:a>
", "<text:a xlink:type="simple" xlink:href="https://static01.nyt.com/images/2023/07/13/multimedia/13nato-assess-02a-mthw/13nato-assess-02a-mthw-master1050.jpg" text:style-name="Internet_20_link" text:visited-style-name="Visited_20_Internet_20_Link">
13nato-assess...</text:a>
", "<text:a xlink:type="simple" xlink:href="https://static01.nyt.com/images/2023/07/13/multimedia/13nato-assess-03-twlz/13nato-assess-03-twlz-master1050.jpg" text:style-name="Internet_20_link" text:visited-style-name="Visited_20_Internet_20_Link">
13nato-assess...</text:a>
"]</text:p>
      <text:p text:style-name="P4">
Category: 国际</text:p>
      <text:p text:style-name="P4">
Type: Article</text:p>
      <!--METADATA-->
      <text:p text:style-name="P4">
<draw:frame draw:style-name="fr1" draw:name="Image16" text:anchor-type="as-char" svg:width="6.9236in" svg:height="4.411322in" draw:z-index="0">
<draw:image xlink:href="../Images/cnnytimes/2023-07-14T02-40-30-08-00/13nato-assess-01a-jgwq-master1050.jpg" xlink:type="simple" xlink:show="embed" xlink:actuate="onLoad" draw:mime-type="image/jpeg"/>
</draw:frame>
</text:p>
      <text:p text:style-name="P4">
拜登总统和他的国家安全团队自上任以来一直主张，人们容易忍不住拿这个时代和冷战比较，这是有误导性的，是对复杂地缘政治时刻的过度简单化。</text:p>
      <text:p text:style-name="P4">
差异的确很明显：技术和金融上的相互依赖是美国与其冷战对手苏联从未有过的，这种依赖使得日益激烈和不断危险下降的美中关系变得更加复杂。</text:p>
      <text:p text:style-name="P4">
拜登的顾问经常辩称俄罗斯不是苏联。他们说，虽然俄罗斯拥有核武器，但其常规军事能力现在在乌克兰已被严重削弱。</text:p>
      <text:p text:style-name="P4">
在苏联时代，美国感到有必要在世界各地进行一场意识形态斗争。在新时代，它正在对抗中国利用其经济和技术力量扩大影响力的努力。</text:p>
      <text:p text:style-name="P4">
尽管如此，冷战的回音却越来越响亮。本周，拜登本人也加入了这场喧嚣。周三晚上，在立陶宛的维尔纽斯，他向挥舞着美国、立陶宛和乌克兰国旗的人群发表讲话，反复提及波罗的海国家为摆脱崩溃的苏联而进行的斗争，并告诉普京，“无论多久”美国及其盟友都将保卫乌克兰，以及欧洲其他易受攻击的地区。</text:p>
      <text:p text:style-name="P4">
拜登从未明确表示，美国必须再次“承担起在漫长黑暗中挣扎的负担”——这是肯尼迪总统在1961年就职演说中对冷战的著名描述，当时冷战已经进入了最危险的阶段。但拜登的信息本质上是一样的。</text:p>
      <text:p text:style-name="P4">
“我们对乌克兰的承诺不会减弱，”他说。“今天、明天，无论多久，我们都将捍卫自由。”</text:p>
      <text:p text:style-name="P4">
<draw:frame draw:style-name="fr1" draw:name="Image17" text:anchor-type="as-char" svg:width="6.9236in" svg:height="4.615733in" draw:z-index="0">
<draw:image xlink:href="../Images/cnnytimes/2023-07-14T02-40-30-08-00/13nato-assess-02a-mthw-master1050.jpg" xlink:type="simple" xlink:show="embed" xlink:actuate="onLoad" draw:mime-type="image/jpeg"/>
</draw:frame>
</text:p>
      <text:p text:style-name="P4">
上个月，乌克兰东南部普列奥布拉任卡村的送葬队伍，乌克兰士兵抬着棺材。  Mauricio Lima for The New York Times</text:p>
      <text:p text:style-name="P4">
有时，拜登的言辞会将此时此刻与过去联系起来——他将立陶宛争取自由的斗争与乌克兰的斗争进行比较——但与他共事的人表示，他对当前动态的分析是，潜在的动力是截然不同的。</text:p>
      <text:p text:style-name="P4">
“从根本上来说，仍然存在侵略挑战，”总统国家安全顾问杰克·沙利文周四在拜登的最后一站赫尔辛基接受采访时表示。“仍需挺身而出捍卫主权、领土完整、自由和民主。但即使不回到冷战时期的《回到未来》(Backto the Future)，这些元素也会出现。”</text:p>
      <text:p text:style-name="P4">
峰会期间没有明言的，至少没有公开表示的，是现在与30年前的另一个主要区别：两党对继续反击俄罗斯侵略的支持程度不确定。</text:p>
      <text:p text:style-name="P4">
从杜鲁门政府到小布什执政期间，美国两大政党都致力于战胜美国的地缘政治对手，即使他们在策略和是否该卷入局部冲突方面存在争论。现在却并不清晰。在维尔纽斯举行的北约峰会期间，无论亲疏，所有盟国的外交部长和助手都在问，当目前的拨款在夏末用完时，美国国会是否会开始减缓对乌克兰的援助。</text:p>
      <text:p text:style-name="P4">
他们还询问，两位主要共和党总统候选人——前总统特朗普和佛罗里达州州长罗恩·德桑蒂斯——反对美国卷入战争的声音有多大可能会在更广泛的人群中流行起来。</text:p>
      <text:p text:style-name="P4">
“美国人担心欧洲会倦怠，”一位要求匿名的欧洲高级官员在维尔纽斯峰会期间表示。“我们担心美国会倦怠。每个人都担心乌克兰人会耗尽弹药和防空力量。”</text:p>
      <text:p text:style-name="P4">
周四，拜登在与芬兰总统绍利·尼尼斯托举行的新闻发布会上被问及这些担忧，他回应说，对于乌克兰和北约，“美国人民给予了压倒性的支持”。但随后他说了一句了无新意的话：“没有人能保证未来，但这是任何人都能做出的最好赌注。”</text:p>
      <text:p text:style-name="P4">
<draw:frame draw:style-name="fr1" draw:name="Image18" text:anchor-type="as-char" svg:width="6.9236in" svg:height="4.615733in" draw:z-index="0">
<draw:image xlink:href="../Images/cnnytimes/2023-07-14T02-40-30-08-00/13nato-assess-03-twlz-master1050.jpg" xlink:type="simple" xlink:show="embed" xlink:actuate="onLoad" draw:mime-type="image/jpeg"/>
</draw:frame>
</text:p>
      <text:p text:style-name="P4">
拜登周四在赫尔辛基会见芬兰总统绍利·尼尼斯托。  Doug Mills/The New York Times</text:p>
      <text:p text:style-name="P4">
如果说拜登本周之行有什么主旋律的话，那就是西方应该为一场长期、代价高昂的对抗做好准备，这场对抗将要求情报和军事力量达到前所未有的合作与整合水平。</text:p>
      <text:p text:style-name="P4">
“在这个历史的关键时刻，在这个转折点，全世界都在看着我们，为了创造更美好的未来，我们会做出重要的努力吗？”他在新闻发布会上说道。“我们会团结一致、彼此支持吗？我们会坚持我们的方向吗？”</text:p>
      <text:p text:style-name="P4">
埋藏在北约公报中的是下一次为了迎接黎明而进行漫长斗争的基石。北约制定了增加国防预算的计划，但在北约将最低军事开支标准设定为每个成员国国内生产总值的2%近十年后，<text:a xlink:type="simple" xlink:href="https://www.nytimes.com/2023/07/12/briefing/nato-summit.html" text:style-name="Internet_20_link" text:visited-style-name="Visited_20_Internet_20_Link">
 大多数较富裕的西欧国家尚未达到这一目标 </text:a>
。（较小的前苏联加盟共和国做得更好。）北约有实现真正一体化军事战略的计划，包括整合网络防御的具体方法，以及增加常规炮弹的生产，几乎没有人认为欧洲会再次需要这种炮弹。</text:p>
      <text:p text:style-name="P4">
但官员们表示，现实情况是，这些变化只是一个开始，如果西方与俄罗斯进入数年或数十年的敌对状态，这些变化还远远不够。上周同意延长北约秘书长任期的斯托尔滕贝格在《外交事务》杂志的一篇文章中承认了这一现实。</text:p>
      <text:p text:style-name="P4">
“即使战争明天就结束，”他在谈到乌克兰冲突时写道，“也没有迹象表明普京更大的野心已经改变。他将自由和民主视为一种威胁，并希望建立一个大国支配邻国行为的世界。这使他与北约的价值观和国际法不断对抗。”</text:p>
      <text:p text:style-name="P4">
在此次峰会的背景下，还潜藏着另一个使得当今与冷战时代截然不同的因素：中国的作用。</text:p>
      <text:p text:style-name="P4">
在维尔纽斯发表的公报中，广泛讨论了供应链依赖中国等供应商的风险，这是北约过去很少考虑的问题。</text:p>
      <text:p text:style-name="P4">
</text:p>
      <text:p text:style-name="P4">
俄罗斯总统普京3月在莫斯科会见中国国家主席习近平，照片为俄罗斯官方媒体发布。  Grigory Sysoev/Sputnik</text:p>
      <text:p text:style-name="P4">
在冷战时期，只有一个主要对手；现在有了两个，它们之间“没有止境”的关系真实面目如何，目前仍然是一个谜。美国官员认为，北京正在向俄罗斯提供技术，但不是它渴望的武器。虽然中国国家主席习近平大谈与普京的亲密关系，但美国情报官员认为，这位中国领导人对他所看到的俄罗斯战场上的困境感到担忧。</text:p>
      <text:p text:style-name="P4">
而且，当习近平手头有那么多更加直接影响中国未来的问题时，他可能会犹豫，是否要为与美国的另一场冲突火上浇油。这些问题包括中国官员经常抱怨的切断高端电脑芯片供应的影响，以及华盛顿可能对西方在关键技术方面的投资（包括人工智能）施加新的限制。</text:p>
      <text:p text:style-name="P4">
广告</text:p>
      <text:p text:style-name="P4">
当然，在冷战时期，从来没有关于这些问题的讨论，因为美苏之间几乎没有贸易往来，也不生产对方依赖的任何产品。</text:p>
      <text:p text:style-name="P4">
“从根本上说，冷战并不是一个特别有用的类比，”沙利文说，他列举了与中国“经济相互联系的程度、技术竞争的性质，以及在跨越国界的全球挑战上进行合作的必要性”。</text:p>
      <text:p text:style-name="P4">
“这些都是当今美中关系及地缘政治与冷战时期根本不同的驱动因素。”</text:p>
      <text:p text:style-name="P4">
Source: <text:a xlink:type="simple" xlink:href="https://cn.nytimes.com/world/20230714/biden-nato-cold-war-russia-ukraine/" text:style-name="Internet_20_link" text:visited-style-name="Visited_20_Internet_20_Link">
https://cn.nytimes.com/world/20230714/biden-nato-cold-war-russia-ukraine/</text:a>
</text:p>
      <!--NEWS-->
      <text:h text:style-name="P10" text:outline-level="1">
<text:span text:style-name="T4">
克里访华前夕共和党人批其对中国立场软弱</text:span>
</text:h>
      <text:p text:style-name="P4">
Creator: LISA FRIEDMAN</text:p>
      <text:p text:style-name="P4">
Publisher: https://www.facebook.com/nytimeschinese</text:p>
      <text:p text:style-name="P4">
Published Time: 2023-07-14T03:28:01+08:00</text:p>
      <text:p text:style-name="P4">
Description: 在一场听证会上，共和党人抨击克里在说服中国减少温室气体排放的问题上做得不够，并指责克里将中方利益置于美国之上。这凸显出克里在寻求与北京合作过程中的两难处境。 Evelyn Hockstein/Reuters 周四，总统气候特使克里出席众议院小组委员会举行的听证会。他表示，如果美国不肯与中国举行气候会谈，那将是“最严重的外交和政治渎职”。</text:p>
      <text:p text:style-name="P4">
Images: ["<text:a xlink:type="simple" xlink:href="https://static01.nyt.com/images/2023/07/13/multimedia/13cli-kerry-01-lhwv/13cli-kerry-01-lhwv-master1050.jpg" text:style-name="Internet_20_link" text:visited-style-name="Visited_20_Internet_20_Link">
13cli-kerry-0...</text:a>
"]</text:p>
      <text:p text:style-name="P4">
Category: 美国</text:p>
      <text:p text:style-name="P4">
Type: Article</text:p>
      <!--METADATA-->
      <text:p text:style-name="P4">
<draw:frame draw:style-name="fr1" draw:name="Image20" text:anchor-type="as-char" svg:width="6.9236in" svg:height="4.470667in" draw:z-index="0">
<draw:image xlink:href="../Images/cnnytimes/2023-07-14T03-28-01-08-00/13cli-kerry-01-lhwv-master1050.jpg" xlink:type="simple" xlink:show="embed" xlink:actuate="onLoad" draw:mime-type="image/jpeg"/>
</draw:frame>
</text:p>
      <text:p text:style-name="P4">
周四，就在拜登总统气候特使约翰·克里准备前往北京，重启全球污染最严重的两个国家间的讨论时，共和党人向他发难，批评他对中国立场软弱。</text:p>
      <text:p text:style-name="P4">
在众议院外交事务委员会举行的一场剑拔弩张的听证会上，共和党人抨击克里在说服中国减少温室气体排放的问题上做得不够。与此同时，几名议员还试图将克里描绘为通过与美国最大的经济对手举行谈判，将中方利益置于美国之上。</text:p>
      <text:p text:style-name="P4">
克里预计将于周日抵达中国，举行为期三天的气候对话。他向议员表示，他认为中国政府必须扭转火电厂的使用不断扩大的趋势，这是让中国成为全球最大污染国的原因之一。但对于中国的风能、太阳能和其他可再生能源部署超过全球其他国家总和的现实，他也表示了赞赏。</text:p>
      <text:p text:style-name="P4">
克里表示，尽管中美在贸易、人权和其他问题上存在紧张关系，但致力于寻找让两国共同减少全球排放的办法依然意义重大。</text:p>
      <text:p text:style-name="P4">
“中国是全球最大经济体，也是全球最大排放国，”克里表示，他坚持认为，如果美国不肯与中国举行会谈，那将是“最严重的外交和政治渎职”。</text:p>
      <text:p text:style-name="P4">
在共和党人和部分民主党人竞相拿出强硬对华措辞之际，此次听证会凸显了克里在寻求与北京合作过程中的两难处境，它也暴露了美国在向中国政府施压，促使其采取更快行动减少碳排放的问题上几乎没有多少主动权。</text:p>
      <text:p text:style-name="P4">
“在迫使中国减少排放的问题上，美国到底做了什么？”得州共和党众议员纳撒尼尔·莫兰质问道。</text:p>
      <text:p text:style-name="P4">
克里反对“迫使”的说法，他没有直接谈及美国会以何种办法（或是根本没有办法）迫使中国改变路线，但他表示，两国之间真正需要的是对话。</text:p>
      <text:p text:style-name="P4">
他还指出，议员们正在考虑一项类似于欧洲的法案，对中国这类没有严格气候法律的国家出口的钢铁类和其他产品征税。“这在立法上获得了一些推动，因为我认为大家都对眼下的局面感到沮丧，”他说。</text:p>
      <text:p text:style-name="P4">
共和党人表示，尽管中国承认必须降低全球排放量，但鉴于它一直在投资新建火电厂，他们对克里能否谈出成果表示怀疑。</text:p>
      <text:p text:style-name="P4">
“我们尚未看到他们真正拿出任何能与美国的努力相匹敌的成熟方案，”莫兰表示。</text:p>
      <text:p text:style-name="P4">
科学家宣称，如果中国的排放量继续上升，到本世纪中叶它就将超越美国，成为自工业时代开始以来向大气排放温室气体最多的国家。工业化带来的所有污染已导致地球平均升温1.2摄氏度。</text:p>
      <text:p text:style-name="P4">
科学家称1.5摄氏度的升温是一个阈值，如果超过这个数字，干旱、酷暑、野火、洪水等气候变化造成的影响将超出人类的适应能力。</text:p>
      <text:p text:style-name="P4">
中国在联合国气候机构中被列为发展中国家，是此次听证会提到的另一个问题。因为是发展中国家，中国才决定以比美国和欧洲更慢的速度实现减排。中国还认为，它不应该承担与美欧同等的财政义务来帮助贫穷国家应对气候影响。</text:p>
      <text:p text:style-name="P4">
中国曾表示，在2030年开始减排之前，其排放量将持续增长。它宣称会在2060年实现大气碳排放的中和。拜登总统承诺美国会在这个十年末将排放量降至2005年的一半水平，并在2050年停止增加碳排放。</text:p>
      <text:p text:style-name="P4">
“全球第二大经济体到底是如何一本正经向你们和全世界宣称自己是发展中国家，要你们给他们优惠待遇的？”得州众议员迈克尔·麦考尔问道。</text:p>
      <text:p text:style-name="P4">
克里表示，他同意共和党人的观点，即中国应被视为发达国家，这一问题将会在明年进行重新评估。</text:p>
      <text:p text:style-name="P4">
听证会上还出现了各种情急之下的人身攻击。</text:p>
      <text:p text:style-name="P4">
佛罗里达州共和党众议员布莱恩·马斯特对克里表示，他的“极左激进议程不能代表美利坚合众国”。</text:p>
      <text:p text:style-name="P4">
另一位佛州共和党众议员科里·米尔斯讥讽地感谢克里抽时间乘坐他的“私人飞机”。</text:p>
      <text:p text:style-name="P4">
克里称米尔斯的言论“十分愚蠢”，他说自己没有私人飞机，出行都坐商业航班。</text:p>
      <text:p text:style-name="P4">
宾夕法尼亚州共和党众议员斯科特·佩里则展示了他声称能够证明全球并未变暖的图表。这促使克里称这位议员与全世界科学家的结论背道而驰的观点“令人震惊”。</text:p>
      <text:p text:style-name="P4">
佩里反驳称“他们跟你一样都是骗子，先生”，引来两党的惊诧连连。</text:p>
      <text:p text:style-name="P4">
Source: <text:a xlink:type="simple" xlink:href="https://cn.nytimes.com/usa/20230714/kerry-climate-china-republicans/" text:style-name="Internet_20_link" text:visited-style-name="Visited_20_Internet_20_Link">
https://cn.nytimes.com/usa/20230714/kerry-climate-china-republicans/</text:a>
</text:p>
      <!--NEWS-->
      <text:h text:style-name="P10" text:outline-level="1">
<text:span text:style-name="T4">
台湾立法院人权委员会呼吁中国释放富察</text:span>
</text:h>
      <text:p text:style-name="P4">
Author: None</text:p>
      <text:p text:style-name="P4">
Publisher: Radio Free Asia (Organization)</text:p>
      <text:p text:style-name="P4">
Published Time: 2023-07-14T03:34:00-04:00</text:p>
      <text:p text:style-name="P4">
Modified Time: 2023-07-14T08:50: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 text:anchor-type="as-char" svg:width="6.9236in" svg:height="6.186572in" draw:z-index="0">
<draw:image xlink:href="../Images/rfamandarin/2023-07-14T03-34-00-04-00/000000.png" xlink:type="simple" xlink:show="embed" xlink:actuate="onLoad" draw:mime-type="image/png"/>
</draw:frame>
 取自富察脸书</text:p>
      <text:p text:style-name="P4">
八旗文化总编辑富察（李延贺）3月赴中国大陆遭捕。台湾立法院人权委员会14日发布声明，呼吁中国当局释放富察并保障出版自由与人权。</text:p>
      <text:p text:style-name="P4">
立法院人权委员会的声明指出，对富察的处境深感担忧与关切，作为旅居台湾的中国籍出版人及八旗文化出版社的总编辑，他为推动知识传播与文化发展做出了重要贡献。然而，得知他最近返乡时在上海被中国有关部门“监视居住”，失去人身自由，家属和律师无法见到他。</text:p>
      <text:p text:style-name="P4">
声明表示，深知自由的价值与珍贵，台湾曾经走过威权到民主自由的转型，因此“我们更加珍惜言论、出版、思想、表达自由这些核心价值。这段转型历程是艰难而漫长的，但我们坚信每个人都应享有自由的权利，包括言论自由和出版自由”。</text:p>
      <text:p text:style-name="P4">
声明指出，强烈呼吁中国当局立即释放富察，让他能够早日与家人团聚，并回到他热爱的出版工作。同时，呼吁中国政府保障言论自由和出版自由，尊重人权，进一步成为现代民主国家之一员。</text:p>
      <text:p text:style-name="P4">
声明最后说，将继续关注富察的情况，并致力于维护出版自由和人权。期待富察能够尽快重返自由，继续为文化发展做出贡献。</text:p>
      <text:p text:style-name="P4">
这份声援富察的声明由立法院人权委员会会长王定宇、副会长范云、王婉谕、林昶佐，秘书长吾尔开希，联署委员张宏陆等人署名，委员联属签名仍在进行中。</text:p>
      <text:p text:style-name="P4">
责编 陈美华</text:p>
      <text:p text:style-name="P4">
Source: <text:a xlink:type="simple" xlink:href="https://www.rfa.org/mandarin/Xinwen/cmh1-07142023033359.html" text:style-name="Internet_20_link" text:visited-style-name="Visited_20_Internet_20_Link">
https://www.rfa.org/mandarin/Xinwen/cmh1-07142023033359.html</text:a>
</text:p>
      <!--NEWS-->
      <text:h text:style-name="P10" text:outline-level="1">
<text:span text:style-name="T4">
吉利旗下路特斯“研究”在美国设厂 (Free Version)</text:span>
</text:h>
      <text:p text:style-name="P4">
Authors: ['彼得•坎贝尔']</text:p>
      <text:p text:style-name="P4">
Publisher: 英国《金融时报》</text:p>
      <text:p text:style-name="P4">
Time: 2023-07-14T03:56:18+00:00</text:p>
      <text:p text:style-name="P4">
Published Time: 2023-07-13T12:00:99+08:00</text:p>
      <text:p text:style-name="P4">
Modified Time: 2023-07-13T23:55:99+08:00</text:p>
      <text:p text:style-name="P4">
Description: 落户美国将突显这个英国跑车品牌的转型之大。此前，在母公司吉利资助下，该公司在武汉开设了一家生产电动车型的工厂。</text:p>
      <text:p text:style-name="P4">
Images: ["<text:a xlink:type="simple" xlink:href="https://thumbor.ftacademy.cn/unsafe/picture/3/000187523_piclink.jpg" text:style-name="Internet_20_link" text:visited-style-name="Visited_20_Internet_20_Link">
000187523_pic...</text:a>
"]</text:p>
      <text:p text:style-name="P4">
Themes: ['路特斯', '关注']</text:p>
      <text:p text:style-name="P4">
Keywords: ['路特斯', '吉利', '供应链']</text:p>
      <text:p text:style-name="P4">
Type: Article</text:p>
      <!--METADATA-->
      <text:p text:style-name="P4">
<draw:frame draw:style-name="fr1" draw:name="Image22" text:anchor-type="as-char" svg:width="6.9236in" svg:height="3.901286in" draw:z-index="0">
<draw:image xlink:href="../Images/FT Chinese Free Version/2023-07-14T03-56-18-00-00/000187523_piclink.jpg" xlink:type="simple" xlink:show="embed" xlink:actuate="onLoad" draw:mime-type="image/jpeg"/>
</draw:frame>
</text:p>
      <text:p text:style-name="P4">
路特斯(Lotus)正在“研究”开设一家美国工厂的计划，这家获得中资支持的汽车制造商正寻求在总部所在地英国以外的地区扩大生产。</text:p>
      <text:p text:style-name="P4">
拟开设的工厂将是这个总部位于诺福克郡(Norfolk)的跑车品牌的第三家工厂，此前在母公司吉利(Geely)资助下，该公司在中国的武汉开设了一家工厂，生产路特斯的首款纯电动车型，Eletre。武汉工厂于今年投产，年产能15万辆。</text:p>
      <text:p text:style-name="P4">
Source: <text:a xlink:type="simple" xlink:href="http://www.ftchinese.com/story/001100252" text:style-name="Internet_20_link" text:visited-style-name="Visited_20_Internet_20_Link">
http://www.ftchinese.com/story/001100252</text:a>
</text:p>
      <!--NEWS-->
      <text:h text:style-name="P10" text:outline-level="1">
<text:span text:style-name="T4">
世卫组织称阿斯巴甜可能致癌，这意味着什么</text:span>
</text:h>
      <text:p text:style-name="P4">
Creator: DANI BLUM</text:p>
      <text:p text:style-name="P4">
Publisher: https://www.facebook.com/nytimeschinese</text:p>
      <text:p text:style-name="P4">
Published Time: 2023-07-14T04:14:41+08:00</text:p>
      <text:p text:style-name="P4">
Description: 阿斯巴甜属于人工甜味剂，被广泛用于无糖汽水、口香糖等食物中。世卫专家表示，新的研究结果不意味着阿斯巴甜一定会致癌，但建议人们适度摄入，并呼吁对此进行更多研究。 Tony Cenicola/The New York Times</text:p>
      <text:p text:style-name="P4">
Images: ["<text:a xlink:type="simple" xlink:href="https://static01.nyt.com/images/2023/07/13/well/WELL-HFO-ASPARTAME1/WELL-HFO-ASPARTAME1-master1050.jpg" text:style-name="Internet_20_link" text:visited-style-name="Visited_20_Internet_20_Link">
WELL-HFO-ASPA...</text:a>
"]</text:p>
      <text:p text:style-name="P4">
Category: 健康</text:p>
      <text:p text:style-name="P4">
Type: Article</text:p>
      <!--METADATA-->
      <text:p text:style-name="P4">
<draw:frame draw:style-name="fr1" draw:name="Image23" text:anchor-type="as-char" svg:width="6.9236in" svg:height="6.692813in" draw:z-index="0">
<draw:image xlink:href="../Images/cnnytimes/2023-07-14T04-14-41-08-00/WELL-HFO-ASPARTAME1-master1050.jpg" xlink:type="simple" xlink:show="embed" xlink:actuate="onLoad" draw:mime-type="image/jpeg"/>
</draw:frame>
</text:p>
      <text:p text:style-name="P4">
周四，世界卫生组织的两个机构 <text:a xlink:type="simple" xlink:href="https://www.nytimes.com/2023/07/13/health/aspartame-cancer-who-sweetener.html" text:style-name="Internet_20_link" text:visited-style-name="Visited_20_Internet_20_Link">
 公布了他们对阿斯巴甜的研究结果</text:a>
 ，这是一种人工甜味剂，被用于成千上万的无糖产品中，如无糖汽水、口香糖、酸奶和能量饮料。</text:p>
      <text:p text:style-name="P4">
世卫组织下属的国际癌症研究机构将阿斯巴甜列为可能对人类致癌的物质。另一个组织食品添加剂联合专家委员会表示，没有令人信服的证据表明阿斯巴甜与人类癌症之间存在联系，人们仍然可以安全地适量摄入这种甜味剂。</text:p>
      <text:p text:style-name="P4">
世卫组织专家在新闻发布会上表示，这一声明并不意味着阿斯巴甜一定会导致癌症，而是呼吁对其健康影响进行更多研究。</text:p>
      <text:p text:style-name="P4">
世界卫生组织营养与食品安全部门主任弗朗西斯科·布兰卡博士表示，世界卫生组织并不建议公司撤下含有阿斯巴甜的产品，也不会敦促人们完全停止食用阿斯巴甜。“我们只是建议摄入要适度，”他说。</text:p>
      <text:p text:style-name="P4">
广告</text:p>
      <text:p text:style-name="P4">
<text:span text:style-name="T4">
多少阿斯巴甜算是过量？</text:span>
</text:p>
      <text:p text:style-name="P4">
根据世界卫生组织的数据，每天每公斤体重最多摄入40毫克阿斯巴甜是安全的。以无糖汽水为衡量标准，根据估算，这意味着一个体重68公斤的人每天需要喝十几罐才能超过这个限量。</text:p>
      <text:p text:style-name="P4">
<text:a xlink:type="simple" xlink:href="https://www.fda.gov/food/food-additives-petitions/aspartame-and-other-sweeteners-food" text:style-name="Internet_20_link" text:visited-style-name="Visited_20_Internet_20_Link">
 美国食品和药物管理局 </text:a>
 （简称FDA）的每日安全限量则稍微宽松一些。它指出人们每天每公斤体重最多可摄入50毫克阿斯巴甜。</text:p>
      <text:p text:style-name="P4">
一名FDA官员表示，该机构的科学家并不担心“在满足批准的条件下”使用阿斯巴甜的安全性。</text:p>
      <text:p text:style-name="P4">
这位官员写道：“国际癌症研究机构将阿斯巴甜标记为‘可能对人类致癌’，并不意味着阿斯巴甜实际上与癌症有关。”</text:p>
      <text:p text:style-name="P4">
鉴于所议甜味剂的使用量之广，几位专家表示，消费者不必担心食用阿斯巴甜的癌症风险。克利夫兰诊所的肿瘤内科医生戴尔·谢泼德博士说，“日常摄入并不会”达到每日阿斯巴甜摄入量上限。“要获取那么多阿斯巴甜没那么容易。”</text:p>
      <text:p text:style-name="P4">
<text:span text:style-name="T4">
国际癌症研究机构认为可能致癌的物质还有哪些？</text:span>
</text:p>
      <text:p text:style-name="P4">
广告</text:p>
      <text:p text:style-name="P4">
国际癌症研究机构将阿斯巴甜标记为“可能对人类致癌”，该类别 <text:a xlink:type="simple" xlink:href="https://monographs.iarc.who.int/agents-classified-by-the-iarc/" text:style-name="Internet_20_link" text:visited-style-name="Visited_20_Internet_20_Link">
 包括 </text:a>
 300多种病毒、化学物质、职业暴露等。某些 <text:a xlink:type="simple" xlink:href="https://inchem.org/documents/iarc/vol56/02-pick.html" text:style-name="Internet_20_link" text:visited-style-name="Visited_20_Internet_20_Link">
 腌制蔬菜</text:a>
、发动机废气、某些类型的人乳头瘤病毒以及从事干洗工作都属于这一类别。</text:p>
      <text:p text:style-name="P4">
将阿斯巴甜新划入此类别的有限证据显示，这种人工甜味剂与人类肝癌有关。没有足够证据表明它会导致其他癌症，专家也不清楚这种甜味剂的致癌原理。该组织还发现，阿斯巴甜与动物癌症有关的证据是有限的。</text:p>
      <text:p text:style-name="P4">
相较之下， <text:a xlink:type="simple" xlink:href="https://www.nytimes.com/2023/01/13/well/mind/alcohol-health-effects.html" text:style-name="Internet_20_link" text:visited-style-name="Visited_20_Internet_20_Link">
 酒精饮料 </text:a>
 属于最严重的一类，即“人类致癌物”。国际癌症研究机构还将空气污染、烟草和 <text:a xlink:type="simple" xlink:href="https://www.nytimes.com/2022/06/29/well/eat/processed-meats.html" text:style-name="Internet_20_link" text:visited-style-name="Visited_20_Internet_20_Link">
 加工肉类</text:a>
 列为人类致癌物。</text:p>
      <text:p text:style-name="P4">
“更大的难点在于，和其他添加剂一样，没有足够的科学证据能确定阿斯巴甜‘的确致癌’或者‘不会致癌’，”塔夫茨大学营养科学与政策学院营养学教授、心脏病专家达里什·莫扎法里安表示。</text:p>
      <text:p text:style-name="P4">
纽约市纪念斯隆·凯特琳癌症中心临床科学家兼医学肿瘤学家尼尔·艾扬格表示，在降低癌症风险的问题上，人们应该首先考虑其他可能更容易致癌的因素，比如肥胖、饮酒和吸烟。</text:p>
      <text:p text:style-name="P4">
<text:span text:style-name="T4">
我们对其他甜味剂的了解有多少？</text:span>
</text:p>
      <text:p text:style-name="P4">
广告</text:p>
      <text:p text:style-name="P4">
市面上人工甜味剂种类繁多，其化学结构也各不相同。关于这些甜味剂对健康长期影响的数据并不多。</text:p>
      <text:p text:style-name="P4">
明尼苏达大学双城分校的食品科学与营养学教授乔安妮·斯莱文表示，关于哪一种对人“最有益”，并没有明确的结果。</text:p>
      <text:p text:style-name="P4">
<text:a xlink:type="simple" xlink:href="https://www.nytimes.com/2023/05/15/well/eat/sweeteners-weight-loss-who.html" text:style-name="Internet_20_link" text:visited-style-name="Visited_20_Internet_20_Link">
 世卫组织 </text:a>
今年春天表示，阿斯巴甜、甜菊糖、三氯蔗糖和糖精钠等人工甜味剂可能无法带来减脂效果，食用之后还可能增加心血管疾病、糖尿病和总体死亡率的风险。不含卡路里的代糖赤藓糖醇最近因其与心血管疾病的可能联系引发关注，尽管相关<text:a xlink:type="simple" xlink:href="https://www.nytimes.com/2023/02/28/well/artificial-sweetener-heart-attack-stroke.html" text:style-name="Internet_20_link" text:visited-style-name="Visited_20_Internet_20_Link">
 证据尚无定论 </text:a>
 。</text:p>
      <text:p text:style-name="P4">
一些健康专家建议，虽然 <text:a xlink:type="simple" xlink:href="https://www.nytimes.com/2021/08/11/well/eat/diet-coke-addiction.html" text:style-name="Internet_20_link" text:visited-style-name="Visited_20_Internet_20_Link">
 难度 </text:a>
可能很高，但应该在饮食中逐步剔除人工甜味剂。“如果它们没有任何好处，在饮食中也不是必需品，不会带来真正的益处，那为什么还要摄入呢？”纽约大学营养、视频研究和公共卫生学教授玛丽昂·内斯特尔表示。</text:p>
      <text:p text:style-name="P4">
但糖类本身也有健康隐患。任何持续升高血糖的食品都可能带来问题，尤其是在你已经患有糖尿病或其他代谢紊乱疾病的情况下。 <text:a xlink:type="simple" xlink:href="https://www.cdc.gov/nutrition/data-statistics/sugar-sweetened-beverages-intake.html" text:style-name="Internet_20_link" text:visited-style-name="Visited_20_Internet_20_Link">
 美国疾控中心</text:a>
 认为，经常含糖饮料（如普通汽水）与2型糖尿病、心血管疾病、肾脏疾病、肥胖和其他健康问题都有关系。</text:p>
      <text:p text:style-name="P4">
“风险总是存在的，”斯莱文表示。“最后的办法，就是假如能接受卡路里的话，也许在柠檬水里加一点糖会比摄入其他甜味剂更安全。这要看你怎么想，取决于你的健康状况和你想要怎么做。”</text:p>
      <text:p text:style-name="P4">
Source: <text:a xlink:type="simple" xlink:href="https://cn.nytimes.com/health/20230714/aspartame-sweetener-carcinogen/" text:style-name="Internet_20_link" text:visited-style-name="Visited_20_Internet_20_Link">
https://cn.nytimes.com/health/20230714/aspartame-sweetener-carcinogen/</text:a>
</text:p>
      <!--NEWS-->
      <text:h text:style-name="P10" text:outline-level="1">
<text:span text:style-name="T4">
解讀德國對華戰略：措辭強硬的「教戰守則」</text:span>
</text:h>
      <text:p text:style-name="P4">
Author: None (Language: zh)</text:p>
      <text:p text:style-name="P4">
Publisher: None</text:p>
      <text:p text:style-name="P4">
Time: 2023-07-14T04:35:00Z</text:p>
      <text:p text:style-name="P4">
Description: 德國的對華戰略將中國定位為「夥伴、競爭者與體制性對手」，DW訪問德國最大在野黨發言人以及2名專家，請他們評價這份歷史性戰略文件，以及它將如何影響德中關係。</text:p>
      <text:p text:style-name="P4">
Videos: []</text:p>
      <text:p text:style-name="P4">
Images: []</text:p>
      <text:p text:style-name="P4">
Subject: 时政风云</text:p>
      <text:p text:style-name="P4">
Subjects: ['希腊债务危机', '欧债危机', '欧盟', '乌克兰', '岛屿主权争端', '专题报道：全景观看“习马会”', '诺贝尔奖', '欧洲难民危机', '欧洲', '德国']</text:p>
      <text:p text:style-name="P4">
Keywords: ['对华战略', '德中关系', '中德关系', '贝尔伯克', '德国', '中国', '去风险', '欧盟', '德国对华战略']</text:p>
      <text:p text:style-name="P4">
ID: 66225068</text:p>
      <!--METADATA-->
      <text:p text:style-name="P4">
<text:a xlink:type="simple" xlink:href="https://www.dw.com/zh/overlay/image/article/66225068/65965006" text:style-name="Internet_20_link" text:visited-style-name="Visited_20_Internet_20_Link">
 </text:a>
</text:p>
      <text:p text:style-name="P4">
圖為德國總理肖爾茨6月19日在柏林會見中國總理李強。</text:p>
      <text:p text:style-name="P4">
（德國之聲中文網）德國政府週四（7月13日）公布未來與中國打交道的首份「 <text:a xlink:type="simple" xlink:href="https://www.dw.com/zh/zh/德国政府推出对华战略合作但减少依赖/a-66221218" text:style-name="Internet_20_link" text:visited-style-name="Visited_20_Internet_20_Link">
 中國戰略</text:a>
」，將中國定調為「夥伴、競爭者與體制性對手」，尋求合作的同時也呼籲 <text:a xlink:type="simple" xlink:href="https://www.dw.com/zh/zh/歐盟談對中貿易去風險而非脫鉤/a-64445854" text:style-name="Internet_20_link" text:visited-style-name="Visited_20_Internet_20_Link">
 降低依賴的風險</text:a>
 。對於這份對華戰略，專家提出了不同的 <text:a xlink:type="simple" xlink:href="https://www.dw.com/zh/zh/德语媒体让人一头雾水的中国战略/a-66220111" text:style-name="Internet_20_link" text:visited-style-name="Visited_20_Internet_20_Link">
 分析</text:a>
 。</text:p>
      <text:p text:style-name="P4">
前歐洲議會政治顧問、台灣東華大學助理教授馮儒莎（Zsuzsa AnnaFerenczy）認為，這是一份措辭強硬、清晰詳細的戰略，超出她的預期。她向DW表示，德國作為重要的歐盟成員國，其對華政策具有舉足輕重的地位，「因為這不僅是德國自己的對華政策，也影響著<text:a xlink:type="simple" xlink:href="https://www.dw.com/zh/zh/对华政策欧盟峰会敲定去风险/a-66084569" text:style-name="Internet_20_link" text:visited-style-name="Visited_20_Internet_20_Link">
 歐盟如何應對中國 </text:a>
 」。</text:p>
      <text:p text:style-name="P4">
馮儒莎認為，這顯示德國對華戰略「歐洲化」，德國欲將其應對中國的政策與歐盟對齊。她說，「只有成員國通力合作，歐盟才有可能成功應對中國」。而俄烏戰爭也讓北京看見，歐洲正前所未有地團結，北京應做好準備。她補充道，這份措辭強硬的戰略如何在現實中發揮作用、會否落實到位，仍有待觀察。</text:p>
      <text:p text:style-name="P4">
北京獨立學者、原清華大學政治學系講師吳強也持類似看法。他告訴DW，這份文件在 <text:a xlink:type="simple" xlink:href="https://www.dw.com/zh/zh/北約公報屢提中國-北京涉華內容不實/a-66196589" text:style-name="Internet_20_link" text:visited-style-name="Visited_20_Internet_20_Link">
 北約峰會</text:a>
的背景下出台，可以視為德國與北約成員國的「默契」，不僅強調德中關係應基於國際秩序，也提及了人權和台灣問題，「極具歷史意義」。</text:p>
      <text:p text:style-name="P4">
吳強指，如何與中國打交道不僅是德國的難題，也是整個民主世界的難題；這份戰略作為民主世界對華戰略的範本，可以想像其難產程度。他認為，俄烏戰爭開打500天之後，這份戰略就「民主世界與中國互動的相處之道」，給了世人一個雖然折衷、但仍相對清晰、且具強烈示範意義的答案——西方與中國之間，是一個可管理的、可控的關係。</text:p>
      <text:p text:style-name="P4">
他評價，這份「教戰守則」在德中之間的競爭、合作、對抗等3個面向，都展現了可能性。「這是有原則現實主義相當完美的一個範本，剩下的問題就是如何執行。」</text:p>
      <ul>
        <li>
</li>
      </ul>
      <h5>
谁发明了 “去风险”？</h5>
      <text:h text:style-name="P12" text:outline-level="3">
<text:span text:style-name="T4">
冯德莱恩智库演讲</text:span>
</text:h>
      <text:p text:style-name="P4">
2023年3月30日，欧盟委员会主席冯德莱恩在布鲁塞尔两个欧洲智库主办的活动中用英语发表演讲。她指出中国和欧洲之间的经济关系正变得越来越不平衡，中国“明确地将军事和商业领域融合在一起”的做法给欧洲安全带来了风险，因此需要去风险，并且更好地运用现有工具，以维护欧洲经济利益。“我们之间的关系不是非黑即白，而我们的答案也不可能如此。因此我们必须聚焦于去风险（De-Risking），而不是脱钩。”</text:p>
      <ul>
        <li>
</li>
      </ul>
      <h5>
谁发明了 “去风险”？</h5>
      <text:h text:style-name="P12" text:outline-level="3">
<text:span text:style-name="T4">
对华关系新的关键词</text:span>
</text:h>
      <text:p text:style-name="P4">
冯德莱恩的讲话获得了巨大关注。“去风险”这个说法也随即开始在德国和美国被媒体和政界人士引用。《纽约时报》认为，这一表述是对欧盟对华关系新的概括，德国和法国外交官此后在国际组织中推广“去风险”的概念，并使之体现在当年5月广岛G7峰会声明的内容中。德国《明镜》周刊则指出，冯德莱恩希望在用词上保留空间，与美国一段时间以来使用的“脱钩”有所区别。</text:p>
      <ul>
        <li>
</li>
      </ul>
      <h5>
谁发明了 “去风险”？</h5>
      <text:h text:style-name="P12" text:outline-level="3">
<text:span text:style-name="T4">
依赖是个“好选择”？</text:span>
</text:h>
      <text:p text:style-name="P4">
德国外长贝尔博克4月中访华期间也表示，德国并非要与中国“脱钩”，而是要“降低风险”，就是说欧洲应降低对中国“不健康”的依赖。同时出席记者会的中国外长秦刚则回应说，“中德是伙伴，不是对手”，双方在供应链上相互依赖“是市场规则下最优的选择”；只要两国都保持开放，“就没有必要担心所谓的依赖”。</text:p>
      <ul>
        <li>
</li>
      </ul>
      <h5>
谁发明了 “去风险”？</h5>
      <text:h text:style-name="P12" text:outline-level="3">
<text:span text:style-name="T4">
肖尔茨是始作俑者？</text:span>
</text:h>
      <text:p text:style-name="P4">
有德国媒体注意到，最早公开使用“去风险”一词的并不是冯德莱恩，而是德国总理肖尔茨。2022年11月德国《明星》杂志（Stern）在肖尔茨访华前的一篇报道中引述他谈到对中国产业链的依赖性时说到：“去风险和多样化是当务之急。”但当时这一说法并未引起特别的舆论关注。</text:p>
      <ul>
        <li>
</li>
      </ul>
      <h5>
谁发明了 “去风险”？</h5>
      <text:h text:style-name="P12" text:outline-level="3">
<text:span text:style-name="T4">
金融术语</text:span>
</text:h>
      <text:p text:style-name="P4">
“去风险”（De-Risking）一词并非新近的发明，而是一个金融行业的术语，指的是银行或投资者收缩或终止交易关系，以降低支付违约的风险。而欧盟执委会主席冯德莱恩在2023年1月，亦曾在世界经济论坛上表示，欧盟虽需要“与中国合作和贸易”，但仍须修正与中国的商业交易方向，寻求与这个世界第二大经济体“降低风险，而非脱鈎”。</text:p>
      <ul>
        <li>
</li>
      </ul>
      <h5>
谁发明了 “去风险”？</h5>
      <text:h text:style-name="P12" text:outline-level="3">
<text:span text:style-name="T4">
沙利文：免受胁迫</text:span>
</text:h>
      <text:p text:style-name="P4">
华盛顿的官员也开始使用“去风险”的表述。今年4月底，美国国家安全顾问沙利文（JakeSullivan）在华盛顿布鲁金斯学会发表讲话时表示，“去风险意味著拥有弹性的有效供应链，并确保我们不会受到任何国家的胁迫。”“我们只是要确保美国和盟国的技术，不会被用来对付我们自己，”而并不是要切断贸易，他强调，“正如冯德莱恩主席不久前所说的。”</text:p>
      <ul>
        <li>
</li>
      </ul>
      <h5>
谁发明了 “去风险”？</h5>
      <text:h text:style-name="P12" text:outline-level="3">
<text:span text:style-name="T4">
跨大西洋共识</text:span>
</text:h>
      <text:p text:style-name="P4">
德国《商报》指出，在这个问题上，冯德莱恩、德国总理肖尔茨以及美国国家安全顾问苏利文显然已经形成了共识。“同'脱钩'不同的是，'去风险'的目的并不是要在经济上孤立中国，而是要增强欧洲自身的经济抗压能力。”</text:p>
      <ul>
        <li>
</li>
      </ul>
      <h5>
谁发明了 “去风险”？</h5>
      <text:h text:style-name="P12" text:outline-level="3">
<text:span text:style-name="T4">
G7峰会余音</text:span>
</text:h>
      <text:p text:style-name="P4">
5月的广岛G7峰会结束后，英国首相苏纳克（左二）对媒体表示，英国和G7集团其它国家在共同寻找方法，减少中国带来的挑战。“这一切都是关于去风险，而不是脱钩。”他补充说：“我们（七国集团）正在采取措施防止中国利用经济胁迫来干涉其他国家的主权事务。”</text:p>
      <ul>
        <li>
</li>
      </ul>
      <h5>
谁发明了 “去风险”？</h5>
      <text:h text:style-name="P12" text:outline-level="3">
<text:span text:style-name="T4">
北京：不要“鹦鹉学舌”</text:span>
</text:h>
      <text:p text:style-name="P4">
对G7会议公报本已大为不满的北京做出激烈反应，中国驻英国大使馆发言人指责首相苏纳克的言论是“鹦鹉学舌”。中国外交部（图）之前就G7公报表示：“对于所谓‘经济胁迫’，美国大搞单边制裁、‘脱钩断链’，才是把经贸关系政治化、武器化的真正‘胁迫者’。我们奉劝七国集团不要做经济胁迫的同谋和帮凶。”</text:p>
      <ul>
        <li>
</li>
      </ul>
      <h5>
谁发明了 “去风险”？</h5>
      <text:h text:style-name="P12" text:outline-level="3">
<text:span text:style-name="T4">
李强斥“伪命题”</text:span>
</text:h>
      <text:p text:style-name="P4">
中国总理李强6月27日在天津举办的世界经济论坛（WEF）“夏季达沃斯论坛”开幕式上发表演讲时说：“现在在西方，有些人在炒作所谓的‘降依赖、去风险’，我认为在一定程度上看，这两句话就是一个伪命题。”他认为，风险管控应该由“企业去做相应的判断和选择”，政府和相关组织“不应该去越俎代庖，更不应该将去风险扩大化、政治化、意识形态化”。</text:p>
      <ul>
        <li>
</li>
      </ul>
      <h5>
谁发明了 “去风险”？</h5>
      <text:h text:style-name="P12" text:outline-level="3">
<text:span text:style-name="T4">
走入欧盟对华战略</text:span>
</text:h>
      <text:p text:style-name="P4">
共同的对华政策也是6月30日结束的欧盟峰会上的一个重要议题。峰会联合声明称，将支持继续保持同中国的经贸关系，同时减少欧洲对中国的的经济依赖。"去风险"在本次声明中正式登场，成为一个概念，今后欧盟将以它作为指导方针推出对华战略。但有批评指，欧盟目前表述的“去风险”仍缺乏具体的计划和责任规范。</text:p>
      <ul>
        <li>
</li>
      </ul>
      <h5>
谁发明了 “去风险”？</h5>
      <text:h text:style-name="P12" text:outline-level="3">
<text:span text:style-name="T4">
德国首份对华战略</text:span>
</text:h>
      <text:p text:style-name="P4">
2023年7月13日，德国联邦内阁通过首份对华关系战略，“不脱钩、去风险”是重要内容之一。文件称，德国将继续与中国的交流与合作，同时应“降低关键领域的依赖性”。德国政府将提高社会对涉华风险的敏感度，加强与企业的交流，提醒企业做好风险管控。文件还强调，单方面改变台湾海峡现状是不可接受的，台海军事冲突升级将影响到德国和欧盟的利益。</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德中關係不對等？</text:span>
</text:h>
      <text:p text:style-name="P4">
相較於2位學者對這份戰略的肯定，德國反對派基督教民主聯盟（CDU）的外交政策發言人哈特（Jürgen Hardt）則認為，這份戰略的內容不夠完善。</text:p>
      <text:p text:style-name="P4">
哈特告訴DW，德國應該藉此機會更深入瞭解盟友面對中國挑戰的共同立場，針對「如何處理對華貿易關係」達成共識。北美、歐洲、英國、日韓若能統一戰線，中國就難以忽視自由世界的聲音。</text:p>
      <text:p text:style-name="P4">
此外，哈特認為，西方應藉其對北京的影響力做更多事情，比如藉德國的經濟力量，來鼓勵中國放棄不符合公平貿易的做法。</text:p>
      <text:p text:style-name="P4">
哈特舉例， <text:a xlink:type="simple" xlink:href="https://www.dw.com/zh/zh/中远入股汉堡港终于尘埃落定/a-65961688" text:style-name="Internet_20_link" text:visited-style-name="Visited_20_Internet_20_Link">
 中國國有公司日前收購了漢堡港碼頭的部分股權</text:a>
，「中國若能在西方世界投資，例如買下漢堡港的一部分，歐洲的德國公司為什麼就不可能購買中國港口的部分股份呢？」他認為，如果中國不允許漢堡港購買上海港的一部分，就應該禁止中國購買漢堡港的一部分。「這也許該是這個戰略的具體結果。不幸的是，總理辦公室反對。」</text:p>
      <text:p text:style-name="P4">
馮儒莎表示，歐盟在與中國的關係中，在乎的是「對等性」（reciprocity）以及公平，而這份戰略6度提及「對等性」一詞，也確實反映了這點。</text:p>
      <text:h text:style-name="P12" text:outline-level="3">
<text:span text:style-name="T4">
汉堡港“福地”引中资 是福是祸?</text:span>
</text:h>
      <text:h text:style-name="P12" text:outline-level="3">
<text:span text:style-name="T4">
中國的反應</text:span>
</text:h>
      <text:p text:style-name="P4">
德新社報導，德國主要商業團體普遍對該戰略表示歡迎，並支持政府不與中國經濟「脫鉤」的立場。德國工業聯合會主席魯斯沃姆（SiegfriedRusswurm）坦言，德國企業近年也感受到了西方與中國日益緊張的關係，但中國作為世界第二大市場，仍是德國重要的經濟夥伴。</text:p>
      <text:p text:style-name="P4">
中國駐德國大使館13日表示，希望德方理性、客觀地看待對中關係，若基於意識形態偏見和競爭焦慮強行「去風險」，只會適得其反、加劇風險。</text:p>
      <text:p text:style-name="P4">
中国外交部发言人汪文斌也于14日回应道，“以价值观和意识形态划线，鼓噪所谓‘制度、利益、价值观竞争’，是逆时代潮流而动，只会加剧世界的分裂”。他还指出，“事实上中德共识远多于分歧，合作远大于竞争，双方是伙伴而不是对手”。</text:p>
      <text:p text:style-name="P4">
中国独立学者吳強则指出， <text:a xlink:type="simple" xlink:href="https://www.dw.com/zh/zh/德语媒体脱钩中国依然有求于德国/a-66089248" text:style-name="Internet_20_link" text:visited-style-name="Visited_20_Internet_20_Link">
 中德之間在利益上多有重合之處</text:a>
，但只要涉及政治、人權，雙方的分歧就會愈來愈大。他認為這份對華戰略並未掩蓋這一點，德國外長貝爾伯克（Annalena Baerbock）甚至稱2020年 <text:a xlink:type="simple" xlink:href="https://www.dw.com/zh/zh/中歐投資協議法國學者評以倒退求前進/a-56249065" text:style-name="Internet_20_link" text:visited-style-name="Visited_20_Internet_20_Link">
中歐投資協議 </text:a>
不合時宜，「這對中國來講打擊是巨大的」，也會讓中國領導層感到失望，「因為它沒有實現李強遊說（所想要達到的）」。</text:p>
      <text:p text:style-name="P4">
馮儒莎認為，戰略公開後，中方可能批評德方「不公平」、「看不見中國的本質」。她指，這份對華戰略開宗明義地表明「中國變了」，因此德國與中國的關係也有調整的必要。這份戰略中，與中國合作仍是基本要素；儘管雙方在政治上有所歧異，但為了真正接觸中國，德中之間需要共同努力，因此中國不應將其解讀為具有冒犯性。</text:p>
      <text:p text:style-name="P4">
</text:p>
      <text:p text:style-name="P4">
德國外長貝爾伯克4月曾赴北京會晤中國外長秦剛。</text:p>
      <text:h text:style-name="P12" text:outline-level="3">
<text:span text:style-name="T4">
台海局勢與人權議題</text:span>
</text:h>
      <text:p text:style-name="P4">
這份戰略強調，德國應擴大與台灣的關係， 警告中國不要採取任何武力侵台行動。不過，「一中政策」仍是德國行事的基礎，德國也只與中國有正式外交關係。</text:p>
      <text:p text:style-name="P4">
馮儒莎說，這份戰略提及台海局勢的篇幅之長，令她感到驚訝，但也對德台關係做出了「有用」的重申與定調。</text:p>
      <text:p text:style-name="P4">
她指出，中國不斷「錯誤地聲稱與台灣合作違反了『一中原則』」，而該戰略再次將德國與台灣的合作放進「一中政策」的框架內，從最高層級宣示「我們奉行『一中政策』」，設定了界限，並駁斥來自北京的虛假指控，重申<text:a xlink:type="simple" xlink:href="https://www.dw.com/zh/zh/為台積電設廠鋪路德國薩克森州今秋在台設辦/a-65382366" text:style-name="Internet_20_link" text:visited-style-name="Visited_20_Internet_20_Link">
 德方與台灣交流 </text:a>
 的基礎及權利。</text:p>
      <text:p text:style-name="P4">
</text:p>
      <text:p text:style-name="P4">
德國的對華戰略中也提到了台海議題（示意圖）。</text:p>
      <text:p text:style-name="P4">
基民盟發言人哈特表示，中國對台灣的任何入侵，都將徹底改變北京與西方的關係，而中國領導人不會冒著貿易關係受損的風險行事：「共產黨的專政之所以能夠存在，是因為他們推動了國家的經濟發展。若非如此，中國政府就會損害其權力的基礎，我認為他們不會這麼做。」</text:p>
      <text:p text:style-name="P4">
針對德中雙方屢屢分歧的人權議題，學者吳強說，德國正警惕於「中國在全球咄咄逼人（的）態勢」；馮儒莎進一步指出，儘管北京一直以「內政」為由，拒絕任何關於人權的討論，但德國正在發揮領導作用，以其地位為籌碼，藉由這份對華戰略，推動人權等歐盟高度關注的重要議題。她認為，這份戰略顯示，「正因為德國與中國有著密切的聯繫，（所以德國）聯邦政府在維護人權和維護歐洲經濟利益方面，負有特殊責任」。</text:p>
      <text:h text:style-name="P12" text:outline-level="3">
<text:span text:style-name="T4">
德中政府磋商在即 如何重新定位对华关系</text:span>
</text:h>
      <text:p text:style-name="P4">
（綜合報導，李宥臻對此文亦有貢獻）</text:p>
      <text:p text:style-name="P4">
Source: <text:a xlink:type="simple" xlink:href="https://www.dw.com/zh/解讀德國對華戰略：措辭強硬的「教戰守則」/a-66225068" text:style-name="Internet_20_link" text:visited-style-name="Visited_20_Internet_20_Link">
https://www.dw.com/zh/解讀德國對華戰略：措辭強硬的「教戰守則」/a-66225068?maca=chi-rss-chi-all-1127-rdf</text:a>
</text:p>
      <!--NEWS-->
      <text:h text:style-name="P10" text:outline-level="1">
<text:span text:style-name="T4">
蚂蚁集团被罚71亿后阿里股价大涨 尘埃落定还是监管常态化？</text:span>
</text:h>
      <text:p text:style-name="P4">
Author: https://www.facebook.com/bbcworldservice/</text:p>
      <text:p text:style-name="P4">
Publisher: BBC News 中文</text:p>
      <text:p text:style-name="P4">
Published Time: 2023-07-14T04:54:48.000Z</text:p>
      <text:p text:style-name="P4">
Modified Time: 2023-07-14T04:54:48.000Z</text:p>
      <text:p text:style-name="P4">
Description: 蚂蚁集团被罚意味着“平台整治”进入常态化阶段；耶伦访华意味着中美关系从大滑坡进入平台期，两件事都有同一条内在线索——“松”，因此即便本周CPI和PPI的数据都很惨，但市场并没有太负面的反应。</text:p>
      <text:p text:style-name="P4">
Images: ["<text:a xlink:type="simple" xlink:href="https://ichef.bbci.co.uk/news/640/cpsprodpb/617E/production/_115085942_9359d841-67c1-4688-9d2f-4a56e284ab70.jpg" text:style-name="Internet_20_link" text:visited-style-name="Visited_20_Internet_20_Link">
_115085942_93...</text:a>
"]</text:p>
      <text:p text:style-name="P4">
Videos: []</text:p>
      <text:p text:style-name="P4">
Tags: ['互联网']</text:p>
      <text:p text:style-name="P4">
Type: Article</text:p>
      <!--METADATA-->
      <text:h text:style-name="P12" text:outline-level="3">
<text:span text:style-name="T4">
蚂蚁集团被罚71亿后阿里股价大涨 尘埃落定还是监管常态化？</text:span>
</text:h>
      <text:p text:style-name="P4">
2023年7月14日<draw:frame draw:style-name="fr1" draw:name="Image39" text:anchor-type="as-char" svg:width="6.9236in" svg:height="3.894525in" draw:z-index="0">
<draw:image xlink:href="../Images/BBC Chinese/2023-07-14T04-54-48.000Z/_115085942_9359d841-67c1-4688-9d2f-4a56e284ab70.jpg" xlink:type="simple" xlink:show="embed" xlink:actuate="onLoad" draw:mime-type="image/jpeg"/>
</draw:frame>
</text:p>
      <text:p text:style-name="P4">
图像来源，  Getty Images</text:p>
      <text:p text:style-name="P4">
<text:span text:style-name="T4">
7月7日，中国人民银行、国家金融监督管理总局、中国证监会三家中国最主要的金融监管局，宣布对蚂蚁集团及旗下机构处以71.23亿元罚款，并关停旗下的“相互宝”业务。</text:span>
</text:p>
      <text:p text:style-name="P4">
同时被处罚的还有腾讯旗下的“财付通”，被予以警告，没收违法所得5.66亿元，罚款24.27亿元。</text:p>
      <text:p text:style-name="P4">
2020年11月，中国金融科技巨头蚂蚁集团原计划“史上最大IPO”前夕，戏剧性和震荡性讯息接踵而至，令舆论哗然。此后近三年，中国监管层对国内的金融科技巨头进行强有力的监管整顿。</text:p>
      <text:p text:style-name="P4">
处罚决定发布不到一小时，蚂蚁集团公告称，“对此诚恳接受、坚决服从，并将进一步夯实合规治理水平”。</text:p>
      <text:p text:style-name="P4">
上述金融监管机构还表示，已善始善终推进平台企业金融业务整改，工作重点转入常态化监管。</text:p>
      <text:p text:style-name="P4">
<text:a xlink:type="simple" xlink:href="https://www.bbc.com/zhongwen/simp/business-54704145" text:style-name="Internet_20_link" text:visited-style-name="Visited_20_Internet_20_Link">
 蚂蚁上市：定价出炉或成史上最大IPO 中美交恶凸显中企出海风险 </text:a>
  * <text:a xlink:type="simple" xlink:href="https://www.bbc.com/zhongwen/simp/chinese-news-54902498" text:style-name="Internet_20_link" text:visited-style-name="Visited_20_Internet_20_Link">
 中国管控互联网巨头 反平台经济垄断的三大看点 </text:a>
  * <text:a xlink:type="simple" xlink:href="https://www.bbc.com/zhongwen/simp/business-55476378" text:style-name="Internet_20_link" text:visited-style-name="Visited_20_Internet_20_Link">
 中国反垄断：互联网巨头疾速扩张招致密集打击 </text:a>
</text:p>
      <text:h text:style-name="P12" text:outline-level="3">
<text:span text:style-name="T4">
为何被罚</text:span>
</text:h>
      <text:p text:style-name="P4">
监管方给出的支付宝“罪状”有七条，比如违反消费者金融信息保护管理规定；违反金融消费者权益保护管理规定等。</text:p>
      <text:p text:style-name="P4">
浙江省证监局也提出蚂蚁在基金销售方面，违反代销基金产品准入、宣传、档案管理有关规定；违反基金销售机构人员管理、内部控制有关规定。</text:p>
      <text:p text:style-name="P4">
腾讯的财付通的处罚原因也大同小异。</text:p>
      <text:p text:style-name="P4">
蚂蚁和财付通都开展了“花呗”、“借呗”、“微粒贷”等个人消费金融产品。这类产品近年来在中国屡遭诟病，被指鼓励过度消费，以及增加了金融系统性风险。</text:p>
      <text:p text:style-name="P4">
这些产品用快速批核、无抵押、高额度、现金返款等方式吸引消费者使用。</text:p>
      <text:p text:style-name="P4">
对于消费者而言，网贷泛滥下很容易掉入消费金融陷阱，拆东墙补西墙，过度负债。比如，中国媒体曾报道称，一名南京大学生一年内申请网贷56笔，无力偿还，催债压力下，选择轻生。</text:p>
      <text:p text:style-name="P4">
</text:p>
      <text:p text:style-name="P4">
图像来源，  Getty Images</text:p>
      <text:p text:style-name="P4">
对于整个经济体而言，网络小贷业务公司通过高杠杆撬动远超自身出资额的贷款，推高系统性风险。</text:p>
      <text:p text:style-name="P4">
在2020年底中国监管层公布新规，对开展网络小贷业务公司动用的杠杆率进行了严格限制，比如，通过非标准形式融资不得超过净资产的1倍，通过标准化形式融资则不得超过4倍；再比如，在单笔联合贷款中，开展网络小贷业务的小贷公司的出资比例不得低于30%。</text:p>
      <text:p text:style-name="P4">
而此前蚂蚁并没有达到这一要求。蚂蚁集团在整改前力推联合贷款模式，即是以其两家子公司与金融机构（银行、信托）共同出资发放贷款，其中蚂蚁子公司根据约定比例少量出资。</text:p>
      <text:p text:style-name="P4">
2020年，蚂蚁在其上市前发布的招股书中披露，当年前6个月，由金融机构进行放款或已实现的资产证券化的比例合计约为98%。蚂蚁用这种方式，通过360亿元的资产撬动了近2万亿的联合贷款，自己却只承担较小的风险。</text:p>
      <text:p text:style-name="P4">
背后的商业逻辑是，蚂蚁导入流量，并且通过客户数据进行风险控制，银行出钱，这种方式下，100多家中国商业银行搭上蚂蚁的大船。监管层担心的则是大船一旦倾覆，造成难以承受的经济后果。</text:p>
      <text:p text:style-name="P4">
相比之下，全球规模最大的中国工商银行，信用卡应收款和个人消费贷总共还不足一万亿元。</text:p>
      <text:h text:style-name="P12" text:outline-level="3">
<text:span text:style-name="T4">
被罚后却股价大涨</text:span>
</text:h>
      <text:p text:style-name="P4">
中国金融学者唐涯撰文表示，蚂蚁集团被罚意味着“平台整治”进入常态化阶段；耶伦访华意味着中美关系从大滑坡进入平台期，两件事都有同一条内在线索——“松”，因此即便本周CPI和PPI的数据都很惨，但市场并没有太负面的反应。</text:p>
      <text:p text:style-name="P4">
就个股而言，即便蚂蚁集团没有上市，但是与其高度相关的阿里巴巴，却在美股表现抢眼，蚂蚁收到罚单后阿里巴巴应声大涨9%。</text:p>
      <text:p text:style-name="P4">
资本市场的运转逻辑一般是“兑现预期”，虽然蚂蚁被处罚，但被市场解读为“利空出尽”，即坏消息都尘埃落定，下面开始“估值修复”的过程。</text:p>
      <text:p text:style-name="P4">
咨询公司TechMoat合伙人杰弗里·陶森（JeffreyTowson）则很看好此后蚂蚁的发展。他表示，随着主要影响国内支付业务和信贷业务的监管问题得到解决，蚂蚁将迎来“梦幻般”的发展前景。而且支付宝正在推进国际化，蚂蚁的技术服务，也在B2B的合同中有很好的位置。</text:p>
      <text:p text:style-name="P4">
事实上，蚂蚁上市被叫停后，阿里巴巴的股价一直在低位徘徊，即便此次大涨后，也不足其上市时发行价的一半。</text:p>
      <text:p text:style-name="P4">
在这轮整改中，并不仅仅针对蚂蚁集团，还有腾讯、百度、京东、字节跳动、美团、滴滴等各大互联网平台推出的消费金融产品。</text:p>
      <text:p text:style-name="P4">
不过，也有观点认为，这一轮整改是源于当时蚂蚁的实控人马云的一次演讲。</text:p>
      <text:p text:style-name="P4">
</text:p>
      <text:p text:style-name="P4">
图像来源，  Getty Images</text:p>
      <text:p text:style-name="P4">
图像加注文字，</text:p>
      <text:p text:style-name="P4">
2011年，马云以支付宝金融牌照需回归内资为由，将支付宝从阿里巴巴集团剥离。</text:p>
      <text:p text:style-name="P4">
2020年蚂蚁上市前夕，马云在上海举办的外滩金融峰会上讲话说：“我们必须改掉金融的当铺思想，在当下，我们必须用借助技术的能力，用大数据为基础的信用体系来取代当铺思想。这个信用体系不是建立在IT和熟人社会的基础上，而是建立在大数据的基础上，如此才能真正让信用等于财富。”</text:p>
      <text:p text:style-name="P4">
他所称的“当铺思想”是指传统金融业务需要抵押物才能发放贷款，而数字金融则用大数据来进行信用评级后直接发放贷款。他批评传统金融是“当铺思想”，“害了很多企业家”。</text:p>
      <text:p text:style-name="P4">
马云还批评，“巴塞尔协议”是老人俱乐部。该协议是指国际间银行协定，要求各国银行的资本和风险加权的总资产之间必须达到一定比例，以此降低信用风险。</text:p>
      <text:p text:style-name="P4">
他发言一周后，中国国务院金融稳定发展委员会召开专题会议指出：“当前金融科技与金融创新快速发展，必须处理好金融发展、金融稳定和金融安全的关系……要加强监管，依法将金融活动全面纳入监管，有效防范风险。”</text:p>
      <text:p text:style-name="P4">
同一天，中国央行主管的媒体转载学者文章称，一些大型科技公司设立之初不需要接受审慎监管，但后来变相吸收公众存款。该学者点名蚂蚁集团，称其拿到了很多的金融业务牌照，可以进行与银行类似的存贷款业务，就需要进行审慎监管。</text:p>
      <text:p text:style-name="P4">
不到一周，监管层约谈马云，叫停蚂蚁上市。同时，中国银保监会、央行联合发布《网络小额贷款业务管理暂行办法（征求意见稿）》。</text:p>
      <text:p text:style-name="P4">
上述办法对开展网络小贷业务公司动用的杠杆率进行了严格限制，针对蚂蚁的意味很浓，并指导了蚂蚁等公司之后的。此后《华尔街日报》报道称，蚂蚁上市是习近平亲自叫停的。再加上，疫情期间，马云几乎都蛰伏在国外，甚至舆论由此担心，中国经济是否开始“国进民退”？</text:p>
      <text:p text:style-name="P4">
</text:p>
      <text:p text:style-name="P4">
图像来源，  Getty Images</text:p>
      <text:p text:style-name="P4">
图像加注文字，</text:p>
      <text:p text:style-name="P4">
拥有支付宝业务的蚂蚁金服，更名为蚂蚁集团，谋求扩大金融版图。</text:p>
      <text:h text:style-name="P12" text:outline-level="3">
<text:span text:style-name="T4">
蚂蚁是否再上市</text:span>
</text:h>
      <text:p text:style-name="P4">
随着靴子落地，互联网行业是否走出监管期，回归常态？</text:p>
      <text:p text:style-name="P4">
另一个信号是，中国总理李强在罚单出炉两天后，主持召开平台企业座谈会并称，平台经济为扩大需求提供了新空间，为创新发展提供了新引擎，为就业创业提供了新渠道，为公共服务提供了新支撑。</text:p>
      <text:p text:style-name="P4">
上述“四新”的新提法，在互联网从业者间讨论颇多。但从资本层面观察，互联网企业估值大不如前，市场信心还未能修复。</text:p>
      <text:p text:style-name="P4">
这种状况下，“利空出尽”蚂蚁如果再谋求上市，会估值几何？</text:p>
      <text:p text:style-name="P4">
收到罚单之前两天，蚂蚁集团开启一轮股权回购，用自有资金从现有股东手中回购不超过7.6%的股权。</text:p>
      <text:p text:style-name="P4">
根据该回购方案，蚂蚁集团对应的估值为5671亿元，而2020年IPO时的估值超过2万亿元，缩水到当时的四分之一。</text:p>
      <text:p text:style-name="P4">
新加坡的研究机构AEQUITAS RESEARCH的总监辛格（SumeetSingh）表示：“我不认为估值下降会阻碍蚂蚁的上市，因为它现在已经是一家不同的公司，盈利能力和增长动力都发生了变化。”</text:p>
      <text:p text:style-name="P4">
“此外，许多其他科技巨头也在过去两年经历大幅调整，不是只有蚂蚁一家。而随着监管尘埃落定，投资者可以更加确信蚂蚁不会在短期内再次面临监管上的不利因素，”他说。</text:p>
      <text:p text:style-name="P4">
Source: <text:a xlink:type="simple" xlink:href="https://www.bbc.com/zhongwen/simp/chinese-news-66188539" text:style-name="Internet_20_link" text:visited-style-name="Visited_20_Internet_20_Link">
https://www.bbc.com/zhongwen/simp/chinese-news-66188539</text:a>
</text:p>
      <!--NEWS-->
      <text:h text:style-name="P10" text:outline-level="1">
<text:span text:style-name="T4">
好朋友还是真损友？——从美欧关系再看欧盟战略自主 (Free Version)</text:span>
</text:h>
      <text:p text:style-name="P4">
Authors: ['周旺旺']</text:p>
      <text:p text:style-name="P4">
Publisher: 英国《金融时报》</text:p>
      <text:p text:style-name="P4">
Time: 2023-07-14T04:59:08+00:00</text:p>
      <text:p text:style-name="P4">
Published Time: 2023-07-13T12:00:99+08:00</text:p>
      <text:p text:style-name="P4">
Modified Time: 2023-07-14T00:53:99+08:00</text:p>
      <text:p text:style-name="P4">
Description: 周旺旺：中国国内研究中，似乎中国成为理解和阐释欧洲战略自主的唯一视角，但过多强调中国，会难以全面把握欧洲战略自主转型的本质根源。</text:p>
      <text:p text:style-name="P4">
Images: ["<text:a xlink:type="simple" xlink:href="https://thumbor.ftacademy.cn/unsafe/picture/8/000187128_piclink.jpeg" text:style-name="Internet_20_link" text:visited-style-name="Visited_20_Internet_20_Link">
000187128_pic...</text:a>
"]</text:p>
      <text:p text:style-name="P4">
Themes: ['美欧关系', '关注']</text:p>
      <text:p text:style-name="P4">
Keywords: ['美欧关系', '欧盟', '战略', '中欧关系', '中美关系']</text:p>
      <text:p text:style-name="P4">
Type: Article</text:p>
      <!--METADATA-->
      <text:p text:style-name="P4">
<draw:frame draw:style-name="fr1" draw:name="Image43" text:anchor-type="as-char" svg:width="6.9236in" svg:height="4.617987in" draw:z-index="0">
<draw:image xlink:href="../Images/FT Chinese Free Version/2023-07-14T04-59-08-00-00/000187128_piclink.jpeg" xlink:type="simple" xlink:show="embed" xlink:actuate="onLoad" draw:mime-type="image/jpeg"/>
</draw:frame>
</text:p>
      <text:p text:style-name="P4">
最近十年，“战略自主”是欧盟重要官方文件和成员国领导人公开发言中频繁提及的一个词。</text:p>
      <text:p text:style-name="P4">
一般会认为，欧洲人强调的“战略自主”是指欧洲要在中美竞争中保持独立自主，不轻易选边站，并且要在全球秩序中成为代表欧洲利益、欧洲价值观和欧洲力量的重要一极。但是，欧盟为什么会在最近十年如此强调“战略自主”，这一问题却没有得到很好的理解。</text:p>
      <text:p text:style-name="P4">
Source: <text:a xlink:type="simple" xlink:href="http://www.ftchinese.com/story/001100253" text:style-name="Internet_20_link" text:visited-style-name="Visited_20_Internet_20_Link">
http://www.ftchinese.com/story/001100253</text:a>
</text:p>
      <!--NEWS-->
      <text:h text:style-name="P10" text:outline-level="1">
<text:span text:style-name="T4">
高温难耐？可随身携带的个人降温设备来了 (Free Version)</text:span>
</text:h>
      <text:p text:style-name="P4">
Author: Mark Harris</text:p>
      <text:p text:style-name="P4">
Publisher: 华尔街日报中文网</text:p>
      <text:p text:style-name="P4">
Published Time: 2023-07-14T05:10:00.000Z</text:p>
      <text:p text:style-name="P4">
Modified Time: 2023-07-14T05:10:00.000Z</text:p>
      <text:p text:style-name="P4">
Created Time: 2023-07-14T03:10:00.000Z</text:p>
      <text:p text:style-name="P4">
Description: 撒哈拉沙漠的蚂蚁和骆驼启发科学家们研究新技术，让人们把制冷设备穿戴上身，在没有空调的情况下也能保持凉爽。</text:p>
      <text:p text:style-name="P4">
Images: []</text:p>
      <text:p text:style-name="P4">
Categories: ['派', '生活']</text:p>
      <text:p text:style-name="P4">
Keywords: SYND,LINK:EN|WP-WSJ-0000900009</text:p>
      <text:p text:style-name="P4">
Type: Article</text:p>
      <!--METADATA-->
      <text:p text:style-name="P4">
在东京和香港，一些上班族有个对抗夏季高温的秘密武器。</text:p>
      <text:p text:style-name="P4">
Source: <text:a xlink:type="simple" xlink:href="https://cn.wsj.com/articles/%E9%AB%98%E6%B8%A9%E9%9A%BE%E8%80%90-%E5%8F%AF%E9%9A%8F%E8%BA%AB%E6%90%BA%E5%B8%A6%E7%9A%84%E4%B8%AA%E4%BA%BA%E9%99%8D%E6%B8%A9%E8%AE%BE%E5%A4%87%E6%9D%A5%E4%BA%86-42004db9" text:style-name="Internet_20_link" text:visited-style-name="Visited_20_Internet_20_Link">
https://cn.wsj.com/articles/%E9%AB%98%E6%B8%A9%E9%9A%BE%E8%80%90-%E5%8F%AF%E9%9A%8F%E8%BA%AB%E6%90%BA%E5%B8%A6%E7%9A%84%E4%B8%AA%E4%BA%BA%E9%99%8D%E6%B8%A9%E8%AE%BE%E5%A4%87%E6%9D%A5%E4%BA%86-42004db9</text:a>
</text:p>
      <!--NEWS-->
      <text:h text:style-name="P10" text:outline-level="1">
<text:span text:style-name="T4">
研究报告: 泄漏港人隐私网站与中共信息战手段相似</text:span>
</text:h>
      <text:p text:style-name="P4">
Author: None</text:p>
      <text:p text:style-name="P4">
Publisher: Radio Free Asia (Organization)</text:p>
      <text:p text:style-name="P4">
Published Time: 2023-07-14T05:38:00-04:00</text:p>
      <text:p text:style-name="P4">
Modified Time: 2023-07-14T13:49:54-04:00</text:p>
      <text:p text:style-name="P4">
Description: None</text:p>
      <text:p text:style-name="P4">
Videos: []</text:p>
      <text:p text:style-name="P4">
Audios: ["<text:a xlink:type="simple" xlink:href="https://www.rfa.org/mandarin/yataibaodao/gangtai/ec-0714202305374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4" text:anchor-type="as-char" svg:width="6.9236in" svg:height="4.612011in" draw:z-index="0">
<draw:image xlink:href="../Images/rfamandarin/2023-07-14T05-38-00-04-00/000000.png" xlink:type="simple" xlink:show="embed" xlink:actuate="onLoad" draw:mime-type="image/png"/>
</draw:frame>
最新的学术研究报告揭露，针对反送中运动公开两千八百名港人隐私资料的网站，极有可能与中共信息战有关。 <text:a xlink:type="simple" xlink:href="https://www.rfa.org/mandarin/yataibaodao/gangtai/ec-07142023053742.html/@@images/image" text:style-name="Internet_20_link" text:visited-style-name="Visited_20_Internet_20_Link">
</text:a>
路透资料图  <text:a xlink:type="simple" xlink:href="https://www.rfa.org/mandarin/yataibaodao/gangtai/ec-07142023053742.html/@@stream" text:style-name="Internet_20_link" text:visited-style-name="Visited_20_Internet_20_Link">
Audio-1-Link：https://www.rfa.org/mandarin/yataibaodao/gangtai/ec-07142023053742.html/@@stream</text:a>
</text:p>
      <text:p text:style-name="P4">
加拿大一份最新的学术研究报告批露，一家针对反送中运动,公开2800名港人隐私资料的网站，极有可能与中共信息战有关。</text:p>
      <text:p text:style-name="P4">
<text:a xlink:type="simple" xlink:href="https://www.rfa.org/mandarin/ytbdzhuantixilie/shuju/jt-07122022115157.html" text:style-name="Internet_20_link" text:visited-style-name="Visited_20_Internet_20_Link">
 <text:span text:style-name="T4">
调查报告：上海十亿人数据泄漏的"中国特色"</text:span>
 </text:a>
  * <text:a xlink:type="simple" xlink:href="https://www.rfa.org/mandarin/Xinwen/3-06212022104530.html" text:style-name="Internet_20_link" text:visited-style-name="Visited_20_Internet_20_Link">
 <text:span text:style-name="T4">
纽约时报揭中国大量收集公民个资及DNA 确保威权统治</text:span>
 </text:a>
</text:p>
      <text:p text:style-name="P4">
多伦多大学公民实验室（Citizen Lab）周四（7月13日）公布最新的调查 <text:a xlink:type="simple" xlink:href="https://citizenlab.ca/wp-content/uploads/2023/07/Report168-hkleaks-061323.pdf" text:style-name="Internet_20_link" text:visited-style-name="Visited_20_Internet_20_Link">
 <text:span text:style-name="T4">
研究报告</text:span>
 </text:a>
，显示公开2800名港人个人资料的"香港解密"网站，极大可能是有组织进行的信息战，并与中国有关。</text:p>
      <text:p text:style-name="P4">
该网站在2019年香港反送中运动时开始运作，以"乱港头目"、"黄丝老师"、"无良记者"和"乱港暴徒"等不同的分类，公开大量香港泛民人士、示威者、记者和普通市民，包括手机号和住址等资料。</text:p>
      <text:p text:style-name="P4">
研究发现"香港解密"网站的编程语言（Javascript），有使用普通话拼音编写的代码，例如"jinlai"（进来）， "chuqu"（出去），以及"gundong lun bo "（滚动轮播）等，相信网站开发人员是使用普通话的人。</text:p>
      <text:p text:style-name="P4">
 研究发现 香港解密的编程语言有普通话代码。（报告截图）  <text:a xlink:type="simple" xlink:href="https://www.rfa.org/mandarin/yataibaodao/gangtai/ec-07142023053742.html/78147a7653d173b0-99996e2f89e35bc6-76847f167a0b8bed8a006709666e901a8bdd4ee378013002-62a5544a622a56fe.png" text:style-name="Internet_20_link" text:visited-style-name="Visited_20_Internet_20_Link">
 </text:a>
</text:p>
      <text:p text:style-name="P4">
在追踪"香港解密"网站何时开始运作时，发现Twitter（推特）在2019年7月，删除900多个主要发布香港抗争活动负面讯息的账户后，该网站在不足一个月便启动，发布针对反送中运动的讯息。同时，央视等中国官媒和法院等的官方微博，均有转发该网站公开的港人资料，转发时配以"香港暴徒名单"和"摘下他们的面罩，一起行动"等形容。该网站已经停止运作，香港自媒体《集志社》调查发现，该运站最后运作日是今年的6月10日。</text:p>
      <text:p text:style-name="P4">
<text:span text:style-name="T4">
受害者：住址、手机等私密资料被公开 对精神和名誉的影响不会因网站关闭而消失</text:span>
</text:p>
      <text:p text:style-name="P4">
抗争者赴汤的地址等个人资料，在包括"香港解密"等多个针对抗争者的网站公开。他表示，网站关闭也无法弥补伤害。尽管已移居台湾，但早已被贴标签公审，对他的名誉影响至今。</text:p>
      <text:p text:style-name="P4">
赴汤："个人资料全被公开真的压力很大，为此我曾搬过几次房子，更要匿名去租房，因为我不仅要面对可能被警察抓和坐牢，也会有流氓可能对我和家人作出人身伤害，每天活在恐惧当中。而且被这类网站归类成'暴徒'，我人生永远被贴上这个标签。一些新的客户不认识我，想了解我的背景，在上网找我的名字便看到'暴徒'，严重损害我的名誉。"</text:p>
      <text:p text:style-name="P4">
 中国官方微博也有转发 香港解密 公开的 起底资料。（报告截图）  <text:a xlink:type="simple" xlink:href="https://www.rfa.org/mandarin/yataibaodao/gangtai/ec-07142023053742.html/4e2d56fd5b9865b95fae535a4e5f67098f6c53d1-99996e2f89e35bc6-516c5f007684-8d775e95-8d4465993002-62a5544a622a56fe.png" text:style-name="Internet_20_link" text:visited-style-name="Visited_20_Internet_20_Link">
 </text:a>
</text:p>
      <text:p text:style-name="P4">
民主派前立法会议员许智峰也同是受害人，他表示，这种手段对刚参与民主运动的港人来说，确实造成威胁和恫吓，使他们不敢参与，又说，这份研究进一步确认，国家机器如何针对民主运动。</text:p>
      <text:p text:style-name="P4">
许智峰："2019年开始我留意这个网站，所公开资料的详细程度，无可能是在公共域领'起底'拿到的资料，我一直相信有官方背景在支持，针对香港的民主运动，前线用执法队伍，中间721事件看到有用黑社会，网上发动信息战，都能看到是国家机器在操作，这次的报告符合中共和港共政权是雇用很多黑客，整个反制是铺天盖地的由国家操控。"</text:p>
      <text:p text:style-name="P4">
<text:span text:style-name="T4">
评论：个案反映中共资讯操作传播链任协作角色 借弱化异见者印象提升政权正当性</text:span>
</text:p>
      <text:p text:style-name="P4">
研究中国锐实力发展和认知战操作的台湾政治大学国发所助理教授黄兆年表示，虽然研究没办法证实，公开2000多名港人资料的"香港解密"网站，与中国官方有直接关系，或是中国官方成立，但手法符合中共信息战的操作。</text:p>
      <text:p text:style-name="P4">
黄兆年："相对明确的是中国官方在资讯操作传播链里头，是扮演一个非常明显的协力传播者角色，是典型的锐实力的操作手法。一些示威者的个人资料被揭露、被'起底'，被做一些偏差的诠释，甚至贴标签，试图做资讯操作，影响人们对于异议人士或者对社会运动支持者的道德印象和认知，在弱化这些运动正当性的同时，它其实是在提升跟巩固，中共政权的正当性。"</text:p>
      <text:p text:style-name="P4">
黄兆年表示，从香港经验看到，中共如果实践数字威权主义，通过信息战的手法，使扩大用于内部公民社会控制手段的力量，这种锐实力操作也是中共认知作战的手段。</text:p>
      <text:p text:style-name="P4">
记者：陈子非 责编：陈美华 许书婷 嘉远 网编：瑞哲</text:p>
      <text:p text:style-name="P4">
Source: <text:a xlink:type="simple" xlink:href="https://www.rfa.org/mandarin/yataibaodao/gangtai/ec-07142023053742.html" text:style-name="Internet_20_link" text:visited-style-name="Visited_20_Internet_20_Link">
https://www.rfa.org/mandarin/yataibaodao/gangtai/ec-07142023053742.html</text:a>
</text:p>
      <!--NEWS-->
      <text:h text:style-name="P10" text:outline-level="1">
<text:span text:style-name="T4">
王毅会晤布林肯 吁美取消对中制裁</text:span>
</text:h>
      <text:p text:style-name="P4">
Author: None (Language: zh)</text:p>
      <text:p text:style-name="P4">
Publisher: None</text:p>
      <text:p text:style-name="P4">
Time: 2023-07-14T05:53:00Z</text:p>
      <text:p text:style-name="P4">
Description: 美国国务卿布林肯和中共中央外办主任王毅周四在东协会议期间会晤，这是美中高层近期的又一次接触。王毅呼吁美国应与中国"相向而行"，布林肯则重申沟通管道畅通的重要。</text:p>
      <text:p text:style-name="P4">
Videos: []</text:p>
      <text:p text:style-name="P4">
Images: []</text:p>
      <text:p text:style-name="P4">
Subject: 时政风云</text:p>
      <text:p text:style-name="P4">
Subjects: ['专题报道：习近平访美', '东南亚国家联盟', '南希·佩洛西']</text:p>
      <text:p text:style-name="P4">
Keywords: ['王毅', '秦刚', '布林肯', '雅加达', '东盟', '中美关系', '军事对话']</text:p>
      <text:p text:style-name="P4">
ID: 66220426</text:p>
      <!--METADATA-->
      <text:p text:style-name="P4">
<text:a xlink:type="simple" xlink:href="https://www.dw.com/zh/overlay/image/article/66220426/66219575" text:style-name="Internet_20_link" text:visited-style-name="Visited_20_Internet_20_Link">
 </text:a>
</text:p>
      <text:p text:style-name="P4">
王毅和布林肯在东盟会议间隙会面</text:p>
      <text:p text:style-name="P4">
（德国之声中文网）美国国务卿布林肯（AntonyBlinken）和中共中央政治局委员、中央外办主任王毅周四（7月13日）在印度尼西亚首都雅加达举行的东盟会议间隙会面。两人在雅加达一家酒店的会议厅对媒体亮相，在中美两国国旗前握手。</text:p>
      <text:p text:style-name="P4">
中国外交部周五（14日）发布新闻稿，主张最重要的是"重回峇里岛议程"。去年11月，中国国家主席习近平与美国总统拜登在二十国集团（G20）峇里岛峰会场边会晤；王毅称，美国应反思双方关系"陷入严重困难的症结"，促使双方把峇里岛会晤共识"转化为具体行动"。</text:p>
      <text:p text:style-name="P4">
王毅重申中国把台湾议题视为"内政"的立场，要求美国不应干涉；他也呼吁美国"停止对华经贸和科技打压，取消对华非法无理制裁"。</text:p>
      <text:p text:style-name="P4">
美国国务院发言人米勒（MatthewMiller）则表示，此次会晤是"坦诚和富有建设性的"，"是保持开放沟通渠道的持续努力的一部分，旨在表明美国在一系列议题中的利益所在，并通过减少误解和误判的风险，以负责任的方式管理竞争"。</text:p>
      <text:p text:style-name="P4">
法新社援引一位不愿具名的美国官员报道，布林肯在会谈中强调了美中两国恢复军事沟通的必要性和紧迫性。他还对黑客行动提出警告，称对任何针对美国政府、公司和美国公民的行动，美方都将采取适当行动，追究相关责任人的责任。</text:p>
      <text:h text:style-name="P12" text:outline-level="3">
<text:span text:style-name="T4">
布林肯：同习近平主席举行了重要会谈</text:span>
</text:h>
      <text:h text:style-name="P12" text:outline-level="3">
<text:span text:style-name="T4">
秦刚因健康原因缺席</text:span>
</text:h>
      <text:p text:style-name="P4">
这是布林肯与王毅一个月以内第二次见面。 <text:a xlink:type="simple" xlink:href="https://www.dw.com/zh/zh/布林肯告诉习近平拜登认为美中有义务处理好关系/a-65956287" text:style-name="Internet_20_link" text:visited-style-name="Visited_20_Internet_20_Link">
 布林肯在6月中旬访问了北京</text:a>
，成为近五年来首次访华的美国国务卿，他当时会见了习近平、王毅和外长秦刚。</text:p>
      <text:p text:style-name="P4">
这次东盟会议原定是由中国外长秦刚出席。但中国外交部表示，由于 <text:a xlink:type="simple" xlink:href="https://www.dw.com/zh/zh/秦刚去哪儿了北京健康原因缺席/a-66188018" text:style-name="Internet_20_link" text:visited-style-name="Visited_20_Internet_20_Link">
 秦刚的"健康原因"</text:a>
 ，由王毅代为出席。</text:p>
      <text:p text:style-name="P4">
在布林肯访华后， <text:a xlink:type="simple" xlink:href="https://www.dw.com/zh/zh/三鞠躬找平衡唱双簧-外界如何评耶伦中国行/a-66176844" text:style-name="Internet_20_link" text:visited-style-name="Visited_20_Internet_20_Link">
 美国财长耶伦上周也访问了北京 </text:a>
 。另外，美国气候特使克里也有访华行程。不过迄今为止，美国仍未实现 <text:a xlink:type="simple" xlink:href="https://www.dw.com/zh/zh/中美未能重啟軍事對話-布林肯訪華失利/a-65968525" text:style-name="Internet_20_link" text:visited-style-name="Visited_20_Internet_20_Link">
 与中国军方恢复对话</text:a>
 的关键目标，而对话被视为避免对抗的关键。</text:p>
      <text:p text:style-name="P4">
一段时间以来，中美这两个世界最大经济体之间的关系因为一系列问题日趋紧张，这些问题包括中国在亚太地区日益强硬的态度以及美国对先进半导体出口实施的全面限制等等。</text:p>
      <ul>
        <li>
</li>
      </ul>
      <h5>
布林肯访华哪些细节吸睛？</h5>
      <text:h text:style-name="P12" text:outline-level="3">
<text:span text:style-name="T4">
不铺红地毯、只给画红线</text:span>
</text:h>
      <text:p text:style-name="P4">
布林肯此次北京之行是美国国务卿5年来首次访华，也是拜登政府上台后美方访华的最高级别官员。不过，当布林肯抵达北京首都国际机场时，没有红地毯，没有人献花，到场迎接的中方官员只有相对级别较低的外交部北美大洋洲司司长杨涛。有意思的是，机场地面还画有几道红线，而现场照片也正好捕捉到布林肯脚踩“红线”的瞬间。在中美关系处于历史性低谷之际，所有这一切似乎都具有象征性意义。不过，也有专家指出，除了希拉里·克林顿2012年作为国务卿访华时中方为她铺了红地毯外，克里、蒂勒森、蓬佩奥等美国国务卿抵达中国时，停机坪也没有红地毯。</text:p>
      <ul>
        <li>
</li>
      </ul>
      <h5>
布林肯访华哪些细节吸睛？</h5>
      <text:h text:style-name="P12" text:outline-level="3">
<text:span text:style-name="T4">
中国官媒不提布林肯说了什么</text:span>
</text:h>
      <text:p text:style-name="P4">
布林肯6月18日早上抵达北京，下午抵达钓鱼台国宾馆，与中国国务委员兼外交部长秦刚会谈。不过，中国央视18日晚上7时播出的《新闻联播》却没报道此事。对于布林肯和秦刚长达6、7个小时的会谈，中国官媒新华社等只报道了秦刚以训诫口气表达的中方立场，但未提布林肯说了什么。新华社称，秦刚表示，“当前，中美关系处在建交以来的最低谷”，并强调“台湾问题是中国核心利益中的核心”，“也是最突出的风险”。</text:p>
      <ul>
        <li>
</li>
      </ul>
      <h5>
布林肯访华哪些细节吸睛？</h5>
      <text:h text:style-name="P12" text:outline-level="3">
<text:span text:style-name="T4">
分析：为习近平11月出席旧金山APEC峰会铺路</text:span>
</text:h>
      <text:p text:style-name="P4">
布林肯在与秦刚会谈后在推特写道，双方讨论了如何通过开放的沟通渠道负责任地管理两国的关系。美国国务院发表声明指出，布林肯强调了双方保持沟通渠道畅通的重要性，提出和中国在一些议题上可以合作，但同时表示，美国将继续保护美国人的利益，维护基于规则的国际秩序。《华尔街日报》先前分析，美中最近恢复对话的驱动力之一，是定于11月在旧金山举行的亚太经合组织（APEC）峰会。北京希望为中国国家主席习近平出席该会议并与美国总统拜登单独会面铺平道路。</text:p>
      <ul>
        <li>
</li>
      </ul>
      <h5>
布林肯访华哪些细节吸睛？</h5>
      <text:h text:style-name="P12" text:outline-level="3">
<text:span text:style-name="T4">
口罩的意义</text:span>
</text:h>
      <text:p text:style-name="P4">
从现场照片可以看到，在布林肯率领的美方代表团分别与中国外长秦刚以及中央政治局委员、中央外事工作委员会办公室主任王毅为首的中方代表团会晤时，除秦刚、王毅以外的中方人员都戴着口罩，美方人员除布林肯外也“入乡随俗”地戴上了口罩。今年3月北京斡旋沙伊两国达成协议的画面显示，在三方会谈上，所有官员都没戴口罩，与现在布林肯会晤北京官员的画面形成鲜明对比。</text:p>
      <ul>
        <li>
</li>
      </ul>
      <h5>
布林肯访华哪些细节吸睛？</h5>
      <text:h text:style-name="P12" text:outline-level="3">
<text:span text:style-name="T4">
悬念揭晓</text:span>
</text:h>
      <text:p text:style-name="P4">
直到最后一刻，中国国家主席、中共最高领导人习近平是否会接见布林肯一直是一个悬念。就在布林肯抵达北京的前夕，中国主席习近平会见了微软前总裁盖茨，称其是老朋友，并表示他始终寄希望于美国人民。分析家认为，如果习近平不见布林肯，那中美关系将会更加堪忧。如果见，双方关系可望进一步缓和，习近平11月赴旧金山参加APEC峰会时也可能对美国进行一次正式访问。</text:p>
      <ul>
        <li>
</li>
      </ul>
      <h5>
布林肯访华哪些细节吸睛？</h5>
      <text:h text:style-name="P12" text:outline-level="3">
<text:span text:style-name="T4">
布林肯完成此行的主要目标</text:span>
</text:h>
      <text:p text:style-name="P4">
按惯例，美国国务卿访华，中国领导人都会与之会晤。不过也有例外，比如布林肯前任蓬佩奥2018年10月访问中国时，习近平就没有见他。当时，中美贸易战已经登场，美国副总统彭斯刚刚发表强硬的对华政策演讲，双方关系非常紧张。如今，习近平在人民大会堂会见在中国气球侵入美国领空事件后推迟访华的布林肯，意味着中美将保持高层沟通，而布林肯也达成访华前宣布的与中国进行“坦率、直接和具有建设性”讨论的主要目标。会谈中，习近平坐在正中，左右手的长桌分别坐着中美官员。习近平和布林肯均没有戴口罩，而此前在与布林肯会晤中没有戴口罩的秦刚和王毅则和其他官员一样戴上了口罩。</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王毅：中俄应加强战略沟通协调</text:span>
</text:h>
      <text:p text:style-name="P4">
王毅在周四上午向东盟各国外长发表了讲话，俄罗斯外长拉夫罗夫也发表了讲话。这是王毅与拉夫罗夫自3月以来的首次会面。</text:p>
      <text:p text:style-name="P4">
据路透社报道，王毅在雅加达会见俄罗斯外长拉夫罗夫时表示，中国和俄罗斯需要加强战略沟通协调。</text:p>
      <text:p text:style-name="P4">
中国外交部援引王毅的话说，"面对百年变局，中俄坚定支持彼此维护正当利益，坚持走和睦相处、合作共赢发展道路，共同推进世界多极化和国际关系民主化。双方要遵循元首重要共识，保持高层交往，加强战略沟通协调，展现大国担当，捍卫各自国家利益和民族尊严，维护国际公平正义"。</text:p>
      <text:p text:style-name="P4">
王毅还特别强调，中方愿同俄方一道，"支持东盟中心地位，警惕外部势力干扰，支持印尼和东盟各国把握东亚合作正确方向，维护本地区得来不易的和平稳定局面"。</text:p>
      <text:p text:style-name="P4">
（路透社，法新社）</text:p>
      <text:p text:style-name="P4">
Source: <text:a xlink:type="simple" xlink:href="https://www.dw.com/zh/王毅会晤布林肯-吁美取消对中制裁/a-66220426" text:style-name="Internet_20_link" text:visited-style-name="Visited_20_Internet_20_Link">
https://www.dw.com/zh/王毅会晤布林肯-吁美取消对中制裁/a-66220426?maca=chi-rss-chi-all-1127-rdf</text:a>
</text:p>
      <!--NEWS-->
      <text:h text:style-name="P10" text:outline-level="1">
<text:span text:style-name="T4">
布林肯会见王毅　保持沟通与台海安全再成焦点</text:span>
</text:h>
      <text:p text:style-name="P4">
Author: None</text:p>
      <text:p text:style-name="P4">
Publisher: Radio Free Asia (Organization)</text:p>
      <text:p text:style-name="P4">
Published Time: 2023-07-14T06:16:00-04:00</text:p>
      <text:p text:style-name="P4">
Modified Time: 2023-07-14T12:04:01-04:00</text:p>
      <text:p text:style-name="P4">
Description: None</text:p>
      <text:p text:style-name="P4">
Videos: []</text:p>
      <text:p text:style-name="P4">
Audios: ["<text:a xlink:type="simple" xlink:href="https://www.rfa.org/mandarin/yataibaodao/junshiwaijiao/hcm-071420230615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4.612011in" draw:z-index="0">
<draw:image xlink:href="../Images/rfamandarin/2023-07-14T06-16-00-04-00/000000.png" xlink:type="simple" xlink:show="embed" xlink:actuate="onLoad" draw:mime-type="image/png"/>
</draw:frame>
2023年7月13日，美国国务卿布林肯出席东盟外长会议，并会晤中共中央外事办主任王毅。 <text:a xlink:type="simple" xlink:href="https://www.rfa.org/mandarin/yataibaodao/junshiwaijiao/hcm-07142023061539.html/@@images/image" text:style-name="Internet_20_link" text:visited-style-name="Visited_20_Internet_20_Link">
</text:a>
路透社图片  <text:a xlink:type="simple" xlink:href="https://www.rfa.org/mandarin/yataibaodao/junshiwaijiao/hcm-07142023061539.html/@@stream" text:style-name="Internet_20_link" text:visited-style-name="Visited_20_Internet_20_Link">
Audio-1-Link：https://www.rfa.org/mandarin/yataibaodao/junshiwaijiao/hcm-07142023061539.html/@@stream</text:a>
</text:p>
      <text:p text:style-name="P4">
7月13日，美国国务卿布林肯出席东盟(ASEAN)外长会议，并会晤中共中央外事办主任王毅。美中双方保持沟通与关注台海安全等议题，再次成为焦点。因此同时，中方在与东盟外长会议上提出，希望三年内完成"南海行为准则"谈判。</text:p>
      <text:p text:style-name="P4">
<text:a xlink:type="simple" xlink:href="https://www.rfa.org/mandarin/Xinwen/2-07132023132308.html" text:style-name="Internet_20_link" text:visited-style-name="Visited_20_Internet_20_Link">
 <text:span text:style-name="T4">
布林肯告诉王毅美方会追究黑客入侵邮件事件</text:span>
 </text:a>
  * <text:a xlink:type="simple" xlink:href="https://www.rfa.org/mandarin/Xinwen/1-07092023112130.html" text:style-name="Internet_20_link" text:visited-style-name="Visited_20_Internet_20_Link">
 <text:span text:style-name="T4">
耶伦结束访华前召开记者会：此行有助稳定美中关系</text:span>
 </text:a>
</text:p>
      <text:p text:style-name="P4">
美国国务院发言人米勒(MatthewMiller)表示，布林肯与王毅的会晤就一系列双边、区域和全球问题进行了坦诚和建设性的讨论，包括分歧和潜在的合作领域。布林肯强调了维护台海和平稳定的重要性。</text:p>
      <text:p text:style-name="P4">
米勒指出，布林肯利用此次会晤推进美国的利益和价值观，直接提出美国和盟国及合作伙伴对中国行动的共同关切，并倡导在影响美、中和世界各地人民的跨国挑战方面取得进展。布林肯明确表示，美国将与盟友和伙伴一道，推进对自由、开放和基于规则的国际秩序的愿景，“双方同意在未来数周和数月内，保持开放的沟通渠道。”</text:p>
      <text:p text:style-name="Quotations">

<text:p text:style-name="P4">
【布林肯见王毅放狠话】  &gt;
  美国国务卿 <text:a xlink:type="simple" xlink:href="https://twitter.com/hashtag/%E5%B8%83%E6%9E%97%E8%82%AF" text:style-name="Internet_20_link" text:visited-style-name="Visited_20_Internet_20_Link">
 #布林肯&gt;
 </text:a>
&gt;
 在雅加达会见中国最高外交官 <text:a xlink:type="simple" xlink:href="https://twitter.com/hashtag/%E7%8E%8B%E6%AF%85" text:style-name="Internet_20_link" text:visited-style-name="Visited_20_Internet_20_Link">
 #王毅&gt;
 </text:a>
&gt;
 。虽然两国近期频繁互动，但在一系列贸易、安全和地缘政治问题上仍存在分歧。布林肯告诉王毅，美国将追究侵犯美国政府机构的 <text:a xlink:type="simple" xlink:href="https://twitter.com/hashtag/%E9%BB%91%E5%AE%A2" text:style-name="Internet_20_link" text:visited-style-name="Visited_20_Internet_20_Link">
 #黑客&gt;
 </text:a>
&gt;
 责任。 <text:a xlink:type="simple" xlink:href="https://t.co/1oJKxteHkM" text:style-name="Internet_20_link" text:visited-style-name="Visited_20_Internet_20_Link">
 pic.twitter.com/1oJKxteHkM </text:a>
&gt;
&gt;
 — 自由亚洲电台 (@RFA_Chinese) <text:a xlink:type="simple" xlink:href="https://twitter.com/RFA_Chinese/status/1679609144511430660" text:style-name="Internet_20_link" text:visited-style-name="Visited_20_Internet_20_Link">
 July 13, 2023&gt;
 </text:a>
</text:p>

</text:p>
      <text:p text:style-name="P4">
据中国官方新华网报道，王毅在会晤中表示，双方要从具体事情做起，坚决阻止“灰犀牛”，妥善处理“黑天鹅”，彻底搬掉“拦路虎”，为中美关系的稳定积累条件、排除干扰。王毅也提到中方在台湾问题上的立场，要求美方不得肆意干涉中国内政，同时停止对华经贸和科技打压，取消对华制裁。</text:p>
      <text:p text:style-name="P4">
台湾的国策研究院资深顾问陈文甲接受本台访问时表示，台湾是美国实现印太区域开放与自由的重要指标，也是遏制中国霸权扩张的重要据点。对中国而言，多次强调台湾是其核心利益中的核心，“显而易见，台湾在中美博弈中凸显出战略位置。”</text:p>
      <text:p text:style-name="P4">
<text:span text:style-name="T4">
美国气候特使克里即将访问中国</text:span>
</text:p>
      <text:p text:style-name="P4">
布林肯与美国财长耶伦相继访问中国后，美国气候特使克里（JohnKerry）16日也将访问北京。克里出访前在国会听证会上表示，气候议题是拜登政府试图与中国合作的诸多议题之一。他强调，美方不会做出任何让步。</text:p>
      <text:p text:style-name="P4">
政治评论人士蔡慎坤对本台表示，现在拜登政府也希望美中关系有所缓和，不要太过激烈。但是，中国骇客攻击包含美国政府机构在内多个组织的电子邮件，布林肯身负重任，需要去表明态度。而王毅过去在主政中国外交部期间对美强硬，最近的会面似乎看出态度有所放软。</text:p>
      <text:p text:style-name="P4">
“现在中国国内政治、经济已经不允许再像过去5年那种疯狂的形象出现，必须与美国保持接触或恢复一定的关系。否则，中国政治、经济环境只会更加严峻。”蔡慎坤评论表示。</text:p>
      <text:p text:style-name="P4">
<text:span text:style-name="T4">
中国急欲与东盟达成“南海行为准则” 岛礁军事化引疑虑</text:span>
</text:p>
      <text:p text:style-name="P4">
王毅除了与布林肯会面外，他13日也出席中国-东盟(10+1)外长会。据中国外交部网站发布的新闻稿，中方承诺将恪守《南海各方行为宣言》，力争早日达成“南海行为准则”，更好维护南海的和平稳定。新闻稿表示，“中国与东盟永远是邻居、是伙伴，更是兄弟姐妹。”</text:p>
      <text:p text:style-name="P4">
据美联社引述一名要求匿名的东盟外交官表示，中国与东盟同意，努力在三年内完成“南海行为准则”的谈判。报道指出，中国和东盟在2002年签署了一项不具约束力的协议，呼吁南海主权声索国避免采取可能引发武装冲突的侵略行动。但中国将七个有争议的岛礁军事化，引起南海邻国以及美国和国际社会的警惕。中国谈判代表提议，该行为准则应限制外国军队在争议海域的存在和活动。东盟外交官表示，“参与谈判的美国盟友各国表示反对，因为他们主张，华盛顿在该地区制衡北京方面发挥着至关重要的作用。”</text:p>
      <text:p text:style-name="P4">
陈文甲指出，7年前国际法庭在南海仲裁案中，否决了中国所谓南海“九段线”的主张，对菲律宾等声索国较为有利，同样也有益于美国主张的自由航行权。但是7年来，相关裁决无法有效执行，中国仍有操作空间。</text:p>
      <text:p text:style-name="P4">
陈文甲：“中国会利用南海行为准则，第一作为牵制，其二争取与南海声索国协商。毕竟南海对中国而言，主权与安全及经济利益都相当重要。美国利用印太战略，以地缘安全拉拢东盟。中国势必加大‘一带一路’经济利诱东盟各国。在此区域，不仅涉及地缘安全，还包括地缘利益”。</text:p>
      <text:p text:style-name="P4">
蔡慎坤也认为，美国印太战略移转战略重心，对中国而言，与东盟国家达成“南海行为准则”成为迫在眉睫的问题。而多数东南亚国家不愿与中国搞僵关系，因此关键还在于中国高层是否愿意在南海问题上作出让步。</text:p>
      <text:p text:style-name="P4">
记者：黄春梅 责编：陈美华 许书婷 何平 网编：瑞哲</text:p>
      <text:p text:style-name="P4">
Source: <text:a xlink:type="simple" xlink:href="https://www.rfa.org/mandarin/yataibaodao/junshiwaijiao/hcm-07142023061539.html" text:style-name="Internet_20_link" text:visited-style-name="Visited_20_Internet_20_Link">
https://www.rfa.org/mandarin/yataibaodao/junshiwaijiao/hcm-07142023061539.html</text:a>
</text:p>
      <!--NEWS-->
      <text:h text:style-name="P10" text:outline-level="1">
<text:span text:style-name="T4">
乌克兰人玛卡洛娃：待战争结束重回家园 (Free Version)</text:span>
</text:h>
      <text:p text:style-name="P4">
Authors: ['何越']</text:p>
      <text:p text:style-name="P4">
Publisher: 英国《金融时报》</text:p>
      <text:p text:style-name="P4">
Time: 2023-07-14T06:39:22+00:00</text:p>
      <text:p text:style-name="P4">
Published Time: 2023-07-13T12:00:99+08:00</text:p>
      <text:p text:style-name="P4">
Modified Time: 2023-07-14T02:27:99+08:00</text:p>
      <text:p text:style-name="P4">
Description: 何越：玛卡洛娃去年底和家人辗转从乌克兰来到我们小镇，等待战争结束，重返家园。她的出现像一座桥梁，把我对乌克兰的纸上关注与现实衔接。</text:p>
      <text:p text:style-name="P4">
Images: []</text:p>
      <text:p text:style-name="P4">
Themes: ['专栏', '乌克兰战争', '关注']</text:p>
      <text:p text:style-name="P4">
Keywords: ['乌克兰战争', '乌克兰', '难民', '越陌度阡']</text:p>
      <text:p text:style-name="P4">
Type: Article</text:p>
      <!--METADATA-->
      <text:p text:style-name="P4">
7月11日，北约峰会在立陶宛首都维尔纽斯召开。焦点是能否确立乌克兰入北约的时间表。</text:p>
      <text:p text:style-name="P4">
心里挂着这事，我走入我们小镇教堂的咖啡屋，这是我第一次来此做义工。融入英国，我改掉了很多从前的旧观念。来做义务侍应生和冲咖啡之前，我花了一周来做心理建设——不再认为侍应生（使用端盘子一词带有歧视性）是低人一等服侍人的工作。服侍一词本身也具有歧视性。</text:p>
      <text:p text:style-name="P4">
Source: <text:a xlink:type="simple" xlink:href="http://www.ftchinese.com/story/001100254" text:style-name="Internet_20_link" text:visited-style-name="Visited_20_Internet_20_Link">
http://www.ftchinese.com/story/001100254</text:a>
</text:p>
      <!--NEWS-->
      <text:h text:style-name="P10" text:outline-level="1">
<text:span text:style-name="T4">
欧洲难民问题牵动德国神经 (Free Version)</text:span>
</text:h>
      <text:p text:style-name="P4">
Authors: ['袁杰']</text:p>
      <text:p text:style-name="P4">
Publisher: 英国《金融时报》</text:p>
      <text:p text:style-name="P4">
Time: 2023-07-14T06:50:26+00:00</text:p>
      <text:p text:style-name="P4">
Published Time: 2023-07-13T12:00:99+08:00</text:p>
      <text:p text:style-name="P4">
Modified Time: 2023-07-14T02:49:99+08:00</text:p>
      <text:p text:style-name="P4">
Description: 袁杰：欧洲难民问题是推升德国右翼民粹政党选择党(AfD)支持率的重要原因。这也凸显了欧盟当下达成难民问题新协议的重要性和紧迫性。</text:p>
      <text:p text:style-name="P4">
Images: ["<text:a xlink:type="simple" xlink:href="https://thumbor.ftacademy.cn/unsafe/picture/8/000184908_piclink.jpeg" text:style-name="Internet_20_link" text:visited-style-name="Visited_20_Internet_20_Link">
000184908_pic...</text:a>
"]</text:p>
      <text:p text:style-name="P4">
Themes: ['德国', '关注']</text:p>
      <text:p text:style-name="P4">
Keywords: ['德国', '难民', '德国政治']</text:p>
      <text:p text:style-name="P4">
Type: Article</text:p>
      <!--METADATA-->
      <text:p text:style-name="P4">
<draw:frame draw:style-name="fr1" draw:name="Image59" text:anchor-type="as-char" svg:width="6.9236in" svg:height="4.617987in" draw:z-index="0">
<draw:image xlink:href="../Images/FT Chinese Free Version/2023-07-14T06-50-26-00-00/000184908_piclink.jpeg" xlink:type="simple" xlink:show="embed" xlink:actuate="onLoad" draw:mime-type="image/jpeg"/>
</draw:frame>
</text:p>
      <text:p text:style-name="P4">
前不久，欧盟成员国已就难民庇护达成新协议。德国是接收难民最多的欧盟国家，大多数民众正迫切期待着新协议有助于解决欧洲难民问题。</text:p>
      <text:p text:style-name="P4">
<text:span text:style-name="T4">
1.欧盟达成移民协议</text:span>
</text:p>
      <text:p text:style-name="P4">
Source: <text:a xlink:type="simple" xlink:href="http://www.ftchinese.com/story/001100255" text:style-name="Internet_20_link" text:visited-style-name="Visited_20_Internet_20_Link">
http://www.ftchinese.com/story/001100255</text:a>
</text:p>
      <!--NEWS-->
      <text:h text:style-name="P10" text:outline-level="1">
<text:span text:style-name="T4">
克里：美国不会向气候变化受灾国家作出赔偿</text:span>
</text:h>
      <text:p text:style-name="P4">
Author: 联合早报 (Person)</text:p>
      <text:p text:style-name="P4">
Publisher: 联合早报 (Organization)</text:p>
      <text:p text:style-name="P4">
Published Time: 2023-07-14T06:57</text:p>
      <text:p text:style-name="P4">
Modified Time: 2023-07-14T07:11</text:p>
      <text:p text:style-name="P4">
Description: 即将赴北京重启气候谈判的美国气候变化特使克里表明，无论任何情况，美国都不会向遭气候变化重创的发展中国家作出赔偿。去年在埃及举行的第27届联合国气候变化大会（COP27）达成一项协议...</text:p>
      <text:p text:style-name="P4">
Videos: []</text:p>
      <text:p text:style-name="P4">
Audios: []</text:p>
      <text:p text:style-name="P4">
Images: []</text:p>
      <text:p text:style-name="P4">
Type: NewsArticle</text:p>
      <text:p text:style-name="P4">
Breadcrumbs: ['即时', '国际']</text:p>
      <text:p text:style-name="P4">
Keywords: ['气候变化', '克里', '发展中国家', '赔偿', '美国']</text:p>
      <!--METADATA-->
      <text:p text:style-name="P4">
即将赴北京重启气候谈判的美国气候变化特使克里表明，无论任何情况，美国都不会向遭气候变化重创的发展中国家作出赔偿。</text:p>
      <text:p text:style-name="P4">
去年在埃及举行的第27届联合国气候变化大会（COP27）达成一项协议，各国同意设立一个基金，协助发展中国家应对洪水、风暴和其他气候变化引发的灾难。</text:p>
      <text:p text:style-name="P4">
路透社报道，曾担任美国国务卿的克里，星期四（7月13日）在国务院的气候议程听证会作证时，被问及美国会不会向这个联合国基金提供资金。</text:p>
      <text:p text:style-name="P4">
克里在回答众议员马斯特的询问时说：“不会，无论是什么情况。”</text:p>
      <text:p text:style-name="P4">
<text:a xlink:type="simple" xlink:href="https://www.zaobao.com/realtime/china/story20230712-1412983" text:style-name="Internet_20_link" text:visited-style-name="Visited_20_Internet_20_Link">
 克里将于7月16日至19日访问中国</text:a>
，就合作应对气候变化重启双边会谈。克里此行为美中两国自去年8月以来的首次气候讨论，当时时任美国众议院议长洛西访问台湾后，北京方面愤怒地中断了气候会谈。</text:p>
      <text:p text:style-name="P4">
2022年11月在埃及举行的 <text:a xlink:type="simple" xlink:href="https://www.zaobao.com/realtime/world/story20221106-1330414" text:style-name="Internet_20_link" text:visited-style-name="Visited_20_Internet_20_Link">
 联合国COP27会议</text:a>
上，美国支持建立一项融资机制，以解决脆弱国家因重大或经常性灾害而遭受的“损失和损害”，但这项协议并未具体说明谁将向此基金提供资金或如何发放资金。而美国和其他发达国家推动协议添加一脚注，以排除对负有历史排放责任的富裕国家或对受灾国家进行赔偿的观点。</text:p>
      <text:p text:style-name="P4">
Source: <text:a xlink:type="simple" xlink:href="https://www.zaobao.com.sg/realtime/world/story20230714-1413678" text:style-name="Internet_20_link" text:visited-style-name="Visited_20_Internet_20_Link">
https://www.zaobao.com.sg/realtime/world/story20230714-1413678</text:a>
</text:p>
      <!--NEWS-->
      <text:h text:style-name="P10" text:outline-level="1">
<text:span text:style-name="T4">
专访亚投行副行长亚历山大爵士：“处理气候危机的时机很紧迫” (Free Version)</text:span>
</text:h>
      <text:p text:style-name="P4">
Authors: ['何越']</text:p>
      <text:p text:style-name="P4">
Publisher: 英国《金融时报》</text:p>
      <text:p text:style-name="P4">
Time: 2023-07-14T07:10:41+00:00</text:p>
      <text:p text:style-name="P4">
Published Time: 2023-07-10T12:00:99+08:00</text:p>
      <text:p text:style-name="P4">
Modified Time: 2023-07-10T23:45:99+08:00</text:p>
      <text:p text:style-name="P4">
Description: 丹尼•亚历山大表示，多边合作机制是最好的实现共同目标的方式，各国必须合作才能共同解决气候变化这一难题。</text:p>
      <text:p text:style-name="P4">
Images: ["<text:a xlink:type="simple" xlink:href="https://thumbor.ftacademy.cn/unsafe/picture/5/000187135_piclink.jpg" text:style-name="Internet_20_link" text:visited-style-name="Visited_20_Internet_20_Link">
000187135_pic...</text:a>
"]</text:p>
      <text:p text:style-name="P4">
Themes: ['专栏', '亚投行', '关注']</text:p>
      <text:p text:style-name="P4">
Keywords: ['亚投行', '气候变化', '中英关系', '越陌度阡']</text:p>
      <text:p text:style-name="P4">
Type: Article</text:p>
      <!--METADATA-->
      <text:p text:style-name="P4">
7月5日，英国智库Paddy Ashdown Forum（帕迪 ∙阿什当论坛）举办“全球对话”，首位访谈嘉宾是英国财政部前首席秘书，现任亚洲基础设施投资银行（亚投行）副行长的丹尼•亚历山大爵士（Sir DannyAlexander）。亚投行是一个在英国有争议的机构。我几次听得传闻说“亚投行是为‘一带一路’服务的”。不久前加拿大暂停了与亚投行的联系，因为该行的全球通讯总监、一名加拿大人，说该行“由共产党主导”并辞职。故此，我对亚投行以及为亚投行服务的前英国政治人士亚历山大爵士抱有高度的好奇心。绕开亚投行，英国华人自民党创始人MerleneEmerson（杜淑真）直接将我的采访邀请信发给了亚历山大爵士，并迅速获得同意。在帕迪 ∙ 阿什当论坛“全球对话”开始前的45分钟，我采访了他。</text:p>
      <text:p text:style-name="P4">
<draw:frame draw:style-name="fr1" draw:name="Image60" text:anchor-type="as-char" svg:width="6.9236in" svg:height="6.154311in" draw:z-index="0">
<draw:image xlink:href="../Images/FT Chinese Free Version/2023-07-14T07-10-41-00-00/000187135_piclink.jpg" xlink:type="simple" xlink:show="embed" xlink:actuate="onLoad" draw:mime-type="image/jpeg"/>
</draw:frame>
 杜淑真（左一）在帕迪 ∙阿什当论坛首次“全球对话”中致辞，右一是亚历山大爵士，中间是访谈主持人Dr Mimi Ajibade博士。</text:p>
      <text:p text:style-name="P4">
<text:span text:style-name="T4">
问：</text:span>
 你这次回来欧洲是参加在巴黎举行的新全球融资契约峰会，你得到了什么信息？</text:p>
      <text:p text:style-name="P4">
Source: <text:a xlink:type="simple" xlink:href="http://www.ftchinese.com/story/001100212" text:style-name="Internet_20_link" text:visited-style-name="Visited_20_Internet_20_Link">
http://www.ftchinese.com/story/001100212</text:a>
</text:p>
      <!--NEWS-->
      <text:h text:style-name="P10" text:outline-level="1">
<text:span text:style-name="T4">
世卫：阿斯巴甜为可能的致癌物质 但仍可安全食用</text:span>
</text:h>
      <text:p text:style-name="P4">
Author: 联合早报 (Person)</text:p>
      <text:p text:style-name="P4">
Publisher: 联合早报 (Organization)</text:p>
      <text:p text:style-name="P4">
Published Time: 2023-07-14T07:50</text:p>
      <text:p text:style-name="P4">
Modified Time: 2023-07-14T07:55</text:p>
      <text:p text:style-name="P4">
Description: 与世界卫生组织（WHO）有关联的两个组织星期五（7月14日）宣布，甜味剂阿斯巴甜为“可能的致癌物质”，但在已商定的水平下食用依然是安全的。路透社报道，阿斯巴甜（Aspartame）...</text:p>
      <text:p text:style-name="P4">
Videos: []</text:p>
      <text:p text:style-name="P4">
Audios: []</text:p>
      <text:p text:style-name="P4">
Images: []</text:p>
      <text:p text:style-name="P4">
Type: NewsArticle</text:p>
      <text:p text:style-name="P4">
Breadcrumbs: ['即时', '国际']</text:p>
      <text:p text:style-name="P4">
Keywords: ['世界卫生组织', '联合国', '致癌物', '糖']</text:p>
      <!--METADATA-->
      <text:p text:style-name="P4">
与世界卫生组织（WHO）有关联的两个组织星期五（7月14日）宣布，甜味剂阿斯巴甜为“可能的致癌物质”，但在已商定的水平下食用依然是安全的。</text:p>
      <text:p text:style-name="P4">
路透社报道，阿斯巴甜（Aspartame）是世界上最受欢迎的甜味剂之一，从可口可乐无糖汽水到Mars’ Extra口香糖等产品中都使用它。</text:p>
      <text:p text:style-name="P4">
世卫一独立专家小组对是否有任何证据表明某种物质具有潜在危害进行评估，另一个专家小组则评估该物质构成的现实风险有多大。</text:p>
      <text:p text:style-name="P4">
世卫驻日内瓦总部营养健康和发展司司长布兰卡在两个专家小组发表声明前，试图帮助消费者理解专家小组看似相互矛盾的立场。</text:p>
      <text:p text:style-name="P4">
布兰卡说：“如果消费者面临的选择是，我该喝加了甜味剂的可乐还是加了糖的可乐，我认为应该考虑第三种选择——那就是喝白开水。”</text:p>
      <text:p text:style-name="P4">
总部位于里昂的国际癌症研究机构（IARC）星期五发表声明说，阿斯巴甜为“可能的致癌物质”。所谓“可能的致癌物质”（possiblecarcinogen）是指某种物质可以导致癌症。</text:p>
      <text:p text:style-name="P4">
IARC的评估没有把一个人需要摄入多少阿斯巴甜才会有风险列入考虑；而摄入量，是世卫和联合国粮食及农业组织（FAO）下的食品添加剂联合专家委员会（JECFA）的专家组所考虑的。</text:p>
      <text:p text:style-name="P4">
食品添加剂联合专家委员会进行全面审查后，于星期五宣布，未发现令人信服的证据表明阿斯巴甜造成危害，并继续建议人们把阿斯巴甜的每日摄入量，控制在每公斤体重40毫克以下水平。</text:p>
      <text:p text:style-name="P4">
这与食品添加剂联合专家委员会1981年首次设定的水平一致，世界各地的监管机构都有类似指引。</text:p>
      <text:p text:style-name="P4">
未参与此次评估的几位科学家认为，将阿斯巴甜与癌症联系起来的证据很薄弱。食品和饮料行业协会则说，世卫独立专家小组的评估表明阿斯巴甜是安全的，对于想要减少饮食中糖分的人们来说，阿斯巴甜是一个不错的替代选择。</text:p>
      <text:p text:style-name="P4">
Source: <text:a xlink:type="simple" xlink:href="https://www.zaobao.com.sg/realtime/world/story20230714-1413681" text:style-name="Internet_20_link" text:visited-style-name="Visited_20_Internet_20_Link">
https://www.zaobao.com.sg/realtime/world/story20230714-1413681</text:a>
</text:p>
      <!--NEWS-->
      <text:h text:style-name="P10" text:outline-level="1">
<text:span text:style-name="T4">
微软电邮被黑事件显示中国网络间谍技术愈发高超 (Free Version)</text:span>
</text:h>
      <text:p text:style-name="P4">
Author: Dustin Volz / Robert McMillan / Josh Chin</text:p>
      <text:p text:style-name="P4">
Publisher: 华尔街日报中文网</text:p>
      <text:p text:style-name="P4">
Published Time: 2023-07-14T08:10:00.000Z</text:p>
      <text:p text:style-name="P4">
Modified Time: 2023-07-14T08:10:00.000Z</text:p>
      <text:p text:style-name="P4">
Created Time: 2023-07-14T06:50:00.000Z</text:p>
      <text:p text:style-name="P4">
Description: 一些安全专家将这次攻击称为迄今发现的技术水平最高、隐蔽性最强的攻击之一。</text:p>
      <text:p text:style-name="P4">
Images: []</text:p>
      <text:p text:style-name="P4">
Categories: ['国际']</text:p>
      <text:p text:style-name="P4">
Keywords: SYND,LINK:EN|WP-WSJ-0001053670</text:p>
      <text:p text:style-name="P4">
Type: Article</text:p>
      <!--METADATA-->
      <text:p text:style-name="P4">
一个有中国政府背景的黑客网络最近有大动作，侵入了包括美国商务部长在内的数位美国高级官员的电子邮件账户，这些黑客攻击的复杂程度实现飞跃，令美国网络安全官员感到震惊。</text:p>
      <text:p text:style-name="P4">
Source: <text:a xlink:type="simple" xlink:href="https://cn.wsj.com/articles/%E5%BE%AE%E8%BD%AF%E7%94%B5%E9%82%AE%E8%A2%AB%E9%BB%91%E4%BA%8B%E4%BB%B6%E6%98%BE%E7%A4%BA%E4%B8%AD%E5%9B%BD%E7%BD%91%E7%BB%9C%E9%97%B4%E8%B0%8D%E6%8A%80%E6%9C%AF%E6%84%88%E5%8F%91%E9%AB%98%E8%B6%85-fe07c215" text:style-name="Internet_20_link" text:visited-style-name="Visited_20_Internet_20_Link">
https://cn.wsj.com/articles/%E5%BE%AE%E8%BD%AF%E7%94%B5%E9%82%AE%E8%A2%AB%E9%BB%91%E4%BA%8B%E4%BB%B6%E6%98%BE%E7%A4%BA%E4%B8%AD%E5%9B%BD%E7%BD%91%E7%BB%9C%E9%97%B4%E8%B0%8D%E6%8A%80%E6%9C%AF%E6%84%88%E5%8F%91%E9%AB%98%E8%B6%85-fe07c215</text:a>
</text:p>
      <!--NEWS-->
      <text:h text:style-name="P10" text:outline-level="1">
<text:span text:style-name="T4">
ChatGPT正接受美国FTC调查 (Free Version)</text:span>
</text:h>
      <text:p text:style-name="P4">
Author: Ryan Tracy / John D. McKinnon</text:p>
      <text:p text:style-name="P4">
Publisher: 华尔街日报中文网</text:p>
      <text:p text:style-name="P4">
Published Time: 2023-07-14T08:20:00.000Z</text:p>
      <text:p text:style-name="P4">
Modified Time: 2023-07-14T08:20:00.000Z</text:p>
      <text:p text:style-name="P4">
Created Time: 2023-07-13T22:24:00.000Z</text:p>
      <text:p text:style-name="P4">
Description: 美国联邦贸易委员会正在调查OpenAI的ChatGPT是否因发布有关人们的虚假信息而对他们造成了伤害，这意味着该款热门应用面临潜在的诉讼风险。</text:p>
      <text:p text:style-name="P4">
Images: []</text:p>
      <text:p text:style-name="P4">
Categories: ['科技']</text:p>
      <text:p text:style-name="P4">
Keywords: SYND,LINK:EN|WP-WSJ-0001051462</text:p>
      <text:p text:style-name="P4">
Type: Article</text:p>
      <!--METADATA-->
      <text:p text:style-name="P4">
美国联邦贸易委员会(FTC)正在调查OpenAI的ChatGPT是否因发布有关人们的虚假信息而对他们造成了伤害，这意味着该款利用人工智能(AI)生成极其类似人类聊天内容的热门应用面临潜在的诉讼风险。</text:p>
      <text:p text:style-name="P4">
Source: <text:a xlink:type="simple" xlink:href="https://cn.wsj.com/articles/chatgpt%E6%AD%A3%E5%9C%A8%E6%8E%A5%E5%8F%97%E7%BE%8E%E5%9B%BD%E8%81%94%E9%82%A6%E8%B4%B8%E6%98%93%E5%A7%94%E5%91%98%E4%BC%9A%E7%9A%84%E8%B0%83%E6%9F%A5-ffc4a548" text:style-name="Internet_20_link" text:visited-style-name="Visited_20_Internet_20_Link">
https://cn.wsj.com/articles/chatgpt%E6%AD%A3%E5%9C%A8%E6%8E%A5%E5%8F%97%E7%BE%8E%E5%9B%BD%E8%81%94%E9%82%A6%E8%B4%B8%E6%98%93%E5%A7%94%E5%91%98%E4%BC%9A%E7%9A%84%E8%B0%83%E6%9F%A5-ffc4a548</text:a>
</text:p>
      <!--NEWS-->
      <text:h text:style-name="P10" text:outline-level="1">
<text:span text:style-name="T4">
评论 | 王丹：中共迫害人权的新模式</text:span>
</text:h>
      <text:p text:style-name="P4">
Author: None</text:p>
      <text:p text:style-name="P4">
Publisher: Radio Free Asia (Organization)</text:p>
      <text:p text:style-name="P4">
Published Time: 2023-07-14T08:40:00-04:00</text:p>
      <text:p text:style-name="P4">
Modified Time: 2023-07-14T10:00:17-04:00</text:p>
      <text:p text:style-name="P4">
Description: None</text:p>
      <text:p text:style-name="P4">
Videos: []</text:p>
      <text:p text:style-name="P4">
Audios: ["<text:a xlink:type="simple" xlink:href="https://www.rfa.org/mandarin/pinglun/wangdan/wd-0710202315014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3.88615in" draw:z-index="0">
<draw:image xlink:href="../Images/rfamandarin/2023-07-14T08-40-00-04-00/000000.png" xlink:type="simple" xlink:show="embed" xlink:actuate="onLoad" draw:mime-type="image/png"/>
</draw:frame>
709律师王全璋遭逼迁，公安不断以各种理由至家中骚扰，近两个月被迫搬家13次，引发国际媒体大幅报导。 <text:a xlink:type="simple" xlink:href="https://www.rfa.org/mandarin/pinglun/wangdan/wd-07102023150148.html/@@images/image" text:style-name="Internet_20_link" text:visited-style-name="Visited_20_Internet_20_Link">
</text:a>
李文足推特  <text:a xlink:type="simple" xlink:href="https://www.rfa.org/mandarin/pinglun/wangdan/wd-07102023150148.html/@@stream" text:style-name="Internet_20_link" text:visited-style-name="Visited_20_Internet_20_Link">
Audio-1-Link：https://www.rfa.org/mandarin/pinglun/wangdan/wd-07102023150148.html/@@stream</text:a>
</text:p>
      <text:p text:style-name="P4">
在2015年的“709大抓捕”中，众多维权律师和民主人士纷纷入狱。这些被抓捕的人士虽在近年陆续出狱，但当局对他们的打压并没有停止。</text:p>
      <text:p text:style-name="P4">
近日，709案的维权律师王全璋一家持续受到当局的打压和迫害。据自由亚洲电台报道，自2015年至2021年6年间，王全璋一家已被迫多次搬迁，近两个月，他们更是被迫在北京频频搬家，甚至还有一天换一个地方的纪录，让全家人身心俱疲。住处不但被断水断电，基层公安还在夜间砸门，冲进屋里挑衅，挑唆房东对他们居住的租赁房拆门砸窗等，态度恶劣，手段粗暴。王全璋的妻子李文足接受采访称，孩子因受到惊吓而生病，被迫与父母分离，身心受创。王全璋也在推特透露，在经历断电后，家门上的摄像头也被人用喷枪掩盖。王全璋在接受访问时指出，目前家里不但被断电，而且更有大批不明身份人士在家门外围堵，不让物资进来，上门骚扰者中甚至还有未成年人。他说，一旦物资中断，接下来的生活将会陆续出状况，他自己也不知道还能坚持多久。除王全璋、李文足一家外，在北京的人权律师李和平及其家人也遭到暴力驱逐，至今已被逼迁8次。不仅如此，李和平、王峭岭一家在本月上旬还被当局以“可能危害国家安全”的名义禁止出境。</text:p>
      <text:p text:style-name="P4">
众所周知，中共一向持续打压国内民主人士的基本权利，但刑满之后对其进行生活上的压迫，让维权律师和异议人士无法在社会上正常生活，甚至威胁到他们未成年的子女，在此前并不多见。尤其在公安部长王小洪上台后，针对包括709律师在内的异议人士采取新的做法，不仅在司法上利用冤案打击他们，也要在生活上让他们走投无路，彻底打垮他们的斗争意志，这种“不让人活下去”的思路，是中共人权迫害的新模式，这是一个非常危险的信号，必须引起国际社会和各国政府的高度关注。海外民运人士日前也发起声援行动，联署致信北京市长殷勇、公安部长王小洪及北京市公安局长元延军，呼吁当局停止对709案律师王全璋、李和平两家的政治迫害、逼迁及边控。</text:p>
      <text:p text:style-name="P4">
这几年，外界和国际人权机构关注新疆、西藏等地的人权问题固然应当，但国际社会也不应忽视正在加速恶化的中国内地的人权状况。据英国《卫报》报道，总部位于新西兰的非政府组织“人权评量倡议”（HRMI），自2017年以来一直在监测各国的人权表现。根据最新的报告，中国在多项指标上都是全世界人权纪录最差的国家。在免于公民被任意逮捕方面，只有哈萨克斯坦得分比中国低。不夸张地说，中国已经是全球人权状况最糟糕的国家。比如，去年出狱的维权律师余文生，4月中旬与妻子许艳受邀与欧盟驻中国代表团会面，前去途中被便衣强行带到派出所后失踪。一个多月后，家属才正式接获当局通知，二人因涉嫌寻衅滋事双双被批捕。在余文生夫妻被失踪的一个多月里，他们的儿子一直被人严密看管，不许与其他人接触，好友们想探望，代其父母照顾也被阻挠。这种株连式的迫害模式，手段卑劣，令人发指。中共这种对人权变本加厉的打压，应该引起国际社会足够的重视和关注。</text:p>
      <text:p text:style-name="P4">
（文章只代表特约评论员个人的立场和观点）</text:p>
      <text:p text:style-name="P4">
Source: <text:a xlink:type="simple" xlink:href="https://www.rfa.org/mandarin/pinglun/wangdan/wd-07102023150148.html" text:style-name="Internet_20_link" text:visited-style-name="Visited_20_Internet_20_Link">
https://www.rfa.org/mandarin/pinglun/wangdan/wd-07102023150148.html</text:a>
</text:p>
      <!--NEWS-->
      <text:h text:style-name="P10" text:outline-level="1">
<text:span text:style-name="T4">
中國央行反駁通縮觀點 看好經濟前景</text:span>
</text:h>
      <text:p text:style-name="P4">
Author: None (Language: zh)</text:p>
      <text:p text:style-name="P4">
Publisher: None</text:p>
      <text:p text:style-name="P4">
Time: 2023-07-14T08:41:00Z</text:p>
      <text:p text:style-name="P4">
Description: 中國經濟在疫後持續疲軟，引發外界產生「通縮」的預期。不過，中國人民銀行副行長劉國強14日在記者會上，反駁了「中國逆世界通膨之勢，面臨通縮」的說法，對中國經濟成長表達信心，與西方專家的分析不同調。</text:p>
      <text:p text:style-name="P4">
Videos: []</text:p>
      <text:p text:style-name="P4">
Images: []</text:p>
      <text:p text:style-name="P4">
Subject: 经济纵横</text:p>
      <text:p text:style-name="P4">
Subjects: ['专题报道：中国经济何处去？']</text:p>
      <text:p text:style-name="P4">
Keywords: ['中国经济', '通膨', '通缩', '清零']</text:p>
      <text:p text:style-name="P4">
ID: 66227183</text:p>
      <!--METADATA-->
      <text:p text:style-name="P4">
<text:a xlink:type="simple" xlink:href="https://www.dw.com/zh/overlay/image/article/66227183/63550377" text:style-name="Internet_20_link" text:visited-style-name="Visited_20_Internet_20_Link">
 </text:a>
</text:p>
      <text:p text:style-name="P4">
多家媒體報導，當西方國家努力應對通膨時，中國正面臨通貨緊縮（示意圖）。</text:p>
      <text:p text:style-name="P4">
（德國之聲中文網）多家媒體日前報導， <text:a xlink:type="simple" xlink:href="https://www.dw.com/zh/zh/中国经济这边风景独自通缩/a-66181261" text:style-name="Internet_20_link" text:visited-style-name="Visited_20_Internet_20_Link">
 當西方國家努力應對通膨時，中國正面臨通貨緊縮</text:a>
 。然而，中國 <text:a xlink:type="simple" xlink:href="https://www.dw.com/zh/zh/经济疲软人民币贬值-中国央行领导层换将/a-66094586" text:style-name="Internet_20_link" text:visited-style-name="Visited_20_Internet_20_Link">
 人民銀行</text:a>
副行長劉國強週五（7月14日）反駁了這個說法。</text:p>
      <text:h text:style-name="P12" text:outline-level="3">
<text:span text:style-name="T4">
「目前沒有通縮，下半年也不會有」</text:span>
</text:h>
      <text:p text:style-name="P4">
中國官媒新華社報導，劉國強在中國國務院新聞辦公室的記者會上表示，相較於他國經濟高通膨的情景，中國物價相對平穩、近月亦開始走低，但中國當前經濟情況與歷史上的典型通貨緊縮存在明顯差異，目前並沒有、下半年也不會出現通縮情況。</text:p>
      <text:p text:style-name="P4">
根據中國官方數據，中國的消費者物價指數（CPI）6月份回落至零，不僅創下2021年2月以來新低，更觸及通縮分界點。《華爾街日報》指，近兩季度以來，中國多項經濟指標持續低迷回落、樓市交投不振，與此前因鬆綁「清零」政策後出現的經濟快速反彈形成鮮明對比，投資者對經濟復甦的預期也開始轉弱，引發了<text:a xlink:type="simple" xlink:href="https://www.dw.com/zh/zh/重蹈日本覆辙-中国经济陷入困难的通缩氛围/a-66212419" text:style-name="Internet_20_link" text:visited-style-name="Visited_20_Internet_20_Link">
 中國即將陷入通縮困境的預期 </text:a>
 。</text:p>
      <text:p text:style-name="P4">
英國《金融時報》報導，法國外貿銀行（Natixis）首席亞太經濟學家加西亞-埃雷羅（Alicia GarciaHerrero）表示，中國國內需求確實疲軟，市場呈現非常負面的情緒。</text:p>
      <text:p text:style-name="P4">
</text:p>
      <text:p text:style-name="P4">
中國經濟持續疲軟、失業率飆升，市場情緒低迷（示意圖）。</text:p>
      <text:p text:style-name="P4">
然而，劉國強強調， <text:a xlink:type="simple" xlink:href="https://www.dw.com/zh/zh/专访德国专家中国经济在向好的道路上/a-66044613" text:style-name="Internet_20_link" text:visited-style-name="Visited_20_Internet_20_Link">
 中國經濟長期向好 </text:a>
的基本面並未改變，當前面臨的挑戰是疫後經濟復甦過程中的正常現象。他對中國經濟前景表示樂觀，稱經濟循環和居民收入、消費等已開始好轉，且隨著政策效果顯現，供需缺口將進一步彌合。他預期CPI有望於8月後逐步上行，中國全年CPI總體走勢預計呈U型；年內物價水平先降後升，有望於年底向1%靠攏。</text:p>
      <text:p text:style-name="P4">
《華爾街日報》指出，劉國強此言釋出中國將繼續寬鬆貨幣政策的信號。</text:p>
      <text:p text:style-name="P4">
17日，中國將公佈第二季度國內生產總值（GDP）數據，或能提供更多關於中國經濟狀況的線索。</text:p>
      <text:h text:style-name="P12" text:outline-level="3">
<text:span text:style-name="T4">
為什麼外界說中國「逆勢通縮」？</text:span>
</text:h>
      <text:p text:style-name="P4">
巴克萊銀行（Barclays）的金融專家認為，中國陷入了「困難的通縮氛圍」。通縮意味著價格普遍下跌，導致銷售、薪水和投資全面下降的螺旋式發展，對經濟帶來災難性後果。</text:p>
      <text:p text:style-name="P4">
《金融時報》13日分析中國通縮的成因。報導指，中國與他國同樣尋求藉寬鬆的貨幣、財政政策來應對疫情對經濟的負面影響。中國政府2020年至2022年進行了發行債券、調低利率等措施；在財政刺激措施方面，則針對基礎設施支出和企業等領域，以減稅、降低人民薪資中強制納入社保的比例，以及其他避免失業的措施為主。</text:p>
      <text:h text:style-name="P12" text:outline-level="3">
<text:span text:style-name="T4">
疫情之下 中国经济气喘吁吁</text:span>
</text:h>
      <text:p text:style-name="P4">
相較之下，美國推出了更大規模的財政和貨幣刺激計劃，讓消費者直接獲得了的補助和失業救濟金。</text:p>
      <text:p text:style-name="P4">
報導還指出， <text:a xlink:type="simple" xlink:href="https://www.dw.com/zh/zh/中國去年疫情防控支出或逾三千億人民幣/a-64717985" text:style-name="Internet_20_link" text:visited-style-name="Visited_20_Internet_20_Link">
 嚴格、長期的防疫封控政策</text:a>
 也讓中國 <text:a xlink:type="simple" xlink:href="https://www.dw.com/zh/zh/中國推就業攻堅救青年失業率-網民質疑/a-66029450" text:style-name="Internet_20_link" text:visited-style-name="Visited_20_Internet_20_Link">
 失業率飆升</text:a>
、對家戶資產負債表造成嚴重損害，房市崩潰也打擊商品價格，降低了生產者價格通膨。公部門方面，中國多地 <text:a xlink:type="simple" xlink:href="https://www.dw.com/zh/zh/地方财政紧张-中国大学大幅提高学费/a-65840005" text:style-name="Internet_20_link" text:visited-style-name="Visited_20_Internet_20_Link">
 地方政府陷入債務困境</text:a>
 ；私營部門則產能過剩，並因 <text:a xlink:type="simple" xlink:href="https://www.dw.com/zh/zh/疫後首個618戰績揭曉-專家中國消費仍疲軟/a-65955650" text:style-name="Internet_20_link" text:visited-style-name="Visited_20_Internet_20_Link">
消費需求疲軟 </text:a>
 而不願投資。</text:p>
      <text:p text:style-name="P4">
報導指，這樣的通縮趨勢若留下根深柢固的印象，將進一步抑制企業投資，而消費者則將因擔心工作不保、房價繼續下跌，而愈發減少支出，讓消費復甦進一步喪失動力。</text:p>
      <text:h text:style-name="P12" text:outline-level="3">
<text:span text:style-name="T4">
就业难的中国年轻人</text:span>
</text:h>
      <text:p text:style-name="P4">
（綜合報導）</text:p>
      <text:p text:style-name="P4">
Source: <text:a xlink:type="simple" xlink:href="https://www.dw.com/zh/中國央行反駁通縮觀點-看好經濟前景/a-66227183" text:style-name="Internet_20_link" text:visited-style-name="Visited_20_Internet_20_Link">
https://www.dw.com/zh/中國央行反駁通縮觀點-看好經濟前景/a-66227183?maca=chi-rss-chi-all-1127-rdf</text:a>
</text:p>
      <!--NEWS-->
      <text:h text:style-name="P10" text:outline-level="1">
<text:span text:style-name="T4">
美国好莱坞演员发起数十年来最大规模罢工</text:span>
</text:h>
      <text:p text:style-name="P4">
Author: 联合早报 (Person)</text:p>
      <text:p text:style-name="P4">
Publisher: 联合早报 (Organization)</text:p>
      <text:p text:style-name="P4">
Published Time: 2023-07-14T09:06</text:p>
      <text:p text:style-name="P4">
Modified Time: 2023-07-14T09:06</text:p>
      <text:p text:style-name="P4">
Description: 代表美国16万电视和电影演员的工会星期四（7月13日）宣布罢工，这意味着美国好莱坞影视工业全面停摆，美国编剧工会已经罢工70多天。《纽约时报》报道，美国电视和广播艺人联合会（SAG...</text:p>
      <text:p text:style-name="P4">
Videos: []</text:p>
      <text:p text:style-name="P4">
Audios: []</text:p>
      <text:p text:style-name="P4">
Images: []</text:p>
      <text:p text:style-name="P4">
Type: NewsArticle</text:p>
      <text:p text:style-name="P4">
Breadcrumbs: ['即时', '国际']</text:p>
      <text:p text:style-name="P4">
Keywords: ['美国', '罢工', '好莱坞', '谈判']</text:p>
      <!--METADATA-->
      <text:p text:style-name="P4">
代表美国16万电视和电影演员的工会星期四（7月13日）宣布罢工，这意味着美国好莱坞影视工业全面停摆，美国编剧工会已经罢工70多天。</text:p>
      <text:p text:style-name="P4">
《纽约时报》报道，美国电视和广播艺人联合会（SAG-AFTRA）要求流媒体巨头，为他们提供更公平的利润分配和更好的工作条件。</text:p>
      <text:p text:style-name="P4">
SAG-AFTRA工会的其他要求，包括要求制片公司保证不会以人工智能（AI）和电脑生成面孔和声音来替代演员。</text:p>
      <text:p text:style-name="P4">
工会领袖星期四（7月13日）与制片公司的谈判破裂后，以投票通过从当天午夜起罢工，引发了好莱坞63年来首次全行业停工状态。</text:p>
      <text:p text:style-name="P4">
担任SAG-AFTRA工会主席的女演员法兰·德瑞雪（FranDrescher）说：“我们的遭遇正发生在各个领域的劳工身上。老板们眼中只有华尔街和贪婪，他们忘记了让机器运转的重要贡献者，这就是我们面对的问题。”</text:p>
      <text:p text:style-name="P4">
德雷雪说，工会仍然愿意谈判，但前提是制片公司“愿意以尊重我们的工作的态度，与我们进行正常的对话。”</text:p>
      <text:p text:style-name="P4">
演员罢工将于洛杉矶时间星期四午夜开始。罢工启动一小时后，演员将到加利福尼亚的美国流媒体巨头网飞（Netflix）总部外聚集抗议。过后，罢工演员将转移到派拉蒙影业（ParamountPictures）、华纳兄弟和迪士尼公司外进行抗议。</text:p>
      <text:p text:style-name="P4">
代表好莱坞公司进行谈判的“电影和电视制片人联盟”（Alliance of Motion Picture and TelevisionProducers，简称AMPTP）发表声明，对SAG-AFTRA工会的决定表示“遗憾”，指电视和电影演员罢工“将导致数以千计、依赖好莱坞工业的人陷入经济困难”。</text:p>
      <text:p text:style-name="P4">
美国电视和广播艺人联合会此前与好莱坞制片公司签署的三年合同，于星期三晚上11时59分到期。双方过后同意将这份合同延长到6月30日，以便继续谈判。但双方在一系列问题上存在分歧，包括薪酬和人工智能的使用，导致谈判破裂。</text:p>
      <text:p text:style-name="P4">
Source: <text:a xlink:type="simple" xlink:href="https://www.zaobao.com.sg/realtime/world/story20230714-1413692" text:style-name="Internet_20_link" text:visited-style-name="Visited_20_Internet_20_Link">
https://www.zaobao.com.sg/realtime/world/story20230714-1413692</text:a>
</text:p>
      <!--NEWS-->
      <text:h text:style-name="P10" text:outline-level="1">
<text:span text:style-name="T4">
福岛核废水：在科学数据面前，当地居民仍恐惧“看不见的敌人”</text:span>
</text:h>
      <text:p text:style-name="P4">
Author: https://www.facebook.com/bbcworldservice/</text:p>
      <text:p text:style-name="P4">
Publisher: BBC News 中文</text:p>
      <text:p text:style-name="P4">
Published Time: 2023-07-14T09:07:56.000Z</text:p>
      <text:p text:style-name="P4">
Modified Time: 2023-07-14T09:07:56.000Z</text:p>
      <text:p text:style-name="P4">
Description: 在日本福岛，当地人仍然很难相信，将处理过的核废水排入太平洋是安全的。</text:p>
      <text:p text:style-name="P4">
Images: ["<text:a xlink:type="simple" xlink:href="https://ichef.bbci.co.uk/news/640/cpsprodpb/A422/production/_130381024_jex_11221011_de31.jpg" text:style-name="Internet_20_link" text:visited-style-name="Visited_20_Internet_20_Link">
_130381024_je...</text:a>
"]</text:p>
      <text:p text:style-name="P4">
Videos: ["<text:a xlink:type="simple" xlink:href="https://www.bbc.com/ws/av-embeds/cps/zhongwen/simp/world-66198759/p0g0qjt5/zh-hans" text:style-name="Internet_20_link" text:visited-style-name="Visited_20_Internet_20_Link">
zh-hans</text:a>
"]</text:p>
      <text:p text:style-name="P4">
Tags: ['日本', '核电']</text:p>
      <text:p text:style-name="P4">
Type: Article</text:p>
      <!--METADATA-->
      <text:h text:style-name="P12" text:outline-level="3">
<text:span text:style-name="T4">
福岛核废水：在科学数据面前，当地居民仍恐惧“看不见的敌人”</text:span>
</text:h>
      <ul>
        <li>
莎玛·哈里尔（Shaimaa Khalil）   * BBC驻东京记者</li>
      </ul>
      <text:p text:style-name="P4">
2023年7月14日<draw:frame draw:style-name="fr1" draw:name="Image65" text:anchor-type="as-char" svg:width="6.9236in" svg:height="3.894525in" draw:z-index="0">
<draw:image xlink:href="../Images/BBC Chinese/2023-07-14T09-07-56.000Z/_130381024_jex_11221011_de31.jpg" xlink:type="simple" xlink:show="embed" xlink:actuate="onLoad" draw:mime-type="image/jpeg"/>
</draw:frame>
图像加注文字，</text:p>
      <text:p text:style-name="P4">
福岛县渔民担忧排放核废水将延展地方渔业所遭受的污名。</text:p>
      <text:p text:style-name="P4">
<text:span text:style-name="T4">
在距离日本东岸现已报废的福岛第一核电站一个小时车程的地方，一个叫“Tarachine”的实验室里，木村爱穿着白大衣、戴着白手套在切一条鱼的样本。</text:span>
</text:p>
      <text:p text:style-name="P4">
木村小姐和她的志愿者团队每年四次从核电站周边水域收集鱼样本。2011年的那场毁灭性海啸淹没了反应堆，引发放射性泄漏。几个月后他们成立了这个实验室，从那时候起，她们就一直在进行这项工作。</text:p>
      <text:p text:style-name="P4">
只不过木村小姐并不是科学家——她所率领的这个非牟利实验室里所有女性成员也都不是。实验室的名字“Tarachine”取自古代日语中的“母亲”一词。木村小姐表示，那次海啸之后，大受震撼的当地居民开设这家实验室，为的是搞清楚给他们的孩子吃什么才是安全的。因为当时要找到关于辐射风险的信息很困难，于是他们请技术专家对他们进行培训，学习检测放射性物质和记录读数，同时筹集资金并开始自学。</text:p>
      <text:p text:style-name="P4">
这是一个从未想过核电站事故有可能发生的社区，在遭受毁灭性打击之后的决定。如今，12年过去了，他们再次发现，自己很难相信日本政府，因为政府坚称把经过处理的放射性废水排入太平洋是安全的。</text:p>
      <text:p text:style-name="P4">
<text:a xlink:type="simple" xlink:href="https://www.bbc.com/zhongwen/simp/science-65963585" text:style-name="Internet_20_link" text:visited-style-name="Visited_20_Internet_20_Link">
 福岛核废水排海倒计时邻居反应激烈 “不仅是经济问题，还生死攸关” </text:a>
  * <text:a xlink:type="simple" xlink:href="https://www.bbc.com/zhongwen/simp/world-65107965" text:style-name="Internet_20_link" text:visited-style-name="Visited_20_Internet_20_Link">
 日本百万吨福岛核废水排放在即 你会喝一罐产自那里的桃汁吗？ </text:a>
  * <text:a xlink:type="simple" xlink:href="https://www.bbc.com/zhongwen/simp/chinese-news-60314924" text:style-name="Internet_20_link" text:visited-style-name="Visited_20_Internet_20_Link">
 台湾解禁日本福岛食品进口 与冲刺CPTPP有何关系 </text:a>
  * <text:a xlink:type="simple" xlink:href="https://www.bbc.com/zhongwen/simp/world-56344583" text:style-name="Internet_20_link" text:visited-style-name="Visited_20_Internet_20_Link">
 日本福岛核电站事故：当年发生了什么？ </text:a>
</text:p>
      <text:p text:style-name="P4">
<text:a xlink:type="simple" xlink:href="https://www.bbc.com/ws/av-embeds/cps/zhongwen/simp/world-66198759/p0g0qjt5/zh-hans" text:style-name="Internet_20_link" text:visited-style-name="Visited_20_Internet_20_Link">
 Video-1-Link：/ws/av-embeds/cps/zhongwen/simp/world-66198759/p0g0qjt5/zh-hans</text:a>
 <text:span text:style-name="T4">
你的器材不支持播放多媒体材料</text:span>
视频加注文字，</text:p>
      <text:p text:style-name="P4">
BBC记者莎玛·哈里尔（Shaimaa Khalil）亲睹福岛核电厂的处理情况（英语视频）</text:p>
      <text:p text:style-name="P4">
本月早些时候，日本获得了开始泵送经过处理废水的绿灯。这些水曾经用于冷却熔化的反应堆，足有超过100万吨——相当于500个奥运标准游泳池。现在它已经累积了1000多个储罐，储量已满，水需要找地方排放。</text:p>
      <text:p text:style-name="P4">
日本的核电监管机构已经批准运营该电站的东京电力控股公司（TEPCO）进行排水。国际原子能机构（IAEA）总干事拉斐尔·格罗西（RafaelGrossi）表示，这家监督机构两年的评核发现， <text:a xlink:type="simple" xlink:href="https://www.bbc.com/news/world-asia-66094479" text:style-name="Internet_20_link" text:visited-style-name="Visited_20_Internet_20_Link">
 该计划符合国际标准 </text:a>
 ，处理过的废水“对人和环境的放射性影响可以忽略”。尽管邻国韩国也给出了类似的评估，但是仍然禁止进口一些日本食品。 <text:a xlink:type="simple" xlink:href="https://www.bbc.com/news/world-asia-66132261" text:style-name="Internet_20_link" text:visited-style-name="Visited_20_Internet_20_Link">
中国和香港也宣布了类似的禁令 </text:a>
 。</text:p>
      <text:p text:style-name="P4">
但是，住在福岛及周边地区的居民却不并信服这一说法。</text:p>
      <text:p text:style-name="P4">
</text:p>
      <text:p text:style-name="P4">
图像来源，  Jiro Akiba/BBC</text:p>
      <text:p text:style-name="P4">
图像加注文字，</text:p>
      <text:p text:style-name="P4">
Tarachine实验室的志愿者从福岛核电站周边海域收集样本。</text:p>
      <text:p text:style-name="P4">
“我们仍然不知道受污染废水的处理程度，这就是我们反对排放的原因，”木村小姐说。她还表示，很多当地家庭都担心这些经处理废水的排放。</text:p>
      <text:p text:style-name="P4">
东京电力公司一直在对水进行过滤，以去除60多种放射性物质，但是水并不会完全无辐射。它会含有氚和碳-14，它们分别是氢和碳的放射性同位素，无法轻易地从水中去除。但是专家表示，除非大量摄入，否则它们不会构成危险，因为它们释放的辐射水平很低。这也是为什么过滤后的水被排出前还会经过另一个处理阶段——将它与海水稀释，以减少残余物质的浓度。</text:p>
      <text:p text:style-name="P4">
日本政府表示，到过滤和测试程序结束时，这些处理过的水与全世界各地核电厂释放的水不会有区别。</text:p>
      <text:h text:style-name="P12" text:outline-level="3">
<text:span text:style-name="T4">
“看不见的敌人”</text:span>
</text:h>
      <text:p text:style-name="P4">
但是在福岛，这些事实的对面是恐惧。在这里，辐射被很多人称为“看不见的敌人”，人们时常无法忘记它的存在。</text:p>
      <text:p text:style-name="P4">
灾难发生后，政府宣布核电站周围30公里（22英里）为禁区，撤离了超过15万人。尽管已经有了很大改变，但是很多街区仍然是整片空空荡荡，废弃已久的房子屋顶和窗户上铺满了绿色植物。商店的招牌已经褪色，但是金属围栏和黄色警示线仍然挡在空无一人的狭窄街道上。</text:p>
      <text:p text:style-name="P4">
就连“Tarachine”实验室的存在也证明了社区对隐形敌人的恐惧，哪怕他们获得过保证，事情并非如此。</text:p>
      <text:p text:style-name="P4">
</text:p>
      <text:p text:style-name="P4">
图像来源，  Jiro Akiba/BBC</text:p>
      <text:p text:style-name="P4">
图像加注文字，</text:p>
      <text:p text:style-name="P4">
中村爱在实验室检测样本辐射。</text:p>
      <text:p text:style-name="P4">
在主实验室，一名志愿者正在切洋白菜，然后测量当中的伽玛辐射，另一位志愿者则在对水样本进行检测前的处理。在走廊里，有一袋袋的尘土样本，来自附近家庭使用的吸尘器。在房间最里面，食品样本在进行辐射测试前要被晾干。在墙上，是核电站和周边海域的图表和地图，上面用各种颜色标记着辐射程度和它传播的范围。</text:p>
      <text:p text:style-name="P4">
这些女子会收集样品，还会检测当地人送来的各种材料。“有些家庭带橡子来给我们（检测），”木村小姐说，“在日本，我们会用牙签和橡子做陀螺。政府不会考虑检测这些。有些母亲来请求我们去检测她们街区公园里的辐射水平。”</text:p>
      <text:p text:style-name="P4">
该实验室会检测各种样品中的放射性物质，如锶-90、氚以及镭-134和137，并在多年里跟踪其含量水平。</text:p>
      <text:p text:style-name="P4">
“我们将所有发现上传到我们的网站上，让所有人都能找到，”木村小姐说。“我们已经能够确认在我们检测的食品中，放射性物质逐渐减少。如果他们排放废水，那最终就是将大自然力量下达到的现状逆转回去。”</text:p>
      <text:p text:style-name="P4">
她将这个备受争议的计划视为倒退的一大步。她说，2011年那场灾难仍然有“挥之不去的情感创伤”，而这个决定是要把这些伤疤揭开。</text:p>
      <text:p text:style-name="P4">
专家们表示，这个已经进行两年的计划在漫长而又昂贵的清理过程中是必要的一步。为了让电站报废，必须清除熔化反应堆内的放射性废料。而要做到这一点，首先就必须排放2011年海啸之后一直用于在熔毁的电站冷却反应堆的水。</text:p>
      <text:p text:style-name="P4">
</text:p>
      <text:p text:style-name="P4">
图像来源，  Jiro Akiba/BBC</text:p>
      <text:p text:style-name="P4">
图像加注文字，</text:p>
      <text:p text:style-name="P4">
经处理的核废水已经存了超过1000个储罐。</text:p>
      <text:p text:style-name="P4">
在三月份，东京电力公司的负责人小野彰 <text:a xlink:type="simple" xlink:href="https://apnews.com/article/japan-fukushima-nuclear-plant-decommissioning-a2c9538ce60e8a09c69d446cc5206f84" text:style-name="Internet_20_link" text:visited-style-name="Visited_20_Internet_20_Link">
 向美联社表示 </text:a>
，他们现在才开始充分了解反应堆内部的破坏程度。他说，最紧迫的任务是安全地开始进行排水，以清理电站周围的区域。他们还需要为更多的水腾出空间，因为熔毁的碎片还需要持续冷却。</text:p>
      <text:p text:style-name="P4">
“真正问题不在于辐射的实际生理影响，而在于我们对它的恐惧，”分子病理学专家格里·托马斯（GerryThomas）表示。她曾与日本科学家合作研究辐射，并向国际原子能机构提供建议。</text:p>
      <text:p text:style-name="P4">
她表示，灾难发生后不久，核问题活动家们就开始互相争吵，科学在当中就被忽视了，而为了安抚震惊和恐惧的民众，政府不遗余力地显示，他们已采取一切必要的预防措施。</text:p>
      <text:p text:style-name="P4">
“政客们都想证明自己很谨慎，还有就是，他们关心每一个人。但实际上，人们接收到的信息却是，好吧，这东西一定是非常非常危险。”</text:p>
      <text:p text:style-name="P4">
</text:p>
      <text:h text:style-name="P12" text:outline-level="3">
<text:span text:style-name="T4">
恐惧</text:span>
</text:h>
      <text:p text:style-name="P4">
而现在，这种恐惧——以及不信任——正变得难以摆脱。</text:p>
      <text:p text:style-name="P4">
更糟糕的是，它还影响着生计。渔民表示，排放经处理的水会令他们捕捞的产品声誉受损，令价格下跌，导致已经处境艰难的行业雪上加霜。他们表示，自灾难以来，这里的渔业从未完全恢复，仍然依赖着政府的补贴。</text:p>
      <text:p text:style-name="P4">
在核电站内，东京电力公司官员山中和夫指着两个鱼缸——一个是在普通海水中的比目鱼，另一个则是与即将排入海洋废水辐射水平相当的水。他说，这些鱼受到密切监测——虽然一开始它们体内的氚浓度会上升，但随后趋于稳定；然后等鱼回到标准的海水中时，就会将其排出体外。</text:p>
      <text:p text:style-name="P4">
“我是一个辐射专家，所以我知道氚对人体和生物的影响非常小，”他说，“我们都关心同样的事情——辐射，这是我们这么焦虑的原因。我希望这些数据和图像能够让人们稍微放心一些。”</text:p>
      <text:p text:style-name="P4">
对于家族三代是渔民的高桥彻来说，这远远无法令人放心：“我们反对这么做，我们已经看到负面效果了。我们已经看到承包商说不会买福岛产品了。”</text:p>
      <text:p text:style-name="P4">
</text:p>
      <text:p text:style-name="P4">
图像来源，  Jiro Akiba/BBC</text:p>
      <text:p text:style-name="P4">
图像加注文字，</text:p>
      <text:p text:style-name="P4">
高桥彻（左）表示，这种恐惧已经影响了生意</text:p>
      <text:p text:style-name="P4">
对他来说，这是切身利益。他一边监督着码头工人卸下一桶桶鱼清洗和准备推销出市场，一边说，他不会放弃家族企业。</text:p>
      <text:p text:style-name="P4">
他说，与2011年灾难前相比，他们的生意差了一大截：“算上所有小型渔船，我们现在是3亿日元（一年）。以前我们每年大约赚到7亿日元（约390万英镑；510万美元）。”</text:p>
      <text:p text:style-name="P4">
他担心一旦排放废水，情况可能会变得更糟，因为中国和韩国都已经宣布了进口禁令。</text:p>
      <text:p text:style-name="P4">
当被问到充分的科学论证是否足以克服这种担忧时，山中先生承认“无论我们如何包装，都无法控制声誉”，还表示：“我们相信我们的努力有一天会平息这些争论。”</text:p>
      <text:p text:style-name="P4">
“我知道我们已经失去人们的信任——重新挽回它需要时间。”</text:p>
      <text:p text:style-name="P4">
</text:p>
      <text:p text:style-name="P4">
Source: <text:a xlink:type="simple" xlink:href="https://www.bbc.com/zhongwen/simp/world-66198759" text:style-name="Internet_20_link" text:visited-style-name="Visited_20_Internet_20_Link">
https://www.bbc.com/zhongwen/simp/world-66198759</text:a>
</text:p>
      <!--NEWS-->
      <text:h text:style-name="P10" text:outline-level="1">
<text:span text:style-name="T4">
日本新固体燃料火箭试验爆炸 附近设施一屋顶被掀翻</text:span>
</text:h>
      <text:p text:style-name="P4">
Author: 联合早报 (Person)</text:p>
      <text:p text:style-name="P4">
Publisher: 联合早报 (Organization)</text:p>
      <text:p text:style-name="P4">
Published Time: 2023-07-14T09:09</text:p>
      <text:p text:style-name="P4">
Modified Time: 2023-07-14T12:38</text:p>
      <text:p text:style-name="P4">
Description: 日本新型火箭“埃普西隆S”的发动机在进行燃烧试验时发生爆炸，目前尚未发现有人因这起爆炸伤亡。新华社报道，日本放送协会（NHK）电视台和共同社等媒体说，星期五（7月14日）上午9时（...</text:p>
      <text:p text:style-name="P4">
Videos: []</text:p>
      <text:p text:style-name="P4">
Audios: []</text:p>
      <text:p text:style-name="P4">
Images: []</text:p>
      <text:p text:style-name="P4">
Type: NewsArticle</text:p>
      <text:p text:style-name="P4">
Breadcrumbs: ['即时', '国际']</text:p>
      <text:p text:style-name="P4">
Keywords: ['日本', '火箭', '爆炸']</text:p>
      <!--METADATA-->
      <text:p text:style-name="P4">
日本新型火箭“埃普西隆S”的发动机在进行燃烧试验时发生爆炸，目前尚未发现有人因这起爆炸伤亡。</text:p>
      <text:p text:style-name="P4">
新华社报道，日本放送协会（NHK）电视台和共同社等媒体说，星期五（7月14日）上午9时（新加坡时间星期五上午8时），日本宇宙航空研究开发机构（JAXA）开始在位于北部秋田县的能代火箭试验场，进行“埃普西隆S”（EpsilonS）火箭第二级发动机燃烧试验，试验开始约一分钟后发生爆炸。</text:p>
      <text:p text:style-name="P4">
NHK电视台播放的画面显示，试验现场火焰和碎片四射，浓烟冲天，附近一处设施的屋顶被掀翻。</text:p>
      <text:p text:style-name="P4">
据报道，上午9时左右，有人在距离能代火箭试验场数公里的地方听到爆炸声。当地警方说，目前还没发现有人因这起爆炸伤亡。JAXA正在调查发生爆炸的原因。</text:p>
      <text:p text:style-name="P4">
正在研制的“埃普西隆S”是小型固体燃料火箭“埃普西隆”的改良版。“埃普西隆”6号火箭在去年10月的发射中遭遇失败，原因是燃料箱内的橡胶膜破损，堵塞了燃料供应管。</text:p>
      <text:p text:style-name="Quotations">

<text:p text:style-name="P4">
<text:a xlink:type="simple" xlink:href="https://twitter.com/nhk_news/statuses/1679657068393816065" text:style-name="Internet_20_link" text:visited-style-name="Visited_20_Internet_20_Link">
 </text:a>
</text:p>

</text:p>
      <text:p text:style-name="P4">
Source: <text:a xlink:type="simple" xlink:href="https://www.zaobao.com.sg/realtime/world/story20230714-1413694" text:style-name="Internet_20_link" text:visited-style-name="Visited_20_Internet_20_Link">
https://www.zaobao.com.sg/realtime/world/story20230714-1413694</text:a>
</text:p>
      <!--NEWS-->
      <text:h text:style-name="P10" text:outline-level="1">
<text:span text:style-name="T4">
中国出口下降预示全球贸易放缓加剧 (Free Version)</text:span>
</text:h>
      <text:p text:style-name="P4">
Author: Jason Douglas</text:p>
      <text:p text:style-name="P4">
Publisher: 华尔街日报中文网</text:p>
      <text:p text:style-name="P4">
Published Time: 2023-07-14T09:35:00.000Z</text:p>
      <text:p text:style-name="P4">
Modified Time: 2023-07-14T09:35:00.000Z</text:p>
      <text:p text:style-name="P4">
Created Time: 2023-07-14T00:19:00.000Z</text:p>
      <text:p text:style-name="P4">
Description: 中国和整个亚洲的出口都在锐减，这表明利率上升对全球贸易和经济增长的影响正在加深。对中国政府而言，贸易环境恶化加剧了经济增长面临的挑战。</text:p>
      <text:p text:style-name="P4">
Images: []</text:p>
      <text:p text:style-name="P4">
Categories: ['经济', '中国经济']</text:p>
      <text:p text:style-name="P4">
Keywords: SYND,LINK:EN|WP-WSJ-0001050812</text:p>
      <text:p text:style-name="P4">
Type: Article</text:p>
      <!--METADATA-->
      <text:p text:style-name="P4">
中国和整个亚洲的出口都在锐减，这表明利率上升对全球贸易和经济增长的影响正在加深。</text:p>
      <text:p text:style-name="P4">
Source: <text:a xlink:type="simple" xlink:href="https://cn.wsj.com/articles/%E4%B8%AD%E5%9B%BD%E5%87%BA%E5%8F%A3%E4%B8%8B%E9%99%8D%E9%A2%84%E7%A4%BA%E5%85%A8%E7%90%83%E8%B4%B8%E6%98%93%E6%94%BE%E7%BC%93%E5%8A%A0%E5%89%A7-30f0cae2" text:style-name="Internet_20_link" text:visited-style-name="Visited_20_Internet_20_Link">
https://cn.wsj.com/articles/%E4%B8%AD%E5%9B%BD%E5%87%BA%E5%8F%A3%E4%B8%8B%E9%99%8D%E9%A2%84%E7%A4%BA%E5%85%A8%E7%90%83%E8%B4%B8%E6%98%93%E6%94%BE%E7%BC%93%E5%8A%A0%E5%89%A7-30f0cae2</text:a>
</text:p>
      <!--NEWS-->
      <text:h text:style-name="P10" text:outline-level="1">
<text:span text:style-name="T4">
布林肯访华前被中国黑客探了底细？</text:span>
</text:h>
      <text:p text:style-name="P4">
Author: None (Language: zh)</text:p>
      <text:p text:style-name="P4">
Publisher: None</text:p>
      <text:p text:style-name="P4">
Time: 2023-07-14T09:42:00Z</text:p>
      <text:p text:style-name="P4">
Description: 美国国务院官员对媒体透露，在国务卿布林肯6月访华前，中国黑客通过入侵国务院的邮件系统，可能事先了解了敏感的内部信息。</text:p>
      <text:p text:style-name="P4">
Videos: []</text:p>
      <text:p text:style-name="P4">
Images: []</text:p>
      <text:p text:style-name="P4">
Subject: 时政风云</text:p>
      <text:p text:style-name="P4">
Subjects: ['黑客', '德中关系']</text:p>
      <text:p text:style-name="P4">
Keywords: ['黑客', '美国国务院', '布林肯', '美中关系', '网络间谍', '机密', '外交', '微软']</text:p>
      <text:p text:style-name="P4">
ID: 66228238</text:p>
      <!--METADATA-->
      <text:p text:style-name="P4">
<text:a xlink:type="simple" xlink:href="https://www.dw.com/zh/overlay/image/article/66228238/65952310" text:style-name="Internet_20_link" text:visited-style-name="Visited_20_Internet_20_Link">
 </text:a>
</text:p>
      <text:p text:style-name="P4">
美国国务卿布林肯6月18日到访北京</text:p>
      <text:p text:style-name="P4">
（德国之声中文网）美国有限电视新闻网（CNN）本周四（7月13日）援引美国政府官员报道，拜登政府认为，中国黑客入侵包括国务院在内的美国政府电子邮件系统的行动使中国政府对美国国务卿布林肯6月访华前的一些想法有所了解。</text:p>
      <text:p text:style-name="P4">
美国国务院官员表示，于5月中旬开始的这次黑客攻击是在6月份布林肯访问北京前后被发现的。他们说，当时尚不清楚中国是幕后黑手。</text:p>
      <text:p text:style-name="P4">
微软公司于本周二（7月11日）证实，一个来自 <text:a xlink:type="simple" xlink:href="https://www.dw.com/zh/zh/微软称中国黑客发动攻击-传美商务部长受害/a-66201191" text:style-name="Internet_20_link" text:visited-style-name="Visited_20_Internet_20_Link">
 中国的黑客组织入侵了数十个美国及欧洲机构的电子邮件</text:a>
 系统。</text:p>
      <text:p text:style-name="P4">
微软称，被称为"Storm-0558"的该黑客组织获得了共有约有25个组织（包括政府机构）的电子邮件帐户以及与这些组织有关联的个人帐户访问权限，占有时间长达大约一个月，直到有客户向微软投诉异常邮件活动。微软表示，此黑客行动主要针对西欧的组织。</text:p>
      <text:h text:style-name="P12" text:outline-level="3">
<text:span text:style-name="T4">
黑客大举盗窃德国政客数据</text:span>
</text:h>
      <text:h text:style-name="P12" text:outline-level="3">
<text:span text:style-name="T4">
并非"机密"信息</text:span>
</text:h>
      <text:p text:style-name="P4">
美国国务院发言人马特-米勒（Matt Miller）12日表示，美国国务院在6月份"发现了异常活动"。他说，美国国务院立即采取措施确保系统安全，并向微软通报了这一事件。美国政府官员称，其军事、情资单位并没有受到影响。</text:p>
      <text:p text:style-name="P4">
微软则表示，正在与美国国土安全部、网络和基础设施安全局等机构合作，防范此类攻击，还表示将继续监视"Storm-0558"的活动。</text:p>
      <text:p text:style-name="P4">
CNN引述的政府官员称，中国从这次黑客攻击中了解到的信息是有限的，因为它只入侵了一个非保密系统，而美国官员通常认为非保密系统中的任何东西都可能被黑客攻击。尽管如此，中国政府还是从美国官员在布林肯访问前的私下讨论中获得了更多信息。</text:p>
      <text:p text:style-name="P4">
黑客攻击的另一个目标、商务部长吉娜-雷蒙多(Gina Raimondo)预计也将很快访华。</text:p>
      <text:p text:style-name="P4">
美国参议院情报委员会主席、民主党参议员华纳（MarkWarner）12日发声明说，此事看来是"中国情资单位进行的重大网路安全侵害"，且中国"显然在稳步提高对美国及其盟友的网路搜集能力"，因此美国政府应与私营部门密切协调、应对此一威胁。</text:p>
      <text:p text:style-name="P4">
<text:a xlink:type="simple" xlink:href="https://www.dw.com/zh/zh/微軟中國駭客組織入侵美國關鍵網路設施/a-65727644" text:style-name="Internet_20_link" text:visited-style-name="Visited_20_Internet_20_Link">
 延伸阅读：微軟：中國駭客組織入侵美國關鍵網路設施</text:a>
</text:p>
      <text:p text:style-name="P4">
</text:p>
      <text:p text:style-name="P4">
布林肯与王毅7月13日在雅加达会晤，谈及黑客问题。</text:p>
      <text:h text:style-name="P12" text:outline-level="3">
<text:span text:style-name="T4">
布林肯与王毅谈及黑客问题</text:span>
</text:h>
      <text:p text:style-name="P4">
7月13日， <text:a xlink:type="simple" xlink:href="https://www.dw.com/zh/zh/王毅会晤布林肯-吁美取消对中制裁/a-66220426" text:style-name="Internet_20_link" text:visited-style-name="Visited_20_Internet_20_Link">
 布林肯在雅加达参加东盟外长会议的间隙与中共中央外事办主任王毅举行了会谈</text:a>
。国务院官员对CNN表示，会谈中布林肯对最近的黑客事件提出警告，称对任何针对美国政府、公司和美国公民的行动，美方都将采取适当行动，追究相关责任人的责任。但这位官员拒绝透露双方讨论这一话题的内容细节和互动的反应。</text:p>
      <text:p text:style-name="P4">
中国始终否认从事黑客攻击活动，并强调，美国也对中国进行网络间谍活动，入侵其大学和公司的计算机。</text:p>
      <text:p text:style-name="P4">
据中国官媒环球网报道，中国外交部发言人汪文斌在7月12日的例行记者会上表示，"美国是全球最大黑客帝国和网络窃密者"。他说，去年以来，中国及其他国家的网络安全机构陆续发布报告，"揭露了美国政府长期以来对中国实施网络攻击的情况，但美方迄今没有作出回应，美方应当尽快就有关的网络攻击行为作出交代，而不是散布虚假信息转移视线"。</text:p>
      <text:p text:style-name="P4">
（综合报导）</text:p>
      <text:p text:style-name="P4">
Source: <text:a xlink:type="simple" xlink:href="https://www.dw.com/zh/布林肯访华前被中国黑客探了底细？/a-66228238" text:style-name="Internet_20_link" text:visited-style-name="Visited_20_Internet_20_Link">
https://www.dw.com/zh/布林肯访华前被中国黑客探了底细？/a-66228238?maca=chi-rss-chi-all-1127-rdf</text:a>
</text:p>
      <!--NEWS-->
      <text:h text:style-name="P10" text:outline-level="1">
<text:span text:style-name="T4">
美国推进对华投资新限制，中美关系再受考验</text:span>
</text:h>
      <text:p text:style-name="P4">
Creator: ALAN RAPPEPORT,ANA SWANSON</text:p>
      <text:p text:style-name="P4">
Publisher: https://www.facebook.com/nytimeschinese</text:p>
      <text:p text:style-name="P4">
Published Time: 2023-07-14T09:43:26+08:00</text:p>
      <text:p text:style-name="P4">
Description: 财政部试图缩小限制范围，只把部分私募股权和风险资本投资作为目标。尽管如此，任何限制措施预计都会激怒中国，并将让两国正在试图恢复的新沟通渠道面临首次检验。 Pool photo by Mark Schiefelbein 美国对于在华投资的新限制措施可能会导致双方针锋相对的做法升级，美中关系已降到多年来的最低点。</text:p>
      <text:p text:style-name="P4">
Images: ["<text:a xlink:type="simple" xlink:href="https://static01.nyt.com/images/2023/07/12/multimedia/12dc-chinainvest-01-lkmv/12dc-chinainvest-01-lkmv-master1050.jpg" text:style-name="Internet_20_link" text:visited-style-name="Visited_20_Internet_20_Link">
12dc-chinainv...</text:a>
"]</text:p>
      <text:p text:style-name="P4">
Category: 美国</text:p>
      <text:p text:style-name="P4">
Type: Article</text:p>
      <!--METADATA-->
      <text:p text:style-name="P4">
<draw:frame draw:style-name="fr1" draw:name="Image76" text:anchor-type="as-char" svg:width="6.9236in" svg:height="4.615733in" draw:z-index="0">
<draw:image xlink:href="../Images/cnnytimes/2023-07-14T09-43-26-08-00/12dc-chinainvest-01-lkmv-master1050.jpg" xlink:type="simple" xlink:show="embed" xlink:actuate="onLoad" draw:mime-type="image/jpeg"/>
</draw:frame>
</text:p>
      <text:p text:style-name="P4">
随着白宫继续推进对美国投资中国涉及量子计算、人工智能和半导体的公司实施新限制措施的计划，美国官员靠 <text:a xlink:type="simple" xlink:href="https://cn.nytimes.com/usa/20230711/biden-china-diplomacy/" text:style-name="Internet_20_link" text:visited-style-name="Visited_20_Internet_20_Link">
 接二连三地去中国进行外交访问</text:a>
来缓解美中紧张关系的努力可能会受到损害。</text:p>
      <text:p text:style-name="P4">
美国财政部长耶伦的访华行程已于上个周日结束，她 <text:a xlink:type="simple" xlink:href="https://cn.nytimes.com/china/20230710/janet-yellen-china-us/" text:style-name="Internet_20_link" text:visited-style-name="Visited_20_Internet_20_Link">
 在北京的四天里</text:a>
与中国高级官员讨论的核心话题就包括这些正在逼近的限制措施。</text:p>
      <text:p text:style-name="P4">
财政部试图缩小限制范围，只把对数量有限——但有高度战略意义——领域的私募股权和风险资本投资作为目标。财政部还试图缓解中国国内的担忧，即限制投资等同于以损害中国经济为目的的技术封锁。</text:p>
      <text:p text:style-name="P4">
尽管如此，任何限制措施预计都会激怒中国，使得世界两大经济体正在试图恢复的新沟通渠道面临首次检验。</text:p>
      <text:p text:style-name="P4">
广告</text:p>
      <text:p text:style-name="P4">
“他们将对我们的对华投资政策表示关切，”曾长期担任美国财政部官员的马克·索贝尔说，他现在是货币金融机构官方论坛的美方主席。“中国人与我们存在问题，双方对关系紧张都有颇为清醒的认识。”</text:p>
      <text:p text:style-name="P4">
美中关系最近已跌到多年来的最低点。中国间谍气球飘越美国上空，华盛顿更严格地限制对华技术出口，北京在俄乌战争期间与莫斯科保持伙伴关系，以及中国连续不断地威胁台湾，这些问题都已使紧张关系加剧。</text:p>
      <text:p text:style-name="P4">
近几个月来，拜登政府一直在努力防止两国关系进一步恶化，将其视为对全球和平稳定的潜在威胁。除耶伦外，国务卿布林肯已于上月访华，拜登总统的气候变化事务特使克里也<text:a xlink:type="simple" xlink:href="https://cn.nytimes.com/usa/20230707/john-kerry-china-climate/" text:style-name="Internet_20_link" text:visited-style-name="Visited_20_Internet_20_Link">
 将于周日前往北京 </text:a>
 。</text:p>
      <text:p text:style-name="P4">
但就在两国试图为美中关系设定“底线”时，美国对投资的新限制可能会使双方针锋相对的做法升级。</text:p>
      <text:p text:style-name="P4">
新限制措施看来在几个月前就已基本确定。但考虑到与中国的不稳定关系，拜登政府似乎推迟了它们的出台。美国政府部门之间也在继续争论其中一些细节。限制措施一旦提出，私营企业将有时间对其发表评论，这可能会影响措施的实施方式。</text:p>
      <text:p text:style-name="P4">
即使拜登政府决定进一步推迟宣布措施，它也将面临来自国会越来越大的压力，议员们正在考虑对美国在华投资进行更广泛的限制。</text:p>
      <text:p text:style-name="P4">
广告</text:p>
      <text:p text:style-name="P4">
国会议员和其他支持限制措施的人抱怨，目前的做法允许美国资本流向中国，为最终可能对美国国家安全构成威胁的技术提供资金。美国政府已 <text:a xlink:type="simple" xlink:href="https://cn.nytimes.com/usa/20220706/us-china-export-controls/" text:style-name="Internet_20_link" text:visited-style-name="Visited_20_Internet_20_Link">
 禁止美国公司</text:a>
直接向中国出售某些先进技术，并对中国企业在美国的投资是否存在潜在安全风险 <text:a xlink:type="simple" xlink:href="https://www.nytimes.com/2018/08/01/business/foreign-investment-united-states.html" text:style-name="Internet_20_link" text:visited-style-name="Visited_20_Internet_20_Link">
 进行审查</text:a>
 。但美国政府对美国流向中国的资金不甚了解，也没有控制。</text:p>
      <text:p text:style-name="P4">
“中国在将自己的战略目标推动到前所未有的危险程度上利用、引导和操纵了西方的贪婪，”国会设立的美中经济与安全审查委员会前主席罗杰·罗宾逊在众议院今年5月的一个听证会上说。</text:p>
      <text:p text:style-name="P4">
拜登政府的官员们去年花费了很多时间权衡实施投资限制的范围，官员们与企业高管进行了接触，征求他们对限制措施影响的看法。行业团体和风险投资家们积极游说，反对广泛禁止对华投资，称那将搅乱重要的商贸关系，最终损害美国经济。</text:p>
      <text:p text:style-name="P4">
拜登政府似乎已制定了范围狭窄的措施，包括要求企业把更多在华投资计划的信息报告给政府，同时禁止对一些具有军事或 <text:a xlink:type="simple" xlink:href="https://cn.nytimes.com/technology/20190415/china-surveillance-artificial-intelligence-racial-profiling/" text:style-name="Internet_20_link" text:visited-style-name="Visited_20_Internet_20_Link">
 监控应用</text:a>
 的敏感领域投资。</text:p>
      <text:p text:style-name="P4">
在参议院银行委员会今年5月举行的一个听证会上，负责投资安全的财政部助理部长保罗·罗森说，政府正在“努力制定范围狭窄、目标明确的措施”，以限制投资某些可能影响国家安全的敏感技术。</text:p>
      <text:p text:style-name="P4">
支持和批评投资限制的人都承认，限制措施的最大意义在于对未来监管的影响。他们说，新规定本身在短期内不太可能对中国的技术发展有太大影响，因为中国并不缺少投资资金。</text:p>
      <text:p text:style-name="P4">
广告</text:p>
      <text:p text:style-name="P4">
彼得森国际经济研究所的非常驻高级研究员尼古拉斯·拉迪说，在境外对中国的直接投资中，2021年和2022年的美国资金占比都不到5%。美国风险投资和私募股权公司对中国的投资已在今年第一季度骤减，从2021年最高时的约350亿美元降到了4亿美元左右，拉迪说。</text:p>
      <text:p text:style-name="P4">
他说，但今年一季度的中国国内投资总额达1.5万亿美元。他补充说，流入中国的美国风险资本和私募股权投资“甚至不够（投资总额的）舍入误差”。</text:p>
      <text:p text:style-name="P4">
尽管如此，新规定可能会开创限制私营企业对华投资的先例，因而意义重大。它们可能成为美中关系紧张时美国官员求助的工具，也可能形成发达民主国家未来几年的政策方针。</text:p>
      <text:p text:style-name="P4">
在今年5月举行的七国集团会议上，美国官员讨论了与亲密盟友协调这类政策的可能性。战略与国际研究中心今年发布的一份报告指出，韩国和台湾都有自己的投资限制。台湾的规定对在中国大陆的投资按照技术类型进行具体限制，包括禁止对高技术行业投资。</text:p>
      <text:p text:style-name="P4">
中国在2016年也出台了自己的对外投资限制措施。政府引导中国的企业和家庭不要投资美国房地产，甚至不投资足球俱乐部，而是推动他们购买从事飞机生产、重型设备制造、人工智能、网络安全，以及其他战略行业的海外企业的股票。</text:p>
      <text:p text:style-name="P4">
美国财政部很可能是负责执行新限制措施的政府部门。耶伦一直担心如果设计不当，限制措施可能会破坏美国传统上开放的投资环境。</text:p>
      <text:p text:style-name="P4">
广告</text:p>
      <text:p text:style-name="P4">
“我解释说，拜登总统正在研究对某些非常狭窄的高科技领域的对外投资进行潜在的控制，如果我们开始实施这些措施的话，它们的针对范围肯定将非常狭窄，”耶伦在哥伦比亚广播公司周日播出的“面对国家”节目中说。她还表示，控制措施“不应成为对我们两国之间的投资环境产生重大影响的东西”。</text:p>
      <text:p text:style-name="P4">
美国财政部的一名高级官员说，中国官员已经听取了美国为可能采取限制投资的做法提供的理由，但尚不清楚中方是否认可这些理由。</text:p>
      <text:p text:style-name="P4">
中国官员也在警惕地关注着拜登政府对可运往中国的先进芯片类型发布的各种出口限制。拜登政府 <text:a xlink:type="simple" xlink:href="https://cn.nytimes.com/business/20230710/us-china-chips-janet-yellen/" text:style-name="Internet_20_link" text:visited-style-name="Visited_20_Internet_20_Link">
 正在考虑新的措施</text:a>
，可能会加强对中国企业 <text:a xlink:type="simple" xlink:href="https://www.ft.com/content/9706c917-6440-4fa9-b588-b18fbc1503b9" text:style-name="Internet_20_link" text:visited-style-name="Visited_20_Internet_20_Link">
 通过云服务</text:a>
获取尖端人工智能能力的限制。美国政府去年10月宣布的限制措施已禁止中国公司直接购买这类产品。</text:p>
      <text:p text:style-name="P4">
美国财政部前官员索贝尔说，尽管存在如此广泛的分歧，但美国和中国仍别无选择，只能继续对话。</text:p>
      <text:p text:style-name="P4">
“我们和他们待在一条船上，这意味着我们只得与他们对话、相处——无论他们是否对我们满意，”他说。</text:p>
      <text:p text:style-name="P4">
Source: <text:a xlink:type="simple" xlink:href="https://cn.nytimes.com/usa/20230714/us-china-investment-restrictions/" text:style-name="Internet_20_link" text:visited-style-name="Visited_20_Internet_20_Link">
https://cn.nytimes.com/usa/20230714/us-china-investment-restrictions/</text:a>
</text:p>
      <!--NEWS-->
      <text:h text:style-name="P10" text:outline-level="1">
<text:span text:style-name="T4">
中国青年失业率创新高 全国兴起“地摊经济”</text:span>
</text:h>
      <text:p text:style-name="P4">
Author: https://www.facebook.com/bbcworldservice/</text:p>
      <text:p text:style-name="P4">
Publisher: BBC News 中文</text:p>
      <text:p text:style-name="P4">
Published Time: 2023-07-14T09:43:58.000Z</text:p>
      <text:p text:style-name="P4">
Modified Time: 2023-07-14T09:43:58.000Z</text:p>
      <text:p text:style-name="P4">
Description: 中国大陆在经历了三年严格的新冠疫情防控后，国内的就业和经济压力逐渐显现。近期，中国多个城市放宽了对地摊和小贩的严格管控，这使得“地摊经济”蓬勃发展。</text:p>
      <text:p text:style-name="P4">
Images: []</text:p>
      <text:p text:style-name="P4">
Videos: ["<text:a xlink:type="simple" xlink:href="https://www.bbc.com/ws/av-embeds/cps/zhongwen/simp/chinese-news-66200772/p0g0wfq6/zh-hans" text:style-name="Internet_20_link" text:visited-style-name="Visited_20_Internet_20_Link">
zh-hans</text:a>
"]</text:p>
      <text:p text:style-name="P4">
Tags: ['失业', '金融财经', '中國', '就业', '年轻人']</text:p>
      <text:p text:style-name="P4">
Type: Article</text:p>
      <!--METADATA-->
      <text:h text:style-name="P12" text:outline-level="3">
<text:span text:style-name="T4">
中国青年失业率创新高 全国兴起“地摊经济”</text:span>
</text:h>
      <text:p text:style-name="P4">
<text:a xlink:type="simple" xlink:href="https://www.bbc.com/ws/av-embeds/cps/zhongwen/simp/chinese-news-66200772/p0g0wfq6/zh-hans" text:style-name="Internet_20_link" text:visited-style-name="Visited_20_Internet_20_Link">
 Video-1-Link：/ws/av-embeds/cps/zhongwen/simp/chinese-news-66200772/p0g0wfq6/zh-hans </text:a>
 <text:span text:style-name="T4">
你的器材不支持播放多媒体材料</text:span>
<text:span text:style-name="T4">
中国青年失业率创新高 全国兴起“地摊经济”</text:span>
 2023年7月14日</text:p>
      <text:p text:style-name="P4">
中国大陆在经历了三年严格的新冠疫情防控后，国内的就业和经济压力逐渐显现。根据官方今年5月的统计数字，16至24岁的失业率高达20.8%。</text:p>
      <text:p text:style-name="P4">
近期，中国多个城市放宽了对地摊和小贩的严格管控，这使得“地摊经济”蓬勃发展。</text:p>
      <text:p text:style-name="P4">
Source: <text:a xlink:type="simple" xlink:href="https://www.bbc.com/zhongwen/simp/chinese-news-66200772" text:style-name="Internet_20_link" text:visited-style-name="Visited_20_Internet_20_Link">
https://www.bbc.com/zhongwen/simp/chinese-news-66200772</text:a>
</text:p>
      <!--NEWS-->
      <text:h text:style-name="P10" text:outline-level="1">
<text:span text:style-name="T4">
欧盟取消福岛核事故后对日本食品的进口限制 (Free Version)</text:span>
</text:h>
      <text:p text:style-name="P4">
Authors: ['伊恩•约翰斯顿']</text:p>
      <text:p text:style-name="P4">
Publisher: 英国《金融时报》</text:p>
      <text:p text:style-name="P4">
Time: 2023-07-14T09:54:06+00:00</text:p>
      <text:p text:style-name="P4">
Published Time: 2023-07-13T12:00:99+08:00</text:p>
      <text:p text:style-name="P4">
Modified Time: 2023-07-14T05:53:99+08:00</text:p>
      <text:p text:style-name="P4">
Description: 目前日本向太平洋逐步排放核污染水的计划面临国际压力。欧盟此项决定对日本将是一个提振。</text:p>
      <text:p text:style-name="P4">
Images: ["<text:a xlink:type="simple" xlink:href="https://thumbor.ftacademy.cn/unsafe/picture/0/000187520_piclink.jpg" text:style-name="Internet_20_link" text:visited-style-name="Visited_20_Internet_20_Link">
000187520_pic...</text:a>
"]</text:p>
      <text:p text:style-name="P4">
Themes: ['灾难']</text:p>
      <text:p text:style-name="P4">
Keywords: ['欧盟', '健康', '食品', '福岛核灾难', '海洋', '日本']</text:p>
      <text:p text:style-name="P4">
Type: Article</text:p>
      <!--METADATA-->
      <text:p text:style-name="P4">
<draw:frame draw:style-name="fr1" draw:name="Image78" text:anchor-type="as-char" svg:width="6.9236in" svg:height="3.894525in" draw:z-index="0">
<draw:image xlink:href="../Images/FT Chinese Free Version/2023-07-14T09-54-06-00-00/000187520_piclink.jpg" xlink:type="simple" xlink:show="embed" xlink:actuate="onLoad" draw:mime-type="image/jpeg"/>
</draw:frame>
</text:p>
      <text:p text:style-name="P4">
欧盟(EU)将取消2011年福岛(Fukushima)核灾难后对日本食品实施的剩余进口限制，这对日本将是一个提振，目前，日本在与福岛核电站有关的其他措施上面临国际压力。</text:p>
      <text:p text:style-name="P4">
布鲁塞尔方面已经逐步取消了对来自受核事故影响地区的食品的限制。包括野生菇类、部分鱼类和野生食用植物在内的一些产品目前仍需接受出口前检测。</text:p>
      <text:p text:style-name="P4">
Source: <text:a xlink:type="simple" xlink:href="http://www.ftchinese.com/story/001100256" text:style-name="Internet_20_link" text:visited-style-name="Visited_20_Internet_20_Link">
http://www.ftchinese.com/story/001100256</text:a>
</text:p>
      <!--NEWS-->
      <text:h text:style-name="P10" text:outline-level="1">
<text:span text:style-name="T4">
拜登：普京“已经输掉了”乌克兰战争</text:span>
</text:h>
      <text:p text:style-name="P4">
Author: None (Language: zh)</text:p>
      <text:p text:style-name="P4">
Publisher: None</text:p>
      <text:p text:style-name="P4">
Time: 2023-07-14T09:55:00Z</text:p>
      <text:p text:style-name="P4">
Description: 在访问北约最新成员国芬兰期间，美国总统拜登称赞芬兰对于北约非常重要。他还表示，俄罗斯总统普京“已经输掉了”乌克兰战争，并称“我认为北约从未像现在这样强大”。</text:p>
      <text:p text:style-name="P4">
Videos: []</text:p>
      <text:p text:style-name="P4">
Images: []</text:p>
      <text:p text:style-name="P4">
Subject: 时政风云</text:p>
      <text:p text:style-name="P4">
Subjects: ['气候变化', '俄罗斯', '乌克兰', '环境保护', '北大西洋公约组织', '普京', '俄罗斯入侵乌克兰']</text:p>
      <text:p text:style-name="P4">
Keywords: ['拜登', '普京', '泽连斯基', '战争', '乌克兰', '俄罗斯', '芬兰', '北约', '气候变化']</text:p>
      <text:p text:style-name="P4">
ID: 66229129</text:p>
      <!--METADATA-->
      <text:p text:style-name="P4">
<text:a xlink:type="simple" xlink:href="https://www.dw.com/zh/overlay/image/article/66229129/66221730" text:style-name="Internet_20_link" text:visited-style-name="Visited_20_Internet_20_Link">
 </text:a>
</text:p>
      <text:p text:style-name="P4">
在赫尔辛基，拜登说：“美国致力于保护芬兰，致力于保护北约，这些承诺坚如磐石。”</text:p>
      <text:p text:style-name="P4">
（德国之声中文网）美国总统拜登周四（7月13）访问了北约最新成员国芬兰。与芬兰总统尼尼斯托共同发表讲话时，拜登表示，俄罗斯总统普京“已经输掉了”乌克兰战争，莫斯科资源短缺且陷入经济困境。</text:p>
      <text:p text:style-name="P4">
“普京已经输掉了这场战争。”拜登在赫尔辛基举行的新闻发布会上说，“他没有任何可能赢得乌克兰战争。”</text:p>
      <text:p text:style-name="P4">
<text:a xlink:type="simple" xlink:href="https://www.dw.com/zh/zh/七国集团为乌克兰提供安全保障/a-66203701" text:style-name="Internet_20_link" text:visited-style-name="Visited_20_Internet_20_Link">
 拜登补充说，乌克兰“将加入北约” </text:a>
，普京最终将意识到继续战争不符合俄罗斯的利益，但也称，“没有国家能够在战争还在进行过程中加入北约。”</text:p>
      <text:p text:style-name="P4">
此前一天在立陶宛，这位美国总统也对乌克兰总统泽连斯基表示，他期待着有朝一日能欢迎乌克兰加入北约。这期间还出现了一个小插曲——当记者问乌总统泽连斯基 <text:a xlink:type="simple" xlink:href="https://www.dw.com/zh/zh/乌克兰希望北约峰会上收到入盟邀请/a-66181134" text:style-name="Internet_20_link" text:visited-style-name="Visited_20_Internet_20_Link">
希望乌克兰在战后多久加入北约 </text:a>
时，拜登以幽默的口吻抢答说：“1小时20分钟。你们提出了非常有见地的问题。”</text:p>
      <text:h text:style-name="P12" text:outline-level="3">
<text:span text:style-name="T4">
从维尔纽斯到赫尔辛基</text:span>
</text:h>
      <text:p text:style-name="P4">
在赫尔辛基，拜登誓言保护包括芬兰在内的北约每一寸领土。他说：“美国致力于保护芬兰，致力于保护北约，这些承诺坚如磐石。”</text:p>
      <text:p text:style-name="P4">
拜登还表示，他正认真考虑为《华尔街日报》记者格什科维奇（EvanGershkovich）进行囚犯交换，这名记者已在俄罗斯被拘留了100多天。“这个过程正在进行中。”他说。</text:p>
      <text:p text:style-name="P4">
拜登出席立陶宛维尔纽斯举行的北约峰会后直接前往芬兰。在赫尔辛基，他还与其他北欧国家——丹麦、挪威、瑞典和冰岛——的政府首脑举行了小型峰会。主要议题是北欧国家与美国在安全、气候政策和技术领域更密切的合作。</text:p>
      <text:p text:style-name="P4">
一位白宫官员表示，在土耳其总统埃尔多安本周放弃了对瑞典加入北约的反对之后，拜登在会议期间也欢迎瑞典加入北约。</text:p>
      <text:p text:style-name="P4">
2018年7月，美国前特朗普在赫尔辛基与俄罗斯总统普京举行了充满妥协的会谈。拜登的访时间差不多正好是此争议事件的五周年。</text:p>
      <text:h text:style-name="P12" text:outline-level="3">
<text:span text:style-name="T4">
加强北约东翼力量 德宣布派兵常驻立陶宛</text:span>
</text:h>
      <text:h text:style-name="P12" text:outline-level="3">
<text:span text:style-name="T4">
拜登：芬兰是北约“令人惊叹的资产”</text:span>
</text:h>
      <text:p text:style-name="P4">
芬兰自4月初起成为北约正式成员国。芬兰加入北约的决定打破了其70年来的军事不结盟局面，并 <text:a xlink:type="simple" xlink:href="https://www.dw.com/zh/zh/芬兰的加入让北约如虎添翼/a-65224960" text:style-name="Internet_20_link" text:visited-style-name="Visited_20_Internet_20_Link">
 使北约与俄罗斯的边界长度增加了一倍。</text:a>
 芬兰与俄罗斯接壤的边境线长约1340公里。</text:p>
      <text:p text:style-name="P4">
“我认为北约从未像现在这样强大”，拜登在与芬兰总统的会晤开始时说道。他补充道：“我们一起捍卫共同的民主价值观。”他称赞芬兰是北约“令人惊叹的资产”。</text:p>
      <text:p text:style-name="P4">
尼尼斯托表示，芬兰加入北约预示着“我们安全的新时代”，并赞扬拜登在维尔纽斯峰会上“创造了团结”。该峰会的重点是团结起来支持乌克兰。</text:p>
      <text:p text:style-name="P4">
</text:p>
      <text:p text:style-name="P4">
拜登在赫尔辛基也会见北欧国家领导人，呼吁密切合作应对气候危机</text:p>
      <text:h text:style-name="P12" text:outline-level="3">
<text:span text:style-name="T4">
共同应对气候变化</text:span>
</text:h>
      <text:p text:style-name="P4">
拜登在会见芬兰、瑞典、丹麦、挪威和冰岛等北欧国家领导人时呼吁密切合作应对气候危机。</text:p>
      <text:p text:style-name="P4">
拜登坚定地表示：“这是人类面临的唯一生存威胁，我们没有太多时间，但我有信心——如果我们继续共同努力，我们就能应对它。”拜登补充说，北欧国家长期以来在这方面发挥着主导作用。</text:p>
      <text:p text:style-name="P4">
冰岛总理雅各布斯多蒂尔强调，美国在应对气候和生物多样性危机方面发挥着至关重要的作用。丹麦首相弗雷德里克森也赞赏拜登让美国重新投入应对气候变化的斗争中。弗雷德里克森说：“你入主白宫后，我们就有了机会共同应对气候变化。”</text:p>
      <text:p text:style-name="P4">
（美联社、德新社、路透社）</text:p>
      <text:p text:style-name="P4">
Source: <text:a xlink:type="simple" xlink:href="https://www.dw.com/zh/拜登：普京-已经输掉了-乌克兰战争/a-66229129" text:style-name="Internet_20_link" text:visited-style-name="Visited_20_Internet_20_Link">
https://www.dw.com/zh/拜登：普京-已经输掉了-乌克兰战争/a-66229129?maca=chi-rss-chi-all-1127-rdf</text:a>
</text:p>
      <!--NEWS-->
      <text:h text:style-name="P10" text:outline-level="1">
<text:span text:style-name="T4">
全球禽流感病例激增 欧盟吁宠物主人把猫狗留在室内</text:span>
</text:h>
      <text:p text:style-name="P4">
Author: 联合早报 (Person)</text:p>
      <text:p text:style-name="P4">
Publisher: 联合早报 (Organization)</text:p>
      <text:p text:style-name="P4">
Published Time: 2023-07-14T09:57</text:p>
      <text:p text:style-name="P4">
Modified Time: 2023-07-14T11:16</text:p>
      <text:p text:style-name="P4">
Description: 世界各地出现创纪录的禽流感病例，欧洲呼吁宠物主人将猫狗留在屋内以防万一。法新社报道，欧洲食品安全局星期四（7月13日）发布公告，“建议民众避免让宠物猫狗包括一般肉食宠物，接触到已死...</text:p>
      <text:p text:style-name="P4">
Videos: []</text:p>
      <text:p text:style-name="P4">
Audios: []</text:p>
      <text:p text:style-name="P4">
Images: []</text:p>
      <text:p text:style-name="P4">
Type: NewsArticle</text:p>
      <text:p text:style-name="P4">
Breadcrumbs: ['即时', '国际']</text:p>
      <text:p text:style-name="P4">
Keywords: ['欧盟', '禽流感', '宠物', '猫', '狗']</text:p>
      <!--METADATA-->
      <text:p text:style-name="P4">
世界各地出现创纪录的禽流感病例，欧洲呼吁宠物主人将猫狗留在屋内以防万一。</text:p>
      <text:p text:style-name="P4">
法新社报道，欧洲食品安全局星期四（7月13日）发布公告，“建议民众避免让宠物猫狗包括一般肉食宠物，接触到已死亡或患病的动物”。</text:p>
      <text:p text:style-name="P4">
公告说：“在已证实高致病性的禽流感病毒在野鸟中广泛传播的地区，宠物主人可以用绳索拴住狗，把猫关在屋内。”</text:p>
      <text:p text:style-name="P4">
最近几周，意大利有五只狗和一只猫确诊禽流感。自6月10日以来，波兰各地报告了24起家猫确诊病例。</text:p>
      <text:p text:style-name="P4">
1996年，一种被称为H5N1的禽流感病毒变种在中国首次出现，这种高致病性病毒此前主要局限于季节性暴发。但与世界卫生组织（WHO）合作研究动物流感的一个研究中心说，2021年中期“发生了一些情况”，导致这组病毒的传染性大大增强。而感染禽流感的哺乳动物数量也出现激增。</text:p>
      <text:p text:style-name="P4">
在极罕有的情况下，一些人在与感染禽流感的鸟类密切接触后，也感染了这种可能致命的病毒。</text:p>
      <text:p text:style-name="P4">
美国今年4月开始对几种可能用于鸟类的候选疫苗进行测试。法国希望最快在今年秋季开始为家禽接种疫苗。</text:p>
      <text:p text:style-name="P4">
不过，英国首席兽医官员米德尔米斯说，给家禽接种疫苗并不是预防禽流感的“灵丹妙药，因为病毒会不断变化”。</text:p>
      <text:p text:style-name="P4">
Source: <text:a xlink:type="simple" xlink:href="https://www.zaobao.com.sg/realtime/world/story20230714-1413704" text:style-name="Internet_20_link" text:visited-style-name="Visited_20_Internet_20_Link">
https://www.zaobao.com.sg/realtime/world/story20230714-1413704</text:a>
</text:p>
      <!--NEWS-->
      <text:h text:style-name="P10" text:outline-level="1">
<text:span text:style-name="T4">
乔科维奇直落三克敌 生涯第9度闯进温网决赛</text:span>
</text:h>
      <text:p text:style-name="P4">
Publisher: 法新社</text:p>
      <text:p text:style-name="P4">
Published Time: 2023-07-14T1:32:06+00:00</text:p>
      <text:p text:style-name="P4">
Modified Time: 2023-07-14T16:05:04+00:00</text:p>
      <text:p text:style-name="P4">
Description: （法新社伦敦14日电） 塞尔维亚网球名将乔科维奇（Novak Djokovic）今天在温网男单4强战直落三击败义大利好手辛纳，生涯第9度晋级温网决赛，并且成为史上唯一35度晋级大满贯决赛的球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1" text:anchor-type="as-char" svg:width="6.9236in" svg:height="3.617581in" draw:z-index="0">
<draw:image xlink:href="../Images/rficn/2023-07-14T1-32-06-00-00/000000.png" xlink:type="simple" xlink:show="embed" xlink:actuate="onLoad" draw:mime-type="image/png"/>
</draw:frame>
</text:p>
      <text:p text:style-name="P4">
法新社报导，乔科维奇今天以6比3、6比4、7比6（7比4）淘汰辛纳（JannikSinner），晋级温网决赛，乔科维奇生涯迄今已拿下7座温网冠军，包括过去4届。</text:p>
      <text:p text:style-name="P4">
乔科维奇正朝第8座温网冠军和第24座大满贯金杯的目标迈进，若成功夺冠就会追平澳洲女子退役名将寇特（Margaret Court）创下的最多大满贯金杯纪录。</text:p>
      <text:p text:style-name="P4">
乔科维奇将在决赛对决男单世界排名第一的20岁西班牙新星艾卡拉兹（Carlos Alcaraz），或是排名第3的俄罗斯网球名将梅迪维夫（DaniilMedvedev）。</text:p>
      <text:p text:style-name="P4">
乔科维奇现年36岁，较梅迪维夫年长9岁，比辛纳大15岁，且年长艾卡拉兹16岁。乔科维奇2008年在澳网拿下生涯首座大满贯金杯时，艾卡拉兹只有4岁又9个月大。</text:p>
      <text:p text:style-name="P4">
Source: <text:a xlink:type="simple" xlink:href="https://www.rfi.fr/cn/%E8%BF%90%E5%8A%A8%E5%A4%A9%E5%9C%B0/20230714-%E4%B9%94%E7%A7%91%E7%BB%B4%E5%A5%87%E7%9B%B4%E8%90%BD%E4%B8%89%E5%85%8B%E6%95%8C-%E7%94%9F%E6%B6%AF%E7%AC%AC9%E5%BA%A6%E9%97%AF%E8%BF%9B%E6%B8%A9%E7%BD%91%E5%86%B3%E8%B5%9B" text:style-name="Internet_20_link" text:visited-style-name="Visited_20_Internet_20_Link">
https://www.rfi.fr/cn/%E8%BF%90%E5%8A%A8%E5%A4%A9%E5%9C%B0/20230714-%E4%B9%94%E7%A7%91%E7%BB%B4%E5%A5%87%E7%9B%B4%E8%90%BD%E4%B8%89%E5%85%8B%E6%95%8C-%E7%94%9F%E6%B6%AF%E7%AC%AC9%E5%BA%A6%E9%97%AF%E8%BF%9B%E6%B8%A9%E7%BD%91%E5%86%B3%E8%B5%9B</text:a>
</text:p>
      <!--NEWS-->
      <text:h text:style-name="P10" text:outline-level="1">
<text:span text:style-name="T4">
中美加强外交互动，布林肯会见王毅</text:span>
</text:h>
      <text:p text:style-name="P4">
Creator: DAVID PIERSON</text:p>
      <text:p text:style-name="P4">
Publisher: https://www.facebook.com/nytimeschinese</text:p>
      <text:p text:style-name="P4">
Published Time: 2023-07-14T10:11:10+08:00</text:p>
      <text:p text:style-name="P4">
Description: 在不到一个月的第二次会晤中，布林肯和王毅谈及了包括台湾海峡和平与稳定在内的地区和全球问题。美国务院发言人称，此番会晤试图通过减少误判的风险来“管理竞争”。 Dita Alangkara/Agence France-Presse — Getty Images 周四，国务卿安东尼·布林肯与中国高级特使王毅。</text:p>
      <text:p text:style-name="P4">
Images: ["<text:a xlink:type="simple" xlink:href="https://static01.nyt.com/images/2023/07/13/multimedia/13us-china-cphl/13us-china-cphl-master1050.jpg" text:style-name="Internet_20_link" text:visited-style-name="Visited_20_Internet_20_Link">
13us-china-cp...</text:a>
"]</text:p>
      <text:p text:style-name="P4">
Category: 中国</text:p>
      <text:p text:style-name="P4">
Type: Article</text:p>
      <!--METADATA-->
      <text:p text:style-name="P4">
<draw:frame draw:style-name="fr1" draw:name="Image82" text:anchor-type="as-char" svg:width="6.9236in" svg:height="4.615733in" draw:z-index="0">
<draw:image xlink:href="../Images/cnnytimes/2023-07-14T10-11-10-08-00/13us-china-cphl-master1050.jpg" xlink:type="simple" xlink:show="embed" xlink:actuate="onLoad" draw:mime-type="image/jpeg"/>
</draw:frame>
</text:p>
      <text:p text:style-name="P4">
周四，国务卿安东尼·布林肯在印度尼西亚雅加达举行的地区峰会期间与中国最高外交官王毅会晤，两国试图缓解紧张局势之际，这是两国官员一系列外交会议中的最新一次。</text:p>
      <text:p text:style-name="P4">
布林肯和王毅之间的会谈涉及地区和全球问题，美国国务院发言人马修·米勒表示，这包括“台湾海峡的和平与稳定”，称此次讨论“坦诚且富有建设性”。</text:p>
      <text:p text:style-name="P4">
米勒表示：“此次会晤是美国持续努力保持开放沟通渠道的一部分，以澄清美国在广泛问题上的利益，并通过减少误解和误判的风险来负责任地管理竞争。”</text:p>
      <text:p text:style-name="P4">
中国政府没有立即就此次会议发表声明。</text:p>
      <text:p text:style-name="P4">
此次会谈是在东南亚国家联盟外长会议上举行的，此前美国财政部长珍妮特·耶伦对中国进行了 <text:a xlink:type="simple" xlink:href="https://cn.nytimes.com/china/20230710/janet-yellen-china-us/" text:style-name="Internet_20_link" text:visited-style-name="Visited_20_Internet_20_Link">
 为期四天的访问</text:a>
，布林肯在上月访问北京，这是五年来美国国务卿首次访华。拜登总统的气候变化特使约翰·克里 <text:a xlink:type="simple" xlink:href="https://cn.nytimes.com/usa/20230707/john-kerry-china-climate/" text:style-name="Internet_20_link" text:visited-style-name="Visited_20_Internet_20_Link">
 定于周日抵达中国</text:a>
 。</text:p>
      <text:p text:style-name="P4">
美国表示，希望为美中关系设定一个“底线”，目前两国关系已跌至数十年来的最低点。由于美国对中国先进技术的贸易限制、美国上空出现中国侦察气球、中国对俄罗斯的持续支持以及台湾问题上的分歧，两国紧张局势加剧。</text:p>
      <text:p text:style-name="P4">
两国在缓和关系方面仍不稳定，周三的事件凸显了这一点—— <text:a xlink:type="simple" xlink:href="https://cn.nytimes.com/usa/20230713/china-state-department-emails-microsoft-hack/" text:style-name="Internet_20_link" text:visited-style-name="Visited_20_Internet_20_Link">
 美国官员表示</text:a>
 ，在布林肯前往北京之前的几周内，中国黑客侵入了商务部长吉娜·雷蒙多以及其他国务院和商务部官员的电子邮件帐户。</text:p>
      <text:p text:style-name="P4">
如果 <text:a xlink:type="simple" xlink:href="https://www.nytimes.com/2023/07/13/us/politics/us-china-investment-restrictions.html" text:style-name="Internet_20_link" text:visited-style-name="Visited_20_Internet_20_Link">
 拜登政府宣布 </text:a>
 新令，限制美国投资涉及量子计算、人工智能和半导体的中国公司，两国关系可能会进一步紧张。</text:p>
      <text:p text:style-name="P4">
美国国务院官员表示，就中国针对美国官员、企业和公民的网络间谍活动，布林肯向王毅重申了美国的担忧。该官员还表示，双方还讨论了 <text:a xlink:type="simple" xlink:href="https://cn.nytimes.com/china/20230710/us-china-fentanyl/" text:style-name="Internet_20_link" text:visited-style-name="Visited_20_Internet_20_Link">
中国在美国芬太尼危机中所起到的作用 </text:a>
。</text:p>
      <text:p text:style-name="P4">
布林肯出席在印尼举行的会议凸显出东南亚已成为拜登政府与中国竞争战略的重要部分。华盛顿一直强调其在该地区的安全承诺，并试图提供更多经济激励措施，拉近该地区与美国的距离，但由于中国在贸易中的主导地位而举步维艰。</text:p>
      <text:p text:style-name="P4">
广告</text:p>
      <text:p text:style-name="P4">
尽管美国反击了中国在南海的领土主张，但包括印尼在内的一些东南亚国家却表现出不愿对抗北京的态度。</text:p>
      <text:p text:style-name="P4">
印尼上月表示，将更改与其他东盟国家联合军演的地点，远离中国声称拥有主权的南海争议海域。东盟是一个由10个国家组成的区域集团，其中包括印尼、菲律宾和越南。</text:p>
      <text:p text:style-name="P4">
据中国外交部的一份声明称，周四早些时候，王毅会见了俄罗斯外交部长谢尔盖·拉夫罗夫，并谈到推动多边主义进程和国际关系“民主化”。</text:p>
      <text:p text:style-name="P4">
这次会议的前一天， <text:a xlink:type="simple" xlink:href="https://www.nytimes.com/2023/07/12/world/europe/nato-summit-ukraine-biden.html" text:style-name="Internet_20_link" text:visited-style-name="Visited_20_Internet_20_Link">
 北约刚刚结束一次峰会 </text:a>
 ，其重点是挫败俄罗斯在乌克兰的战争，并强调中国构成的威胁。</text:p>
      <text:p text:style-name="P4">
中国外交部本周早些时候表示，由于中国外交部长秦刚的“健康原因”，王毅代替他出席东盟会议。</text:p>
      <text:p text:style-name="P4">
根据中国外交部网站，秦刚最后一次公开露面是6月25日在北京会见越南外交部长裴青山。</text:p>
      <text:p text:style-name="P4">
Source: <text:a xlink:type="simple" xlink:href="https://cn.nytimes.com/china/20230714/china-us-blinken-wang-diplomacy/" text:style-name="Internet_20_link" text:visited-style-name="Visited_20_Internet_20_Link">
https://cn.nytimes.com/china/20230714/china-us-blinken-wang-diplomacy/</text:a>
</text:p>
      <!--NEWS-->
      <text:h text:style-name="P10" text:outline-level="1">
<text:span text:style-name="T4">
香港西贡罕有出现鲸鱼 拍摄者吁民众尊重海洋生物</text:span>
</text:h>
      <text:p text:style-name="P4">
Author: https://www.facebook.com/bbcworldservice/</text:p>
      <text:p text:style-name="P4">
Publisher: BBC News 中文</text:p>
      <text:p text:style-name="P4">
Published Time: 2023-07-14T10:11:15.000Z</text:p>
      <text:p text:style-name="P4">
Modified Time: 2023-07-14T10:11:15.000Z</text:p>
      <text:p text:style-name="P4">
Description: 香港白沙湾游艇会（Hebe Haven Yacht Club）于7月13日在西贡的南风湾拍摄到鲸鱼出没，影片在网上引起热议。</text:p>
      <text:p text:style-name="P4">
Images: []</text:p>
      <text:p text:style-name="P4">
Videos: ["<text:a xlink:type="simple" xlink:href="https://www.bbc.com/ws/av-embeds/cps/zhongwen/simp/chinese-news-66201074/p0g0wcmm/zh-hans" text:style-name="Internet_20_link" text:visited-style-name="Visited_20_Internet_20_Link">
zh-hans</text:a>
"]</text:p>
      <text:p text:style-name="P4">
Tags: ['环境']</text:p>
      <text:p text:style-name="P4">
Type: Article</text:p>
      <!--METADATA-->
      <text:h text:style-name="P12" text:outline-level="3">
<text:span text:style-name="T4">
香港西贡罕有出现鲸鱼 拍摄者吁民众尊重海洋生物</text:span>
</text:h>
      <text:p text:style-name="P4">
<text:a xlink:type="simple" xlink:href="https://www.bbc.com/ws/av-embeds/cps/zhongwen/simp/chinese-news-66201074/p0g0wcmm/zh-hans" text:style-name="Internet_20_link" text:visited-style-name="Visited_20_Internet_20_Link">
 Video-1-Link：/ws/av-embeds/cps/zhongwen/simp/chinese-news-66201074/p0g0wcmm/zh-hans </text:a>
 <text:span text:style-name="T4">
你的器材不支持播放多媒体材料</text:span>
<text:span text:style-name="T4">
香港西贡罕有出现鲸鱼 拍摄者吁民众尊重海洋生物</text:span>
 2023年7月14日</text:p>
      <text:p text:style-name="P4">
香港白沙湾游艇会（Hebe Haven Yacht Club）于7月13日在西贡的南风湾拍摄到鲸鱼出没，影片在网上引起热议。在场的帆船教练莉莉（LilyReid）和山姆（Sam Somerville）告诉 BBC 中文该水域因为常有船隻往来，鲸鱼出现非常罕见。</text:p>
      <text:p text:style-name="P4">
该影片吸引不少媒体和民众到南风湾观鲸，有动保团体指出密集的船隻来往可能会为鲸鱼带来压力。莉莉表示若必须出海要以缓慢、安全的速度移动船隻，“我们想要确保我们有照顾到这片海洋还有居住在内的生物。”</text:p>
      <text:p text:style-name="P4">
Source: <text:a xlink:type="simple" xlink:href="https://www.bbc.com/zhongwen/simp/chinese-news-66201074" text:style-name="Internet_20_link" text:visited-style-name="Visited_20_Internet_20_Link">
https://www.bbc.com/zhongwen/simp/chinese-news-66201074</text:a>
</text:p>
      <!--NEWS-->
      <text:h text:style-name="P10" text:outline-level="1">
<text:span text:style-name="T4">
德国发布“中国战略”，试图给中德关系降温 (Free Version)</text:span>
</text:h>
      <text:p text:style-name="P4">
Author: Bertrand Benoit / Sha Hua</text:p>
      <text:p text:style-name="P4">
Publisher: 华尔街日报中文网</text:p>
      <text:p text:style-name="P4">
Published Time: 2023-07-14T10:15:00.000Z</text:p>
      <text:p text:style-name="P4">
Modified Time: 2023-07-14T10:15:00.000Z</text:p>
      <text:p text:style-name="P4">
Created Time: 2023-07-13T22:16:00.000Z</text:p>
      <text:p text:style-name="P4">
Description: 德国发布了有史以来第一份“中国战略”，称中国不再仅仅被视为经济伙伴，还应被视为竞争对手和系统性对手。</text:p>
      <text:p text:style-name="P4">
Images: []</text:p>
      <text:p text:style-name="P4">
Categories: ['国际']</text:p>
      <text:p text:style-name="P4">
Keywords: SYND,LINK:EN|WP-WSJ-0001050851</text:p>
      <text:p text:style-name="P4">
Type: Article</text:p>
      <!--METADATA-->
      <text:p text:style-name="P4">
数十年来，对华出口一直是德国经济成功秘诀中的 <text:a xlink:type="simple" xlink:href="https://cn.wsj.com/articles/CN-BGH-20221104192602" text:style-name="Internet_20_link" text:visited-style-name="Visited_20_Internet_20_Link">
 关键因素 </text:a>
 。如今，柏林方面怀疑，与中国的合作关系是否变得过于紧密、让人不安。</text:p>
      <text:p text:style-name="P4">
Source: <text:a xlink:type="simple" xlink:href="https://cn.wsj.com/articles/%E5%BE%B7%E5%9B%BD%E5%8F%91%E5%B8%83-%E4%B8%AD%E5%9B%BD%E6%88%98%E7%95%A5-%E8%AF%95%E5%9B%BE%E7%BB%99%E4%B8%AD%E5%BE%B7%E5%85%B3%E7%B3%BB%E9%99%8D%E6%B8%A9-c0dfe5d4" text:style-name="Internet_20_link" text:visited-style-name="Visited_20_Internet_20_Link">
https://cn.wsj.com/articles/%E5%BE%B7%E5%9B%BD%E5%8F%91%E5%B8%83-%E4%B8%AD%E5%9B%BD%E6%88%98%E7%95%A5-%E8%AF%95%E5%9B%BE%E7%BB%99%E4%B8%AD%E5%BE%B7%E5%85%B3%E7%B3%BB%E9%99%8D%E6%B8%A9-c0dfe5d4</text:a>
</text:p>
      <!--NEWS-->
      <text:h text:style-name="P10" text:outline-level="1">
<text:span text:style-name="T4">
印度「月球飞船3号」发射升空  有望成全球登月第4国</text:span>
</text:h>
      <text:p text:style-name="P4">
Publisher: 法新社</text:p>
      <text:p text:style-name="P4">
Published Time: 2023-07-14T10:32:07+00:00</text:p>
      <text:p text:style-name="P4">
Modified Time: 2023-07-14T10:05:02+00:00</text:p>
      <text:p text:style-name="P4">
Description: （法新社斯利哈里柯塔14日综合外电报导）现场直播画面显示，印度一枚火箭今天发射升空，试图使一台无人登陆器降落在月球表面，这是印度第2次尝试成为全球第4个成功登月的国家。</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4" text:anchor-type="as-char" svg:width="6.9236in" svg:height="3.617581in" draw:z-index="0">
<draw:image xlink:href="../Images/rficn/2023-07-14T10-32-07-00-00/000000.png" xlink:type="simple" xlink:show="embed" xlink:actuate="onLoad" draw:mime-type="image/png"/>
</draw:frame>
</text:p>
      <text:p text:style-name="P4">
法新社报导，载有探月无人太空船「月球飞船3号」（Chandrayaan-3）的火箭从印度安德拉省（AndhraPradesh）小岛斯利哈里柯塔（Sriharikota）升空，现场有数以千计热情民众鼓掌叫好。</text:p>
      <text:p text:style-name="P4">
印度今天发射火箭，再度挑战4年前失败的无人登月任务。如果这次登月艇顺利着陆，印度将成为继俄罗斯、美国、中国之后，世界第4个成功登月的国家。</text:p>
      <text:p text:style-name="P4">
印度2019年7月以「月球飞船2号」（Chandrayaan-2）挑战登陆月球，但登月器坠毁月球表面，任务以失败告终。</text:p>
      <text:p text:style-name="P4">
Source: <text:a xlink:type="simple" xlink:href="https://www.rfi.fr/cn/%E7%A7%91%E5%AD%A6%E6%96%B0%E7%9F%A5/20230714-%E5%8D%B0%E5%BA%A6-%E6%9C%88%E7%90%83%E9%A3%9E%E8%88%B93%E5%8F%B7-%E5%8F%91%E5%B0%84%E5%8D%87%E7%A9%BA-%E6%9C%89%E6%9C%9B%E6%88%90%E5%85%A8%E7%90%83%E7%99%BB%E6%9C%88%E7%AC%AC4%E5%9B%BD" text:style-name="Internet_20_link" text:visited-style-name="Visited_20_Internet_20_Link">
https://www.rfi.fr/cn/%E7%A7%91%E5%AD%A6%E6%96%B0%E7%9F%A5/20230714-%E5%8D%B0%E5%BA%A6-%E6%9C%88%E7%90%83%E9%A3%9E%E8%88%B93%E5%8F%B7-%E5%8F%91%E5%B0%84%E5%8D%87%E7%A9%BA-%E6%9C%89%E6%9C%9B%E6%88%90%E5%85%A8%E7%90%83%E7%99%BB%E6%9C%88%E7%AC%AC4%E5%9B%BD</text:a>
</text:p>
      <!--NEWS-->
      <text:h text:style-name="P10" text:outline-level="1">
<text:span text:style-name="T4">
杭州亚运开幕前　杭州酒店客房门装设猫眼人脸识别系统</text:span>
</text:h>
      <text:p text:style-name="P4">
Author: None</text:p>
      <text:p text:style-name="P4">
Publisher: Radio Free Asia (Organization)</text:p>
      <text:p text:style-name="P4">
Published Time: 2023-07-14T10:40:00-04:00</text:p>
      <text:p text:style-name="P4">
Modified Time: 2023-07-14T15:23:12-04:00</text:p>
      <text:p text:style-name="P4">
Description: None</text:p>
      <text:p text:style-name="P4">
Videos: []</text:p>
      <text:p text:style-name="P4">
Audios: ["<text:a xlink:type="simple" xlink:href="https://www.rfa.org/mandarin/yataibaodao/renquanfazhi/gt1-071320230544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4.612011in" draw:z-index="0">
<draw:image xlink:href="../Images/rfamandarin/2023-07-14T10-40-00-04-00/000000.png" xlink:type="simple" xlink:show="embed" xlink:actuate="onLoad" draw:mime-type="image/png"/>
</draw:frame>
北京中国国际公共安全与安全展览会上人脸识别技术的人工智能安全摄像头展位 <text:a xlink:type="simple" xlink:href="https://www.rfa.org/mandarin/yataibaodao/renquanfazhi/gt1-07132023054418.html/@@images/image" text:style-name="Internet_20_link" text:visited-style-name="Visited_20_Internet_20_Link">
</text:a>
法新社资料图  <text:a xlink:type="simple" xlink:href="https://www.rfa.org/mandarin/yataibaodao/renquanfazhi/gt1-07132023054418.html/@@stream" text:style-name="Internet_20_link" text:visited-style-name="Visited_20_Internet_20_Link">
Audio-1-Link：https://www.rfa.org/mandarin/yataibaodao/renquanfazhi/gt1-07132023054418.html/@@stream</text:a>
</text:p>
      <text:p text:style-name="P4">
杭州主办的亚运会将于9月开幕，当地警方已于本周启动亚运会安保措施，酒店客房门上的猫眼被改装成人脸识别探头并与警方联网，一旦识别到访客未登记就会自动报警。官方表示，亚运会安保工作将“聚焦重点人群、重点物品、重点行业和重点目标区域”。</text:p>
      <text:p text:style-name="P4">
<text:a xlink:type="simple" xlink:href="https://www.rfa.org/mandarin/Xinwen/3-07122023133752.html" text:style-name="Internet_20_link" text:visited-style-name="Visited_20_Internet_20_Link">
 <text:span text:style-name="T4">
四川再传限电限产 成都大运会保供迎来挑战</text:span>
 </text:a>
  * <text:a xlink:type="simple" xlink:href="https://www.rfa.org/mandarin/yataibaodao/huanjing/ql-05062022070112.html" text:style-name="Internet_20_link" text:visited-style-name="Visited_20_Internet_20_Link">
 <text:span text:style-name="T4">
杭州亚运及成都世界大学生运动会延期</text:span>
 </text:a>
</text:p>
      <text:p text:style-name="P4">
因新冠疫情被推迟一年的杭州第十九届亚洲运动会将于9月23日至10月8日在浙江杭州举行。本周起，浙江全省启动亚运会安保措施。澎湃新闻报道，继7月8日启动首批12个项目预售门票后，杭州亚运会门票实时销售阶段将于8月14日开启至10月8日止。连日来，杭州、温州、湖州等多个赛区正在紧锣密鼓的部署维稳措施。据杭州市政府网站消息，7月6日，温州市市长、杭州亚运会温州赛事分指挥部指挥长张振丰主持召开周调度会议，专题调度亚运安保维稳、信息通信保障工作。会议称，安保维稳是亚运筹办工作的重中之重，是盛会精彩圆满的根本保障。要强化底线思维、极限思维，聚焦重点人群、重点物品、重点行业、重点目标区域和各类矛盾纠纷，加强隐患动态排查治理，以万全准备确保万无一失和绝对安全。</text:p>
      <text:p text:style-name="P4">
<text:span text:style-name="T4">
酒店访客若不登记入客房 派出所将处罚酒店停业</text:span>
</text:p>
      <text:p text:style-name="P4">
位于杭州市西湖区学员路上的杭州艺联君亭酒店一不愿具名的服务员，本周四（13日）接受本台采访时说，他们已接到警方通知，所有入住者和访客必须用身份证进行实名登记，如被发现未经登记进入客房，酒店会被停业整顿。她说：“派出所要求我们的访客上房都要登记的，拿身份证登记。如果不登记，被派出所那边查到的话，会被停业。我们这段时间，都是这样，要登记的。”</text:p>
      <text:p text:style-name="P4">
有网民提供的图片显示，在杭州城内的一酒店大堂前台竖立着“温馨告知”，酒店方提醒入住人，临近亚运会，每个房间入户门都安装公安系统联网猫眼。房间入住人数必须和实名登记人数一致，进入房间的访客也必须实名登记。公安系统联网猫眼识别到未实名登记的人脸进入房间，就会发出警告。警告之后如未登记，就会将已登记入住人的信息上报给派出所。通知警告，不要刻意遮挡入户门的公安系统联网猫眼，如果发生异常情况，将立即采取措施。</text:p>
      <text:p text:style-name="P4">
左图：杭州一酒店大堂发出“温馨告知”，访客入住人数和访客须实名登记。 右图：酒店每个房间的入户门猫眼加装摄像头联网公安监控系统。（网民提供）  <text:a xlink:type="simple" xlink:href="https://www.rfa.org/mandarin/yataibaodao/renquanfazhi/gt1-07132023054418.html/m0713-gtp2.jpg" text:style-name="Internet_20_link" text:visited-style-name="Visited_20_Internet_20_Link">
</text:a>
</text:p>
      <text:p text:style-name="P4">
杭州金帝商务酒店一位不愿具名的女员工告诉记者，全杭州，甚至浙江全省的酒店客房猫眼都安装摄像头，如果拒绝执行警方的指令，酒店不得经营：“实名登记，访客也要登记。”</text:p>
      <text:p text:style-name="P4">
记者：“听说猫眼都装了摄像头？”  酒店员工：“对，对，对，都装了摄像头。运动会前就装了，（和派出所）联网的，和你身份证登记对比以下，对得上的可以住进去，对不上的就不可以住。”</text:p>
      <text:p text:style-name="P4">
记者：“所有酒店都这样码？”</text:p>
      <text:p text:style-name="P4">
酒店员工：“对，对，对，都一样，现在谁不登记，酒店敢给你入住啊？你酒店不要开了！”</text:p>
      <text:p text:style-name="P4">
<text:span text:style-name="T4">
“人脸识别”发现访客未实名登记即发警告</text:span>
</text:p>
      <text:p text:style-name="P4">
网民毛先生对本台说，当局对亚运会的安保措施严之又严，但他相信没人会破坏一场运动会：“9月23日开幕，应该没有人搞破坏。他们装这种摄像头只能理解为暴露出他们内心的恐惧和警权的过度扩张。”</text:p>
      <text:p text:style-name="P4">
江苏宜兴时事评论人士张建平认为，酒店向入住旅客发出“温馨告知”书，房门猫眼装摄像头不是一个正常国家的行为。他对本台说：“这种情况在正常国家不会发生，如果他针对所有人，这么多年下来，每次举行大的会议，办什么活动，针对的主要是信访人。这不是一个正常国家出现的正常现象。”</text:p>
      <text:p text:style-name="P4">
根据官方公布的日程，杭州亚运会、亚残运会将分别于9月23日至10月8日、10月22日至28日举行，其中亚运会比赛共设40个大项、61个分项、483个小项，除象棋、国际象棋、围棋、桥牌和帆船不公开售票外，其他项目将分阶段、分批次面向公众公开售票。民众观赛时须实名制入场。</text:p>
      <text:p text:style-name="P4">
<text:span text:style-name="T5">
更新内容：对杭州金帝商务酒店员工的采访。</text:span>
</text:p>
      <text:p text:style-name="P4">
记者：古亭 责编：陈美华 许书婷 嘉远 网编：瑞哲 ****</text:p>
      <text:p text:style-name="P4">
Source: <text:a xlink:type="simple" xlink:href="https://www.rfa.org/mandarin/yataibaodao/renquanfazhi/gt1-07132023054418.html" text:style-name="Internet_20_link" text:visited-style-name="Visited_20_Internet_20_Link">
https://www.rfa.org/mandarin/yataibaodao/renquanfazhi/gt1-07132023054418.html</text:a>
</text:p>
      <!--NEWS-->
      <text:h text:style-name="P10" text:outline-level="1">
<text:span text:style-name="T4">
专栏 | 劳工通讯：深圳宝安区西乡街道新安电器厂多年欠缴工人社保后停业，工人罢工要求补缴 (一)</text:span>
</text:h>
      <text:p text:style-name="P4">
Author: None</text:p>
      <text:p text:style-name="P4">
Publisher: Radio Free Asia (Organization)</text:p>
      <text:p text:style-name="P4">
Published Time: 2023-07-14T10:48:14-04:00</text:p>
      <text:p text:style-name="P4">
Modified Time: 2023-07-14T10:48:14-04:00</text:p>
      <text:p text:style-name="P4">
Description: None</text:p>
      <text:p text:style-name="P4">
Videos: []</text:p>
      <text:p text:style-name="P4">
Audios: ["<text:a xlink:type="simple" xlink:href="https://www.rfa.org/mandarin/zhuanlan/laogongtongxun/hdf-071420230912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9" text:anchor-type="as-char" svg:width="6.9236in" svg:height="4.645512in" draw:z-index="0">
<draw:image xlink:href="../Images/rfamandarin/2023-07-14T10-48-14-04-00/000000.png" xlink:type="simple" xlink:show="embed" xlink:actuate="onLoad" draw:mime-type="image/png"/>
</draw:frame>
 <text:a xlink:type="simple" xlink:href="https://www.rfa.org/mandarin/zhuanlan/laogongtongxun/hdf-07142023091237.html/@@images/image" text:style-name="Internet_20_link" text:visited-style-name="Visited_20_Internet_20_Link">
</text:a>
Photo: RFA  <text:a xlink:type="simple" xlink:href="https://www.rfa.org/mandarin/zhuanlan/laogongtongxun/hdf-07142023091237.html/@@stream" text:style-name="Internet_20_link" text:visited-style-name="Visited_20_Internet_20_Link">
Audio-1-Link：https://www.rfa.org/mandarin/zhuanlan/laogongtongxun/hdf-07142023091237.html/@@stream</text:a>
</text:p>
      <text:p text:style-name="P4">
今年“五一“是新冠疫情疯狂管控放开后第一个劳动节。节后，许多工人放完长假回厂上班第一眼看到的却是老板贴出通告，宣布企业熬不住停业关厂了。深圳宝安区西乡街道新安电器厂工人便遭遇到这一突然袭击。数百工人看到通告才意识到，厂方这些年一直没交的社保有可能就这么没了。不知所措的工人们<text:a xlink:type="simple" xlink:href="https://maps.clb.org.hk/" text:style-name="Internet_20_link" text:visited-style-name="Visited_20_Internet_20_Link">
 发起了罢工</text:a>
要求补缴社保和公积金。</text:p>
      <text:p text:style-name="P4">
从工人在网上发的视频可以看到，罢工现场有工人问宝安区政府人员，如果工人跟企业协商达成协议，政府是否能帮助落实。可那位政府人员却说，不是协商而是打官司，政府提供免费律师打官司。</text:p>
      <text:p text:style-name="P4">
工人想协商谈判解决问题，政府人员却鼓动大家去打官司。难道中国的司法资源太多，多到官司不够打的程度吗？免费律师真是免费吗？还是财政也就是纳税人买单呢？</text:p>
      <text:p text:style-name="P4">
<text:a xlink:type="simple" xlink:href="https://jobs.51job.com/all/co2851938.html" text:style-name="Internet_20_link" text:visited-style-name="Visited_20_Internet_20_Link">
 新安电器（深圳）有限公司</text:a>
于1985年成立，主要生产咖啡壶、开罐机、啤酒机、搅拌机、按摩器、空气清新机等。公司获宝安区政府、劳动局授予 “加工贸易出口百强” “劳动管理先进企业”“诚信AAA企业”等荣誉。</text:p>
      <text:p text:style-name="P4">
据深圳市政府网站报道，就在新安电器厂工人罢工前不到一个月，今年4月13日，宝安区西乡街道工会召开 <text:a xlink:type="simple" xlink:href="http://www.sz.gov.cn/cn/xxgk/zfxxgj/gqdt/content/post_10542484.html" text:style-name="Internet_20_link" text:visited-style-name="Visited_20_Internet_20_Link">
 第四次代表大会</text:a>
。报道说，大会“总结过去五年工作，部署未来五年任务，动员全街道广大职工牢记初心使命、坚定理想信念，忠诚党的事业，竭诚服务职工“。宝安区工会副主席黄世斌在会上要求西乡街道总工会”提高政治站位，强化理论武装，引领广大职工听党话跟党走”。新任西乡街道工会主席李金宇说他将“以党的二十大精神为统领，锐意进取、真抓实干，汇聚工人阶级磅礴力量，努力开创西乡工运事业新局面，谱写西乡发展新篇章“。</text:p>
      <text:p text:style-name="P4">
西乡街道党工委书记宋德东则要求西乡街道总工会“坚持党的领导，始终坚持正确政治方向，不断增强工会工作的原则性、系统性；广泛凝聚职工奋斗的力量“，要“密切联系服务职工群众，不断提升职工群众的获得感、幸福感、安全感”。</text:p>
      <text:p text:style-name="P4">
那么，在现实中，新安电器厂这么多年没给工人缴社保，这期间，工会有没有向老板提出来并要求补缴呢？工会有没有代表工人到社保基金管理部门提出投诉呢？工人罢工前有没有找工会求助呢？发生罢工后，工会有没有代表工人跟老板协商谈判，并与社保基金管理中心协调补缴呢？</text:p>
      <text:p text:style-name="P4">
另据腾讯网中共深圳市 <text:a xlink:type="simple" xlink:href="https://new.qq.com/rain/a/20210704A02S9K" text:style-name="Internet_20_link" text:visited-style-name="Visited_20_Internet_20_Link">
 宝安区委宣传部官方账号“滨海宝安“ </text:a>
2021年7月4日的报道，“新丰电器（深圳）有限公司”（新安电器（深圳）有限公司姊妹厂， <text:a xlink:type="simple" xlink:href="http://www.jobcn.com/position/home.xhtml" text:style-name="Internet_20_link" text:visited-style-name="Visited_20_Internet_20_Link">
 同属新玛德集团旗下</text:a>
 ）是 <text:a xlink:type="simple" xlink:href="https://new.qq.com/rain/a/20210704A02S9K" text:style-name="Internet_20_link" text:visited-style-name="Visited_20_Internet_20_Link">
 深圳市党建示范企业</text:a>
。报道说，“在党支部书记胡长军的带领下，新丰电器党支部制定了专门的学习计划，定期组织上党课、举行知识竞赛，组织党员前往湖南长沙、韶山及江西井冈山等地参观学习，让党员真切感受热土上曾经发生过的故事“。</text:p>
      <text:p text:style-name="P4">
那么，新丰电器厂党支部书记胡长军，在定期组织上党课之余，在组织党员去韶山、井冈山参观学习之余，知不知道姊妹厂“新安电器厂“常年不给工人缴纳社保呢？在”让党员真切感受热土上曾经发生过的故事“之余，有没有关注过就发生在姊妹厂的非法侵害工人权利故事呢？有没有想过，这些发生在今天、发生在眼前的故事，有可能让当年死在井冈山的人们悔不当初呢？</text:p>
      <text:p text:style-name="P4">
<text:a xlink:type="simple" xlink:href="http://www.gov.cn/gongbao/content/2019/content_5468861.htm" text:style-name="Internet_20_link" text:visited-style-name="Visited_20_Internet_20_Link">
 “住房公积金管理条例” </text:a>
第二十条规定，单位应当按时、足额缴存住房公积金，不得逾期缴存或者少缴。对缴存住房公积金确有困难的单位，经本单位职工代表大会或者工会讨论通过，并经住房公积金管理中心审核，报住房公积金管理委员会批准后，可以降低缴存比例或者缓缴；待单位经济效益好转后，再提高缴存比例或者补缴缓缴。第三十八条规定，违反本条例的规定，单位逾期不缴或者少缴住房公积金的，由住房公积金管理中心责令限期缴存；逾期仍不缴存的，可以申请人民法院强制执行。</text:p>
      <text:p text:style-name="P4">
那么，新安电器厂这么多年没给工人缴纳住房公积金，深圳市宝安区住房公积金管理中心有没有依法履行职责，责令企业限期缴存以及申请法院强制执行呢？</text:p>
      <text:p text:style-name="P4">
新安电器香港母公司 <text:a xlink:type="simple" xlink:href="https://www.simatelex.com.hk/en/about-us/history/" text:style-name="Internet_20_link" text:visited-style-name="Visited_20_Internet_20_Link">
 新玛德 </text:a>
1969年成立，1979年在深圳开设第一家工厂，2007年在中国的工厂扩张到4家，2019年在印尼首家工厂开工。新玛德是全球机构“ <text:a xlink:type="simple" xlink:href="https://www.responsiblebusiness.org/code-of-conduct/" text:style-name="Internet_20_link" text:visited-style-name="Visited_20_Internet_20_Link">
 责任商业联盟</text:a>
 “成员，承诺遵守 <text:a xlink:type="simple" xlink:href="https://www.responsiblebusiness.org/media/docs/RBACodeofConduct7.0_Chinese(Simplified).pdf" text:style-name="Internet_20_link" text:visited-style-name="Visited_20_Internet_20_Link">
“责任商业联盟行为守则”</text:a>
，并 <text:a xlink:type="simple" xlink:href="https://www.simatelex.com.hk/en/social-responsibility/" text:style-name="Internet_20_link" text:visited-style-name="Visited_20_Internet_20_Link">
 获得 </text:a>
 英国Sedex机构 <text:a xlink:type="simple" xlink:href="https://www.sedex.com/solutions/smeta-audit/" text:style-name="Internet_20_link" text:visited-style-name="Visited_20_Internet_20_Link">
SMETA </text:a>
认证。今年5月我开始调查这一案件时，香港贸发局网站新玛德页面有标示该公司获德国TÜVSÜD认证。这一认证要求客户严格遵守德国最新通过的全球产业链法，对人权和工人权利侵害行为 <text:a xlink:type="simple" xlink:href="https://www.annualreport.tuvsud.com/2022/en/compliance/" text:style-name="Internet_20_link" text:visited-style-name="Visited_20_Internet_20_Link">
 零容忍</text:a>
 。</text:p>
      <text:p text:style-name="P4">
那么，中国工会是否可以用包括德国在内的欧美国家全球产业链法，引入国际品牌压力，敦促企业雇主尊重中国工人权利呢？</text:p>
      <text:p text:style-name="P4">
请收听我就这一案件，跟西乡街道工会、宝安区公积金管理中心以及新安电器（深圳）有限公司香港母公司“新玛德“工作人员的谈话。</text:p>
      <text:p text:style-name="P4">
P.S.后注：</text:p>
      <text:p text:style-name="P4">
我跟新玛德工作人员谈话后，随即追发了一封电邮，详列其子公司深圳新安电器涉嫌违反中国法律侵犯工人权利的事实，希望尽早完成补缴工人社保，以免被投诉到认证机构造成失去订单风险。到本期节目发稿，我仍未收到回覆。不过，香港贸发局网页新玛德页面已经没有了德国TÜVSÜD认证标记，深圳新安电器厂工人的社保也已经完成了补缴。</text:p>
      <text:p text:style-name="P4">
这里建议中国各级工会领导们，与其花时间搞形式主义，张口闭口“牢记初心使命、坚定理想信念，忠诚党的事业“、”提高政治站位，强化理论武装，引领广大职工听党话跟党走“，这类大话、空话、口号满天飞，不如试着用德国法国挪威等欧洲国家全球产业链立法，撬动国际品牌向工厂老板施压，改善中国工人权益状况。</text:p>
      <text:p text:style-name="P4">
Source: <text:a xlink:type="simple" xlink:href="https://www.rfa.org/mandarin/zhuanlan/laogongtongxun/hdf-07142023091237.html" text:style-name="Internet_20_link" text:visited-style-name="Visited_20_Internet_20_Link">
https://www.rfa.org/mandarin/zhuanlan/laogongtongxun/hdf-07142023091237.html</text:a>
</text:p>
      <!--NEWS-->
      <text:h text:style-name="P10" text:outline-level="1">
<text:span text:style-name="T4">
战争风险高？　网民热议中国军校招生"遇冷"</text:span>
</text:h>
      <text:p text:style-name="P4">
Author: None</text:p>
      <text:p text:style-name="P4">
Publisher: Radio Free Asia (Organization)</text:p>
      <text:p text:style-name="P4">
Published Time: 2023-07-14T10:50:00-04:00</text:p>
      <text:p text:style-name="P4">
Modified Time: 2023-07-14T15:24:14-04:00</text:p>
      <text:p text:style-name="P4">
Description: None</text:p>
      <text:p text:style-name="P4">
Videos: []</text:p>
      <text:p text:style-name="P4">
Audios: ["<text:a xlink:type="simple" xlink:href="https://www.rfa.org/mandarin/yataibaodao/kejiaowen/gt2-0713202309565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1" text:anchor-type="as-char" svg:width="6.9236in" svg:height="4.612011in" draw:z-index="0">
<draw:image xlink:href="../Images/rfamandarin/2023-07-14T10-50-00-04-00/000000.png" xlink:type="simple" xlink:show="embed" xlink:actuate="onLoad" draw:mime-type="image/png"/>
</draw:frame>
中国高考分数和各地高校录取人数投档陆续公布，网民在社交平台掀起关于军校招生"遇冷"的议论。 <text:a xlink:type="simple" xlink:href="https://www.rfa.org/mandarin/yataibaodao/kejiaowen/gt2-07132023095653.html/@@images/image" text:style-name="Internet_20_link" text:visited-style-name="Visited_20_Internet_20_Link">
</text:a>
路透社资料图片  <text:a xlink:type="simple" xlink:href="https://www.rfa.org/mandarin/yataibaodao/kejiaowen/gt2-07132023095653.html/@@stream" text:style-name="Internet_20_link" text:visited-style-name="Visited_20_Internet_20_Link">
Audio-1-Link：https://www.rfa.org/mandarin/yataibaodao/kejiaowen/gt2-07132023095653.html/@@stream</text:a>
</text:p>
      <text:p text:style-name="P4">
中国高考分数和各地高校录取人数投档陆续公布，网民在社交平台掀起关于军校招生"遇冷"的议论。一位毕业不久的大学生告诉本台说，许多富裕家庭都不愿子女报考军校。虽然报考军校会有很多好处，但为什么越来越多的年轻人和家长对军校兴趣缺缺呢？</text:p>
      <ul>
        <li>
<text:span text:style-name="T4">
<text:a xlink:type="simple" xlink:href="https://www.rfa.org/mandarin/Xinwen/2-04292023114713.html" text:style-name="Internet_20_link" text:visited-style-name="Visited_20_Internet_20_Link">
 北京恫吓武统台湾 中国网友称不愿上战场 </text:a>
 </text:span>
  * <text:a xlink:type="simple" xlink:href="https://www.rfa.org/mandarin/yataibaodao/junshiwaijiao/tj-08262022131519.html" text:style-name="Internet_20_link" text:visited-style-name="Visited_20_Internet_20_Link">
 <text:span text:style-name="T4">
解放军下半年征兵注重理工类大学生 配合对台军演常态化？</text:span>
 </text:a>
</li>
      </ul>
      <text:p text:style-name="P4">
有自媒体最近整理今年军校招生情况的文章称，根据陆续公布的军校录取分数线，国防科技大学宁夏录取分数......比去年为低，但在军校大幅度降低分数的情况下，仍然有众多省分在第一批招生中，出现生源不足，包括被称为军中清华的国防科技大学。</text:p>
      <text:p text:style-name="P4">
本台记者周四分别致电中国国防科技大学招生办、海军工程大学招生办、大连舰艇学院招生办，试图了解军校的招生情况，但电话始终无人接听。官方也未作出表态。</text:p>
      <text:p text:style-name="P4">
网上议论不断。一位自媒体人杜文说：“全国高考提前爆冷......在填报高考志愿前，大家都非常热衷宣传军校，说我国的高分学生放弃清华、北大，选择报考各地军校，报效祖国。现在这些学子们选择军校的积极性好像不高啊！”</text:p>
      <text:p text:style-name="P4">
另一位自媒体人杨军在抖音发言称：“全国唯一上学吃饭不要钱的院校是哪所？军校；全国唯一上学免费发放服装的院校是哪一所？军校；全国唯一上学免费发放学费并且每月发放津贴的是哪所院校？军校；全国唯一寒暑假返乡报销一次全程车票的是哪所院校？军校；全国唯一毕业保分配工作的是哪所院校？还是军校。你说考上军校香不香？但是军校2020、2021两年招生遭遇滑铁卢。”</text:p>
      <text:p text:style-name="P4">
对于自媒体提到的中国军校高考录取分数线降低的情况，本台无法独立证实，但是中国互联网上确实有很多军校招生遇冷的讨论。</text:p>
      <text:p text:style-name="P4">
有学生家长在网上留言：俄罗斯发动的战争，让百姓看到了什么叫炮灰。功不可没！有的留言：谁愿意让孩子上战场？还有的留言：韭菜越来越不好忽悠了。</text:p>
      <text:p text:style-name="P4">
 （网络截图）  <text:a xlink:type="simple" xlink:href="https://www.rfa.org/mandarin/yataibaodao/kejiaowen/gt2-07132023095653.html/id103746994-img-04912.png" text:style-name="Internet_20_link" text:visited-style-name="Visited_20_Internet_20_Link">
</text:a>
</text:p>
      <text:p text:style-name="P4">
上海复旦大学一位刚毕业的张同学告诉本台，现在国内许多生活富裕的家庭都不愿子女报考军校和在国内当老师和医生，其中不少军校唯有降低入学门槛。她本周五对本台说，这是中国现状，也是一种趋势：“考军校的人在国内，最近几年，第一，表面上的原因是历来中国的有钱人都不让子女考师范当老师，考军校当军人。第二，另外一种原因是现在的有钱人不让子女当国内的医生，因为太辛苦，其投资回报率又很低。军校更是如此，一方面是苦，一方面这两年战争风险比较高。”</text:p>
      <text:p text:style-name="P4">
日本静冈大学教授杨海英认为，军校报考人数少与学生家长不愿孩子上战场有关。他对本台说：“十八、九岁，二十岁的年轻人都是独生子女，爹妈的宝贝。怎么会让他们去上前线？谁都不会让他们去当炮灰。再加上军事学院的训练非常苦，怎么会到伟大的中国人民解放军的部队学习去呢？让农家子弟上前线，红二代红三代不会上前线，这是一个构造性问题。”</text:p>
      <text:p text:style-name="P4">
<text:span text:style-name="T4">
入伍即终身制 开战随时召回</text:span>
</text:p>
      <text:p text:style-name="P4">
一位熟悉军队规则、不愿公开姓名的小宋告诉本台，一旦跨入军校大门，就算是从军生涯的起点，一生无法脱离，而今国内弥漫着“与美国必有一战”和“武力解决台湾问题”的战争气氛，作为父母都不愿孩子死于战场。她说：“上过军校就是军人，因为打起仗来首先被召回，退休都会被召回，退伍军人都会被召回，有这条规定。我们正在做信用体系，其中有一条就是服兵役期间，如果吃不了苦，离开部队就要受到惩罚，这一条从2018年起实施。还要受到额外的信用体系惩罚，这个数字逐年增加。”</text:p>
      <text:p text:style-name="P4">
中国军人身后广告牌上显示的中国领导人习近平"能打胜仗，作风优良"的言论。（路透社）  <text:a xlink:type="simple" xlink:href="https://www.rfa.org/mandarin/yataibaodao/kejiaowen/gt2-07132023095653.html/image.jpg" text:style-name="Internet_20_link" text:visited-style-name="Visited_20_Internet_20_Link">
</text:a>
</text:p>
      <text:p text:style-name="P4">
澳大利亚悉尼科技大学教授冯崇义接受本台采访时说，中共中央军委主席习近平多次发表有关军队要能打仗、打胜仗的讲话，让学生家长很担心发生战争。他说：“看到战争在即，你如果把孩子送到军队，这不是往火坑里跳，去送死嘛？这是中国人基本的理性，不愿去军校。因为最高领导人一直在每年的新年献词中，还有外交战狼们到处都在到处强调这一基本立场，就说绝不放弃武力统一台湾。”</text:p>
      <text:p text:style-name="P4">
冯崇义说，即使理性学者分析开战的机会不大，因为中国难以取胜，但是专制政权不会理性考虑问题。</text:p>
      <text:p text:style-name="P4">
还有网民称，军校招不满或者无人投档的专业，多是台海开战时美国空军战机精确打击的首选军种，“中国人很了解军事”。</text:p>
      <text:p text:style-name="P4">
<text:span text:style-name="T5">
更新内容：上海复旦大学毕业生张同学的采访；文章第六段。</text:span>
</text:p>
      <text:p text:style-name="P4">
记者：古亭 责编：陈美华 许书婷 嘉远 网编：瑞哲</text:p>
      <text:p text:style-name="P4">
Source: <text:a xlink:type="simple" xlink:href="https://www.rfa.org/mandarin/yataibaodao/kejiaowen/gt2-07132023095653.html" text:style-name="Internet_20_link" text:visited-style-name="Visited_20_Internet_20_Link">
https://www.rfa.org/mandarin/yataibaodao/kejiaowen/gt2-07132023095653.html</text:a>
</text:p>
      <!--NEWS-->
      <text:h text:style-name="P10" text:outline-level="1">
<text:span text:style-name="T4">
耶伦赴印度出席G20会议后访问越南</text:span>
</text:h>
      <text:p text:style-name="P4">
Author: 联合早报 (Person)</text:p>
      <text:p text:style-name="P4">
Publisher: 联合早报 (Organization)</text:p>
      <text:p text:style-name="P4">
Published Time: 2023-07-14T11:02</text:p>
      <text:p text:style-name="P4">
Modified Time: 2023-07-14T11:02</text:p>
      <text:p text:style-name="P4">
Description: 美国财政部长耶伦未来一周将到印度和越南访问，寻求加强与这两个日益重要的合作伙伴的关系，并通过多元化的供应链增强经济弹性。综合路透社和彭博社报道，美国财政部一高官星期四（7月13日）...</text:p>
      <text:p text:style-name="P4">
Videos: []</text:p>
      <text:p text:style-name="P4">
Audios: []</text:p>
      <text:p text:style-name="P4">
Images: []</text:p>
      <text:p text:style-name="P4">
Type: NewsArticle</text:p>
      <text:p text:style-name="P4">
Breadcrumbs: ['即时', '国际']</text:p>
      <text:p text:style-name="P4">
Keywords: ['美国财政部', '耶伦', '印度', '越南', '二十国集团']</text:p>
      <!--METADATA-->
      <text:p text:style-name="P4">
美国财政部长耶伦未来一周将到印度和越南访问，寻求加强与这两个日益重要的合作伙伴的关系，并通过多元化的供应链增强经济弹性。</text:p>
      <text:p text:style-name="P4">
综合路透社和彭博社报道，美国财政部一高官星期四（7月13日）说，耶伦7月13日至19日出访，先到印度与二十国集团（G20）财长及央行行长以及印度官员举行会议，然后到越南出席双边会谈。</text:p>
      <text:p text:style-name="P4">
美国财政部高官说，耶伦此次访问旨在强调各国需要多样化和有弹性的供应链，这不是“针对中国”，也不是美国要与中国脱钩的计划。耶伦9日刚从北京返回华盛顿。</text:p>
      <text:p text:style-name="P4">
这名官员说，耶伦将在G20会议上继续推动多边开发银行改革，以及加快进度缓慢的低收入国家债务重组进程。西方领导人估计，多边开发银行可通过已在执行或正在审议的措施，在未来十年释放多达2000亿美元（约2641亿新元）的额外贷款。</text:p>
      <text:p text:style-name="P4">
美国财政部希望世界银行能够建立一个机制，为应对气候变化等全球挑战的国家提供更多资源，并希望世行探索向次主权和超主权行为体，而不仅仅向国家政府提供贷款选择。</text:p>
      <text:p text:style-name="P4">
耶伦还将敦促包括中国在内的所有官方双边债权人，加快债务重组工作。美国财政部官员指最近赞比亚债务问题的进展令人鼓舞，但其他国家的债务重组也需要加快步伐。</text:p>
      <text:p text:style-name="P4">
另外，美国财政部说，耶伦将在印度和越南的双边会谈中，重点关注“友岸外包”，即通过扩大与值得信赖的合作伙伴的关系，采取措施建立更具弹性的供应链。</text:p>
      <text:p text:style-name="P4">
Source: <text:a xlink:type="simple" xlink:href="https://www.zaobao.com.sg/realtime/world/story20230714-1413716" text:style-name="Internet_20_link" text:visited-style-name="Visited_20_Internet_20_Link">
https://www.zaobao.com.sg/realtime/world/story20230714-1413716</text:a>
</text:p>
      <!--NEWS-->
      <text:h text:style-name="P10" text:outline-level="1">
<text:span text:style-name="T4">
出席东协外长会议 布林肯吁维持台海和平稳定</text:span>
</text:h>
      <text:p text:style-name="P4">
Publisher: 法新社</text:p>
      <text:p text:style-name="P4">
Published Time: 2023-07-14T11:02:07+00:00</text:p>
      <text:p text:style-name="P4">
Modified Time: 2023-07-14T10:50:02+00:00</text:p>
      <text:p text:style-name="P4">
Description: （法新社雅加达14日电） 美国国务卿布林肯（Antony Blinken）今天表示，必须确保在南海与东海地区的航行自由，并呼吁让台湾海峡情势维持现状。</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7" text:anchor-type="as-char" svg:width="6.9236in" svg:height="3.617581in" draw:z-index="0">
<draw:image xlink:href="../Images/rficn/2023-07-14T11-02-07-00-00/000000.png" xlink:type="simple" xlink:show="embed" xlink:actuate="onLoad" draw:mime-type="image/png"/>
</draw:frame>
</text:p>
      <text:p text:style-name="P4">
布林肯在印尼雅加达出席东南亚国家协会（ASEAN）外长会议，他在会前告诉东南亚各国部长：「我们必须确保南海与东海的航行自由，并维持台湾海峡和平稳定」。</text:p>
      <text:p text:style-name="P4">
中国在南海的九段线主权主张几乎涵盖了这整个战略水域，且与其他东南亚国家的主权声索有诸多重叠，包括印尼与越南。</text:p>
      <text:p text:style-name="P4">
包括菲律宾等多个东协成员国，都曾与中国海警船多次发生冲突，因而主张应在南海享有航行自由，并指控北京当局不尊重他们的领土主张。</text:p>
      <text:p text:style-name="P4">
北京与华府近年来因为这处争议水域与台湾问题关系紧张，中国政府从军事与政治上对台湾加大施压力度，并对外国军舰与军机航行、飞越台湾海峡上空表达愤怒。</text:p>
      <text:p text:style-name="P4">
Source: <text:a xlink:type="simple" xlink:href="https://www.rfi.fr/cn/%E5%9B%BD%E9%99%85%E6%8A%A5%E9%81%93/20230714-%E5%87%BA%E5%B8%AD%E4%B8%9C%E5%8D%8F%E5%A4%96%E9%95%BF%E4%BC%9A%E8%AE%AE-%E5%B8%83%E6%9E%97%E8%82%AF%E5%90%81%E7%BB%B4%E6%8C%81%E5%8F%B0%E6%B5%B7%E5%92%8C%E5%B9%B3%E7%A8%B3%E5%AE%9A" text:style-name="Internet_20_link" text:visited-style-name="Visited_20_Internet_20_Link">
https://www.rfi.fr/cn/%E5%9B%BD%E9%99%85%E6%8A%A5%E9%81%93/20230714-%E5%87%BA%E5%B8%AD%E4%B8%9C%E5%8D%8F%E5%A4%96%E9%95%BF%E4%BC%9A%E8%AE%AE-%E5%B8%83%E6%9E%97%E8%82%AF%E5%90%81%E7%BB%B4%E6%8C%81%E5%8F%B0%E6%B5%B7%E5%92%8C%E5%B9%B3%E7%A8%B3%E5%AE%9A</text:a>
</text:p>
      <!--NEWS-->
      <text:h text:style-name="P10" text:outline-level="1">
<text:span text:style-name="T4">
专栏 | 财经时时听：耶伦访华谈出了些什么成果？</text:span>
</text:h>
      <text:p text:style-name="P4">
Author: None</text:p>
      <text:p text:style-name="P4">
Publisher: Radio Free Asia (Organization)</text:p>
      <text:p text:style-name="P4">
Published Time: 2023-07-14T11:18:00-04:00</text:p>
      <text:p text:style-name="P4">
Modified Time: 2023-07-14T13:27:18-04:00</text:p>
      <text:p text:style-name="P4">
Description: None</text:p>
      <text:p text:style-name="P4">
Videos: []</text:p>
      <text:p text:style-name="P4">
Audios: ["<text:a xlink:type="simple" xlink:href="https://www.rfa.org/mandarin/zhuanlan/jingmaorediansaomiao/econ-0714202310531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8" text:anchor-type="as-char" svg:width="6.9236in" svg:height="4.612011in" draw:z-index="0">
<draw:image xlink:href="../Images/rfamandarin/2023-07-14T11-18-00-04-00/000000.png" xlink:type="simple" xlink:show="embed" xlink:actuate="onLoad" draw:mime-type="image/png"/>
</draw:frame>
美国财政部长耶伦9号在结束对中国为期4天的访问前，在美国驻北京大使馆召开记者会。 <text:a xlink:type="simple" xlink:href="https://www.rfa.org/mandarin/zhuanlan/jingmaorediansaomiao/econ-07142023105317.html/@@images/image" text:style-name="Internet_20_link" text:visited-style-name="Visited_20_Internet_20_Link">
</text:a>
美联社图片  <text:a xlink:type="simple" xlink:href="https://www.rfa.org/mandarin/zhuanlan/jingmaorediansaomiao/econ-07142023105317.html/@@stream" text:style-name="Internet_20_link" text:visited-style-name="Visited_20_Internet_20_Link">
Audio-1-Link：https://www.rfa.org/mandarin/zhuanlan/jingmaorediansaomiao/econ-07142023105317.html/@@stream</text:a>
</text:p>
      <text:p text:style-name="P4">
美国财政部长耶伦刚结束对北京4天的访问，这是继美国国务卿布林肯6月访华后，新一轮为了修补美中两国关系的美国高级官员来访。耶伦表示，美国不寻求和中国脱钩，并称，美国不和中国进行赢者通吃的斗争，而是希望采取长远来看让两国都能从中获益的经济竞争。本期节目将探讨耶伦此次访问美中双方各有什么收获，美中关系是否回温。参加讨论的嘉宾是旅美经济学家、时评人士秦鹏。</text:p>
      <text:p text:style-name="P4">
<text:span text:style-name="T4">
耶伦四天行程满满</text:span>
</text:p>
      <text:p text:style-name="P4">
美国财政部长耶伦9号在结束对中国为期4天的访问之际表示，总共10个小时的双边会谈是“直接”和“建设性”的，有助于稳定动荡不安的美中关系。她还说，此次访问的目的是“建立和深化与中国新经济团队的联系，减少误会发生，并在气候变化和全球债务问题等领域的合作铺平道路”。耶伦批评了北京对外资企业的严苛待遇，并称这表明拜登政府减少对中国供应链的依赖是正确的。在俄乌战争问题上，耶伦说，中国企业避免向俄罗斯提供物资援助至关重要，另外，耶伦谴责中国稍早前宣布对镓和锗等关键矿物实施出口管制。</text:p>
      <text:p text:style-name="P4">
耶伦在7号星期五的密集行程中，分别会见了中国总理李强、中国前副总理刘鹤、中国央行行长易纲，以及刚刚上任的中国人民银行党委书记潘功胜。已经退休的刘鹤曾在美中贸易战中，主导中方的谈判团队，并在白宫与特朗普签下第一阶段贸易协议。此外，耶伦还与多位在华美企高管会谈，包括波音公司、美国银行和农业巨头嘉吉。</text:p>
      <text:p text:style-name="P4">
8号耶伦则主要会见了分管商务和金融的中国副总理何立峰。现年68岁的何立峰在中共二十大上进入政治局委员行列，在2014年曾任中国国家发改委副主任，负责经济规划。2017年升任主任。</text:p>
      <text:p text:style-name="P4">
同日中午，学院派出身的耶伦，还与六名中国女性经济学家共进午餐，列席者包括伦敦政经学院副教授金刻羽，她是亚投行行长金立群的女儿。</text:p>
      <text:p text:style-name="P4">
<text:span text:style-name="T4">
中方小动作不断</text:span>
</text:p>
      <text:p text:style-name="P4">
就在1号耶伦来华访问的前两天，中国商务部宣布，从8月1日起，对镓和锗及30多种相关物项实施出口管制。镓和锗这两种材料对于半导体、导弹系统和太阳能电池的生产至关重要。</text:p>
      <text:p text:style-name="P4">
华尔街日报称，中国此举是在美中进行经济会谈之前秀肌肉，显示两国积极通过制定贸易规则来寻求技术主导地位。</text:p>
      <text:p text:style-name="P4">
美国在去年10月停止向中国出口先进制成半导体的生产设备，并向韩国和荷兰等盟友施压，要求他们跟进。而中国则警告国内公司在向美国出口时要考虑国家安全方面的影响，中国政府禁止美国最大的存贮芯片制造商美光的产品用于中国关键的信息基础公司，中国还警告美国盟友，不要接受美国宣传的、所谓“冷战时期保护主义”。近几个月，中国有关部门还突击检查美国调查公司美思明智的办公室，并向咨询公司贝恩的员工问话。目的是反制那些可能收集中国敏感信息的活动。</text:p>
      <text:p text:style-name="P4">
<text:span text:style-name="T4">
武力恫吓是中方必不可少的谈判筹码</text:span>
</text:p>
      <text:p text:style-name="P4">
就在耶伦与中国官员密切会晤之际，台湾国防部8号报告称，从7号上午至8号上午的24小时内，总共侦查到中国军机13架次。</text:p>
      <text:p text:style-name="P4">
其中逾越海峡中线以及延伸线进入西南空领域4架次，分别为两架苏-30战斗机、一家BZK-005无人侦查机和一家运-8反潜战机。此外，台湾军方还在侦获台海周边活动的中国军舰6艘次。</text:p>
      <text:p text:style-name="P4">
北京强烈反对美国对台军事支持，并在美国国务院批准价值4.4亿美元对台军售后进行了抨击，指责美方加速把台湾变成火药桶，把台湾民众推向灾难深渊。</text:p>
      <text:p text:style-name="P4">
另外，在耶伦抵达北京的同一天，中国国家领导人、中央军委主席习近平视察了中国人民解放军东部战区机关，该战区管辖范围直接面向台湾海峡对岸的台湾。</text:p>
      <text:p text:style-name="P4">
以上是本期的财经时时听，感谢您的收听。我是饶怡明。如果您对本节目有什么意见和建议，欢迎写信到fankui@rfa.org.或我个人推特账号是RFA_RYM进行联系。</text:p>
      <text:p text:style-name="P4">
那么就在此祝福各位有个愉快的周末，下次节目再会！</text:p>
      <text:p text:style-name="P4">
撰稿、主持、制作：饶怡明</text:p>
      <text:p text:style-name="P4">
Source: <text:a xlink:type="simple" xlink:href="https://www.rfa.org/mandarin/zhuanlan/jingmaorediansaomiao/econ-07142023105317.html" text:style-name="Internet_20_link" text:visited-style-name="Visited_20_Internet_20_Link">
https://www.rfa.org/mandarin/zhuanlan/jingmaorediansaomiao/econ-07142023105317.html</text:a>
</text:p>
      <!--NEWS-->
      <text:h text:style-name="P10" text:outline-level="1">
<text:span text:style-name="T4">
广州居民梁颂基欲飞厄瓜多尔被拒登机    滞留泰国进退两难</text:span>
</text:h>
      <text:p text:style-name="P4">
Author: None</text:p>
      <text:p text:style-name="P4">
Publisher: Radio Free Asia (Organization)</text:p>
      <text:p text:style-name="P4">
Published Time: 2023-07-14T11:21:00-04:00</text:p>
      <text:p text:style-name="P4">
Modified Time: 2023-07-14T17:10:3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4.556175in" draw:z-index="0">
<draw:image xlink:href="../Images/rfamandarin/2023-07-14T11-21-00-04-00/000000.png" xlink:type="simple" xlink:show="embed" xlink:actuate="onLoad" draw:mime-type="image/png"/>
</draw:frame>
 广州异议人士梁颂基泰国签证快将到期 <text:a xlink:type="simple" xlink:href="https://www.rfa.org/mandarin/yataibaodao/renquanfazhi/gf-07142023091603.html/@@images/image" text:style-name="Internet_20_link" text:visited-style-name="Visited_20_Internet_20_Link">
</text:a>
梁颂基独家提供，拍摄日期不详</text:p>
      <text:p text:style-name="P4">
曾先后因"妨害公务"和"寻衅滋事"等罪名入狱的广州异议人士梁颂基7月13日打算偕同妻子和女儿从泰国前往中南美洲的厄瓜多尔，却被航空公司拒绝办理登机手续。由于梁颂基的泰国签证即将到期，他目前进退两难。</text:p>
      <ul>
        <li>
<text:span text:style-name="T4">
<text:a xlink:type="simple" xlink:href="https://www.rfa.org/mandarin/yataibaodao/renquanfazhi/gf2-10252019090303.html" text:style-name="Internet_20_link" text:visited-style-name="Visited_20_Internet_20_Link">
 目击女律师遭警殴 广州梁颂基张五洲被判刑 </text:a>
 </text:span>
  * <text:a xlink:type="simple" xlink:href="https://www.rfa.org/mandarin/yataibaodao/renquanfazhi/gf1-10052020102334.html" text:style-name="Internet_20_link" text:visited-style-name="Visited_20_Internet_20_Link">
 <text:span text:style-name="T4">
上海陈建芳据报因煽颠罪判囚三年 梁颂基梁一鸣遭广东公安跨省追截</text:span>
 </text:a>
</li>
      </ul>
      <text:p text:style-name="P4">
梁颂基上月独自从中国来到泰国，妻女其后抵达当地与他会合。7月13日，三人手持前往厄瓜多尔的机票，却在曼谷国际机场办理登机手续时遭航空公司拦截。梁颂基向本台表示，当时自己准备了机票、酒店订单、中厄两国免签证声明、新冠肺炎健康申报等，可是航空公司没有细看，就以接获厄瓜多尔外交部通知为由，拒绝为他一家三口办理登机手续。</text:p>
      <text:p text:style-name="P4">
<text:span text:style-name="T4">
<text:span text:style-name="T5">
视频：2023年7月13日，在曼谷机场与航空公司斡旋期间，广州异议人士梁颂基由于要求获得机票退款被拒绝，情绪一度激动。（梁颂基独家提供）</text:span>
 </text:span>
</text:p>
      <text:p text:style-name="P4">
梁颂基：“卡塔尔航空公司一刷我的护照，就扔回给我了。职员表示，这是经过他们（航空公司）上级的调查、研究给出的决定，还有就是厄瓜多尔政府部门的决定，不能让你们三个人登机，直接退回我们的护照，无比的爽快。”</text:p>
      <text:p text:style-name="P4">
梁颂基说，自己选择前往厄瓜多尔并非偶然。对于航空公司拒绝让三人登机，并声称厄瓜多尔拒绝让他们入境，梁颂基不排除与北京施压有关。</text:p>
      <text:p text:style-name="P4">
梁颂基：“厄瓜多尔是一条热门线路，经过无数前辈的教育，这条线路走得非常热，每个人都是从这里北上去美国、去加拿大。哪怕我已经没有费用了，我起码可以留在厄瓜多尔。问题是，这到底是否厄瓜多尔的问题（决定）呢？这可能不是。（中厄）两国的免签协定是板上钉钉的,写在互联网上的。”</text:p>
      <text:p text:style-name="P4">
_<text:span text:style-name="T4">
视频：2023年7月13日，梁颂基妻子和女儿被航空公司拒绝办理登机手续，滞留曼谷机场。（梁颂基独家提供）</text:span>
 _</text:p>
      <text:p text:style-name="P4">
<text:span text:style-name="T4">
梁颂基曾因目击律师孙世华受辱而入狱</text:span>
</text:p>
      <text:p text:style-name="P4">
7月14日，也就是手持的泰国落地签证到期前夕，梁颂基前往美国驻泰国大使馆求助。他以自己逾期旧护照上有美国旅游签证为由，要求获得紧急会见。</text:p>
      <text:p text:style-name="P4">
梁颂基：“我到美国驻泰国大使馆要求紧急会见领事或大使，但是他们拒绝了我的要求。我现在不可能回大陆。至于下一步有什么打算。我真不知道自己以后怎么办?”</text:p>
      <text:p text:style-name="P4">
梁颂基曾因触犯“妨害公务”和“寻衅滋事”等罪名，先后三次入狱，包括因为目击广州女律师孙世华被公安殴打羞辱，被裁定寻衅滋事罪成，判囚一年半。要求匿名的知情人士表示，梁颂基在当局压力下，早已计划离开中国。</text:p>
      <text:p text:style-name="P4">
梁颂基妻子和女儿未能按照计划前往南美厄瓜多尔。（梁颂基独家提供，拍摄日期不详）  <text:a xlink:type="simple" xlink:href="https://www.rfa.org/mandarin/yataibaodao/renquanfazhi/gf-07142023091603.html/m0714gf-2.png" text:style-name="Internet_20_link" text:visited-style-name="Visited_20_Internet_20_Link">
</text:a>
</text:p>
      <text:p text:style-name="P4">
知情人士：“从2015年到现在他一直都想走。他自己一个人的话并不是进退两难。其实他可以像其他人那样申请联合国的难民证，可是他有三个人。”</text:p>
      <text:p text:style-name="P4">
本台就此事致信美国国务院要求置评，但在截稿时尚未收到回复。</text:p>
      <text:p text:style-name="P4">
记者： 高锋 责编：陈美华 嘉远 网编：瑞哲</text:p>
      <text:p text:style-name="P4">
Source: <text:a xlink:type="simple" xlink:href="https://www.rfa.org/mandarin/yataibaodao/renquanfazhi/gf-07142023091603.html" text:style-name="Internet_20_link" text:visited-style-name="Visited_20_Internet_20_Link">
https://www.rfa.org/mandarin/yataibaodao/renquanfazhi/gf-07142023091603.html</text:a>
</text:p>
      <!--NEWS-->
      <text:h text:style-name="P10" text:outline-level="1">
<text:span text:style-name="T4">
大陆学生参观台北故宫合影　青天白日旗"被消失"</text:span>
</text:h>
      <text:p text:style-name="P4">
Author: None</text:p>
      <text:p text:style-name="P4">
Publisher: Radio Free Asia (Organization)</text:p>
      <text:p text:style-name="P4">
Published Time: 2023-07-14T11:24:00-04:00</text:p>
      <text:p text:style-name="P4">
Modified Time: 2023-07-14T13:43:06-04:00</text:p>
      <text:p text:style-name="P4">
Description: None</text:p>
      <text:p text:style-name="P4">
Videos: []</text:p>
      <text:p text:style-name="P4">
Audios: ["<text:a xlink:type="simple" xlink:href="https://www.rfa.org/mandarin/yataibaodao/gangtai/hx1-0714202308525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4" text:anchor-type="as-char" svg:width="6.9236in" svg:height="4.600844in" draw:z-index="0">
<draw:image xlink:href="../Images/rfamandarin/2023-07-14T11-24-00-04-00/000000.png" xlink:type="simple" xlink:show="embed" xlink:actuate="onLoad" draw:mime-type="image/png"/>
</draw:frame>
中国上海杉达学院学生参观台北故宫，旗杆上的"青天白日红旗"消失不见，台北故宫表示，"国旗还在"。 <text:a xlink:type="simple" xlink:href="https://www.rfa.org/mandarin/yataibaodao/gangtai/hx1-07142023085255.html/@@images/image" text:style-name="Internet_20_link" text:visited-style-name="Visited_20_Internet_20_Link">
</text:a>
上海杉达学院微信公众号  <text:a xlink:type="simple" xlink:href="https://www.rfa.org/mandarin/yataibaodao/gangtai/hx1-07142023085255.html/@@stream" text:style-name="Internet_20_link" text:visited-style-name="Visited_20_Internet_20_Link">
Audio-1-Link：https://www.rfa.org/mandarin/yataibaodao/gangtai/hx1-07142023085255.html/@@stream</text:a>
</text:p>
      <text:p text:style-name="P4">
近日，上海杉达学院的学生赴台交流，并在台北故宫前合影。但相关照片显示，故宫前的"青天白日满地红旗"却被消失。</text:p>
      <text:p text:style-name="P4">
<text:a xlink:type="simple" xlink:href="https://www.rfa.org/mandarin/yataibaodao/gangtai/hcm-04212023044114.html" text:style-name="Internet_20_link" text:visited-style-name="Visited_20_Internet_20_Link">
 <text:span text:style-name="T4">
台湾一小学受邀录制合唱 成福建春晚统战样板</text:span>
 </text:a>
  * <text:span text:style-name="T4">
<text:a xlink:type="simple" xlink:href="https://www.rfa.org/mandarin/yataibaodao/gangtai/hx1-04112023073505.html" text:style-name="Internet_20_link" text:visited-style-name="Visited_20_Internet_20_Link">
 专访随马英九访中学生：台湾面对统战应更有自信 </text:a>
 </text:span>
  * <text:a xlink:type="simple" xlink:href="https://www.rfa.org/mandarin/yataibaodao/gangtai/hx1-03242023081133.html" text:style-name="Internet_20_link" text:visited-style-name="Visited_20_Internet_20_Link">
 <text:span text:style-name="T4">
台湾民主实验室公布"中国影响力指数": 政经双重渗透</text:span>
 </text:a>
</text:p>
      <text:p text:style-name="P4">
上海杉达学院微信公众号发布讯息表示，该校50名学生7月5日赴台湾世新大学，参加为期10天的“2023跨领域沟通人才培训营”。期间，学生们参访了中国文化大学等高校，以及芯片制造和讯产业集中的新竹科学园区、台北故宫、101大楼、日月潭等著名景点。</text:p>
      <text:p text:style-name="P4">
不过，上海杉达学生合照相片中，台北故宫前旗竿上的青天白日红旗却被消失。</text:p>
      <text:p text:style-name="P4">
7月14日，自由亚洲电台记者就此致电询问，台北故宫的值班接线员澄清“国旗还在”：“有，有，我们国旗是有的。刚我们询问驻警队，他说那好像是大陆学生来玩，他们回去之后把国旗P掉的。因为我们每天都会把国旗升上去，到下午闭馆的时候才收下来，然后一早就把它升上去。”</text:p>
      <text:p text:style-name="P4">
<text:span text:style-name="T4">
学者：两岸交流 中方担忧青年人受自由民主影响</text:span>
</text:p>
      <text:p text:style-name="P4">
截至目前，台湾主管两岸事务的大陆委员会尚未就该事件作出回应。</text:p>
      <text:p text:style-name="P4">
台湾的两岸政策协会研究员吴瑟致接受自由亚洲电台采访指出：“这显示两岸之间很矛盾的地方，中国一直有这鸵鸟心态。两岸的交流应该让彼此看到最真实的层面，实际上，中国很担心他们的民众或来交流的人士，来台湾带回去的会是打脸中共一直以来洗脑的一些内容。”</text:p>
      <text:p text:style-name="P4">
吴瑟致表示，两岸在疫情后逐渐恢复人员交流以来，台湾并不会强迫中国赴台人士必须突显台湾是主权独立国家，台湾政府也不会要求民众到中国交流、观光必须P掉什么敏感的东西。然而，北京长期宣称台湾是中国的一部分则实属诈欺行为，以致于中国游客对于和台湾主权有关的图腾、“国旗”、政府机关等特别小心，深怕触碰政治红线。这显示出两岸人民意识型态和政治价值的落差，而中国所谓的两岸交流是否“别有用心”？</text:p>
      <text:p text:style-name="P4">
中国方面借暑期夏令营，开办各式两岸青年交流活动。中国国台办等单位12日在北京举办“2023两岸青年峰会”。台湾中央社报道，台湾10多所大学逾200名学子参加上述活动，国民党副主席连胜文也视频与会。中方官员强调习近平对两岸青年交流的“重要讲话精神”，鼓励两岸青年共创未来。</text:p>
      <text:p text:style-name="P4">
<text:span text:style-name="T4">
陆委会：台湾不会相信“那几句美丽的谎言”</text:span>
</text:p>
      <text:p text:style-name="P4">
被问到是否担心台湾学子受到中方政治宣的问题时，陆委会副主委兼发言人詹志宏13日在例行记者会上表示：“那几句美丽的谎言，我们的年轻人是不会去相信的。但是我们还是会一再提醒，像前一阵子举办的海峡论坛，我们就先提醒，这个是一种嘉年华式的、统战的、大型的统战活动。”</text:p>
      <text:p text:style-name="P4">
台湾陆委会副主委兼发言人詹志宏。（资料照、记者夏小华摄）  <text:a xlink:type="simple" xlink:href="https://www.rfa.org/mandarin/yataibaodao/gangtai/hx1-07142023085255.html/2.jpg" text:style-name="Internet_20_link" text:visited-style-name="Visited_20_Internet_20_Link">
</text:a>
</text:p>
      <text:p text:style-name="P4">
詹志宏表示：“（中方）一开始就安排一系列官式的讲话，我想这不是年轻人，特别是台湾的年轻人喜欢的一种模式。我们期待能够更多元、更开放、更自由的一种交流。”</text:p>
      <text:p text:style-name="P4">
近日，两岸民间交流升温。马英九基金会邀请31名中国大学生、硕博士生将于7月15日访台交流，另有6名非学生人员同行。陆委会核准这37人后，马英九基金会要求新增北京大学港澳台办主任李昀等3名人员赴台。</text:p>
      <text:p text:style-name="P4">
<text:span text:style-name="T4">
陆委会：专案申请名实不符 台大选前严揪害群之马</text:span>
</text:p>
      <text:p text:style-name="P4">
疫情后，台湾尚未开放中国大陆游客入境，大陆人员须透过专案申请。</text:p>
      <text:p text:style-name="P4">
詹志宏表示，今年年初以来，有些中方人员申请赴台的个案，其中涉及对台湾高科技业挖脚或窃密；也有一些邀请单位跟旅行社接洽，依照停留天数标示赴台的价码，这显然就是营利行为而不是真正赴台交流；甚至发现，有的中方人员申请赴台就医，实际上并没有真正去就医而是到处观光。更严重的，有些大陆参访团申请专业交流，到了受访机构却按人头收费。</text:p>
      <text:p text:style-name="P4">
詹志宏强调：“这种现象都不是一个健康、有序的、好的行为，尤其下半年要进入到一个选举的季节。我们也判断，中共必然会再度借机介入我们的选举。主管机关依照现有流程专案审查，这符合维护国家安全和维持稳定的、健康有序的交流所必要。”</text:p>
      <text:p text:style-name="P4">
詹志宏还呼吁台湾业者和邀请单位负责，并重申会严查害群之马。</text:p>
      <text:p text:style-name="P4">
吴瑟致表示，申请赴台名实不符的情况确实存在，北京放行赴台交流的人士应是经过拣选、审查的人士，赴台交流有一定目的。中方设定今年是大交流年、“一国两制”台湾方案元年，且距离台湾大选只剩半年，更具政治性。</text:p>
      <text:p text:style-name="P4">
<text:span text:style-name="T4">
学者：台湾有法律工具 应逐步恢复两岸交流</text:span>
</text:p>
      <text:p text:style-name="P4">
台湾学者曾建元接受自由亚洲电台采访指出，两岸在疫情前交流频繁，疫后开放大陆旅客来台确有需要，但台湾政府担心影响大选：“比如说，（发放）政治献金、进行影响台湾选举的串连等，应是陆委会真实挂疑的地方，干扰影响选举应该是陆委会比较在意的。”</text:p>
      <text:p text:style-name="P4">
曾建元表示，台湾这些年对涉及安全、反渗透、反窃取商业机密等相关立法更完备严密，应有能力和工具因应防范。台湾已逐步对全世界旅客开放观光，政府也应有节奏恢复正常的两岸交流。</text:p>
      <text:p text:style-name="P4">
记者：夏小华 责编：陈美华 何平 网编：瑞哲</text:p>
      <text:p text:style-name="P4">
Source: <text:a xlink:type="simple" xlink:href="https://www.rfa.org/mandarin/yataibaodao/gangtai/hx1-07142023085255.html" text:style-name="Internet_20_link" text:visited-style-name="Visited_20_Internet_20_Link">
https://www.rfa.org/mandarin/yataibaodao/gangtai/hx1-07142023085255.html</text:a>
</text:p>
      <!--NEWS-->
      <text:h text:style-name="P10" text:outline-level="1">
<text:span text:style-name="T4">
中国希望重赢外商投资芳心—"太少、太迟"？</text:span>
</text:h>
      <text:p text:style-name="P4">
Author: None (Language: zh)</text:p>
      <text:p text:style-name="P4">
Publisher: None</text:p>
      <text:p text:style-name="P4">
Time: 2023-07-14T11:24:00Z</text:p>
      <text:p text:style-name="P4">
Description: 据媒体报道，中国监管部门下周邀请全球投资者出席座谈会，鼓励他们继续对华投资。今年外国在华直接投资大幅缩水，而中国以国家安全为议程的打压、《反间谍法》以及经济增长疲软是重要原因。</text:p>
      <text:p text:style-name="P4">
Videos: []</text:p>
      <text:p text:style-name="P4">
Images: []</text:p>
      <text:p text:style-name="P4">
Subject: 经济纵横</text:p>
      <text:p text:style-name="P4">
Subjects: ['专题报道：中国经济何处去？']</text:p>
      <text:p text:style-name="P4">
Keywords: ['中国经济', '外商直接投资', '外商在华投资', '外国在华直接投资', '外国投资', '国家安全', '反间谍法']</text:p>
      <text:p text:style-name="P4">
ID: 66231034</text:p>
      <!--METADATA-->
      <text:p text:style-name="P4">
<text:a xlink:type="simple" xlink:href="https://www.dw.com/zh/overlay/image/article/66231034/61461034" text:style-name="Internet_20_link" text:visited-style-name="Visited_20_Internet_20_Link">
 </text:a>
</text:p>
      <text:p text:style-name="P4">
（德国之声中文网）据路透社7月14日独家报道，中国金融监管部门邀请一些世界最大的投资者下周参加一场座谈会，以此鼓励外国投资者继续对华投资，尽管近来中国 <text:a xlink:type="simple" xlink:href="https://www.dw.com/zh/zh/重蹈日本覆辙-中国经济陷入困难的通缩氛围/a-66212419" text:style-name="Internet_20_link" text:visited-style-name="Visited_20_Internet_20_Link">
经济增长走弱 </text:a>
 并面临地缘政治紧张。</text:p>
      <text:h text:style-name="P12" text:outline-level="3">
<text:span text:style-name="T4">
"北京急切想要提升外国投资者信心"</text:span>
</text:h>
      <text:p text:style-name="P4">
报道引述三名匿名消息人士称，下周五的会议将聚焦以美元计价的在华投资公司的现状及主要挑战。这三名消息人士称，这样清楚地以全球基金经理在华投资面临的挑战为日程的会议是罕见的，反映出北京急切想要提升<text:a xlink:type="simple" xlink:href="https://www.dw.com/zh/zh/監管障礙未除-在華歐企信心降至史上最低/a-65985588" text:style-name="Internet_20_link" text:visited-style-name="Visited_20_Internet_20_Link">
 外国投资者的信心 </text:a>
 。</text:p>
      <text:p text:style-name="P4">
与此同时，《华尔街日报》7月13日引述荣鼎集团分析师Mark Witzke对政府数据的分析，称今年第一季度 <text:a xlink:type="simple" xlink:href="https://www.dw.com/zh/zh/调查结束清零后德企对华投资未见起色/a-65860474" text:style-name="Internet_20_link" text:visited-style-name="Visited_20_Internet_20_Link">
 外国对华直接投资</text:a>
降至200亿美元，去年同期为1000亿美元。</text:p>
      <text:p text:style-name="P4">
该文章称，尽管中国包括地方政府在内努力吸引外商投资，但习近平以国家安全为议程的运动--对西方公司突击搜查以及《反间谍法》带来的风险，令外商认为在中国投资 <text:a xlink:type="simple" xlink:href="https://www.dw.com/zh/zh/红线在哪里在华外商盼拥有更大明确性/a-65708508" text:style-name="Internet_20_link" text:visited-style-name="Visited_20_Internet_20_Link">
风险大增 </text:a>
 。</text:p>
      <text:p text:style-name="P4">
路透社报道称，两名消息人士透露，中国证监会副主席方星海将出席下周五的会议。</text:p>
      <text:p text:style-name="P4">
该报道引述资产数据平台Preqin称，今年头半年，专注于中国的普通合伙人（GeneralPartners）仅筹集了55亿以美元计价的资金，与去年同期276亿美元的峰值相去甚远。</text:p>
      <text:h text:style-name="P12" text:outline-level="3">
<text:span text:style-name="T4">
就业难的中国年轻人</text:span>
</text:h>
      <text:h text:style-name="P12" text:outline-level="3">
<text:span text:style-name="T4">
分析人士认为吸引措施仍不足</text:span>
</text:h>
      <text:p text:style-name="P4">
报道引述香港Orient Capital Research总经理柯里尔（AndrewCollier）称，中国以国家安全为议程的打压、对科技企业的严厉监管以及对外国人的密切监控，令许多国际企业离开中国。"如今 <text:a xlink:type="simple" xlink:href="https://www.dw.com/zh/zh/中國央行反駁通縮觀點-看好經濟前景/a-66227183" text:style-name="Internet_20_link" text:visited-style-name="Visited_20_Internet_20_Link">
 经济</text:a>
 急剧放缓，明显有 <text:a xlink:type="simple" xlink:href="https://www.dw.com/zh/zh/中国夏季达沃斯-努力招商引资恢复新常态/a-66058986" text:style-name="Internet_20_link" text:visited-style-name="Visited_20_Internet_20_Link">
 吸引外商</text:a>
回来的新一波魅力攻势"，但他说，这些措施或许"太少、太迟"。</text:p>
      <text:p text:style-name="P4">
报道认为，中国有关部门上周对蚂蚁金服和腾讯罚款，似乎是这轮打压终结的信号。与此同时， <text:a xlink:type="simple" xlink:href="https://www.dw.com/zh/zh/李強會見中國科技業高層-釋出什麼信號/a-66208019" text:style-name="Internet_20_link" text:visited-style-name="Visited_20_Internet_20_Link">
 中国总理李强</text:a>
周三也与阿里云、美团负责人会晤，呼吁他们多为引领发展、创造就业等做贡献。</text:p>
      <text:p text:style-name="P4">
（综合报道）</text:p>
      <text:p text:style-name="P4">
Source: <text:a xlink:type="simple" xlink:href="https://www.dw.com/zh/中国希望重赢外商投资芳心-太少、太迟-？/a-66231034" text:style-name="Internet_20_link" text:visited-style-name="Visited_20_Internet_20_Link">
https://www.dw.com/zh/中国希望重赢外商投资芳心-太少、太迟-？/a-66231034?maca=chi-rss-chi-all-1127-rdf</text:a>
</text:p>
      <!--NEWS-->
      <text:h text:style-name="P10" text:outline-level="1">
<text:span text:style-name="T4">
涉赃5000万 教育部高官被抓是因足球腐败</text:span>
</text:h>
      <text:p text:style-name="P4">
Author: None</text:p>
      <text:p text:style-name="P4">
Publisher: Radio Free Asia (Organization)</text:p>
      <text:p text:style-name="P4">
Published Time: 2023-07-14T11:28:00-04:00</text:p>
      <text:p text:style-name="P4">
Modified Time: 2023-07-14T14:07:2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9" text:anchor-type="as-char" svg:width="6.9236in" svg:height="4.612011in" draw:z-index="0">
<draw:image xlink:href="../Images/rfamandarin/2023-07-14T11-28-00-04-00/000000.png" xlink:type="simple" xlink:show="embed" xlink:actuate="onLoad" draw:mime-type="image/png"/>
</draw:frame>
 教育部体育卫生与艺术教育司原司长王登峰 <text:a xlink:type="simple" xlink:href="https://www.rfa.org/mandarin/Xinwen/1-07142023112407.html/@@images/image" text:style-name="Internet_20_link" text:visited-style-name="Visited_20_Internet_20_Link">
</text:a>
百度百科</text:p>
      <text:p text:style-name="P4">
据山东省高级法院微信公众号“山东高法”消息，山东省德州市中级法院周五（7月14日）公开审理了教育部体育卫生与艺术教育司原司长王登峰贪污、受贿案。</text:p>
      <text:p text:style-name="P4">
王登峰被指控在担任教育部体育卫生与艺术教育司司长期间，单独或伙同他人，非法占有公共财物4670万元人民币，并单独或伙同他人收受他人给予的财务共计966万，并为他人在承揽项目方面谋取利益。</text:p>
      <text:p text:style-name="P4">
王登峰现年58岁，北京大学心理学系博士毕业，1990年留校任教，曾担任北大党委副书记，2006年到教育部任职，2011年开始担任教育部体育卫生与艺术教育司司长，直至2022年8月被查，当时王登峰除司长职务外，还担任中国青少年足球联赛赛事办公室副主任。</text:p>
      <text:p text:style-name="P4">
今年2月，王登峰被正式逮捕，《体坛周报》评论说，作为校园足球过去十余年主要的负责人，王登峰被查意味着中国足球内部掩盖的许多长期问题浮出水面。外界还有评论说，王登峰成为中国本轮足球反腐行动中首名被捕的官员。</text:p>
      <text:p text:style-name="P4">
（责编：王允）</text:p>
      <text:p text:style-name="P4">
Source: <text:a xlink:type="simple" xlink:href="https://www.rfa.org/mandarin/Xinwen/1-07142023112407.html" text:style-name="Internet_20_link" text:visited-style-name="Visited_20_Internet_20_Link">
https://www.rfa.org/mandarin/Xinwen/1-07142023112407.html</text:a>
</text:p>
      <!--NEWS-->
      <text:h text:style-name="P10" text:outline-level="1">
<text:span text:style-name="T4">
美国气候特使凯瑞访中前 就环保议题与共和党人舌战</text:span>
</text:h>
      <text:p text:style-name="P4">
Publisher: 法新社</text:p>
      <text:p text:style-name="P4">
Published Time: 2023-07-14T11:32:06+00:00</text:p>
      <text:p text:style-name="P4">
Modified Time: 2023-07-14T11:05:03+00:00</text:p>
      <text:p text:style-name="P4">
Description: （法新社华盛顿13日电） 美国气候特使凯瑞（John Kerry）在访问中国前，受到共和党议员关于国务院环境政策的质问。他今天针对有关他使用碳排放严重私人喷射飞机的指控做出反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1" text:anchor-type="as-char" svg:width="6.9236in" svg:height="3.617581in" draw:z-index="0">
<draw:image xlink:href="../Images/rficn/2023-07-14T11-32-06-00-00/000000.png" xlink:type="simple" xlink:show="embed" xlink:actuate="onLoad" draw:mime-type="image/png"/>
</draw:frame>
</text:p>
      <text:p text:style-name="P4">
法新社报导，周末将飞往北京谈论减少碳排问题的凯瑞指出，他为拜登政府效力期间主要使用商业客机，回想当时并未乘坐私人飞机。</text:p>
      <text:p text:style-name="P4">
曾任美国国务卿的凯瑞长期以来一直是共和党的目标。这回佛州联邦众议员米尔斯（CoryMills）对凯瑞说，希望「你的团队和你的私人飞机来到这里没有太大的问题」，这番话似乎激怒了凯瑞。</text:p>
      <text:p text:style-name="P4">
凯瑞向共和党主导的众院外交事务委员会（House Foreign AffairsCommittee）监督小组表示：「我并不同意你的论据，你的论据始于我所听到最令人愤慨的持续谎言之一。」</text:p>
      <text:p text:style-name="P4">
凯瑞说：「我们没有私人喷射机。我没有私人喷射机。我个人从未拥有私人喷射机。显然，谈论从国务院乘坐私人喷射机来到这里，是相当愚蠢的。」</text:p>
      <text:p text:style-name="P4">
福斯新闻（Fox News）去年报导，批评凯瑞的人士猛烈抨击他使用从他妻子公司租来的湾流（Gulfstream）GIV-SP型飞机，在拜登政府执政期间从事48次飞行。</text:p>
      <text:p text:style-name="P4">
亚利桑那州共和党籍众议员毕格斯（AndyBiggs）在听证会后推文指出：「他未拥有私人喷射机，但他确实使用过！」他的推文还附上一篇文章，指这架喷射机已排放超过300公吨的碳。</text:p>
      <text:p text:style-name="P4">
共和党籍联邦众议员裴利（Scott Perry）将全球暖化形容为「不存在」的问题，指责凯瑞在人为捏造的气候变迁议题上浪费资源。</text:p>
      <text:p text:style-name="P4">
凯瑞反问世界上的科学家和政府何必要捏造这种威胁时，裴利答道：「因为他们在诈骗，就像你一样，先生。」</text:p>
      <text:p text:style-name="P4">
在外界批评中国人权纪录和中共拒绝拿出更多作为来抑制化石燃料排放之际，凯瑞也被迫捍卫他与中国的协商。</text:p>
      <text:p text:style-name="P4">
凯瑞16日将动身前往北京与中国气候变化事务特使解振华会谈，他表示，不能让全球最大的污染者中国阻碍环境进展。</text:p>
      <text:p text:style-name="P4">
美国和中国是全球前两大温室气体排放国，也是世上最大的可再生能源投资者之一。</text:p>
      <text:p text:style-name="P4">
美国国务卿布林肯（Antony Blinken）上月访问北京，是近5年来美国最高阶访中官员，美国财政部长叶伦（JanetYellen）上周也访问中国，继两人之后，凯瑞也将前往中国访问。</text:p>
      <text:p text:style-name="P4">
Source: <text:a xlink:type="simple" xlink:href="https://www.rfi.fr/cn/%E5%9B%BD%E9%99%85%E6%8A%A5%E9%81%93/20230714-%E7%BE%8E%E5%9B%BD%E6%B0%94%E5%80%99%E7%89%B9%E4%BD%BF%E5%87%AF%E7%91%9E%E8%AE%BF%E4%B8%AD%E5%89%8D-%E5%B0%B1%E7%8E%AF%E4%BF%9D%E8%AE%AE%E9%A2%98%E4%B8%8E%E5%85%B1%E5%92%8C%E5%85%9A%E4%BA%BA%E8%88%8C%E6%88%98" text:style-name="Internet_20_link" text:visited-style-name="Visited_20_Internet_20_Link">
https://www.rfi.fr/cn/%E5%9B%BD%E9%99%85%E6%8A%A5%E9%81%93/20230714-%E7%BE%8E%E5%9B%BD%E6%B0%94%E5%80%99%E7%89%B9%E4%BD%BF%E5%87%AF%E7%91%9E%E8%AE%BF%E4%B8%AD%E5%89%8D-%E5%B0%B1%E7%8E%AF%E4%BF%9D%E8%AE%AE%E9%A2%98%E4%B8%8E%E5%85%B1%E5%92%8C%E5%85%9A%E4%BA%BA%E8%88%8C%E6%88%98</text:a>
</text:p>
      <!--NEWS-->
      <text:h text:style-name="P10" text:outline-level="1">
<text:span text:style-name="T4">
与中国签警务协议引关注 索罗门称未威胁太平洋安全</text:span>
</text:h>
      <text:p text:style-name="P4">
Publisher: 法新社</text:p>
      <text:p text:style-name="P4">
Published Time: 2023-07-14T11:32:07+00:00</text:p>
      <text:p text:style-name="P4">
Modified Time: 2023-07-14T11:05:02+00:00</text:p>
      <text:p text:style-name="P4">
Description: （法新社雪梨14日电） 澳洲和盟邦认为索罗门群岛与中国达成的警务合作协议「对太平洋区域和平构成威胁」，索国驳斥这番说法，还说中国能在网路安全和社区警务方面，对索国的1500名警力提供帮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2" text:anchor-type="as-char" svg:width="6.9236in" svg:height="3.617581in" draw:z-index="0">
<draw:image xlink:href="../Images/rficn/2023-07-14T11-32-07-00-00/000000.png" xlink:type="simple" xlink:show="embed" xlink:actuate="onLoad" draw:mime-type="image/png"/>
</draw:frame>
</text:p>
      <text:p text:style-name="P4">
法新社报导，美国、澳洲和纽西兰今天都敦促索罗门群岛「立刻」公开索国与中国签署的3年期警务合作协议细节，担心这将使区域竞争情势升高。</text:p>
      <text:p text:style-name="P4">
索罗门群岛总理苏嘉瓦瑞（Manasseh Sogavare）正在中国进行为期一周的访问。他在北京会见中国国务院总理李强后签署了9项协议，警务合作是其中之一。</text:p>
      <text:p text:style-name="P4">
中国媒体报导，中国和索罗门群岛警务首长于11日会晤，承诺要「将中国的警务与执法合作推升到全新境界」。</text:p>
      <text:p text:style-name="P4">
苏嘉瓦瑞办公室今天发表声明指出，索罗门群岛正在扩大其安全伙伴关系，除了现有的澳洲及纽西兰警务支援外，中国警方也将加入行列。</text:p>
      <text:p text:style-name="P4">
声明写道：「没有人能垄断知识。索罗门群岛是基于平等及尊重主权与领土完整性原则，与中国及所有伙伴展开合作。」</text:p>
      <text:p text:style-name="P4">
澳洲外交部长黄英贤（PennyWong）表示，她昨天晚间在印尼首都雅加达会晤中共中央外事工作委员会办公室主任王毅时，已就「太平洋地区安全问题传达澳洲的明确观点」。澳洲和纽西兰都表示，应在太平洋区域内满足太平洋的安全需求。</text:p>
      <text:p text:style-name="P4">
苏嘉瓦瑞办公室声明指出：「索罗门群岛政府看不出来改善首都荷尼阿拉（Honiara）索罗门群岛皇家警察部队（Royal Solomon IslandsPolice Force）交通管制系统、提供警察装备，或完成法医验尸研究室，能为太平洋区域和平与安全带来什么样的威胁。」</text:p>
      <text:p text:style-name="P4">
Source: <text:a xlink:type="simple" xlink:href="https://www.rfi.fr/cn/%E5%9B%BD%E9%99%85%E6%8A%A5%E9%81%93/20230714-%E4%B8%8E%E4%B8%AD%E5%9B%BD%E7%AD%BE%E8%AD%A6%E5%8A%A1%E5%8D%8F%E8%AE%AE%E5%BC%95%E5%85%B3%E6%B3%A8-%E7%B4%A2%E7%BD%97%E9%97%A8%E7%A7%B0%E6%9C%AA%E5%A8%81%E8%83%81%E5%A4%AA%E5%B9%B3%E6%B4%8B%E5%AE%89%E5%85%A8" text:style-name="Internet_20_link" text:visited-style-name="Visited_20_Internet_20_Link">
https://www.rfi.fr/cn/%E5%9B%BD%E9%99%85%E6%8A%A5%E9%81%93/20230714-%E4%B8%8E%E4%B8%AD%E5%9B%BD%E7%AD%BE%E8%AD%A6%E5%8A%A1%E5%8D%8F%E8%AE%AE%E5%BC%95%E5%85%B3%E6%B3%A8-%E7%B4%A2%E7%BD%97%E9%97%A8%E7%A7%B0%E6%9C%AA%E5%A8%81%E8%83%81%E5%A4%AA%E5%B9%B3%E6%B4%8B%E5%AE%89%E5%85%A8</text:a>
</text:p>
      <!--NEWS-->
      <text:h text:style-name="P10" text:outline-level="1">
<text:span text:style-name="T4">
中日就核处理水问题再次交锋</text:span>
</text:h>
      <text:p text:style-name="P4">
Author: None</text:p>
      <text:p text:style-name="P4">
Publisher: Radio Free Asia (Organization)</text:p>
      <text:p text:style-name="P4">
Published Time: 2023-07-14T11:35:00-04:00</text:p>
      <text:p text:style-name="P4">
Modified Time: 2023-07-14T11:46:5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3" text:anchor-type="as-char" svg:width="6.9236in" svg:height="4.612011in" draw:z-index="0">
<draw:image xlink:href="../Images/rfamandarin/2023-07-14T11-35-00-04-00/000000.png" xlink:type="simple" xlink:show="embed" xlink:actuate="onLoad" draw:mime-type="image/png"/>
</draw:frame>
图为日本福岛县双叶郡大熊町电场中存放的福岛第一核电站的废水。 <text:a xlink:type="simple" xlink:href="https://www.rfa.org/mandarin/Xinwen/2-07142023112932.html/@@images/image" text:style-name="Internet_20_link" text:visited-style-name="Visited_20_Internet_20_Link">
</text:a>
路透社资料图片</text:p>
      <text:p text:style-name="P4">
东盟与中日韩（10+3）外长会近日在印度尼西亚首都雅加达举行。会议期间，中国和日本就核处理水问题再次展开了交锋。</text:p>
      <text:p text:style-name="P4">
国际原子能机构两周前向日本发去报告称，日本核污染水排海计划“符合国际安全标准”，在此基础上，日本政府计划加快福岛核污染水排海进程。</text:p>
      <text:p text:style-name="P4">
据外交部的消息，中共中央外办主任王毅在会议期间表示：“日本核污染水排海事关海洋环境安全和人类生命健康，兹事体大，务必三思，不应擅自行事，不能铸成大错。”</text:p>
      <text:p text:style-name="P4">
据日本共同社报道，在会议上，日本外相林芳正周五（7月14日）对中方在核处理水排放问题上的立场提出了反驳，认为中方的主张没有科学依据，并称日方愿意同中国基于科学见解展开沟通；他还表示，将遵循国际标准与国际惯例实施排海，并将考虑安全应对的办法。</text:p>
      <text:p text:style-name="P4">
此外，林芳正与王毅单独举行了会晤。林芳正在会谈时就中国在日本周边的军事活动趋于活跃表达了重大关切。王毅则反驳称：日方将中国定位为最大战略挑战，渲染中国‘威胁’。”林芳正还提及台湾海峡的和平与稳定，他还要求中方尽快释放在华被拘的日本人。</text:p>
      <text:p text:style-name="P4">
（责编：王允）</text:p>
      <text:p text:style-name="P4">
Source: <text:a xlink:type="simple" xlink:href="https://www.rfa.org/mandarin/Xinwen/2-07142023112932.html" text:style-name="Internet_20_link" text:visited-style-name="Visited_20_Internet_20_Link">
https://www.rfa.org/mandarin/Xinwen/2-07142023112932.html</text:a>
</text:p>
      <!--NEWS-->
      <text:h text:style-name="P10" text:outline-level="1">
<text:span text:style-name="T4">
广汽三菱宣布“人员结构优化” 已经停产</text:span>
</text:h>
      <text:p text:style-name="P4">
Author: None</text:p>
      <text:p text:style-name="P4">
Publisher: Radio Free Asia (Organization)</text:p>
      <text:p text:style-name="P4">
Published Time: 2023-07-14T11:43:24-04:00</text:p>
      <text:p text:style-name="P4">
Modified Time: 2023-07-14T11:43:2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5" text:anchor-type="as-char" svg:width="6.9236in" svg:height="3.417132in" draw:z-index="0">
<draw:image xlink:href="../Images/rfamandarin/2023-07-14T11-43-24-04-00/000000.png" xlink:type="simple" xlink:show="embed" xlink:actuate="onLoad" draw:mime-type="image/png"/>
</draw:frame>
 图为广汽三菱公司设于湖南长沙的经济技术开发区 <text:a xlink:type="simple" xlink:href="https://www.rfa.org/mandarin/Xinwen/3-07142023113623.html/@@images/image" text:style-name="Internet_20_link" text:visited-style-name="Visited_20_Internet_20_Link">
</text:a>
广汽三菱官网截图</text:p>
      <text:p text:style-name="P4">
据中国财经类媒体“第一财经”报道，题为《致广汽三菱全体员工的一封信》近日在网上广传，称受市场转型的影响，广汽三菱的产品销售远未达预期，公司经营陷入困境；公司于6月份正式进入临时停产阶段，并将根据实际情况进行人员结构的优化。信中所述情况经第一财经的记者向广汽三菱厂方获得证实。</text:p>
      <text:p text:style-name="P4">
报道指出，广汽三菱成立于2012年，2018年其年销量达14.4万辆，为其历史巅峰，但此后便开始断崖式下滑，到2022年仅有3.36万辆。</text:p>
      <text:p text:style-name="P4">
此前就有消息传出，广汽三菱已在今年3至5月暂停新车生产，这也引发外界猜测，三菱汽车可能会退出中国市场。</text:p>
      <text:p text:style-name="P4">
报道指出，中国汽车市场迅速向新能源转型，这被认为是广汽三菱近几年在中国加速被边缘化的主要原因之一。</text:p>
      <text:p text:style-name="P4">
（责编：王允）</text:p>
      <text:p text:style-name="P4">
Source: <text:a xlink:type="simple" xlink:href="https://www.rfa.org/mandarin/Xinwen/3-07142023113623.html" text:style-name="Internet_20_link" text:visited-style-name="Visited_20_Internet_20_Link">
https://www.rfa.org/mandarin/Xinwen/3-07142023113623.html</text:a>
</text:p>
      <!--NEWS-->
      <text:h text:style-name="P10" text:outline-level="1">
<text:span text:style-name="T4">
大运会将临 网传“白纸革命”2.0召集帖</text:span>
</text:h>
      <text:p text:style-name="P4">
Author: None</text:p>
      <text:p text:style-name="P4">
Publisher: Radio Free Asia (Organization)</text:p>
      <text:p text:style-name="P4">
Published Time: 2023-07-14T11:45:40-04:00</text:p>
      <text:p text:style-name="P4">
Modified Time: 2023-07-14T11:45: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3.919651in" draw:z-index="0">
<draw:image xlink:href="../Images/rfamandarin/2023-07-14T11-45-40-04-00/000000.png" xlink:type="simple" xlink:show="embed" xlink:actuate="onLoad" draw:mime-type="image/png"/>
</draw:frame>
 中国网络近日网传的“成都大运会白纸革命活动召集帖”<text:a xlink:type="simple" xlink:href="https://www.rfa.org/mandarin/Xinwen/4-07142023114417.html/@@images/image" text:style-name="Internet_20_link" text:visited-style-name="Visited_20_Internet_20_Link">
 </text:a>
网络截图</text:p>
      <text:p text:style-name="P4">
据台湾中央社报道，成都世界大学生运动会将于本月底召开，中国网络近日广传“成都大运会白纸革命活动召集帖”，号召民众在赛事期间进行快闪行动，抗议习近平的独裁统治。网上言论称之为白纸2.0。</text:p>
      <text:p text:style-name="P4">
海外华文媒体“光传媒”创办人王安娜在推特上转发了召集帖，其中提到：“提醒参与者务必注意个人安全，不要透露任何个人信息。参加快闪活动前，请清理电脑、手机里面的敏感内容，防止黑皮（警方便衣）搜查。不要联系任何线上认识的人共同进行，即使线上商量共同行动，也不要告知具体时间和地点，对方很可能是黑皮。快闪现场携带的白纸不要只带一张，带大量白纸，如果被黑皮问，就说有用，理由自己编，其他都一样，一些白纸也可供其他人使用。现场自己不要拍照，除非只拍照，不参加快闪活动，拍照和参加活动的人必须分开，防止黑皮追踪。”</text:p>
      <text:p text:style-name="P4">
去年11月底反抗疫情封控的“白纸运动”曾席卷全国，此后疫情封控措施很快取消。白纸运动被认为是1989年天安门民主运动之后又一次大型的民众反抗运动，其中有人喊出了共产党下台的口号。</text:p>
      <text:p text:style-name="P4">
（责编：王允）</text:p>
      <text:p text:style-name="P4">
Source: <text:a xlink:type="simple" xlink:href="https://www.rfa.org/mandarin/Xinwen/4-07142023114417.html" text:style-name="Internet_20_link" text:visited-style-name="Visited_20_Internet_20_Link">
https://www.rfa.org/mandarin/Xinwen/4-07142023114417.html</text:a>
</text:p>
      <!--NEWS-->
      <text:h text:style-name="P10" text:outline-level="1">
<text:span text:style-name="T4">
中国发布人工智能服务管理办法　为制定规则试水？</text:span>
</text:h>
      <text:p text:style-name="P4">
Author: None</text:p>
      <text:p text:style-name="P4">
Publisher: Radio Free Asia (Organization)</text:p>
      <text:p text:style-name="P4">
Published Time: 2023-07-14T11:59:00-04:00</text:p>
      <text:p text:style-name="P4">
Modified Time: 2023-07-14T15:59:10-04:00</text:p>
      <text:p text:style-name="P4">
Description: None</text:p>
      <text:p text:style-name="P4">
Videos: []</text:p>
      <text:p text:style-name="P4">
Audios: ["<text:a xlink:type="simple" xlink:href="https://www.rfa.org/mandarin/yataibaodao/meiti/hx2-0714202309550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4.612011in" draw:z-index="0">
<draw:image xlink:href="../Images/rfamandarin/2023-07-14T11-59-00-04-00/000000.png" xlink:type="simple" xlink:show="embed" xlink:actuate="onLoad" draw:mime-type="image/png"/>
</draw:frame>
2023年7月6日，在上海举行的2023世界人工智能大会（WAIC）。 <text:a xlink:type="simple" xlink:href="https://www.rfa.org/mandarin/yataibaodao/meiti/hx2-07142023095509.html/@@images/image" text:style-name="Internet_20_link" text:visited-style-name="Visited_20_Internet_20_Link">
</text:a>
路透社图片  <text:a xlink:type="simple" xlink:href="https://www.rfa.org/mandarin/yataibaodao/meiti/hx2-07142023095509.html/@@stream" text:style-name="Internet_20_link" text:visited-style-name="Visited_20_Internet_20_Link">
Audio-1-Link：https://www.rfa.org/mandarin/yataibaodao/meiti/hx2-07142023095509.html/@@stream</text:a>
</text:p>
      <text:p text:style-name="P4">
美国科技大亨马斯克（ElonMusk）近日透露，中国有意愿且已准备好与国际社会合作制定人工智能（AI）规则。中国国家网信办日前也发布了《生成式人工智能服务管理暂行办法》，相关举动引发外界关注。</text:p>
      <text:p text:style-name="P4">
<text:a xlink:type="simple" xlink:href="https://www.rfa.org/mandarin/Xinwen/9-07112023163219.html" text:style-name="Internet_20_link" text:visited-style-name="Visited_20_Internet_20_Link">
 <text:span text:style-name="T4">
摇摆不定 中国监管人工智能生成内容变换快</text:span>
 </text:a>
  * <text:a xlink:type="simple" xlink:href="https://www.rfa.org/mandarin/yataibaodao/jingmao/jw-04112023120736.html" text:style-name="Internet_20_link" text:visited-style-name="Visited_20_Internet_20_Link">
 <text:span text:style-name="T4">
中国网信办加强监管人工智能 学者：专制政权管控舆情</text:span>
 </text:a>
 <text:span text:style-name="T4">
<text:span text:style-name="T5">
*  * </text:span>
*<text:a xlink:type="simple" xlink:href="https://www.rfa.org/mandarin/Xinwen/3-04112023105016.html" text:style-name="Internet_20_link" text:visited-style-name="Visited_20_Internet_20_Link">
 拟管制生成式AI 中国网信办：不得违反社会主义价值 </text:a>
 </text:span>
</text:p>
      <text:p text:style-name="P4">
中国官方环球网日前引述美国《华盛顿时报》、彭博社等多家媒体报道，特斯拉首席执行官马斯克12日参加“推特空间”（TwitterSpaces）活动时表示，中国有意愿且已准备好与国际社会合作，一同制定AI规则。该报道并提到，5月曾访问中国的马斯克表示，北京“肯定有兴趣参与在人工智能监管方面的一个合作性国际框架”。</text:p>
      <text:p text:style-name="P4">
2023年7月7日，特斯拉CEO马斯克2023展示人工智能新技术。（美联社视频截图）  <text:a xlink:type="simple" xlink:href="https://www.rfa.org/mandarin/yataibaodao/meiti/hx2-07142023095509.html/ap235121150811-00_00_41_26-still002.png" text:style-name="Internet_20_link" text:visited-style-name="Visited_20_Internet_20_Link">
</text:a>
</text:p>
      <text:p text:style-name="P4">
中国外交部发言人汪文斌13日在例行记者会上被问及此事，但他回应表示，中方不了解相关情况。汪文斌说，中方愿与国际社会就人工智能安全治理加强沟通交流，推动达成普遍参与的国际机制，形成具有广泛共识的治理框架和标准规范。</text:p>
      <text:p text:style-name="P4">
对于中国参与合作制定人工智能与监管的国际框架，马斯克和汪文斌都给出了说法。7月14日，台湾资安专家、国防安全研究院网路安全与决策推演研究所助理研究员洪嘉龄就此接受自由亚洲电台采访表示：“比如说马斯克可提供星链、低轨道卫星的技术给中国，中国跟马斯克合作，联合制定AI的国际标准获取商业利益，或扮演领头羊的效应。”</text:p>
      <text:p text:style-name="P4">
洪嘉龄认为，中国有可能比照过去在联合国安理会电信组织的活动，推动5G网路架构通讯协定规范，率先制定标准，这有利于中国在5G相关技术发展，从而导致美国在5G技术、设备建设方面都落后于中国。所以，美国现在跳过5G技术和架构，直接开发6G或更高技术。</text:p>
      <text:p text:style-name="P4">
洪嘉龄提到，人工智能目前在技术应用、道德性、未来元宇宙应用、虚拟世界规范等方面，还没有一个国家正式制定出规范。欧洲有在讨论，但就算欧洲订出规范也只是欧盟、区域性的规范。中国可能想做的是从联合国下手，以它掌握的席位和可以主导的国际组织，订出有利北京的国际通用技术规范。到时候，各国都必须遵守、配合、融合北京推动制定的AI监管国际标准。  ****</text:p>
      <text:p text:style-name="P4">
<text:span text:style-name="T4">
中国七部门公布《生成式人工智能服务管理暂行办法》</text:span>
</text:p>
      <text:p text:style-name="P4">
中国网信办等七部门近日公布《生成式人工智能服务管理暂行办法》，预计8月15日起施行。</text:p>
      <text:p text:style-name="P4">
台湾海洋大学海洋法政学院教授、法律科技协会理事长江雅绮接受自由亚洲电台采访指出：“在这个新的管理规范里可以看到，中国不同于其他国家的是，它更重视一些生成式AI可以带领舆论。它要牢牢就国家安全、社会主义、意识型态进行确保，对中国来讲，它要建立一个国际的AI监管框架是有必要的。因为目前除了中国还有欧盟在起草AI监管的草案，但是欧盟对这些人工智慧监管的方向和中国并不一样。”</text:p>
      <text:p text:style-name="P4">
江雅绮表示，中国网络安全法、数据安全法等一直很强调国家安全角色，包括确保共产党意识型态、社会主义，因此不可能与欧盟等其他国家监管价值一致。因此，中国可能有意建立自己的框架。</text:p>
      <text:p text:style-name="P4">
中国国家网信办表示，《生成式人工智能服务管理暂行办法》的立法宗旨在促进生成式人工智能健康发展和规范应用，维护国家安全和社会公共利益，保护公民、法人和其他组织的合法权益；也是防范生成式人工智能服务风险的现实需要。对图片、视讯等生成内容进行标识，发现违法内容应当及时采取处置措施。该办法还规定了涉及安全评估、演算法备案、投诉举报等制度。</text:p>
      <text:p text:style-name="P4">
洪嘉龄说，中国已把人工智能发展定为第三个五年计划发展指标，因此会先在国内制定相关政策指引和办法，让内部军公企业、民间企业朝此方向发展。</text:p>
      <text:p text:style-name="P4">
记者：夏小华 责编：陈美华 何平 网编：瑞哲</text:p>
      <text:p text:style-name="P4">
Source: <text:a xlink:type="simple" xlink:href="https://www.rfa.org/mandarin/yataibaodao/meiti/hx2-07142023095509.html" text:style-name="Internet_20_link" text:visited-style-name="Visited_20_Internet_20_Link">
https://www.rfa.org/mandarin/yataibaodao/meiti/hx2-07142023095509.html</text:a>
</text:p>
      <!--NEWS-->
      <text:h text:style-name="P10" text:outline-level="1">
<text:span text:style-name="T4">
德语媒体：中国变了，对华政策也必须改变</text:span>
</text:h>
      <text:p text:style-name="P4">
Author: None (Language: zh)</text:p>
      <text:p text:style-name="P4">
Publisher: None</text:p>
      <text:p text:style-name="P4">
Time: 2023-07-14T12:02:00Z</text:p>
      <text:p text:style-name="P4">
Description: 等待多时的德国政府的"中国战略"公布后，德媒注意到肖尔茨总理在第一时间发帖强调"合作"。《南德意志报》则认为，新战略忽略了意识形态的根本冲突。有专家指出，在地缘政治冲突背景下，自由贸易和开放型市场正在同人们告别。</text:p>
      <text:p text:style-name="P4">
Videos: []</text:p>
      <text:p text:style-name="P4">
Images: []</text:p>
      <text:p text:style-name="P4">
Subject: 评论分析</text:p>
      <text:p text:style-name="P4">
Subjects: ['对华政策', '中国战略', '经贸', '伙伴', '竞争对手', '制度对手']</text:p>
      <text:p text:style-name="P4">
Keywords: ['意见反馈']</text:p>
      <text:p text:style-name="P4">
ID: 66231659</text:p>
      <!--METADATA-->
      <text:p text:style-name="P4">
<text:a xlink:type="simple" xlink:href="https://www.dw.com/zh/overlay/image/article/66231659/65347127" text:style-name="Internet_20_link" text:visited-style-name="Visited_20_Internet_20_Link">
 </text:a>
</text:p>
      <text:p text:style-name="P4">
王毅会晤到访的德国外长贝尔博克</text:p>
      <text:p text:style-name="P4">
（德国之声中文网）经过83周的谈判 <text:a xlink:type="simple" xlink:href="https://www.dw.com/zh/zh/德国政府推出对华战略合作但减少依赖/a-66221218" text:style-name="Internet_20_link" text:visited-style-name="Visited_20_Internet_20_Link">
 ，德国政府终于公布了首份"中国战略"</text:a>
 。</text:p>
      <text:h text:style-name="P12" text:outline-level="3">
<text:span text:style-name="T4">
<text:span text:style-name="T4">
《每日新闻》：肖尔茨强调合作</text:span>
</text:span>
</text:h>
      <text:p text:style-name="P4">
<text:a xlink:type="simple" xlink:href="https://www.tagesschau.de/inland/innenpolitik/china-strategie-bundesregierung-100.html" text:style-name="Internet_20_link" text:visited-style-name="Visited_20_Internet_20_Link">
 《每日新闻》如下评论道 </text:a>
 ：</text:p>
      <text:p text:style-name="P4">
文件的"所有腔调既不新、 <text:a xlink:type="simple" xlink:href="https://www.dw.com/zh/zh/德国政府的中国战略即将出炉/a-66199476" text:style-name="Internet_20_link" text:visited-style-name="Visited_20_Internet_20_Link">
 也谈不上令人耳目一新 </text:a>
。德国针对其最重要的贸易伙伴制定怎样的政策从来就形同走钢丝，这一点还将持续下去。肖尔茨总理的首席新闻官黑贝施特莱特（SteffenHebestreit）在宣布中国战略的新闻会上这样说：'首先，我们愿意同中国继续保持合作，在此过程中我们也不忽略困难的议题'。</text:p>
      <text:p text:style-name="P4">
"文件公布后，肖尔茨第一个推特中的第一句话也如出一辙：'我们将同中国在经济和气候领域继续合作'--显然对肖尔茨非常重要的是，再次重申同亚洲巨人的伙伴关系，尽管困难重重。</text:p>
      <text:p text:style-name="P4">
需要中国同气候变化做斗争，这一点贝尔博克领导的外交部也心知肚明。只是在这里（外交部）人们更明确地彰显人权问题。"</text:p>
      <text:p text:style-name="P4">
文章最后写道，这份中国战略"留下许多解读空间，这样，就如何才是与北京打交道的正确方式这一问题，各方的角力会持续下去。"</text:p>
      <text:h text:style-name="P12" text:outline-level="3">
<text:span text:style-name="T4">
<text:span text:style-name="T4">
《时代周报》：中国变了，对华政策也必须改变</text:span>
</text:span>
</text:h>
      <text:p text:style-name="P4">
"几十年来，德国的对华政策首先是促进经济政策。而如今，联合政府宣示了其立场：'德国政府忧虑地看到，中国为服务于一党体制的利益，努力对国际秩序施加影响，比如淡化人权的地位'。</text:p>
      <text:p text:style-name="P4">
中国政府不会愿意读到这类文字。贝尔博克介绍中国战略时虽然称赞中国的改革为8亿人脱贫，但紧接着立即谴责港府用100万港币悬赏逃到国外的政治异议人士。"</text:p>
      <text:p text:style-name="P4">
<text:a xlink:type="simple" xlink:href="https://www.zeit.de/politik/ausland/2023-07/china-strategie-bundesregierung-ampelkoalition-peking/komplettansicht" text:style-name="Internet_20_link" text:visited-style-name="Visited_20_Internet_20_Link">
 《时代周报》网络版的这篇文章认为 </text:a>
，"文件涉及了双边关系中所有批评性内容，其中一些显得含糊，比如，贸易政策和投资领域中的'去风险'究竟意味着什么？然而，在中国对德国这样的民主国家构成战略挑战的问题上，文件明确无误地写道：'中国发生了变化'，'这一点以及中国做出的政治决策迫使我们在应对中国时也做出改变。"</text:p>
      <text:p text:style-name="P4">
</text:p>
      <text:p text:style-name="P4">
地缘政治冲突的力度尚未进入许多企业的视野</text:p>
      <text:h text:style-name="P12" text:outline-level="3">
<text:span text:style-name="T4">
<text:span text:style-name="T4">
《南德意志报》：最好称它为"问题清单"</text:span>
</text:span>
</text:h>
      <text:p text:style-name="P4">
"这份战略同中国野心的规模和强度不相适应。 <text:a xlink:type="simple" xlink:href="https://www.dw.com/zh/zh/德语媒体让人一头雾水的中国战略/a-66220111" text:style-name="Internet_20_link" text:visited-style-name="Visited_20_Internet_20_Link">
 它未能识别中国改变世界计划的持久性</text:a>
。它在很大程度上忽略了意识形态的根本冲突，而这种冲突决定了对华关系的所有领域。它低估德国的存在受到一个问题的左右，即今后的世界秩序是美国主导、还是中国领衔。在展开细碎的有关供应链或者律师执照的议题之前，如果能有一些对此的聪明考量，应该大有益处。"</text:p>
      <text:p text:style-name="P4">
由此，该文认为， <text:a xlink:type="simple" xlink:href="https://www.sueddeutsche.de/meinung/bundesregierung-china-chinastrategie-aussenpolitik-kommentar-1.6026274" text:style-name="Internet_20_link" text:visited-style-name="Visited_20_Internet_20_Link">
 这份中国战略更应该取名为"经济及贸易领域的问题清单"</text:a>
。不过，"批评之余，联邦政府至少诚实地将'经贸'定义为德中关系的核心，说到底，这一点同现实相吻合，所有的对华政策都只能通过经济这一杠杆进行控制。如果想改变这一方向，必须清楚北京的利益，即欧洲市场以及这里的技术。"</text:p>
      <text:h text:style-name="P12" text:outline-level="3">
<text:span text:style-name="T4">
德国公布二战后首部安全战略</text:span>
</text:h>
      <text:h text:style-name="P12" text:outline-level="3">
<text:span text:style-name="T4">
<text:span text:style-name="T4">
中国问题专家：地缘政治冲突迫使限制自由贸易</text:span>
</text:span>
</text:h>
      <text:p text:style-name="P4">
中国事务专家、特里尔大学政治学教授韩博天（Sebastian Heilmann） <text:a xlink:type="simple" xlink:href="https://www.zeit.de/politik/ausland/2023-07/china-strategie-nationale-sicherheit-sebastian-heilmann" text:style-name="Internet_20_link" text:visited-style-name="Visited_20_Internet_20_Link">
 接受《时代周报》访问时表示</text:a>
，"世界经济合作与分工，受到地缘战略以及内政变化的推动，目前正在经历深刻的变化。从稀土、到半导体、光伏板、再到药品原料，供给保障的安全性在多个经济领域被推到前台。地缘冲突迫使新规则出台，以及对自由贸易和开放型市场进行限制，而自由贸易和开放型市场过去数十年来一直被欧盟定义为'最高财富'。开放的全球化时代行将结束。在我看来，地缘政治冲突的力度尚未进入许多企业的视野。"</text:p>
      <text:h text:style-name="P12" text:outline-level="3">
<text:span text:style-name="T4">
德中政府磋商在即 如何重新定位对华关系</text:span>
</text:h>
      <text:p text:style-name="P4">
<text:span text:style-name="T5">
摘编自其他媒体的内容，不代表德国之声的立场或观点。</text:span>
</text:p>
      <text:p text:style-name="P4">
Source: <text:a xlink:type="simple" xlink:href="https://www.dw.com/zh/德语媒体：中国变了，对华政策也必须改变/a-66231659" text:style-name="Internet_20_link" text:visited-style-name="Visited_20_Internet_20_Link">
https://www.dw.com/zh/德语媒体：中国变了，对华政策也必须改变/a-66231659?maca=chi-rss-chi-all-1127-rdf</text:a>
</text:p>
      <!--NEWS-->
      <text:h text:style-name="P10" text:outline-level="1">
<text:span text:style-name="T4">
新加坡调查交长涉贪案 相关酒店大亨愿协助</text:span>
</text:h>
      <text:p text:style-name="P4">
Publisher: 法新社</text:p>
      <text:p text:style-name="P4">
Published Time: 2023-07-14T12:02:06+00:00</text:p>
      <text:p text:style-name="P4">
Modified Time: 2023-07-14T11:50:01+00:00</text:p>
      <text:p text:style-name="P4">
Description: （法新社新加坡14日电） 新加坡当局扩大调查交通部长易华仁涉嫌贪污案，对涉及这宗罕见案件的酒店大亨王明星发出逮捕通知，王明星旗下旅店置业公司表示，他已同意与贪污调查局合作，并获准交保。</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3.617581in" draw:z-index="0">
<draw:image xlink:href="../Images/rficn/2023-07-14T12-02-06-00-00/000000.png" xlink:type="simple" xlink:show="embed" xlink:actuate="onLoad" draw:mime-type="image/png"/>
</draw:frame>
</text:p>
      <text:p text:style-name="P4">
旅店置业公司（Hotel PropertiesLimited）在声明中表示，新加坡贪污调查局（CPIB）未对王明星提出任何指控，但要求王明星提供与易华仁（S.Iswaran）的往来资料。</text:p>
      <text:p text:style-name="P4">
声明又说，王明星「与贪污调查局充分合作，并已提供对方要求的资料」。</text:p>
      <text:p text:style-name="P4">
根据这项声明，王明星今天不在国内，他将在回到新加坡后将护照上缴贪污调查局，并已缴纳10万新加坡币（约新台币234万元）保释金。</text:p>
      <text:p text:style-name="P4">
新加坡总理李显龙本周稍早指示易华仁休假。在此之前，贪污调查局表示，易华仁「目前正在协助」进行中的调查。</text:p>
      <text:p text:style-name="P4">
李显龙说，贪污调查局已请他批准展开正式调查，其中包括约谈易华仁等人；贪污调查局表示，由于调查仍在进行，无法透露细节。</text:p>
      <text:p text:style-name="P4">
此案是新加坡罕见的高官贪污调查案，身为亚洲顶尖金融中心的新加坡一向以清廉的政府为傲。公务员领有丰厚薪酬以防贪污，有些部长年薪甚至超过100万新加坡币（约新台币2339万元）。</text:p>
      <text:p text:style-name="P4">
79岁的王明星坐拥38家酒店和度假村，旗下品牌包括 COMO、四季酒店（Four Seasons）、硬石酒店（Hard RockHotel）和凯煌酒店（Concorde）。受到这项消息影响，旅店置业公司股价一度下跌7%，终场以下跌4.4%作收，创下2年多来最糟表现。</text:p>
      <text:p text:style-name="P4">
Source: <text:a xlink:type="simple" xlink:href="https://www.rfi.fr/cn/%E5%9B%BD%E9%99%85%E6%8A%A5%E9%81%93/20230714-%E6%96%B0%E5%8A%A0%E5%9D%A1%E8%B0%83%E6%9F%A5%E4%BA%A4%E9%95%BF%E6%B6%89%E8%B4%AA%E6%A1%88-%E7%9B%B8%E5%85%B3%E9%85%92%E5%BA%97%E5%A4%A7%E4%BA%A8%E6%84%BF%E5%8D%8F%E5%8A%A9" text:style-name="Internet_20_link" text:visited-style-name="Visited_20_Internet_20_Link">
https://www.rfi.fr/cn/%E5%9B%BD%E9%99%85%E6%8A%A5%E9%81%93/20230714-%E6%96%B0%E5%8A%A0%E5%9D%A1%E8%B0%83%E6%9F%A5%E4%BA%A4%E9%95%BF%E6%B6%89%E8%B4%AA%E6%A1%88-%E7%9B%B8%E5%85%B3%E9%85%92%E5%BA%97%E5%A4%A7%E4%BA%A8%E6%84%BF%E5%8D%8F%E5%8A%A9</text:a>
</text:p>
      <!--NEWS-->
      <text:h text:style-name="P10" text:outline-level="1">
<text:span text:style-name="T4">
乌克兰已收到集束弹药 承诺将有限度使用</text:span>
</text:h>
      <text:p text:style-name="P4">
Author: 联合早报 (Person)</text:p>
      <text:p text:style-name="P4">
Publisher: 联合早报 (Organization)</text:p>
      <text:p text:style-name="P4">
Published Time: 2023-07-14T12:09</text:p>
      <text:p text:style-name="P4">
Modified Time: 2023-07-14T12:09</text:p>
      <text:p text:style-name="P4">
Description: 乌克兰已收到美国的集束炸弹，并承诺仅把这种杀伤力强的弹药用于驱赶敌军集结。路透社报道，美国日前宣布向乌克兰提供另一批8亿美元（约10.5亿新元）的军事援助配套，包括提供集束炸弹。乌...</text:p>
      <text:p text:style-name="P4">
Videos: []</text:p>
      <text:p text:style-name="P4">
Audios: []</text:p>
      <text:p text:style-name="P4">
Images: []</text:p>
      <text:p text:style-name="P4">
Type: NewsArticle</text:p>
      <text:p text:style-name="P4">
Breadcrumbs: ['即时', '国际']</text:p>
      <text:p text:style-name="P4">
Keywords: ['俄乌战争', '炸弹', '美国', '乌克兰']</text:p>
      <!--METADATA-->
      <text:p text:style-name="P4">
乌克兰已收到美国的集束炸弹，并承诺仅把这种杀伤力强的弹药用于驱赶敌军集结。</text:p>
      <text:p text:style-name="P4">
路透社报道，美国日前宣布向乌克兰提供另一批8亿美元（约10.5亿新元）的军事援助配套，包括 <text:a xlink:type="simple" xlink:href="https://www.zaobao.com.sg/news/world/story20230707-1411804" text:style-name="Internet_20_link" text:visited-style-name="Visited_20_Internet_20_Link">
 提供集束炸弹</text:a>
。乌克兰南部军区司令说，这批集束炸弹在美国公布新军援配套的一周后就运到。</text:p>
      <text:p text:style-name="P4">
乌克兰塔夫里亚（Tavria）发言人谢尔申（Valeryi Shershen）星期四（7月13日）证实已收到集束炸弹，五角大楼同日也做了宣布。</text:p>
      <text:p text:style-name="P4">
<text:a xlink:type="simple" xlink:href="https://www.zaobao.com.sg/realtime/world/story20230710-1412360" text:style-name="Internet_20_link" text:visited-style-name="Visited_20_Internet_20_Link">
 莫斯科对此表示谴责 </text:a>
，俄罗斯国防部长绍伊古警告，如果俄方遭集束炸弹袭击，俄军可能也会使用类似武器。</text:p>
      <text:p text:style-name="P4">
乌克兰官员则表明，考虑到俄军在大片占领地部署地雷，乌军使用集束炸弹还击是合理的。</text:p>
      <text:p text:style-name="P4">
谢尔申接受美国资助的自由电台采访时说，乌军有了集束炸弹，“将进一步削弱俄占领军的气势，可从根本上扭转整个战局，使战事变得对乌方有利”。</text:p>
      <text:p text:style-name="P4">
不过，谢尔申也说， <text:a xlink:type="simple" xlink:href="https://www.zaobao.com.sg/news/world/story20230709-1412263" text:style-name="Internet_20_link" text:visited-style-name="Visited_20_Internet_20_Link">
 乌军对集束炸弹的使用将严格遵守法律规定</text:a>
，“我们只会在解放我们的领土时派上用场”。</text:p>
      <text:p text:style-name="P4">
另外，美国国防部说，俄罗斯雇佣兵瓦格纳集团目前并没有大规模参与俄罗斯在乌克兰的军事行动。瓦格纳集团十多天前发动了短暂的未遂兵变。</text:p>
      <text:p text:style-name="P4">
五角大楼发言人赖德说：“现阶段，我们没有看到瓦格纳部队参与任何支持乌克兰战斗的重要行动。”</text:p>
      <text:p text:style-name="P4">
Source: <text:a xlink:type="simple" xlink:href="https://www.zaobao.com.sg/realtime/world/story20230714-1413737" text:style-name="Internet_20_link" text:visited-style-name="Visited_20_Internet_20_Link">
https://www.zaobao.com.sg/realtime/world/story20230714-1413737</text:a>
</text:p>
      <!--NEWS-->
      <text:h text:style-name="P10" text:outline-level="1">
<text:span text:style-name="T4">
德国批准首个对华战略，呼吁减少对中国依赖</text:span>
</text:h>
      <text:p text:style-name="P4">
Creator: MELISSA EDDY</text:p>
      <text:p text:style-name="P4">
Publisher: https://www.facebook.com/nytimeschinese</text:p>
      <text:p text:style-name="P4">
Published Time: 2023-07-14T12:27:09+08:00</text:p>
      <text:p text:style-name="P4">
Description: 这一战略采取了更强硬的对华立场，呼吁在维持经济关系同时大幅减少对中国商品的依赖，并要求实行出口管制，审查在华德企的投资，以保护敏感和专有技术。 John MacDougall/Agence France-Presse — Getty Images 6月，中国总理李强（左）和德国总理奥拉夫·肖尔茨在柏林。</text:p>
      <text:p text:style-name="P4">
Images: ["<text:a xlink:type="simple" xlink:href="https://static01.nyt.com/images/2023/07/13/multimedia/13germany-china-mtpw/13germany-china-mtpw-master1050.jpg" text:style-name="Internet_20_link" text:visited-style-name="Visited_20_Internet_20_Link">
13germany-chi...</text:a>
"]</text:p>
      <text:p text:style-name="P4">
Category: 国际</text:p>
      <text:p text:style-name="P4">
Type: Article</text:p>
      <!--METADATA-->
      <text:p text:style-name="P4">
<draw:frame draw:style-name="fr1" draw:name="Image126" text:anchor-type="as-char" svg:width="6.9236in" svg:height="4.615733in" draw:z-index="0">
<draw:image xlink:href="../Images/cnnytimes/2023-07-14T12-27-09-08-00/13germany-china-mtpw-master1050.jpg" xlink:type="simple" xlink:show="embed" xlink:actuate="onLoad" draw:mime-type="image/jpeg"/>
</draw:frame>
</text:p>
      <text:p text:style-name="P4">
德国政府周四批准了首个对华国家战略，将中国这个亚洲超级大国定义为“合作伙伴、竞争者和制度性对手”，并呼吁在维持价值数千亿美元的经济关系的同时，大幅减少对中国商品的依赖。</text:p>
      <text:p text:style-name="P4">
这一新政要求实行出口管制，并对在华德国企业的投资进行审查，以保护敏感和专有技术的流动。但该政策没有具体说明柏林将如何审查中国在德国的投资，这一问题 <text:a xlink:type="simple" xlink:href="https://cn.nytimes.com/business/20221110/germany-china-investment/" text:style-name="Internet_20_link" text:visited-style-name="Visited_20_Internet_20_Link">
近来引发 </text:a>
了许多关切。</text:p>
      <text:p text:style-name="P4">
德国总理朔尔茨领导的政府在周四通过了这份61页的文件，此前，由于三党执政联盟内部在对华立场的强硬程度上存在分歧，该文件经历了数月的讨论和拖延。该战略呼应了欧盟敦促对华“去风险”的政策主旨。</text:p>
      <text:p text:style-name="P4">
德国政府表示，减少对中国制造商和消费者的依赖最终将提振本国经济。</text:p>
      <text:p text:style-name="P4">
广告</text:p>
      <text:p text:style-name="P4">
“我们不想与中国脱钩，但希望将自身风险降到最低。这包括加强我们欧洲的经济，并降低依赖程度，”德国外长安娜莱娜·贝尔博克表示。“越是扩大贸易和供应链的多样化，我们的国家就越有韧性，”她补充说。</text:p>
      <text:p text:style-name="P4">
该战略采取了更为强硬的对华立场，与之相比，前总理默克尔领导的政府曾将中国视为德国商品的巨大增长市场。</text:p>
      <text:p text:style-name="P4">
这推动德国与中国建立了紧密关系，德国有上百万个 <text:a xlink:type="simple" xlink:href="https://www.iwkoeln.de/en/studies/juergen-matthes-mutual-dependence-in-trade-between-china-the-eu-and-germany.html" text:style-name="Internet_20_link" text:visited-style-name="Visited_20_Internet_20_Link">
 工作岗位 </text:a>
直接依赖于中国，间接依赖的还有更多。在 <text:a xlink:type="simple" xlink:href="https://rhg.com/research/the-chosen-few/" text:style-name="Internet_20_link" text:visited-style-name="Visited_20_Internet_20_Link">
 欧洲对华投资 </text:a>
中，近一半来自德国， <text:a xlink:type="simple" xlink:href="https://www.ifo.de/en/press-release/2022-03-31/german-manufacturing-companies-want-reduce-dependence-china" text:style-name="Internet_20_link" text:visited-style-name="Visited_20_Internet_20_Link">
 近一半 </text:a>
 的德国制造企业的部分供应链也都依赖中国。</text:p>
      <text:p text:style-name="P4">
但新冠疫情引发的供应链问题暴露了德国与欧洲对中国商品的依赖程度，从药品到绿色科技所必须的加工矿物，无所不包。俄罗斯去年入侵乌克兰也引发了对中国可能会利用这种经济依赖的担忧，就像俄罗斯将德国对其天然气出口的依赖当作武器一样。</text:p>
      <text:p text:style-name="P4">
在这一战略下，企业被要求将在华开展业务的地缘政治风险“更有力地内部化”，以免在发生危机时需要动用政府资金。政府表示正在出台激励措施，鼓励德国企业在中国以外实现业务多元化。</text:p>
      <text:p text:style-name="P4">
该政策还要求重新评估出口担保，确保对敏感技术的保护，并强调德国打算制定一份用于网络安全和监控等领域的技术清单，并对这些技术实施出口管制。</text:p>
      <text:p text:style-name="P4">
广告</text:p>
      <text:p text:style-name="P4">
“我们已经清楚认识到，保护自身经济安全符合我们的国家利益，”贝尔博克说。她还表示，德国不能重蹈俄罗斯切断对西欧天然气供应时的覆辙，需要“支付超过2000亿欧元才能摆脱依赖”。</text:p>
      <text:p text:style-name="P4">
周四，中国政府通过驻柏林使馆反驳了该政策对中国的描述，坚称德国是中国的合作伙伴而非对手。</text:p>
      <text:p text:style-name="P4">
该使馆在声明中表示，“坚决反对干涉中国内政，歪曲抹黑中国，甚至损害中方核心利益”的行为。</text:p>
      <text:p text:style-name="P4">
企业是否以及如何支持这项政策仍是未知数。一些中型企业和家族 <text:a xlink:type="simple" xlink:href="https://cn.nytimes.com/world/20230707/germany-china-business-economy/" text:style-name="Internet_20_link" text:visited-style-name="Visited_20_Internet_20_Link">
 企业表示</text:a>
，地缘政治风险使其在中国的业务复杂化，但巴斯夫和大众等工业领头羊均大幅增加了对华投资的力度。</text:p>
      <text:p text:style-name="P4">
“大众集团将继续在中国投资，”大众集团中国区总裁兼董事会成员贝瑞德(Ralf Brandstätter)表示。</text:p>
      <text:p text:style-name="P4">
“中国是一个充满活力的增长市场，也是关键技术创新的驱动者，”他表示，并称中国“对大众集团乃至整个德国汽车行业的全球竞争力都至关重要”。</text:p>
      <text:p text:style-name="P4">
广告</text:p>
      <text:p text:style-name="P4">
这项战略现将提交议会，预计议员将在9月议会重新召开时对此进行辩论。</text:p>
      <text:p text:style-name="P4">
德国上个月出台了 <text:a xlink:type="simple" xlink:href="https://www.nytimes.com/2023/06/14/world/europe/germany-security-strategy-scholz.html" text:style-name="Internet_20_link" text:visited-style-name="Visited_20_Internet_20_Link">
 首份国家安全战略 </text:a>
，呼吁采取“强有力的”国防和其他相关政策。但这份总体战略并没有囊括中国，毕竟中国享有德国最大贸易伙伴的重要地位，去年两国双边贸易额接近3340亿美元。</text:p>
      <text:p text:style-name="P4">
该战略表明，在中国对台湾主权主张的问题上，柏林无意改变其反对立场。“台海现状只能通过和平手段和双方认可的方式才能改变。军事升级也将影响德国与欧洲的利益。”</text:p>
      <text:p text:style-name="P4">
墨卡托中国研究所执行主任胡谧空(MikkoHuotari)表示，距离朔尔茨决定对入侵乌克兰的俄罗斯采取更严厉立场过去了一年多时间，此次出台的对华战略是德国重新调整外交政策的最新举措。</text:p>
      <text:p text:style-name="P4">
“从风险导向的角度看待中国，是朝着不同方向迈出的一大步，”胡谧空表示。“这对德国来说是一个重大转变。”</text:p>
      <text:p text:style-name="P4">
Source: <text:a xlink:type="simple" xlink:href="https://cn.nytimes.com/world/20230714/germany-china-trade/" text:style-name="Internet_20_link" text:visited-style-name="Visited_20_Internet_20_Link">
https://cn.nytimes.com/world/20230714/germany-china-trade/</text:a>
</text:p>
      <!--NEWS-->
      <text:h text:style-name="P10" text:outline-level="1">
<text:span text:style-name="T4">
亚股普遍收涨</text:span>
</text:h>
      <text:p text:style-name="P4">
Publisher: 法新社</text:p>
      <text:p text:style-name="P4">
Published Time: 2023-07-14T12:32:08+00:00</text:p>
      <text:p text:style-name="P4">
Modified Time: 2023-07-14T12:05:02+00:00</text:p>
      <text:p text:style-name="P4">
Description: （法新社香港14日电） 愈来愈多经济数据显示美国通膨降温，这为美国联邦准备理事会（Fed）结束长达一年多的升息循环提供空间，亚洲投资人对此表示乐见，亚股今天普遍收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3.617581in" draw:z-index="0">
<draw:image xlink:href="../Images/rficn/2023-07-14T12-32-08-00-00/000000.png" xlink:type="simple" xlink:show="embed" xlink:actuate="onLoad" draw:mime-type="image/png"/>
</draw:frame>
</text:p>
      <text:p text:style-name="P4">
本周全球金融市场乐观情绪弥漫，因为投资人寄望旨在抑制通膨的货币紧缩政策划下句点。COVID-19（2019冠状病毒疾病）后的经济重新开放、供应链混乱和俄罗斯入侵乌克兰加剧了通膨。</text:p>
      <text:p text:style-name="P4">
在此同时，中国承诺采取措施重振步履蹒跚的经济，并结束对大型科技业的打压。</text:p>
      <text:p text:style-name="P4">
6月美国批发价格涨幅，以及6月消费者物价指数（CPI）年增3%，皆低于预期，激励美股。尽管CPI仍高于联准会的目标，但分析师表示，投资人愈加相信官员将赢下这场战斗，经济可以避免令人担忧的衰退。</text:p>
      <text:p text:style-name="P4">
华尔街乐观气氛感染亚洲股市。在中国科技巨头股价反弹带动下，香港股市连续第5天收涨。上海、雪梨、首尔、新加坡、台北、曼谷、马尼拉和雅加达股市也收高。</text:p>
      <text:p text:style-name="P4">
然而，东京股市因为日圆兑美元走坚而收跌。</text:p>
      <text:p text:style-name="P4">
Source: <text:a xlink:type="simple" xlink:href="https://www.rfi.fr/cn/%E8%B4%A2%E7%BB%8F%E5%BF%AB%E8%AE%AF/20230714-%E4%BA%9A%E8%82%A1%E6%99%AE%E9%81%8D%E6%94%B6%E6%B6%A8" text:style-name="Internet_20_link" text:visited-style-name="Visited_20_Internet_20_Link">
https://www.rfi.fr/cn/%E8%B4%A2%E7%BB%8F%E5%BF%AB%E8%AE%AF/20230714-%E4%BA%9A%E8%82%A1%E6%99%AE%E9%81%8D%E6%94%B6%E6%B6%A8</text:a>
</text:p>
      <!--NEWS-->
      <text:h text:style-name="P10" text:outline-level="1">
<text:span text:style-name="T4">
韩国暴雨持续 局部地区每小时最大降雨量80毫米</text:span>
</text:h>
      <text:p text:style-name="P4">
Author: 联合早报 (Person)</text:p>
      <text:p text:style-name="P4">
Publisher: 联合早报 (Organization)</text:p>
      <text:p text:style-name="P4">
Published Time: 2023-07-14T12:37</text:p>
      <text:p text:style-name="P4">
Modified Time: 2023-07-14T13:18</text:p>
      <text:p text:style-name="P4">
Description: 韩国气象厅预报，韩国全国大部分地区星期五（7月14日）将出现雷电交加、狂风暴雨的恶劣天气。韩联社报道，韩国首都圈和江原道部分地区到星期五上午每小时降雨水量可达20~50毫米，京畿道...</text:p>
      <text:p text:style-name="P4">
Videos: []</text:p>
      <text:p text:style-name="P4">
Audios: []</text:p>
      <text:p text:style-name="P4">
Images: []</text:p>
      <text:p text:style-name="P4">
Type: NewsArticle</text:p>
      <text:p text:style-name="P4">
Breadcrumbs: ['即时', '国际']</text:p>
      <text:p text:style-name="P4">
Keywords: ['韩国', '暴雨', '天气', '气温']</text:p>
      <!--METADATA-->
      <text:p text:style-name="P4">
韩国气象厅预报，韩国全国大部分地区星期五（7月14日）将出现雷电交加、狂风暴雨的恶劣天气。</text:p>
      <text:p text:style-name="P4">
韩联社报道，韩国首都圈和江原道部分地区到星期五上午每小时降雨水量可达20~50毫米，京畿道南部和江原道南部、忠清道、全罗道、庆尚北道北部的狂风暴雨和电闪雷鸣将持续至星期六，局部地区每小时降雨量将达30~80毫米。</text:p>
      <text:p text:style-name="P4">
星期五至星期六，京畿南部、江原南部内陆和山区、忠清、全北、庆北北部内陆累计降雨量将达80~200毫米。忠清和全北将有超过300毫米的降雨，庆北北部内陆将有超过250毫米的降雨。</text:p>
      <text:p text:style-name="P4">
首尔、仁川、京畿北部、江原局部、全南、庆尚局部地区降雨将达30~100毫米（全南局部可达200毫米以上），济州道将达5~60毫米。强降雨地区瞬间风速可达每秒15~20米。</text:p>
      <text:p text:style-name="P4">
气象部门提醒有关部门做好设施管理工作，防范安全事故。</text:p>
      <text:p text:style-name="P4">
另外，韩国星期五白天的最高气温为25至30摄氏度，空气质量水平为“良好”。</text:p>
      <text:p text:style-name="P4">
Source: <text:a xlink:type="simple" xlink:href="https://www.zaobao.com.sg/realtime/world/story20230714-1413740" text:style-name="Internet_20_link" text:visited-style-name="Visited_20_Internet_20_Link">
https://www.zaobao.com.sg/realtime/world/story20230714-1413740</text:a>
</text:p>
      <!--NEWS-->
      <text:h text:style-name="P10" text:outline-level="1">
<text:span text:style-name="T4">
中国远洋集团美债持有者未收到到期付息 市场担忧其债务</text:span>
</text:h>
      <text:p text:style-name="P4">
Author: None</text:p>
      <text:p text:style-name="P4">
Publisher: Radio Free Asia (Organization)</text:p>
      <text:p text:style-name="P4">
Published Time: 2023-07-14T12:50:12-04:00</text:p>
      <text:p text:style-name="P4">
Modified Time: 2023-07-14T12:50:1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4.612011in" draw:z-index="0">
<draw:image xlink:href="../Images/rfamandarin/2023-07-14T12-50-12-04-00/000000.png" xlink:type="simple" xlink:show="embed" xlink:actuate="onLoad" draw:mime-type="image/png"/>
</draw:frame>
 中国房地产开发商远洋地产联合太古地产发展的北京颐堤港<text:a xlink:type="simple" xlink:href="https://www.rfa.org/mandarin/Xinwen/5-07142023124558.html/@@images/image" text:style-name="Internet_20_link" text:visited-style-name="Visited_20_Internet_20_Link">
 </text:a>
维基百科</text:p>
      <text:p text:style-name="P4">
据彭博社报道，中国房地产开发商远洋集团美元债券的至少两名持有者称，到周五上午9：30都没收到周四（7月13日）到期的息票付款，市场对远洋集团的债务担忧加剧。</text:p>
      <text:p text:style-name="P4">
报道指出，远洋集团虽然还没有像其他房企一样出现还款问题，但过去几个月市场把它作为房地产行业债务担忧的重要目标。</text:p>
      <text:p text:style-name="P4">
今年3月，远洋集团曾有一笔本金为6亿美元的永续债未按期支付，直到3月底才有消息说，集团完成了这笔永续债本期票息兑付。远洋集团第三季度还面临3.8亿美元的债券债务，周四到期的这笔950万美元票息还有14天宽限期。</text:p>
      <text:p text:style-name="P4">
近年来中国房企因为整体市场下行，销售不畅，其美元债无法到期支付的消息频频登上媒体头条。据美国《华尔街日报》今年3月报道，中国房地产公司发售的美元债券正遭受到抛售的压力。</text:p>
      <text:p text:style-name="P4">
（责编：王允）</text:p>
      <text:p text:style-name="P4">
Source: <text:a xlink:type="simple" xlink:href="https://www.rfa.org/mandarin/Xinwen/5-07142023124558.html" text:style-name="Internet_20_link" text:visited-style-name="Visited_20_Internet_20_Link">
https://www.rfa.org/mandarin/Xinwen/5-07142023124558.html</text:a>
</text:p>
      <!--NEWS-->
      <text:h text:style-name="P10" text:outline-level="1">
<text:span text:style-name="T4">
尼日利亚进入粮食安全紧急状态</text:span>
</text:h>
      <text:p text:style-name="P4">
Author: 联合早报 (Person)</text:p>
      <text:p text:style-name="P4">
Publisher: 联合早报 (Organization)</text:p>
      <text:p text:style-name="P4">
Published Time: 2023-07-14T12:54</text:p>
      <text:p text:style-name="P4">
Modified Time: 2023-07-14T12:54</text:p>
      <text:p text:style-name="P4">
Description: 尼日利亚进入粮食安全紧急状态，并部署措施以应对粮价上涨带来的民生冲击。新华社报道，尼日利亚总统发言人阿拉克星期四（7月13日）在首都阿布贾召开的新闻发布会上说，尼日利亚总统提努布了...</text:p>
      <text:p text:style-name="P4">
Videos: []</text:p>
      <text:p text:style-name="P4">
Audios: []</text:p>
      <text:p text:style-name="P4">
Images: []</text:p>
      <text:p text:style-name="P4">
Type: NewsArticle</text:p>
      <text:p text:style-name="P4">
Breadcrumbs: ['即时', '国际']</text:p>
      <text:p text:style-name="P4">
Keywords: ['尼日利亚', '粮食安全', '紧急状态']</text:p>
      <!--METADATA-->
      <text:p text:style-name="P4">
尼日利亚进入粮食安全紧急状态，并部署措施以应对粮价上涨带来的民生冲击。</text:p>
      <text:p text:style-name="P4">
新华社报道，尼日利亚总统发言人阿拉克星期四（7月13日）在首都阿布贾召开的新闻发布会上说，尼日利亚总统提努布了解到近期粮价上涨对民众生活造成的影响，因而宣布进入粮食安全紧急状态。</text:p>
      <text:p text:style-name="P4">
提努布要求相关政府机构采取紧急措施，鼓励粮食生产、扩大市场供应以平抑粮价。具体措施包括加大对农业领域的资金投入、增加可耕地供应、改善土地灌溉、为农民提供粮种和化肥、打通粮食运输和交易瓶颈等。</text:p>
      <text:p text:style-name="P4">
尼日利亚国家统计局数据显示，自2021年初以来尼日利亚通胀率一直维持在较高水平，今年5月消费价格指数（CPI）同比增长22.4%，其中食品价格同比增幅24.8%。</text:p>
      <text:p text:style-name="P4">
据当地媒体报道，提努布星期四致函国民议会参议院，要求批准政府向世界银行申请8亿美元（约10.5亿新元）贷款的计划，贷款资金将主要用于向生活困难的民众提供基本生活补贴。</text:p>
      <text:p text:style-name="P4">
Source: <text:a xlink:type="simple" xlink:href="https://www.zaobao.com.sg/realtime/world/story20230714-1413743" text:style-name="Internet_20_link" text:visited-style-name="Visited_20_Internet_20_Link">
https://www.zaobao.com.sg/realtime/world/story20230714-1413743</text:a>
</text:p>
      <!--NEWS-->
      <text:h text:style-name="P10" text:outline-level="1">
<text:span text:style-name="T4">
澳洲外长向王毅提人权和贸易议题</text:span>
</text:h>
      <text:p text:style-name="P4">
Author: None</text:p>
      <text:p text:style-name="P4">
Publisher: Radio Free Asia (Organization)</text:p>
      <text:p text:style-name="P4">
Published Time: 2023-07-14T12:56:18-04:00</text:p>
      <text:p text:style-name="P4">
Modified Time: 2023-07-14T12:56: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4.612011in" draw:z-index="0">
<draw:image xlink:href="../Images/rfamandarin/2023-07-14T12-56-18-04-00/000000.png" xlink:type="simple" xlink:show="embed" xlink:actuate="onLoad" draw:mime-type="image/png"/>
</draw:frame>
澳洲外长黄英贤周13日在印尼雅加达与中共中央外事办主任王毅邻座，出席了东盟(ASEAN)外长会议。 <text:a xlink:type="simple" xlink:href="https://www.rfa.org/mandarin/Xinwen/6-07142023125123.html/@@images/image" text:style-name="Internet_20_link" text:visited-style-name="Visited_20_Internet_20_Link">
</text:a>
路透社图片</text:p>
      <text:p text:style-name="P4">
据法新社报道，澳洲外长黄英贤周四（7月13日）在印尼雅加达与王毅举行了会谈。黄英贤向王毅提出了人权和两国贸易的议题，她表示，中澳贸易问题若无法完全解决，澳大利亚总理阿尔巴尼斯的访华之行就会被搁置。</text:p>
      <text:p text:style-name="P4">
目前中国已经恢复了进口澳洲的煤炭、木材等产品，但中国近期延长了对澳洲大麦的关税审查。澳洲政府本周三警告说，如果中国一再拖延，将向世界贸易组织申诉。</text:p>
      <text:p text:style-name="P4">
另外，黄英贤还向王毅提及，香港政府近期通缉八名身在海外的民主人士中有两位现在澳洲，包括澳大利亚籍律师任建峰和2021年起旅居澳洲的香港前立法会议员许智峰。黄英贤表示，澳洲将继续捍卫人权。</text:p>
      <text:p text:style-name="P4">
（责编：王允）</text:p>
      <text:p text:style-name="P4">
Source: <text:a xlink:type="simple" xlink:href="https://www.rfa.org/mandarin/Xinwen/6-07142023125123.html" text:style-name="Internet_20_link" text:visited-style-name="Visited_20_Internet_20_Link">
https://www.rfa.org/mandarin/Xinwen/6-07142023125123.html</text:a>
</text:p>
      <!--NEWS-->
      <text:h text:style-name="P10" text:outline-level="1">
<text:span text:style-name="T4">
中国和整个亚洲出口锐减　预示着什么？</text:span>
</text:h>
      <text:p text:style-name="P4">
Author: None</text:p>
      <text:p text:style-name="P4">
Publisher: Radio Free Asia (Organization)</text:p>
      <text:p text:style-name="P4">
Published Time: 2023-07-14T12:59:00-04:00</text:p>
      <text:p text:style-name="P4">
Modified Time: 2023-07-14T13:01:2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4.612011in" draw:z-index="0">
<draw:image xlink:href="../Images/rfamandarin/2023-07-14T12-59-00-04-00/000000.png" xlink:type="simple" xlink:show="embed" xlink:actuate="onLoad" draw:mime-type="image/png"/>
</draw:frame>
图为天津港的码头，卡车正在输送集装箱。今年6月，中国、越南、韩国和台湾都出现了明显的出口下滑。 <text:a xlink:type="simple" xlink:href="https://www.rfa.org/mandarin/Xinwen/7-07142023125710.html/@@images/image" text:style-name="Internet_20_link" text:visited-style-name="Visited_20_Internet_20_Link">
</text:a>
美联社资料图片</text:p>
      <text:p text:style-name="P4">
今年6月，中国、越南、韩国和台湾都出现了明显的出口下滑。</text:p>
      <text:p text:style-name="P4">
中国海关总署周四（7月13日）公布的数据显示，中国6月份出口同比下降12.4%，进口也下降了6.8%；并且中国是连续两个月进出口下滑，下滑幅度在增大。路透社称，中国6月份出口创下自2020年新冠疫情爆发后的最大跌幅。</text:p>
      <text:p text:style-name="P4">
与此同时，台湾6月份出口同比下降了23%，越南下降了11%，韩国下降了6%。</text:p>
      <text:p text:style-name="P4">
据美国《华尔街日报》报道，经济学家们认为，全球贸易近几个月一直在走软，原因有多重。一方面，西方消费者已经不再像疫情期间那样在电子产品、家居等方面大把花钱，而是把钱花在旅游和外出就餐等方面。</text:p>
      <text:p text:style-name="P4">
另一方面，随着各国央行推行遏制通胀的措施，调升利率，借贷成本飙升挤压了消费者和企业支出，抑制了经济增长和全球贸易，并且这种贸易放缓还将继续。</text:p>
      <text:p text:style-name="P4">
与此同时，主要经济体推动重塑全球产业链，把更多的工厂带回本土，进一步冲击了全球贸易的前景。</text:p>
      <text:p text:style-name="P4">
有经济学家预测，贸易要到今年晚些时候才能恢复，这取决于主要经济体的衰退比较温和。</text:p>
      <text:p text:style-name="P4">
（责编：王允）</text:p>
      <text:p text:style-name="P4">
Source: <text:a xlink:type="simple" xlink:href="https://www.rfa.org/mandarin/Xinwen/7-07142023125710.html" text:style-name="Internet_20_link" text:visited-style-name="Visited_20_Internet_20_Link">
https://www.rfa.org/mandarin/Xinwen/7-07142023125710.html</text:a>
</text:p>
      <!--NEWS-->
      <text:h text:style-name="P10" text:outline-level="1">
<text:span text:style-name="T4">
中国房地产市场难以恢复生机 (Free Version)</text:span>
</text:h>
      <text:p text:style-name="P4">
Authors: ['韩乐']</text:p>
      <text:p text:style-name="P4">
Publisher: 英国《金融时报》</text:p>
      <text:p text:style-name="P4">
Time: 2023-07-14T13:13:50+00:00</text:p>
      <text:p text:style-name="P4">
Published Time: 2023-07-13T12:00:99+08:00</text:p>
      <text:p text:style-name="P4">
Modified Time: 2023-07-14T09:09:99+08:00</text:p>
      <text:p text:style-name="P4">
Description: 政府支持房地产开发商的政策并没有转化为投资者对这个行业的信心，房地产销售也依然不景气。</text:p>
      <text:p text:style-name="P4">
Images: ["<text:a xlink:type="simple" xlink:href="https://thumbor.ftacademy.cn/unsafe/picture/1/000168291_piclink.jpg" text:style-name="Internet_20_link" text:visited-style-name="Visited_20_Internet_20_Link">
000168291_pic...</text:a>
"]</text:p>
      <text:p text:style-name="P4">
Themes: ['中国经济', '关注']</text:p>
      <text:p text:style-name="P4">
Keywords: ['房地产', '中国经济']</text:p>
      <text:p text:style-name="P4">
Type: Article</text:p>
      <!--METADATA-->
      <text:p text:style-name="P4">
<draw:frame draw:style-name="fr1" draw:name="Image134" text:anchor-type="as-char" svg:width="6.9236in" svg:height="4.901963in" draw:z-index="0">
<draw:image xlink:href="../Images/FT Chinese Free Version/2023-07-14T13-13-50-00-00/000168291_piclink.jpg" xlink:type="simple" xlink:show="embed" xlink:actuate="onLoad" draw:mime-type="image/jpeg"/>
</draw:frame>
</text:p>
      <text:p text:style-name="P4">
2017年，中国房地产开发商世茂(Shimao GroupHoldings)斥资240亿元人民币（合33亿美元）购买了一个地块，按照规划将用于开发一个高端商业项目，项目中最高的楼将有500米高，俯瞰深圳。</text:p>
      <text:p text:style-name="P4">
这一成交价当时在深圳——毗邻香港、快速发展的华南城市——创下了记录。然而6年过去，当初的规划尚未实现，该地块本月以大幅打折的130亿元人民币（约合18亿美元）起拍价重新上架拍卖。拍卖是在世茂债务违约后由北京一家法院下令进行的，然而这轮网上拍卖因无人出价而流拍。</text:p>
      <text:p text:style-name="P4">
Source: <text:a xlink:type="simple" xlink:href="http://www.ftchinese.com/story/001100258" text:style-name="Internet_20_link" text:visited-style-name="Visited_20_Internet_20_Link">
http://www.ftchinese.com/story/001100258</text:a>
</text:p>
      <!--NEWS-->
      <text:h text:style-name="P10" text:outline-level="1">
<text:span text:style-name="T4">
肖尔茨：德企会继续在中国投资</text:span>
</text:h>
      <text:p text:style-name="P4">
Author: None (Language: zh)</text:p>
      <text:p text:style-name="P4">
Publisher: None</text:p>
      <text:p text:style-name="P4">
Time: 2023-07-14T13:14:00Z</text:p>
      <text:p text:style-name="P4">
Description: 在德国政府周四发布了其有史以来第一份“中国战略”文件后，总理肖尔茨周五试图打消商界疑虑、避免企业们认为德国政府会过度审核对华投资。而针对这份战略文件，北京和台北也做出了回应。</text:p>
      <text:p text:style-name="P4">
Videos: []</text:p>
      <text:p text:style-name="P4">
Images: []</text:p>
      <text:p text:style-name="P4">
Subject: 时政风云</text:p>
      <text:p text:style-name="P4">
Subjects: ['德中关系', '柏林墙', '欧债危机', '欧盟', '中国共产党', '岛屿主权争端', '专题报道：全景观看“习马会”', '空气污染', '柏林', '德国']</text:p>
      <text:p text:style-name="P4">
Keywords: ['肖尔茨', '德国政府', '对华投资', '中国战略', '北京', '台北', '柏林', '德企', '去风险', '多样化', '德国', '中国', '德中关系', '中德关系']</text:p>
      <text:p text:style-name="P4">
ID: 66233045</text:p>
      <!--METADATA-->
      <text:p text:style-name="P4">
<text:a xlink:type="simple" xlink:href="https://www.dw.com/zh/overlay/image/article/66233045/66227916" text:style-name="Internet_20_link" text:visited-style-name="Visited_20_Internet_20_Link">
 </text:a>
</text:p>
      <text:p text:style-name="P4">
德国总理肖尔茨7月14日说，德企将继续在中国投资，继续向中国出口，也将继续从中国进口，同时也会考虑风险管控</text:p>
      <text:p text:style-name="P4">
（德国之声中文网）肖尔茨周五（7月14日）在柏林谈及 <text:a xlink:type="simple" xlink:href="https://www.dw.com/zh/zh/德国政府推出对华战略合作但减少依赖/a-66221218" text:style-name="Internet_20_link" text:visited-style-name="Visited_20_Internet_20_Link">
 新获内阁批准的“中国战略”</text:a>
时表示，“许多企业将继续在中国大量投资，将向中国出口，也将从中国购买商品和服务”。他说，预计企业们会注意风险管控，会抓住时机在中国以外的其他地方进行投资、建立供应链，这种降低对中国业务的依赖性、实现产业链多样化，是非常重要的。</text:p>
      <text:p text:style-name="P4">
这位德国总理强调，许多德国企业已经在注意这一点、在进行风险管理。路透社指出，这与德国外长贝尔博克的基调有所不同。贝尔博克周四批评说，一些企业尚未认识到它们必须重新定位。</text:p>
      <text:p text:style-name="P4">
肖尔茨也试图打消德企们的疑虑、避免企业们认为德国政府会对海外投资进行大范围的国家审核。他说，并不是要把海外投资都置于国家审核之下，这与德国的经济模式背道而驰，而且会使国家负担过重。</text:p>
      <text:p text:style-name="P4">
不过，这位德国总理也强调，“我们希望密切关注对军事安全和总体安全至关重要的领域” 。</text:p>
      <text:p text:style-name="P4">
本周四，德国政府发布了有史以来第一份中国战略文件。 <text:a xlink:type="simple" xlink:href="https://www.dw.com/zh/zh/德语媒体中国变了对华政策也必须改变/a-66231659" text:style-name="Internet_20_link" text:visited-style-name="Visited_20_Internet_20_Link">
 该战略呼吁德国减少对中国的经济依赖</text:a>
，尤其是在具有重要战略意义的领域，并敦促德国企业避免片面依赖中国供应商、中国客户。</text:p>
      <text:h text:style-name="P12" text:outline-level="3">
<text:span text:style-name="T4">
台北和北京怎么回应？</text:span>
</text:h>
      <text:p text:style-name="P4">
在台湾，德国政府的首个“中国战略”得到了积极回应。台湾外交部发言人周五表示，台湾将尽最大努力与德国以及其他志同道合的伙伴合作，继续建立以规则为基础的国际安全秩序，全面深化民主供应链，加强全球民主韧性。</text:p>
      <text:p text:style-name="P4">
在德国的“中国战略”中，柏林警告中国不要攻台，表示“台海现状的改变只能在双方同意的情况下和平进行。军事升级也将影响德国和欧洲的利益”。台湾的政治观察家们将德国推出这一战略解读为台湾问题日益成为全球核心问题的标志。</text:p>
      <text:p text:style-name="P4">
</text:p>
      <text:p text:style-name="P4">
中国外交部发言人汪文斌表示：中德“是伙伴而不是对手”</text:p>
      <text:p text:style-name="P4">
与此同时，北京则“希望德方全面客观看待中国发展”。在周四柏林发布“中国战略”后，中国驻德国大使馆迅速发声明表示，希望德方理性、客观地看待对中关系，若基于意识形态偏见和竞争焦虑强行“去风险”，只会适得其反、加剧风险。在周五的例行记者会上，中国外交部发言人汪文斌再次回应称，“以去风险、降依赖之名，行竞争和保护主义之实，是将正常的合作泛安全化、泛政治化，只会适得其反，人为制造风险”。</text:p>
      <text:p text:style-name="P4">
汪文斌也警告说“以价值观和意识形态划线，鼓噪所谓‘制度、利益、价值观竞争’，是逆时代潮流而动，只会加剧世界的分裂”。他还指出，“事实上中德共识远多于分歧，合作远大于竞争，双方是伙伴而不是对手”。</text:p>
      <text:p text:style-name="P4">
（德新社，路透社）</text:p>
      <text:p text:style-name="P4">
Source: <text:a xlink:type="simple" xlink:href="https://www.dw.com/zh/肖尔茨：德企会继续在中国投资/a-66233045" text:style-name="Internet_20_link" text:visited-style-name="Visited_20_Internet_20_Link">
https://www.dw.com/zh/肖尔茨：德企会继续在中国投资/a-66233045?maca=chi-rss-chi-all-1127-rdf</text:a>
</text:p>
      <!--NEWS-->
      <text:h text:style-name="P10" text:outline-level="1">
<text:span text:style-name="T4">
欧盟请求本地区金属制造商研究能否生产关键金属 (Free Version)</text:span>
</text:h>
      <text:p text:style-name="P4">
Authors: ['哈里•邓普西', '艾丽斯•汉考克']</text:p>
      <text:p text:style-name="P4">
Publisher: 英国《金融时报》</text:p>
      <text:p text:style-name="P4">
Time: 2023-07-14T13:19:36+00:00</text:p>
      <text:p text:style-name="P4">
Published Time: 2023-07-13T12:00:99+08:00</text:p>
      <text:p text:style-name="P4">
Modified Time: 2023-07-14T09:17:99+08:00</text:p>
      <text:p text:style-name="P4">
Description: 中国决定对镓和锗实施出口管制后，欧盟将目光转回本地区，寻求自主生产关键金属。</text:p>
      <text:p text:style-name="P4">
Images: ["<text:a xlink:type="simple" xlink:href="https://thumbor.ftacademy.cn/unsafe/picture/8/000187588_piclink.jpg" text:style-name="Internet_20_link" text:visited-style-name="Visited_20_Internet_20_Link">
000187588_pic...</text:a>
"]</text:p>
      <text:p text:style-name="P4">
Themes: ['工业用金属', '关注']</text:p>
      <text:p text:style-name="P4">
Keywords: ['工业用金属', '半导体', '地缘政治', '欧洲经济', '自然资源']</text:p>
      <text:p text:style-name="P4">
Type: Article</text:p>
      <!--METADATA-->
      <text:p text:style-name="P4">
<draw:frame draw:style-name="fr1" draw:name="Image137" text:anchor-type="as-char" svg:width="6.9236in" svg:height="4.617987in" draw:z-index="0">
<draw:image xlink:href="../Images/FT Chinese Free Version/2023-07-14T13-19-36-00-00/000187588_piclink.jpg" xlink:type="simple" xlink:show="embed" xlink:actuate="onLoad" draw:mime-type="image/jpeg"/>
</draw:frame>
</text:p>
      <text:p text:style-name="P4">
欧盟(EU)紧急呼吁铝和锌企业研究能否生产关键半导体金属。此前，中国宣布计划对镓和锗实施出口管制。</text:p>
      <text:p text:style-name="P4">
北京方面决定从8月起对这两种关键金属实施出口管制，这促使布鲁塞尔方面、华盛顿方面和东京方面加紧在中国这个亚洲最大经济体之外寻找货源。</text:p>
      <text:p text:style-name="P4">
Source: <text:a xlink:type="simple" xlink:href="http://www.ftchinese.com/story/001100257" text:style-name="Internet_20_link" text:visited-style-name="Visited_20_Internet_20_Link">
http://www.ftchinese.com/story/001100257</text:a>
</text:p>
      <!--NEWS-->
      <text:h text:style-name="P10" text:outline-level="1">
<text:span text:style-name="T4">
作家米兰·昆德拉逝世　政治理念影响几代中国人</text:span>
</text:h>
      <text:p text:style-name="P4">
Author: None</text:p>
      <text:p text:style-name="P4">
Publisher: Radio Free Asia (Organization)</text:p>
      <text:p text:style-name="P4">
Published Time: 2023-07-14T13:39:00-04:00</text:p>
      <text:p text:style-name="P4">
Modified Time: 2023-07-14T17:47:11-04:00</text:p>
      <text:p text:style-name="P4">
Description: None</text:p>
      <text:p text:style-name="P4">
Videos: []</text:p>
      <text:p text:style-name="P4">
Audios: ["<text:a xlink:type="simple" xlink:href="https://www.rfa.org/mandarin/yataibaodao/junshiwaijiao/jw-0714202310371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4.612011in" draw:z-index="0">
<draw:image xlink:href="../Images/rfamandarin/2023-07-14T13-39-00-04-00/000000.png" xlink:type="simple" xlink:show="embed" xlink:actuate="onLoad" draw:mime-type="image/png"/>
</draw:frame>
世界知名作家米兰·昆德拉，拍摄于1973年10月14日。 <text:a xlink:type="simple" xlink:href="https://www.rfa.org/mandarin/yataibaodao/junshiwaijiao/jw-07142023103713.html/@@images/image" text:style-name="Internet_20_link" text:visited-style-name="Visited_20_Internet_20_Link">
</text:a>
法新社/档案照  <text:a xlink:type="simple" xlink:href="https://www.rfa.org/mandarin/yataibaodao/junshiwaijiao/jw-07142023103713.html/@@stream" text:style-name="Internet_20_link" text:visited-style-name="Visited_20_Internet_20_Link">
Audio-1-Link：https://www.rfa.org/mandarin/yataibaodao/junshiwaijiao/jw-07142023103713.html/@@stream</text:a>
</text:p>
      <text:p text:style-name="P4">
世界知名作家米兰·昆德拉（MilanKundera）本周二在法国巴黎逝世。他的一生经历"布拉格之春"等反对共产专制的时代潮流，其文学作品和政治理念更在上世纪对几代中国人产生了深刻影响。</text:p>
      <ul>
        <li>
<text:span text:style-name="T4">
<text:a xlink:type="simple" xlink:href="https://www.rfa.org/mandarin/zhuanlan/5468560967098bdd8bf4/talk-09242021125159.html" text:style-name="Internet_20_link" text:visited-style-name="Visited_20_Internet_20_Link">
 我们为什么留恋八十年代？ </text:a>
 </text:span>
  * <text:a xlink:type="simple" xlink:href="https://www.rfa.org/mandarin/pinglun/huping/hp-05252015133030.html" text:style-name="Internet_20_link" text:visited-style-name="Visited_20_Internet_20_Link">
 <text:span text:style-name="T4">
回顾八十年代的自由化浪潮－－纪念六四26周年</text:span>
 </text:a>
</li>
      </ul>
      <text:p text:style-name="P4">
据捷克通讯社报道，著名作家米兰·昆德拉7月11日在法国巴黎去世，享年94岁。</text:p>
      <text:p text:style-name="P4">
昆德拉生前曾多次获得诺贝尔文学奖提名，虽然从未获奖，但他早已成为世界文坛上的传奇。1929年，昆德拉出生于捷克斯洛伐克的布尔诺。青年时，他曾师从捷克杰出作曲家保尔·哈斯学习作曲。在布拉格美术学院完成学业后留校任教期间，他写出了轰动世界的小说《玩笑》。这本小说出版于1967年“布拉格之春”期间，随后遭到封禁。他本人也被禁止出版任何新作，但从未停止写作。</text:p>
      <text:p text:style-name="P4">
1979年，昆德拉在法国出版小说《笑忘录》，并以此获得法国重要文学奖项“美第奇大奖”。这本书以1968年前苏联入侵捷克斯洛伐克为时代背景，刻画了捷克不同阶层知识分子的多舛命运。同年，捷克政府撤销了他的国籍。自此，昆德拉正式开始了流亡法国的生活。四十年后，直到2019年，捷克政府才将捷克国籍重新归还昆德拉及夫人。</text:p>
      <text:p text:style-name="P4">
昆德拉一生两次被共产党开除党籍，第一次是因为他的“个人主义倾向”，而第二次则是由于他主张政治改革。</text:p>
      <text:p text:style-name="P4">
2023年4月6日，米兰·昆德拉故乡捷克布尔诺的米兰·昆德拉图书馆。（法新社）  <text:a xlink:type="simple" xlink:href="https://www.rfa.org/mandarin/yataibaodao/junshiwaijiao/jw-07142023103713.html/000_33cr2xq.jpg" text:style-name="Internet_20_link" text:visited-style-name="Visited_20_Internet_20_Link">
</text:a>
</text:p>
      <text:p text:style-name="P4">
海外政论刊物《北京之春》荣誉主编胡平在接受本台采访时表示，昆德拉的小说大多以共产主义国家遭遇巨变为背景，这也是他受到中国读者普遍爱戴的原因之一。</text:p>
      <text:p text:style-name="P4">
胡平：“他（昆德拉）讲的故事就是我们的故事。当时整个国际很少有作品讲我们的故事，全是别人的故事。他讲的故事，主要人物都是有思想、有知识的，就更能引起同样身份的中国人的兴趣。”</text:p>
      <text:p text:style-name="P4">
1984年，昆德拉的著作《生命中不能承受之轻》一经出版，就在全世界引起轰动。1987年，该书经翻译被引入中国出版。</text:p>
      <text:p text:style-name="P4">
《生命中不能承受之轻》一书在1988年被改编成电影《布拉格之恋》。电影中，男主角之一的布拉格外科医生托马斯因公然嘲笑当局而受到威胁，但他在真理和恐吓面前坚决地选择了前者，哪怕是以失去体面的工作为代价。在评分标准苛刻的中国书影音网站豆瓣上，小说《生命中不能承受之轻》及电影《布拉格之恋》仍然斩获高分，其影响力覆盖了几代中国人。</text:p>
      <text:p text:style-name="P4">
《纽约时报书评》曾指出：“这位作家真正的工作是为他的国家在他有生之年的灾难性历史寻找形象。”</text:p>
      <text:p text:style-name="P4">
胡平认为，虽然昆德拉的作品在上世纪八十年代就已经进入中国，但直到八九民运后才引起社会的广泛关注和讨论。因此在学潮后，民众从昆德拉的作品中寻获了政治理念上的共识：“在大陆人读到昆德拉的著作之前，就已经对共产主义有了相当的认识了。所以，他们更多的是从昆德拉作品中获得共鸣。”</text:p>
      <text:p text:style-name="P4">
美国普林斯顿中国学社执行主席陈奎德告诉本台，在上世纪东欧共产主义时代，昆德拉就与齐名的捷克剧作家哈维尔（VáclavHavel）在民主与自由的议题上有过激烈争论。“布拉格之春”后，前者选择流亡，而后者则留在了捷克继续抗争。他认为，这也为当时同样争取民主和自由的中国年轻人产生了一定的影响。</text:p>
      <text:p text:style-name="P4">
陈奎德分析说：“作为一个文学家，虽然他（昆德拉）的文学成就相当高，但他还不是主流。大家认为在捷克重要的转型时期，他的作用抵消了哈维尔这些主流知识分子的影响。”</text:p>
      <text:p text:style-name="P4">
陈奎德认为，昆德拉生前所推崇的不要“媚俗”，意思就是可以专注于思想而不被政治潮流所裹挟，主张人们在参与政治运动中也有“缺席”的权力。但在共产主义专制下，想要完全摆脱政治的影响过于理想化：“是有一些人援引了昆德拉‘不要媚俗’、‘我们有缺席的权力’等等，来为自己当时退出反抗极权主义统治潮流作为借口，作为一种精神上的支撑。”</text:p>
      <text:p text:style-name="P4">
在涉及反对共产专制的争论中，虽然昆德拉的理念在当时遭遇到部分群体的反对，但其文学成就对全世界的影响不可湮灭。捷克总统帕维尔（PetrPavel）在悼词中强调：“昆德拉一生的命运象征着我们国家二十世纪波澜壮阔的历史。他的遗产将在他的作品中得以延续。”</text:p>
      <text:p text:style-name="P4">
记者：经纬 责编：何平 网编：瑞哲</text:p>
      <text:p text:style-name="P4">
Source: <text:a xlink:type="simple" xlink:href="https://www.rfa.org/mandarin/yataibaodao/junshiwaijiao/jw-07142023103713.html" text:style-name="Internet_20_link" text:visited-style-name="Visited_20_Internet_20_Link">
https://www.rfa.org/mandarin/yataibaodao/junshiwaijiao/jw-07142023103713.html</text:a>
</text:p>
      <!--NEWS-->
      <text:h text:style-name="P10" text:outline-level="1">
<text:span text:style-name="T4">
美国会骚乱调查 特朗普女婿向大陪审团作证</text:span>
</text:h>
      <text:p text:style-name="P4">
Author: 联合早报 (Person)</text:p>
      <text:p text:style-name="P4">
Publisher: 联合早报 (Organization)</text:p>
      <text:p text:style-name="P4">
Published Time: 2023-07-14T14:02</text:p>
      <text:p text:style-name="P4">
Modified Time: 2023-07-14T14:03</text:p>
      <text:p text:style-name="P4">
Description: 《纽约时报》星期四（7月13日）引述多名消息人士的话说，最近几周有数名证人，就美国前总统特朗普意图推翻2020年总统选举结果一案向一大陪审团作证，特朗普的女婿库什纳为其中一人。其中...</text:p>
      <text:p text:style-name="P4">
Videos: []</text:p>
      <text:p text:style-name="P4">
Audios: []</text:p>
      <text:p text:style-name="P4">
Images: []</text:p>
      <text:p text:style-name="P4">
Type: NewsArticle</text:p>
      <text:p text:style-name="P4">
Breadcrumbs: ['即时', '国际']</text:p>
      <text:p text:style-name="P4">
Keywords: ['特朗普', '美国总统2020选举', '调查', '陪审团', '美国国会骚乱']</text:p>
      <!--METADATA-->
      <text:p text:style-name="P4">
《纽约时报》星期四（7月13日）引述多名消息人士的话说，最近几周有数名证人，就美国前总统 <text:a xlink:type="simple" xlink:href="https://www.zaobao.com/keywords/te-lang-pu" text:style-name="Internet_20_link" text:visited-style-name="Visited_20_Internet_20_Link">
 特朗普</text:a>
意图推翻2020年总统选举结果一案向一大陪审团作证，特朗普的女婿库什纳为其中一人。</text:p>
      <text:p text:style-name="P4">
其中一名知情者披露，在特朗普任内担任白宫顾问的库什纳，上个月到华盛顿一联邦法院作证时说，他的印象是，特朗普确实相信2020年总统选举结果被人“窃取”。库什纳是特朗普长女伊万卡的丈夫。</text:p>
      <text:p text:style-name="P4">
美国司法部长加兰去年11月宣布委任特别检察官史密斯，接手特朗普涉及的两起重大刑事案件，包括特朗普在2021年1月6日 <text:a xlink:type="simple" xlink:href="https://www.zaobao.com/keywords/mei-guo-guo-hui-da-sha-sao-luan" text:style-name="Internet_20_link" text:visited-style-name="Visited_20_Internet_20_Link">
 国会大厦骚乱事件</text:a>
中扮演的角色，以及特朗普在卸任后 <text:a xlink:type="simple" xlink:href="https://www.zaobao.com/realtime/world/story20220824-1306047" text:style-name="Internet_20_link" text:visited-style-name="Visited_20_Internet_20_Link">
 对政府机密文件的处理</text:a>
 。</text:p>
      <text:p text:style-name="P4">
史密斯办公室发言人拒绝对《纽约时报》星期四的报道置评。路透社尝试联系库什纳的一名代表，但没有获得回应。</text:p>
      <text:p text:style-name="P4">
特朗普已因机密文件案 <text:a xlink:type="simple" xlink:href="https://www.zaobao.com/news/world/story20230610-1403126" text:style-name="Internet_20_link" text:visited-style-name="Visited_20_Internet_20_Link">
 被控37项联邦刑事罪名</text:a>
，包括31项涉及违反间谍法罪名。特朗普对所有罪名不认罪。</text:p>
      <text:p text:style-name="P4">
除了这两起联邦刑事案件，特朗普还面对2016年总统选举前向色情片女星丹尼尔斯 <text:a xlink:type="simple" xlink:href="https://www.zaobao.com/realtime/world/story20180504-856078" text:style-name="Internet_20_link" text:visited-style-name="Visited_20_Internet_20_Link">
 支付封口费</text:a>
等多起案件。尽管特朗普官司缠身，他依然是2024年美国总统选举共和党内初选的最强领跑者。</text:p>
      <text:p text:style-name="P4">
特朗普多次错误地坚称自己赢得2020年总统大选，指拜登是靠选举舞弊登上大位。2021年1月6日特朗普的支持者暴力冲击美国国会大厦，试图阻止国会认证拜登赢得总统选举，但以失败告终。</text:p>
      <text:p text:style-name="P4">
Source: <text:a xlink:type="simple" xlink:href="https://www.zaobao.com.sg/realtime/world/story20230714-1413750" text:style-name="Internet_20_link" text:visited-style-name="Visited_20_Internet_20_Link">
https://www.zaobao.com.sg/realtime/world/story20230714-1413750</text:a>
</text:p>
      <!--NEWS-->
      <text:h text:style-name="P10" text:outline-level="1">
<text:span text:style-name="T4">
金与正：除非美国放弃敌对政策 否则北韩将采核武吓阻</text:span>
</text:h>
      <text:p text:style-name="P4">
Publisher: 法新社</text:p>
      <text:p text:style-name="P4">
Published Time: 2023-07-14T14:02:07+00:00</text:p>
      <text:p text:style-name="P4">
Modified Time: 2023-07-14T13:50:02+00:00</text:p>
      <text:p text:style-name="P4">
Description: （法新社首尔14日电） 北韩官媒中央通信社（KCNA）报导，北韩领导人金正恩胞妹金与正今天警告，除非美国放弃她所说的针对平壤的「敌对政策」，否则平壤将采取「毁灭性的核吓阻」措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2" text:anchor-type="as-char" svg:width="6.9236in" svg:height="3.617581in" draw:z-index="0">
<draw:image xlink:href="../Images/rficn/2023-07-14T14-02-07-00-00/000000.png" xlink:type="simple" xlink:show="embed" xlink:actuate="onLoad" draw:mime-type="image/png"/>
</draw:frame>
</text:p>
      <text:p text:style-name="P4">
拥有核武的北韩12日试射一枚固体燃料飞弹，飞行高度最高达6648公里，飞行1001公里后落入东海（East Sea）。</text:p>
      <text:p text:style-name="P4">
分析家表示，飞行轨迹显示这枚飞弹有能力到达美国本土。</text:p>
      <text:p text:style-name="P4">
金与正透过中央通信社发表声明表示：「在美国拒绝放弃反平壤政策的前提下…我们将努力建立最具毁灭性的核吓阻力量。」</text:p>
      <text:p text:style-name="P4">
她说，这次试射是「保护朝鲜半岛免于陷入核战的自卫演习」。她强调，面对华府的「敌对政策」之下，没有人可以责怪平壤。她接着谴责联合国安全理事会（Security Council）对此次飞弹试射的反应。</text:p>
      <text:p text:style-name="P4">
安理会15个成员国中的10国，其中包括南韩在内，在联合声明中谴责北韩试射飞弹举动，并指出北韩2023年试射20次弹道飞弹，「再再公然违反安理会多项决议」。</text:p>
      <text:p text:style-name="P4">
金与正猛烈抨击这一声明，称其「不公平且充满偏见」。</text:p>
      <text:p text:style-name="P4">
本周初，她指控美军侦察机侵犯北韩领空，并警告不排除予以击落。</text:p>
      <text:p text:style-name="P4">
Source: <text:a xlink:type="simple" xlink:href="https://www.rfi.fr/cn/%E5%9B%BD%E9%99%85%E6%8A%A5%E9%81%93/20230714-%E9%87%91%E4%B8%8E%E6%AD%A3-%E9%99%A4%E9%9D%9E%E7%BE%8E%E5%9B%BD%E6%94%BE%E5%BC%83%E6%95%8C%E5%AF%B9%E6%94%BF%E7%AD%96-%E5%90%A6%E5%88%99%E5%8C%97%E9%9F%A9%E5%B0%86%E9%87%87%E6%A0%B8%E6%AD%A6%E5%90%93%E9%98%BB" text:style-name="Internet_20_link" text:visited-style-name="Visited_20_Internet_20_Link">
https://www.rfi.fr/cn/%E5%9B%BD%E9%99%85%E6%8A%A5%E9%81%93/20230714-%E9%87%91%E4%B8%8E%E6%AD%A3-%E9%99%A4%E9%9D%9E%E7%BE%8E%E5%9B%BD%E6%94%BE%E5%BC%83%E6%95%8C%E5%AF%B9%E6%94%BF%E7%AD%96-%E5%90%A6%E5%88%99%E5%8C%97%E9%9F%A9%E5%B0%86%E9%87%87%E6%A0%B8%E6%AD%A6%E5%90%93%E9%98%BB</text:a>
</text:p>
      <!--NEWS-->
      <text:h text:style-name="P10" text:outline-level="1">
<text:span text:style-name="T4">
日外长林芳正和王毅在亚细安会议场边会面</text:span>
</text:h>
      <text:p text:style-name="P4">
Author: 联合早报 (Person)</text:p>
      <text:p text:style-name="P4">
Publisher: 联合早报 (Organization)</text:p>
      <text:p text:style-name="P4">
Published Time: 2023-07-14T14:07</text:p>
      <text:p text:style-name="P4">
Modified Time: 2023-07-14T15:28</text:p>
      <text:p text:style-name="P4">
Description: 日本外交部长林芳正和中共政治局委员、中央外事工作委员会办公室主任王毅，在印度尼西亚举行的亚细安会议场边会面。路透社报道，林芳正和王毅均出席在雅加达举行的第56届亚细安外交部长会议和...</text:p>
      <text:p text:style-name="P4">
Videos: []</text:p>
      <text:p text:style-name="P4">
Audios: []</text:p>
      <text:p text:style-name="P4">
Images: []</text:p>
      <text:p text:style-name="P4">
Type: NewsArticle</text:p>
      <text:p text:style-name="P4">
Breadcrumbs: ['即时', '国际']</text:p>
      <text:p text:style-name="P4">
Keywords: ['日本', '中国', '王毅', '亚细安外长会议']</text:p>
      <!--METADATA-->
      <text:p text:style-name="P4">
日本外交部长林芳正和中共政治局委员、中央外事工作委员会办公室主任王毅，在印度尼西亚举行的亚细安会议场边会面。</text:p>
      <text:p text:style-name="P4">
路透社报道，林芳正和王毅均出席在雅加达举行的第56届 <text:a xlink:type="simple" xlink:href="https://www.zaobao.com/keywords/ya-xi-wai-zhang-hui-yi" text:style-name="Internet_20_link" text:visited-style-name="Visited_20_Internet_20_Link">
 亚细安外交部长会议 </text:a>
 和系列会议。</text:p>
      <text:p text:style-name="P4">
日本外交部星期五（7月14日）证实，林芳正和王毅当天在亚细安会议场边会面。林芳正告诉王毅，日本已做好准备，以科学角度就福岛核处理水排海的措施与中国进行沟通。</text:p>
      <text:p text:style-name="P4">
林芳正还说，日本非常关注中国在日本周边的军事活动，包括北京和莫斯科的合作。</text:p>
      <text:p text:style-name="P4">
同日早前，共同社报道，两艘中国海警船接连驶入尖阁诸岛（中国称钓鱼岛）所在的日本领海。这是中国公务船继6月21日之后再次驶入尖阁诸岛周边海域。</text:p>
      <text:p text:style-name="P4">
日本指中国在争议水域展现野心，导致两国关系日益紧绷。而对于日本计划把福岛第一核电站经过处理的核污水排放入海，中国提出了最大声的抗议。</text:p>
      <text:p text:style-name="P4">
根据日本外交部发表的一份声明，林芳正星期四出席亚细安会议时，为日本把核处理水排海的决定辩护，强调日本将福岛处理水排海将按照国际标准进行，并指中国对日本的批评“没有科学依据”。</text:p>
      <text:p text:style-name="P4">
Source: <text:a xlink:type="simple" xlink:href="https://www.zaobao.com.sg/realtime/world/story20230714-1413751" text:style-name="Internet_20_link" text:visited-style-name="Visited_20_Internet_20_Link">
https://www.zaobao.com.sg/realtime/world/story20230714-1413751</text:a>
</text:p>
      <!--NEWS-->
      <text:h text:style-name="P10" text:outline-level="1">
<text:span text:style-name="T4">
日本呼吁中国“科学”看待福岛核废水排海问题</text:span>
</text:h>
      <text:p text:style-name="P4">
Author: None (Language: zh)</text:p>
      <text:p text:style-name="P4">
Publisher: None</text:p>
      <text:p text:style-name="P4">
Time: 2023-07-14T14:21:00Z</text:p>
      <text:p text:style-name="P4">
Description: 日本外相林芳正表示，日方愿意从科学角度就排水问题与中方进行沟通。王毅则指出，“这既是一个科学问题，也是一个态度问题。”</text:p>
      <text:p text:style-name="P4">
Videos: []</text:p>
      <text:p text:style-name="P4">
Images: []</text:p>
      <text:p text:style-name="P4">
Subject: 时政风云</text:p>
      <text:p text:style-name="P4">
Subjects: ['伊朗', '中日关系', '东南亚国家联盟', '福岛']</text:p>
      <text:p text:style-name="P4">
Keywords: ['中日关系', '科学', '福岛', '处理水', '核污染', '王毅', '国际原子能机构', '东盟']</text:p>
      <text:p text:style-name="P4">
ID: 66236775</text:p>
      <!--METADATA-->
      <text:p text:style-name="P4">
<text:a xlink:type="simple" xlink:href="https://www.dw.com/zh/overlay/image/article/66236775/65208283" text:style-name="Internet_20_link" text:visited-style-name="Visited_20_Internet_20_Link">
 </text:a>
</text:p>
      <text:p text:style-name="P4">
日本外相林芳正在今年4月初访华，当时也谈到福岛核废水排放问题</text:p>
      <text:p text:style-name="P4">
（德国之声中文网）日本外相林芳正与中国最高级别外交官、中央外办主任王毅周五（7月14日）举行会晤，呼吁中国以“科学方式”对待福岛核电站处理水排放问题。</text:p>
      <text:p text:style-name="P4">
日本将于今年夏天开始排放超过100万吨福岛核电站的处理水，引起了邻国和当地渔民的警惕。 <text:a xlink:type="simple" xlink:href="https://www.dw.com/zh/zh/中国海关宣布禁止进口日本福岛等地食品/a-66142401" text:style-name="Internet_20_link" text:visited-style-name="Visited_20_Internet_20_Link">
 中国成为其中最激烈的批评者之一</text:a>
 ，称该排水计划将危及环境和人类健康。 <text:a xlink:type="simple" xlink:href="https://www.dw.com/zh/zh/反駁福島核廢水安全-中國信者自行飲用/a-66195935" text:style-name="Internet_20_link" text:visited-style-name="Visited_20_Internet_20_Link">
中国外交部发言人汪文斌近日表示，若有人判断福岛核废水可以游泳、饮用，应让这些人自行利用，而非排入大海。</text:a>
</text:p>
      <text:p text:style-name="P4">
据日本外务省称，林芳正在印度尼西亚出席东盟（ASEAN）会议期间与王毅会谈时表示，日方愿意从科学角度就排水问题与中方进行沟通。日本外务省在一份声明中说：“（林芳正）呼吁中国以科学的方式进行回应。”</text:p>
      <text:p text:style-name="P4">
</text:p>
      <text:p text:style-name="P4">
王毅对林芳正强调，“日本核污染水排海事关海洋环境安全和人类生命健康。这既是一个科学问题，也是一个态度问题。日方应正视各方正当关切和专家不同意见”</text:p>
      <text:p text:style-name="P4">
王毅则要求日方“正视各方正当关切”，“以真诚态度同周边邻国充分沟通，务必慎重处置，不要一意孤行”。</text:p>
      <text:p text:style-name="P4">
中国官方通讯社新华社援引王毅的话说：“这既是一个科学问题，也是一个态度问题。”</text:p>
      <text:p text:style-name="P4">
日本外务省官员周五晚些时候对记者表示，排水问题占据了王毅和林芳正一个小时谈话中的大部分内容，但双方并未就此事达成明确的协议。</text:p>
      <text:p text:style-name="P4">
尽管中国对福岛处理水排放表示担忧，但联合国核监督机构国际原子能机构（IAEA）的对该排水计划进行全面审查后表示，该计划符合国际标准，对环境和人类健康的影响“可以忽略不计”。</text:p>
      <text:p text:style-name="P4">
日本政府表示，这些废水已经过过滤，去除了除氚之外的大多数放射性元素。氚是一种很难从水中分离的氢同位素。处理后的水将被稀释到远低于国际认可的氚含量，然后再排放到太平洋中。</text:p>
      <text:p text:style-name="P4">
<text:span text:style-name="T4">
更多阅读：<text:a xlink:type="simple" xlink:href="https://www.dw.com/zh/zh/福岛核处理水排海真的安全吗/a-66156631" text:style-name="Internet_20_link" text:visited-style-name="Visited_20_Internet_20_Link">
 福岛核处理水排海真的安全吗？ </text:a>
</text:span>
</text:p>
      <ul>
        <li>
</li>
      </ul>
      <h5>
福岛的渔民们</h5>
      <text:h text:style-name="P12" text:outline-level="3">
<text:span text:style-name="T4">
老人与海</text:span>
</text:h>
      <text:p text:style-name="P4">
当71岁的渔民小野春夫在新町的小港口卸下他的渔获时，天已经亮了。小野是第三代渔民，半个世纪以来一直在新町出海。这里距离福岛第一核电站以北仅55公里，2011年在那里发生了世界上最严重的核事故之一。</text:p>
      <ul>
        <li>
</li>
      </ul>
      <h5>
福岛的渔民们</h5>
      <text:h text:style-name="P12" text:outline-level="3">
<text:span text:style-name="T4">
捕鱼和生存</text:span>
</text:h>
      <text:p text:style-name="P4">
清洗白银鱼的时候，小野想起了改变世界的那一天：2011年3月11日，一场九级地震在日本东海岸引发了巨大的海啸。小野在他的船上得以幸存，但他在陆地上的家遭到摧毁。他失去了一个弟弟。海啸还冲击了福岛核电站，引发了爆炸和熔毁。</text:p>
      <ul>
        <li>
</li>
      </ul>
      <h5>
福岛的渔民们</h5>
      <text:h text:style-name="P12" text:outline-level="3">
<text:span text:style-name="T4">
受困的渔业</text:span>
</text:h>
      <text:p text:style-name="P4">
反应堆发生灾难期间释放的辐射使该地区的渔业完全陷入停滞状态，直到12年之后才有所复苏，鱼价慢慢回升。小野认为，东京电力公司将被污染的水再次排入大海的计划“令人无法忍受”。他担心，“我们恐怕再次回到原点”。</text:p>
      <ul>
        <li>
</li>
      </ul>
      <h5>
福岛的渔民们</h5>
      <text:h text:style-name="P12" text:outline-level="3">
<text:span text:style-name="T4">
冷却水的去处</text:span>
</text:h>
      <text:p text:style-name="P4">
受损的福岛第一核电站现场的众多储水罐是一个争论的焦点。根据当局的说法，这些储水罐必须在重建之前被移除。这些水在灾难发生后主要用于冷却反应堆。</text:p>
      <ul>
        <li>
</li>
      </ul>
      <h5>
福岛的渔民们</h5>
      <text:h text:style-name="P12" text:outline-level="3">
<text:span text:style-name="T4">
冷却水安全吗？</text:span>
</text:h>
      <text:p text:style-name="P4">
东京电力公司的一名员工将处理后的水样举到镜头前。这些水是经过处理、过滤和稀释的。东电和政府声称它现在是安全的。然而，它含有微量的氚。尽管这种放射性同位素被认为是相对无害的，但渔民们担心，将这些水排入大海会再次破坏他们的生意。</text:p>
      <ul>
        <li>
</li>
      </ul>
      <h5>
福岛的渔民们</h5>
      <text:h text:style-name="P12" text:outline-level="3">
<text:span text:style-name="T4">
尽在掌控之中？</text:span>
</text:h>
      <text:p text:style-name="P4">
东京电力公司和东京政府引用的辐射测试标准，比其他同样排放处理过的水的国家更加严格。这次释放也得到了国际原子能机构（IAEA）的批准。“我们有设备可以让水变得安全。”东京电力公司发言人黄泉友彦（TomohikoMayuzum）告诉路透社。</text:p>
      <ul>
        <li>
</li>
      </ul>
      <h5>
福岛的渔民们</h5>
      <text:h text:style-name="P12" text:outline-level="3">
<text:span text:style-name="T4">
废水箱中养鱼</text:span>
</text:h>
      <text:p text:style-name="P4">
为了证明处理后的水清白无害，东京电力公司正在废弃的福岛第一核电站的水箱中养殖比目鱼。福岛大学的和田利浩（ToshihiroWada）表示可以理解渔民们的担忧。他说，东京电力公司宣布排放被污染的水，对该地区刚刚恢复的渔业来说是“不幸的”。</text:p>
      <ul>
        <li>
</li>
      </ul>
      <h5>
福岛的渔民们</h5>
      <text:h text:style-name="P12" text:outline-level="3">
<text:span text:style-name="T4">
伤口上撒盐？</text:span>
</text:h>
      <text:p text:style-name="P4">
渔民小野春夫将他捕获到的鱼倒入一个水箱。他对东京电力公司感到愤怒：“海洋不是一个垃圾桶。”他在接受路透社的采访时说，并问道：“为什么向福岛海域放水，为什么不向东京或大阪放水？”他说，该地区的人民已经遭受了足够的痛苦，现在又让他们遭受更多的痛苦。</text:p>
      <ul>
        <li>
</li>
      </ul>
      <h5>
福岛的渔民们</h5>
      <text:h text:style-name="P12" text:outline-level="3">
<text:span text:style-name="T4">
渔民的未来</text:span>
</text:h>
      <text:p text:style-name="P4">
小野春夫站在曾经的房屋所在的位置。海啸过后，该地区被变成了一个公园。尽管他的新家在内陆，但这位71岁的老人不得不“在海上工作”到生命终点。他对捕鱼业的未来前景感到暗淡。他问道：“那些上小学和初中的孩子怎么办？”对他们来说，以此作为生计太不稳定了。</text:p>
      <text:p text:style-name="P4">
作者: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据日本外务省称，林芳正在周四的东盟会议上为该计划进行了辩护，并称中国的说法“没有科学依据”。</text:p>
      <text:p text:style-name="P4">
随着中国在该地区宣示其海洋主权野心，中日两国关系也变得紧张，林芳正在会见王毅时谈到了这一话题。</text:p>
      <text:p text:style-name="P4">
日本外务省声明称，林芳正“对中国在日本附近日益增多的军事活动以及中国与俄罗斯的军事合作表示强烈关注”。</text:p>
      <text:p text:style-name="P4">
王毅则表示，他希望日本能够“树立客观理性对华认知”，而不是将其视为威胁。他说：日方将中国定位为最大战略挑战，渲染中国“威胁”，与中日关系现实严重不符。他表示，“中方对双方保持各层级接触、经贸往来和人文交流持开放态度”。</text:p>
      <text:p text:style-name="P4">
（路透社）</text:p>
      <text:p text:style-name="P4">
Source: <text:a xlink:type="simple" xlink:href="https://www.dw.com/zh/日本呼吁中国-科学-看待福岛核废水排海问题/a-66236775" text:style-name="Internet_20_link" text:visited-style-name="Visited_20_Internet_20_Link">
https://www.dw.com/zh/日本呼吁中国-科学-看待福岛核废水排海问题/a-66236775?maca=chi-rss-chi-all-1127-rdf</text:a>
</text:p>
      <!--NEWS-->
      <text:h text:style-name="P10" text:outline-level="1">
<text:span text:style-name="T4">
俄罗斯下议院通过法案 禁止变性手术</text:span>
</text:h>
      <text:p text:style-name="P4">
Publisher: 法新社</text:p>
      <text:p text:style-name="P4">
Published Time: 2023-07-14T14:32:07+00:00</text:p>
      <text:p text:style-name="P4">
Modified Time: 2023-07-14T14:05:01+00:00</text:p>
      <text:p text:style-name="P4">
Description: （法新社莫斯科14日电） 俄罗斯国会下议院国家院（State Duma）议员今天以压倒性多数通过一项新法案，这项法案将性别重置手术（俗称变性手术）视为非法，进一步巩固社会中的极端保守及反西方运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4" text:anchor-type="as-char" svg:width="6.9236in" svg:height="3.617581in" draw:z-index="0">
<draw:image xlink:href="../Images/rficn/2023-07-14T14-32-07-00-00/000000.png" xlink:type="simple" xlink:show="embed" xlink:actuate="onLoad" draw:mime-type="image/png"/>
</draw:frame>
</text:p>
      <text:p text:style-name="P4">
俄国国家院在声明中表示：「国家院已禁止性别重置手术。」声明中并强调，所有派系「一致」投票同意通过新法案。</text:p>
      <text:p text:style-name="P4">
俄罗斯国家院议长沃洛金（Vyacheslav Volodin）在社群媒体上发表另一篇声明表示：「这项决定将可保护我们的公民和儿童。」</text:p>
      <text:p text:style-name="P4">
沃洛金指出，美国进行性别重置手术日益盛行，这导致美国的「堕落」。</text:p>
      <text:p text:style-name="P4">
沃洛金表示：「这对我们来说是不可接受的。」他解释了为什么这项倡议中的禁令获得国家院的支持。</text:p>
      <text:p text:style-name="P4">
新法禁止了除先天性缺陷儿童外的性别重置手术，也禁止人们在政府发出的文件中更改性别。</text:p>
      <text:p text:style-name="P4">
这项法案仍需获得上议院和俄罗斯总统蒲亭（VladimirPutin）的批准才能生效，在立法者皆忠于克里姆林宫（Kremlin）的俄罗斯，这些步骤只是徒具形式而已。</text:p>
      <text:p text:style-name="P4">
俄国国家院在声明中表示，新法将会对俄国跨性别者产生全面性的影响：「已经改变性别的公民将被禁止收养孩子。若婚姻中其中一方改变性别，婚姻关系将被视为无效。」</text:p>
      <text:p text:style-name="P4">
32岁的心理学家德沃尔金（Yan Dvorkin）在今天的投票前告诉法新社，他担心这项新法可能会导致自杀案件增加。沃尔金是一个名为「CentreT」的俄罗斯非政府组织负责人，这个组织致力于为跨性别者提供协助。</text:p>
      <text:p text:style-name="P4">
他也提到，新法同样禁止性别肯定荷尔蒙治疗，这可能导致「荷尔蒙黑市」的出现。</text:p>
      <text:p text:style-name="P4">
自从俄国入侵乌克兰以来，俄国已采取了一系列保守措施，尤其是针对LGBTQ（同性恋、双性恋、跨性别、酷儿）社群，试图打压当局认为异常或受西方影响的行为。</text:p>
      <text:p text:style-name="P4">
Source: <text:a xlink:type="simple" xlink:href="https://www.rfi.fr/cn/%E5%9B%BD%E9%99%85%E6%8A%A5%E9%81%93/20230714-%E4%BF%84%E7%BD%97%E6%96%AF%E4%B8%8B%E8%AE%AE%E9%99%A2%E9%80%9A%E8%BF%87%E6%B3%95%E6%A1%88-%E7%A6%81%E6%AD%A2%E5%8F%98%E6%80%A7%E6%89%8B%E6%9C%AF" text:style-name="Internet_20_link" text:visited-style-name="Visited_20_Internet_20_Link">
https://www.rfi.fr/cn/%E5%9B%BD%E9%99%85%E6%8A%A5%E9%81%93/20230714-%E4%BF%84%E7%BD%97%E6%96%AF%E4%B8%8B%E8%AE%AE%E9%99%A2%E9%80%9A%E8%BF%87%E6%B3%95%E6%A1%88-%E7%A6%81%E6%AD%A2%E5%8F%98%E6%80%A7%E6%89%8B%E6%9C%AF</text:a>
</text:p>
      <!--NEWS-->
      <text:h text:style-name="P10" text:outline-level="1">
<text:span text:style-name="T4">
《红色赌盘》作者沈栋在美作证：习近平是掌控中国的皇帝</text:span>
</text:h>
      <text:p text:style-name="P4">
Author: None</text:p>
      <text:p text:style-name="P4">
Publisher: Radio Free Asia (Organization)</text:p>
      <text:p text:style-name="P4">
Published Time: 2023-07-14T14:48:00-04:00</text:p>
      <text:p text:style-name="P4">
Modified Time: 2023-07-14T15:58:13-04:00</text:p>
      <text:p text:style-name="P4">
Description: None</text:p>
      <text:p text:style-name="P4">
Videos: []</text:p>
      <text:p text:style-name="P4">
Audios: ["<text:a xlink:type="simple" xlink:href="https://www.rfa.org/mandarin/yataibaodao/junshiwaijiao/tj-0714202310263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5.1927in" draw:z-index="0">
<draw:image xlink:href="../Images/rfamandarin/2023-07-14T14-48-00-04-00/000000.png" xlink:type="simple" xlink:show="embed" xlink:actuate="onLoad" draw:mime-type="image/png"/>
</draw:frame>
7月13日，美国国会众议院美国与中国共产党战略竞争特设委员会举行听证会。 <text:a xlink:type="simple" xlink:href="https://www.rfa.org/mandarin/yataibaodao/junshiwaijiao/tj-07142023102638.html/@@images/image" text:style-name="Internet_20_link" text:visited-style-name="Visited_20_Internet_20_Link">
</text:a>
记者唐缘媛摄  <text:a xlink:type="simple" xlink:href="https://www.rfa.org/mandarin/yataibaodao/junshiwaijiao/tj-07142023102638.html/@@stream" text:style-name="Internet_20_link" text:visited-style-name="Visited_20_Internet_20_Link">
Audio-1-Link：https://www.rfa.org/mandarin/yataibaodao/junshiwaijiao/tj-07142023102638.html/@@stream</text:a>
</text:p>
      <text:p text:style-name="P4">
随着美中竞争加剧，中国当局近年来强化了有关经济数据的控制，并对多家美国在华企业实施调查。本周四，美国众议院就此召开听证。《红色赌盘》的作者沈栋则向议员们表示，中国投资环境持续恶化，而习近平则是掌控共产党和中国的皇帝。</text:p>
      <ul>
        <li>
<text:span text:style-name="T4">
<text:a xlink:type="simple" xlink:href="https://www.rfa.org/mandarin/duomeiti/yazhou-henxiangliao/yz-03172023115500.html" text:style-name="Internet_20_link" text:visited-style-name="Visited_20_Internet_20_Link">
 专访红色赌盘作者沈栋：习近平当皇帝是人类最大的贪腐 </text:a>
 </text:span>
  * <text:span text:style-name="T4">
<text:a xlink:type="simple" xlink:href="https://www.rfa.org/mandarin/duomeiti/guandian/gd-02282022103113.html" text:style-name="Internet_20_link" text:visited-style-name="Visited_20_Internet_20_Link">
 《红色轮盘》作者沈栋： 二十大习近平骑虎难下 </text:a>
 </text:span>
  * <text:span text:style-name="T4">
<text:a xlink:type="simple" xlink:href="https://www.rfa.org/mandarin/duomeiti/guandian/gd-02042022143414.html" text:style-name="Internet_20_link" text:visited-style-name="Visited_20_Internet_20_Link">
 《红色轮盘》作者沈栋：每个中国商人都是白手套 </text:a>
 </text:span>
  * <text:span text:style-name="T4">
<text:a xlink:type="simple" xlink:href="https://www.rfa.org/mandarin/yataibaodao/zhengzhi/hk-10152021130700.html" text:style-name="Internet_20_link" text:visited-style-name="Visited_20_Internet_20_Link">
 【红色轮盘】作者沈栋：中国黄金时代已过 服务权贵必先泯灭人性 </text:a>
 </text:span>
  * <text:a xlink:type="simple" xlink:href="https://www.rfa.org/mandarin/Xinwen/4-09072021113119.html" text:style-name="Internet_20_link" text:visited-style-name="Visited_20_Internet_20_Link">
 <text:span text:style-name="T4">
新书《红色轮盘》揭中共权贵家族权钱交易</text:span>
 </text:a>
</li>
      </ul>
      <text:p text:style-name="P4">
自2023年起，北京当局突袭搜查了多家美国咨询公司，包含美国美思明智集团（Mintz Group）北京办事处、贝恩公司（Bain &amp;Company）上海办事处，以及凯盛融英咨询公司（Capvision）等。依据北京当局的说法，相关美国公司在为客户调查中国投资环境时，有可能窃取中方国家秘密和情报。</text:p>
      <text:p text:style-name="P4">
外界普遍认为，上述现象显示美中两国在多个领域的竞争升级，中方此举向美国企业设置了市场壁垒。本周四，美国众议院“美国与中国共产党战略竞争特设委员会”为此举行听证会，关注中国日趋恶劣的投资环境。听证会上，与会人士一致认为，中国打击美国咨询公司的做法，对于美国企业进入中国市场造成了严重负面影响。</text:p>
      <text:p text:style-name="P4">
<text:span text:style-name="T4">
委员会主席：中国不存在“民营企业”</text:span>
</text:p>
      <text:p text:style-name="P4">
在听证会上，特设委员会主席加拉格尔（MikeGallagher）表示，中国无论是国企还是民企都受到共产党的控制：“中国没有私人企业的存在，透过《反间谍法》、《数据安全法》和《反外国制裁法》，北京可以获取任何数据、冻结任何财产、得到任何智慧产权。中国政府时常要求在企业内部建立共产党组织，而中国的军民融合政策更让民企可能沦为解放军的军事或情报机构。”</text:p>
      <text:p text:style-name="P4">
英国风险管理咨询公司中慧（ChinaWhys）总裁韩飞龙（PeterHumphrey）也在听证会上作证。韩飞龙曾为外国企业提供中国相关咨询服务，2013年，他和他的妻子被北京当局以非法买卖个人信息为由逮捕，并为此服刑了两年。</text:p>
      <text:p text:style-name="P4">
韩飞龙说：“在为一家美国客户提供背景调查服务后，我与我的妻子于2013年在上海被捕，我们的咨询公司也因此被强制关闭。今天的状况比2013年糟了10倍，在中国完成尽职调查根本是不可能的工作，外国公司只能在地雷间穿梭。”</text:p>
      <text:p text:style-name="P4">
<text:span text:style-name="T4">
专家：北京支持中国企业窃取美国智慧产权</text:span>
</text:p>
      <text:p text:style-name="P4">
提供中国风险管理业务咨询的企业“战略风险”首席研发官派珀·朗斯伯里（PiperLounsbury）也在听证会上表示，中国当局透过偷窃、胁迫等方式获取美国技术，并企图取代美方企业在中国的市场地位。</text:p>
      <text:p text:style-name="P4">
朗斯伯里以个人经验举例说：“一个中国大型城市的市长曾命令100位美国企业执行长将最新技术分享给中国企业，不然他就会剥夺这些公司进入中国市场的权利，这是一个直接的威胁。另一个例子是，有一家美国公司的中国伙伴公司公然窃取美国公司的智慧产权，随后那间中国公司在美国公司的工厂对面，盖了一家由政府集资的对手工厂。”</text:p>
      <text:p text:style-name="P4">
朗斯伯里建议，美国应立法保护美国经济数据，避免数据在商业活动中外流中国。同时，国会也应推广供应链多元化，协助美国企业将供应链从中国外移。</text:p>
      <text:p text:style-name="P4">
听证会上，美国议员谈到沈栋的前妻段伟红至今仍下落不明。（记者唐缘媛摄）  <text:a xlink:type="simple" xlink:href="https://www.rfa.org/mandarin/yataibaodao/junshiwaijiao/tj-07142023102638.html/571672474e8c.jpg" text:style-name="Internet_20_link" text:visited-style-name="Visited_20_Internet_20_Link">
</text:a>
</text:p>
      <text:p text:style-name="P4">
<text:span text:style-name="T4">
沈栋：习近平是掌控中国的"皇帝"</text:span>
</text:p>
      <text:p text:style-name="P4">
听证会上，《红色赌盘》（RED ROULETTE）一书作者沈栋也指出，在中国经商要完全受到共产党的控制。他并在听证会上，讲述了前妻段伟红被失踪的遭遇。</text:p>
      <text:p text:style-name="P4">
沈栋说：“2017年9月，段伟红被中国共产党消失。在四年间，没有人听到她的消息，她的电话被停用，……段伟红的母亲在2021年过世，在过世之前，她仍不知道段伟红是生是死。段伟红从未被判刑，当局也没解释过段伟红消失的原因。……然而，段伟红却在《红色赌盘》发布前夕，用了那个之前被停用的号码给我打了电话，她叫我停止发布新书。”</text:p>
      <text:p text:style-name="P4">
沈栋表示：“我从这件事学到的一课是，在中国，政治力量凌驾一切。中国不存在法治，中国共产党凌驾于法律，而习近平则是掌控共产党和国家的皇帝。”</text:p>
      <text:p text:style-name="P4">
记者：唐缘媛 责编：何平 网编：洪伟</text:p>
      <text:p text:style-name="P4">
Source: <text:a xlink:type="simple" xlink:href="https://www.rfa.org/mandarin/yataibaodao/junshiwaijiao/tj-07142023102638.html" text:style-name="Internet_20_link" text:visited-style-name="Visited_20_Internet_20_Link">
https://www.rfa.org/mandarin/yataibaodao/junshiwaijiao/tj-07142023102638.html</text:a>
</text:p>
      <!--NEWS-->
      <text:h text:style-name="P10" text:outline-level="1">
<text:span text:style-name="T4">
韩国要求朝鲜泄洪前通知韩方 朝不予回应</text:span>
</text:h>
      <text:p text:style-name="P4">
Author: 联合早报 (Person)</text:p>
      <text:p text:style-name="P4">
Publisher: 联合早报 (Organization)</text:p>
      <text:p text:style-name="P4">
Published Time: 2023-07-14T15:07</text:p>
      <text:p text:style-name="P4">
Modified Time: 2023-07-14T15:07</text:p>
      <text:p text:style-name="P4">
Description: 韩国因暴雨持续，要求朝鲜在大坝泄洪前通知韩方，但朝方不予理会。韩联社报道，韩国统一部副发言人李孝贞星期五（7月14日）说，韩国政府于6月30日要求朝鲜在泄洪前提前通知韩方，但朝鲜至...</text:p>
      <text:p text:style-name="P4">
Videos: []</text:p>
      <text:p text:style-name="P4">
Audios: []</text:p>
      <text:p text:style-name="P4">
Images: []</text:p>
      <text:p text:style-name="P4">
Type: NewsArticle</text:p>
      <text:p text:style-name="P4">
Breadcrumbs: ['即时', '国际']</text:p>
      <text:p text:style-name="P4">
Keywords: ['朝鲜', '联合国安理会', '导弹', '韩朝关系']</text:p>
      <!--METADATA-->
      <text:p text:style-name="P4">
韩国因 <text:a xlink:type="simple" xlink:href="https://www.zaobao.com/realtime/world/story20230714-1413740" text:style-name="Internet_20_link" text:visited-style-name="Visited_20_Internet_20_Link">
 暴雨持续 </text:a>
，要求朝鲜在大坝泄洪前通知韩方，但朝方不予理会。</text:p>
      <text:p text:style-name="P4">
韩联社报道，韩国统一部副发言人李孝贞星期五（7月14日）说，韩国政府于6月30日要求朝鲜在泄洪前提前通知韩方，但朝鲜至今尚无任何反应。</text:p>
      <text:p text:style-name="P4">
在强降雨持续的情况下，一旦临津江上游黄江大坝开闸调节库区水位，位于下游的韩国京畿道涟川郡郡南大坝和必胜桥的水位势必会迅速升高。李孝贞说，韩国政府将努力与相关机构协作，稳定管控水位超汛限风险。</text:p>
      <text:p text:style-name="P4">
由于韩朝联络渠道处于停摆状态，统一部无法发送通知，只能通过媒体发布消息，向朝鲜提出避免突然泄洪的要求。</text:p>
      <text:p text:style-name="P4">
李孝贞说，韩国政府将通过公开的媒体渠道和其他板门店联络渠道妥当处理偶发事件。“其他板门店渠道”是指联合国军司令部和朝鲜军方之间的电话线路，目前仍全年全天候保持畅通。</text:p>
      <text:p text:style-name="P4">
Source: <text:a xlink:type="simple" xlink:href="https://www.zaobao.com.sg/realtime/world/story20230714-1413875" text:style-name="Internet_20_link" text:visited-style-name="Visited_20_Internet_20_Link">
https://www.zaobao.com.sg/realtime/world/story20230714-1413875</text:a>
</text:p>
      <!--NEWS-->
      <text:h text:style-name="P10" text:outline-level="1">
<text:span text:style-name="T4">
大银行财报优于预期 美国股市早盘走高</text:span>
</text:h>
      <text:p text:style-name="P4">
Publisher: 法新社</text:p>
      <text:p text:style-name="P4">
Published Time: 2023-07-14T15:32:09+00:00</text:p>
      <text:p text:style-name="P4">
Modified Time: 2023-07-14T15:05:01+00:00</text:p>
      <text:p text:style-name="P4">
Description: （法新社纽约14日电） 美国多家大银行财报优于预期，在通膨降温之际再添市场乐观情绪，美股主要指数今天早盘走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9" text:anchor-type="as-char" svg:width="6.9236in" svg:height="3.617581in" draw:z-index="0">
<draw:image xlink:href="../Images/rficn/2023-07-14T15-32-09-00-00/000000.png" xlink:type="simple" xlink:show="embed" xlink:actuate="onLoad" draw:mime-type="image/png"/>
</draw:frame>
</text:p>
      <text:p text:style-name="P4">
道琼工业指数上扬0.26%，报34484.73点。</text:p>
      <text:p text:style-name="P4">
标普500指数扬升0.35%，报4525.82点。</text:p>
      <text:p text:style-name="P4">
那斯达克综合指数上涨0.25%，报14173.27点。</text:p>
      <text:p text:style-name="P4">
Source: <text:a xlink:type="simple" xlink:href="https://www.rfi.fr/cn/%E8%B4%A2%E7%BB%8F%E5%BF%AB%E8%AE%AF/20230714-%E5%A4%A7%E9%93%B6%E8%A1%8C%E8%B4%A2%E6%8A%A5%E4%BC%98%E4%BA%8E%E9%A2%84%E6%9C%9F-%E7%BE%8E%E5%9B%BD%E8%82%A1%E5%B8%82%E6%97%A9%E7%9B%98%E8%B5%B0%E9%AB%98" text:style-name="Internet_20_link" text:visited-style-name="Visited_20_Internet_20_Link">
https://www.rfi.fr/cn/%E8%B4%A2%E7%BB%8F%E5%BF%AB%E8%AE%AF/20230714-%E5%A4%A7%E9%93%B6%E8%A1%8C%E8%B4%A2%E6%8A%A5%E4%BC%98%E4%BA%8E%E9%A2%84%E6%9C%9F-%E7%BE%8E%E5%9B%BD%E8%82%A1%E5%B8%82%E6%97%A9%E7%9B%98%E8%B5%B0%E9%AB%98</text:a>
</text:p>
      <!--NEWS-->
      <text:h text:style-name="P10" text:outline-level="1">
<text:span text:style-name="T4">
中国不再是美国最大贸易伙伴是否预示美中"脱钩"？</text:span>
</text:h>
      <text:p text:style-name="P4">
Author: None</text:p>
      <text:p text:style-name="P4">
Publisher: Radio Free Asia (Organization)</text:p>
      <text:p text:style-name="P4">
Published Time: 2023-07-14T15:33:00-04:00</text:p>
      <text:p text:style-name="P4">
Modified Time: 2023-07-14T15:43:27-04:00</text:p>
      <text:p text:style-name="P4">
Description: None</text:p>
      <text:p text:style-name="P4">
Videos: []</text:p>
      <text:p text:style-name="P4">
Audios: ["<text:a xlink:type="simple" xlink:href="https://www.rfa.org/mandarin/yataibaodao/jingmao/sc-071420231118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0" text:anchor-type="as-char" svg:width="6.9236in" svg:height="4.612011in" draw:z-index="0">
<draw:image xlink:href="../Images/rfamandarin/2023-07-14T15-33-00-04-00/000000.png" xlink:type="simple" xlink:show="embed" xlink:actuate="onLoad" draw:mime-type="image/png"/>
</draw:frame>
2023年1月9日，美国总统拜登与墨西哥总统奥布拉多尔（右二）在墨西哥城国家宫欢迎仪式上。根据最新披露的数据，在今年前四个月，墨西哥成为美国最大贸易伙伴，超过了加拿大和中国。<text:a xlink:type="simple" xlink:href="https://www.rfa.org/mandarin/yataibaodao/jingmao/sc-07142023111818.html/@@images/image" text:style-name="Internet_20_link" text:visited-style-name="Visited_20_Internet_20_Link">
 </text:a>
法新社图片  <text:a xlink:type="simple" xlink:href="https://www.rfa.org/mandarin/yataibaodao/jingmao/sc-07142023111818.html/@@stream" text:style-name="Internet_20_link" text:visited-style-name="Visited_20_Internet_20_Link">
Audio-1-Link：https://www.rfa.org/mandarin/yataibaodao/jingmao/sc-07142023111818.html/@@stream</text:a>
</text:p>
      <text:p text:style-name="P4">
过去十多年，中国一直是美国的最大贸易伙伴，但根据最新披露的数据，今年前四个月，墨西哥已取代中国成为美国最大的贸易伙伴。这一变化，对美中未来的走向意味着什么？</text:p>
      <text:p text:style-name="P4">
<text:a xlink:type="simple" xlink:href="https://www.rfa.org/mandarin/yataibaodao/jingmao/hx-07132023065004.html" text:style-name="Internet_20_link" text:visited-style-name="Visited_20_Internet_20_Link">
 <text:span text:style-name="T4">
中国六月出口同比下滑12% 创新冠疫情以来最大跌幅</text:span>
 </text:a>
  * <text:span text:style-name="T4">
<text:a xlink:type="simple" xlink:href="https://www.rfa.org/mandarin/yataibaodao/jingmao/ec2-06072023111114.html" text:style-name="Internet_20_link" text:visited-style-name="Visited_20_Internet_20_Link">
 中国进出口数据表现差 靠贬值刺激进出口换外币失效 </text:a>
 </text:span>
</text:p>
      <text:p text:style-name="P4">
<text:span text:style-name="T4">
墨西哥成为美国最大贸易伙伴 美中将实现脱钩吗？</text:span>
</text:p>
      <text:p text:style-name="P4">
美国达拉斯储备银行（Dallas Fed）高级商业经济学家路易斯·托雷斯（LuisTorres）7月11日发表文章，表示在今年的头四个月，墨西哥已经取代中国，成为美国的最大贸易伙伴。在这四个月里，美墨两国贸易额为2630亿美元。美国对墨西哥的贸易，占这一期间美国进出口货物的15.4%。排名第二、第三的对加拿大和对中国贸易，则分别占15.2%和12%。</text:p>
      <text:p text:style-name="P4">
时事评论人蓝述认为，在目前的情况下，美中两国贸易量不断下降是一种趋势，但还不能称之为断绝经贸往来的“脱钩”。他说：“脱钩虽然是美国公众经常谈论的话题，但是整个西方国家，特别是以美国为首的盟友国家，准确地把这个过程定义为‘去风险’。”</text:p>
      <text:p text:style-name="P4">
路易斯·托雷斯的文章指出，“在2018年，美中贸易在特朗普政府对中国进口商品征收新关税后开始走低。中国政府也对从美国进口的商品采取了类似行动。”根据中国海关总署7月13日公布的数据，在今年上半年，中国对美国进出口2.25万亿元，下降了8.4%。</text:p>
      <text:p text:style-name="P4">
目前，美国对中国进口商品，以及中国对美国进口商品的平均关税税率，分别是19.3%和21.2%，远远超过了其它享有最惠国待遇的世贸组织成员9%的关税税率。</text:p>
      <text:p text:style-name="P4">
2023年1月9日，美国总统拜登与墨西哥总统奥布拉多尔在墨西哥北美领导人峰会上会晤。根据最新披露的数据，今年前四个月，墨西哥已取代中国成为美国最大的贸易伙伴。（路透社图片）<text:a xlink:type="simple" xlink:href="https://www.rfa.org/mandarin/yataibaodao/jingmao/sc-07142023111818.html/2023-01-10t003758z_1917470119_rc2any9q1cma_rtrmadp_3_northamerica-summit.jpg" text:style-name="Internet_20_link" text:visited-style-name="Visited_20_Internet_20_Link">
 </text:a>
</text:p>
      <text:p text:style-name="P4">
<text:span text:style-name="T4">
"去风险化"还是"脱钩"？</text:span>
</text:p>
      <text:p text:style-name="P4">
蓝述认为，美中两国经贸关系的未来走向，还要看在这之后中方的动向：“这个去风险的过程，最后会不会造成脱钩，这在很大程度上取决于中共。如果中共现在不断地在台海、在东海制造紧张局势，最后就很可能会造成脱钩效应。”</text:p>
      <text:p text:style-name="P4">
美国财政部长耶伦在近日的访华之行中表示，美国不寻求与中国“脱钩”，而是在实施“去风险”与“多元化”的政策。另一方面，中国官媒人民网已在7月14日发表漫画评论，表示“去风险化”的说法“只是为‘脱钩’穿上的‘新衣’，是新瓶装旧酒、换汤不换药的把戏。”</text:p>
      <text:p text:style-name="P4">
现居加州湾区、来自北京的企业家罗明珠有多年从事外贸的经历。她告诉记者，在她看来，美中两国贸易量的减少，也与中国缺乏真正意义上的市场经济有关。在这种情况下，无论是寻求“去风险化”还是“脱钩”，美中两国的贸易额度都会不断下降：“在中国哪有什么市场经济，从来都是党经济、党说了算。它说你行你就行，说你不行就不行。而且这种（中国的对外）贸易、跟国际之间的各种合作，都不可能长久的。（政府）翻手为云、覆手为雨，在中国就是这样一个特别恶劣的经济环境。”</text:p>
      <text:p text:style-name="P4">
记者：孙诚 责编：嘉远 网编：洪伟 ****</text:p>
      <text:p text:style-name="P4">
Source: <text:a xlink:type="simple" xlink:href="https://www.rfa.org/mandarin/yataibaodao/jingmao/sc-07142023111818.html" text:style-name="Internet_20_link" text:visited-style-name="Visited_20_Internet_20_Link">
https://www.rfa.org/mandarin/yataibaodao/jingmao/sc-07142023111818.html</text:a>
</text:p>
      <!--NEWS-->
      <text:h text:style-name="P10" text:outline-level="1">
<text:span text:style-name="T4">
《亚太报道》2023年7月14日音频</text:span>
</text:h>
      <text:p text:style-name="P4">
Author: None</text:p>
      <text:p text:style-name="P4">
Publisher: Radio Free Asia (Organization)</text:p>
      <text:p text:style-name="P4">
Published Time: 2023-07-14T15:36:27-04:00</text:p>
      <text:p text:style-name="P4">
Modified Time: 2023-07-14T15:36:27-04:00</text:p>
      <text:p text:style-name="P4">
Description: None</text:p>
      <text:p text:style-name="P4">
Videos: []</text:p>
      <text:p text:style-name="P4">
Audios: ["<text:a xlink:type="simple" xlink:href="https://www.rfa.org/mandarin/apr-audio/yp-0714202309171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3.88615in" draw:z-index="0">
<draw:image xlink:href="../Images/rfamandarin/2023-07-14T15-36-27-04-00/000000.png" xlink:type="simple" xlink:show="embed" xlink:actuate="onLoad" draw:mime-type="image/png"/>
</draw:frame>
 <text:a xlink:type="simple" xlink:href="https://www.rfa.org/mandarin/apr-audio/yp-07142023091710.html/@@images/image" text:style-name="Internet_20_link" text:visited-style-name="Visited_20_Internet_20_Link">
</text:a>
 自由亚洲电台制图  <text:a xlink:type="simple" xlink:href="https://www.rfa.org/mandarin/apr-audio/yp-07142023091710.html/@@stream" text:style-name="Internet_20_link" text:visited-style-name="Visited_20_Internet_20_Link">
Audio-1-Link：https://www.rfa.org/mandarin/apr-audio/yp-07142023091710.html/@@stream </text:a>
</text:p>
      <text:p text:style-name="P4">
此次节目的主要内容：</text:p>
      <text:p text:style-name="P4">
1. 布林肯会晤王毅，美中间保持沟通与台海安全再成焦点；</text:p>
      <text:p text:style-name="P4">
2. 中国发布人工智能服务管理办法，试图为制定规则做准备吗？</text:p>
      <text:p text:style-name="P4">
3. 《红色赌盘》作者沈栋在美国国会出席听证；</text:p>
      <text:p text:style-name="P4">
4. 中国军事院校招生遇冷，网民热议"战争风险"；</text:p>
      <text:p text:style-name="P4">
5. 广州异议人士梁颂基计划前往南美，却在泰国登机受阻。</text:p>
      <text:p text:style-name="P4">
Source: <text:a xlink:type="simple" xlink:href="https://www.rfa.org/mandarin/apr-audio/yp-07142023091710.html" text:style-name="Internet_20_link" text:visited-style-name="Visited_20_Internet_20_Link">
https://www.rfa.org/mandarin/apr-audio/yp-07142023091710.html</text:a>
</text:p>
      <!--NEWS-->
      <text:h text:style-name="P10" text:outline-level="1">
<text:span text:style-name="T4">
中共中央社会部卷土重来？整风再现？（戴忠仁/宋永毅/宋国诚）| 亚洲很想聊</text:span>
</text:h>
      <text:p text:style-name="P4">
Author: None</text:p>
      <text:p text:style-name="P4">
Publisher: Radio Free Asia (Organization)</text:p>
      <text:p text:style-name="P4">
Published Time: 2023-07-14T16:00:00-04:00</text:p>
      <text:p text:style-name="P4">
Modified Time: 2023-07-14T17:13: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3.88615in" draw:z-index="0">
<draw:image xlink:href="../Images/rfamandarin/2023-07-14T16-00-00-04-00/000000.png" xlink:type="simple" xlink:show="embed" xlink:actuate="onLoad" draw:mime-type="image/png"/>
</draw:frame>
 <text:a xlink:type="simple" xlink:href="https://www.rfa.org/mandarin/duomeiti/yazhou-henxiangliao/yz-07142023132307.html/@@images/image" text:style-name="Internet_20_link" text:visited-style-name="Visited_20_Internet_20_Link">
</text:a>
 自由亚洲电台制图</text:p>
      <text:p text:style-name="P4">
中共最近公布设立了"中央社会工作部"并投入运作。这个名称让人联想到1939年毛泽东在延安成立的中央社会部，当时和延安整风的密切关系。这次的社会工作部涵盖面深入到基层政府。为何在这个时候要在党内成立这样的部门？它的权力会有多大？加州州立大学洛杉矶分校荣休教授 #宋永毅，政大国关中心资深研究员宋国诚，深入解析。</text:p>
      <text:p text:style-name="P4">
Source: <text:a xlink:type="simple" xlink:href="https://www.rfa.org/mandarin/duomeiti/yazhou-henxiangliao/yz-07142023132307.html" text:style-name="Internet_20_link" text:visited-style-name="Visited_20_Internet_20_Link">
https://www.rfa.org/mandarin/duomeiti/yazhou-henxiangliao/yz-07142023132307.html</text:a>
</text:p>
      <!--NEWS-->
      <text:h text:style-name="P10" text:outline-level="1">
<text:span text:style-name="T4">
专栏 | 解读新疆：著名清真寺不允信徒祈祷；新疆监狱在开斋节前释出囚犯遗体</text:span>
</text:h>
      <text:p text:style-name="P4">
Author: None</text:p>
      <text:p text:style-name="P4">
Publisher: Radio Free Asia (Organization)</text:p>
      <text:p text:style-name="P4">
Published Time: 2023-07-14T16:08:58-04:00</text:p>
      <text:p text:style-name="P4">
Modified Time: 2023-07-14T16:08:58-04:00</text:p>
      <text:p text:style-name="P4">
Description: None</text:p>
      <text:p text:style-name="P4">
Videos: []</text:p>
      <text:p text:style-name="P4">
Audios: ["<text:a xlink:type="simple" xlink:href="https://www.rfa.org/mandarin/zhuanlan/jieduxinjiang/xinjiang-0714202310560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8" text:anchor-type="as-char" svg:width="6.9236in" svg:height="4.980525in" draw:z-index="0">
<draw:image xlink:href="../Images/rfamandarin/2023-07-14T16-08-58-04-00/000000.png" xlink:type="simple" xlink:show="embed" xlink:actuate="onLoad" draw:mime-type="image/png"/>
</draw:frame>
 维吾尔族妇女和儿童在喀什市艾堤尕尔清真寺前的广场上法新社资料图片  <text:a xlink:type="simple" xlink:href="https://www.rfa.org/mandarin/zhuanlan/jieduxinjiang/xinjiang-07142023105609.html/@@stream" text:style-name="Internet_20_link" text:visited-style-name="Visited_20_Internet_20_Link">
Audio-1-Link：https://www.rfa.org/mandarin/zhuanlan/jieduxinjiang/xinjiang-07142023105609.html/@@stream</text:a>
</text:p>
      <text:p text:style-name="P4">
听众朋友大家好，我是陈爱祯，欢迎您与我一起解读新疆。历史悠久的喀什艾提尕尔清真寺向游客开放，但不对信徒开放，据了解，当地政府并已开始向游客出售门票，但除非特殊日子外，维吾尔人不被允许入内祈祷。此外多个城镇的警方告诉自由亚洲电台，新疆地区一所监狱在今年4 月下旬开斋节假期前释出了至少 26 具维吾尔族囚犯的尸体。另据人权组织“人权观察”称，新疆电话搜索计划乃是针对维吾尔人，中国警方数据库并将阅读《古兰经》标记为有害国家安全的潜在危险。本期节目中我们就一起来了解事件的真相，相关人士的谈话由安克录音。</text:p>
      <text:p text:style-name="P4">
新疆古城喀什的官员表示，中国当局已开始向游客出售参观喀什历史悠久的艾提尕尔清真寺的门票。多年来，除了某些圣日和出于宣传目的，中国当局一直禁止维吾尔族穆斯林在那里祈祷。</text:p>
      <text:p text:style-name="P4">
自2016年以来，由于中国当局严厉镇压新疆维吾尔人的宗教和文化，以消除被中国认为是恐怖袭击幕后黑手的宗教极端主义，这座清真寺大部分时间都关闭停止礼拜。</text:p>
      <text:p text:style-name="P4">
有关发放参观清真寺门票的信息，近日首先在中国短视频平台抖音上流传，后来又由维吾尔人在脸书上流传。它还出现在新疆维吾尔自治区一家旅行社的营销信息中，该信息称，游客必须根据年龄支付20至40元（2.75至5.50美元）的门票，65岁以上免费进入。</text:p>
      <text:p text:style-name="P4">
消息人士称，当局允许一小群老年信徒在斋月和其他伊斯兰圣日期间进行祈祷，或者在安排世界其他地区的政要访问时，出于宣传目的，给人留下维吾尔人不被禁止祈祷的印象。</text:p>
      <text:p text:style-name="P4">
那些看到最近社交媒体上有关门票出售的帖子的人认为，中国当局已经将艾提尕尔清真寺变成了博物馆。</text:p>
      <text:p text:style-name="P4">
喀什警方告诉自由亚洲电台，该清真寺对游客开放，但不对信徒开放，并建议联系当地旅行社了解更多信息。一位依惯例不愿透露姓名的官员说道，</text:p>
      <text:p text:style-name="P4">
“我不确定每个游客要付多少钱，但我确信人们被允许进入清真寺。但是没有人被允许祈祷，因为清真寺向游客出售门票。不过，政府组织人们在清真寺内祈祷，只有这些人才能祈祷。这样的情况已经有五六年了。”</text:p>
      <text:p text:style-name="P4">
据美国维权组织维吾尔人权项目称，自 2017 年左右以来，多达 16,000 座清真寺（约占所有清真寺的65%）因政府政策而被摧毁或损坏。其他清真寺已关闭但仍保留着，一些著名的清真寺仍然开放但受到监视。</text:p>
      <text:p text:style-name="P4">
这些举措是旨在消除维吾尔宗教习俗文化的更大规模镇压行动的一部分，同时还将约 180 万维吾尔人和其他突厥少数民族任意拘留在拘留中心和监狱中。</text:p>
      <text:p text:style-name="P4">
2022年5月，当联合国前人权事务高级专员米歇尔·巴切莱特参观这座清真寺时，伊玛目买买提·居玛告诉她，该设施对正常的宗教活动开放，尽管事实并非如此。</text:p>
      <text:p text:style-name="P4">
当被问及为什么清真寺里的礼拜者如此之少时，买买提·居玛说，信徒们忙于工作，有些人则改变了看法。</text:p>
      <text:p text:style-name="P4">
居委会付钱给维吾尔人在清真寺外表演舞蹈，显然是为了表明一切都在巴切莱特访问之前就已经准备就绪。</text:p>
      <text:p text:style-name="P4">
巴切莱特办公室于 2022 年 8 月发布了一份报告，记录了针对维吾尔人和其他突厥少数民族的酷刑、强迫劳动以及其他严重侵犯权利的案件。</text:p>
      <text:p text:style-name="P4">
多年来，外国游客已经注意到艾提尕尔清真寺内缺乏祈祷者。其中一位在油管上发布了一篇旅游博客，显示 2011 年至 2016 年间，数千名信徒在清真寺祈祷，但2019 年圣地空无一人。</text:p>
      <text:p text:style-name="P4">
世界维吾尔代表大会执行委员会副主席图尔干江·阿拉乌丁表示，根据伊斯兰教义，绝不允许向进入清真寺的人（包括游客）收钱。</text:p>
      <text:p text:style-name="P4">
他告诉自由亚洲电台：“如果游客说他们愿意向清真寺捐款，他们就会这么做。清真寺只是崇拜阿拉的地方。因此，说我们把清真寺的一半作为野餐场，另一半作为祈祷场的说法完全是骗人的。”</text:p>
      <text:p text:style-name="P4">
此外，多个城镇的警方告诉自由亚洲电台，新疆地区一所监狱在今年 4 月下旬开斋节假期前释出了至少 26 具维吾尔族囚犯的尸体。</text:p>
      <text:p text:style-name="P4">
自由亚洲电台联系了喀什地区巴楚县的10个派出所，确认图木舒克监狱当局已交还尸体。</text:p>
      <text:p text:style-name="P4">
消息人士称，其中五名囚犯是老年人，死于心脏病和肺部疾病，另一名囚犯死于糖尿病。</text:p>
      <text:p text:style-name="P4">
巴楚县的一位居民说，许多人死于饥饿，因为囚犯在斋月期间秘密禁食，并且根据监狱规定，早餐期间或日落后不能吃东西。自由亚洲电台联系的官员没有对此事发表评论。</text:p>
      <text:p text:style-name="P4">
六月，一位消息人士告诉自由亚洲电台，就在标志着斋戒月结束的伊斯兰节日之前，监狱当局释放了数十人的尸体，其中包括他兄弟的尸体。</text:p>
      <text:p text:style-name="P4">
为了获得更多信息，自由亚洲电台随后联系了 10个城镇的警方，包括与色力布亚镇（Sériqbuya）、阿瓦提镇（Awat）和琼库恰克乡（Chongqurchaq）的官员进行了交谈。</text:p>
      <text:p text:style-name="P4">
当自由亚洲电台联系巴楚县阿瓦提镇派出所询问开斋节前夕尸体的分发情况时，一名警官表示，他知道 18具死亡囚犯尸体的分发情况，但他拒绝透露有关身份或其各自家庭成员的任何信息。</text:p>
      <text:p text:style-name="P4">
他说：“我们了解他们死亡的事件和情况，因为他们是在我们的监督下，但我无法分享更多信息。我相信死亡人数总计为 18 人，不过，我无法透露他们的身份。”</text:p>
      <text:p text:style-name="P4">
这名警官没有透露监狱当局是否将尸体直接运往死者家属、警察局或太平间。</text:p>
      <text:p text:style-name="P4">
自由亚洲电台此前报道称，其他尸体在移交给家人之前被送往警察局。这一过程是在县、村、人民委员会官员和警察的监督下进行的。此外，当局对这些家庭进行了数周的监控。</text:p>
      <text:p text:style-name="P4">
图木舒克监狱关押着在 2017年镇压知名维吾尔人和普通维吾尔人期间被任意逮捕的当地人，将他们因涉嫌极端主义行为（例如之前出国旅行或与国外接触或宗教活动）而关押在“再教育”营和监狱中。</text:p>
      <text:p text:style-name="P4">
中国因严重侵犯以穆斯林为主的维吾尔人的权利，包括强迫劳动，而受到国际社会的严厉批评。美国政府和几个西方议会已宣布这些侵权行为构成种族灭绝或反人类罪。</text:p>
      <text:p text:style-name="P4">
色力布亚镇 的一名警官今年 4 月告诉自由亚洲电台，监狱当局向他所在的警察局运送了 5 具尸体，其中大多数是 70 多岁或 80多岁老人，并且已经患病，他说，</text:p>
      <text:p text:style-name="P4">
“看来他们中的大多数人都是由于治疗无效而去世的”。</text:p>
      <text:p text:style-name="P4">
警官还证实，其中一具尸体是阿卜杜盖尼·卡迪尔的尸体。</text:p>
      <text:p text:style-name="P4">
一位知情人士告诉自由亚洲电台，来自色力布亚镇的阿卜杜盖尼·卡迪尔是色力布亚镇小学校长卡迪尔·托克提的儿子。2017年，当他在新疆维吾尔自治区首府乌鲁木齐做生意时，当局逮捕了他。</text:p>
      <text:p text:style-name="P4">
另外三名死亡囚犯是买买吐尔逊.买提尼亚孜（MemettursunMetniyaz）、哈吉阿洪（Haji’ahun）和他的妻子买合皮热姆罕（Mehpiremhan）。</text:p>
      <text:p text:style-name="P4">
买提尼亚兹是一名维吾尔族摩托车修理工，因多年前完成朝觐（穆斯林前往沙特阿拉伯麦加朝圣）而于 2017年初入狱。一位负责归还他尸体的当地居委会成员在五月份的一份报道中告诉自由亚洲电台，买提尼亚兹在监狱中死于糖尿病，他的尸体被运回给了他的家人。</text:p>
      <text:p text:style-name="P4">
知情人士在 6 月的一份报告中告诉 自由亚洲电台，帽子制造商哈吉阿洪和他的妻子买合皮热姆罕都是巴楚县居民，2019 年因“非法”宗教活动分别被判处 10年徒刑，关押在图木舒克监狱。</text:p>
      <text:p text:style-name="P4">
此外，根据人权观察近期发布的一份报告，新疆警方依靠一份包含 50,000个被确定为“暴力和恐怖”的多媒体文件清单来对维吾尔人和其他突厥裔穆斯林居民进行盘问。</text:p>
      <text:p text:style-name="P4">
这个总部位于纽约的组织的调查结果之一是，维吾尔人只需将《古兰经》存储在手机上就可以导致警方审讯。</text:p>
      <text:p text:style-name="P4">
人权观察在一份声明中表示，使用该名单是中国“在新疆滥用监控技术”的又一个例子。</text:p>
      <text:p text:style-name="P4">
人权观察亚洲部代理主任王松莲 (Maya Wang)表示，警方使用该列表与当局要求新疆首府乌鲁木齐居民在手机上安装的两款应用程序收到的数据进行比较，她在接受自由亚洲电台采访时说道。，</text:p>
      <text:p text:style-name="P4">
“本质上，人们手机上的这些应用程序正在对照这个列表进行检查，并搜索其他信息。我认为新疆发生的事情对中国的未来非常重要，而且对政府如何使用这些系统也非常重要。它们与世界上的技术和人类自由有何关系？这就是为什么我们一直在努力拼凑这些谜题。”</text:p>
      <text:p text:style-name="P4">
撰稿、主持、制作：陈爱祯</text:p>
      <text:p text:style-name="P4">
Source: <text:a xlink:type="simple" xlink:href="https://www.rfa.org/mandarin/zhuanlan/jieduxinjiang/xinjiang-07142023105609.html" text:style-name="Internet_20_link" text:visited-style-name="Visited_20_Internet_20_Link">
https://www.rfa.org/mandarin/zhuanlan/jieduxinjiang/xinjiang-07142023105609.html</text:a>
</text:p>
      <!--NEWS-->
      <text:h text:style-name="P10" text:outline-level="1">
<text:span text:style-name="T4">
专栏 | 西藏纵览：达赖喇嘛愿为众生福祉继续努力；中国官员寻求与达赖喇嘛接触</text:span>
</text:h>
      <text:p text:style-name="P4">
Author: None</text:p>
      <text:p text:style-name="P4">
Publisher: Radio Free Asia (Organization)</text:p>
      <text:p text:style-name="P4">
Published Time: 2023-07-14T16:09:14-04:00</text:p>
      <text:p text:style-name="P4">
Modified Time: 2023-07-14T16:09:14-04:00</text:p>
      <text:p text:style-name="P4">
Description: None</text:p>
      <text:p text:style-name="P4">
Videos: []</text:p>
      <text:p text:style-name="P4">
Audios: ["<text:a xlink:type="simple" xlink:href="https://www.rfa.org/mandarin/zhuanlan/xizangzonglan/tibet-0714202310571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9" text:anchor-type="as-char" svg:width="6.9236in" svg:height="4.623178in" draw:z-index="0">
<draw:image xlink:href="../Images/rfamandarin/2023-07-14T16-09-14-04-00/000000.png" xlink:type="simple" xlink:show="embed" xlink:actuate="onLoad" draw:mime-type="image/png"/>
</draw:frame>
 达赖喇嘛在大乘法苑举行的 88岁华诞庆祝活动上发表讲话 <text:a xlink:type="simple" xlink:href="https://www.rfa.org/mandarin/zhuanlan/xizangzonglan/tibet-07142023105716.html/@@images/image" text:style-name="Internet_20_link" text:visited-style-name="Visited_20_Internet_20_Link">
 </text:a>
Tenzin Jigme Taydeh /西藏之页  <text:a xlink:type="simple" xlink:href="https://www.rfa.org/mandarin/zhuanlan/xizangzonglan/tibet-07142023105716.html/@@stream" text:style-name="Internet_20_link" text:visited-style-name="Visited_20_Internet_20_Link">
Audio-1-Link：https://www.rfa.org/mandarin/zhuanlan/xizangzonglan/tibet-07142023105716.html/@@stream</text:a>
</text:p>
      <text:p text:style-name="P4">
听众朋友大家好，我是陈爱祯，西藏纵览邀请您与我一同纵览西藏。在达赖喇嘛88岁寿诞当天，流亡藏人与援藏团体纷纷举办各项活动庆祝，这位藏传佛教的精神领袖并预计自己能活到一百多岁。与此同时，在中共统治下的藏人也以各种隐晦形式，为达赖喇嘛庆生祝寿。而达赖喇嘛也在近日表示，中国官员希望就西藏问题与他联系，但没有具体说明中国官员何时以及如何要求联系。本期节目中我们就一起来进一步了解有关情况，相关人士的谈话由安克录音。</text:p>
      <text:p text:style-name="P4">
七月六日，达赖喇嘛在印度达兰萨拉的住所庆祝了他的88岁生日，人们载歌载舞欢庆同乐。这位藏传佛教精神领袖并对参加庆祝活动的人们宣布他身体健康，预计寿命100岁，并说道，</text:p>
      <text:p text:style-name="P4">
“今天，你们庆祝我的88岁生日，但当我照镜子时，我感觉自己看起来还只有50多岁。我的脸看起来并不老，也没有因年龄而出现的皱纹。更重要的是，我的牙齿还完好无损，所以没有什么是我不能吃或不能咀嚼的。”</text:p>
      <text:p text:style-name="P4">
达赖喇嘛本名拉姆顿珠，又名丹增嘉措，他说：“根据我自己的梦境和其他预言，我预计能活到一百多岁。到目前为止，我一直在为他人服务，我决心继续这样做。请在此基础上祈求我长寿。”</text:p>
      <text:p text:style-name="P4">
出席在达赖喇嘛住所附近寺庙庭院举行的庆祝活动者，有达赖喇嘛的亲属、西藏流亡政府成员，以及后来出席的达兰萨拉所在的印度喜马偕尔邦首席部长苏文德·辛·苏库。</text:p>
      <text:p text:style-name="P4">
达赖喇嘛的生日恰逢关于谁来决定他的继任者的持续争论。</text:p>
      <text:p text:style-name="P4">
藏人表示，根据佛教对轮回原则的信仰，他们有权这样做。他们相信达赖喇嘛自己选择转世的身体，这一过程自1391年第一任达赖喇嘛诞生以来已经发生了13次。</text:p>
      <text:p text:style-name="P4">
但1951年吞并西藏并对西部自治区保持严格控制的中国表示，按照中国法律的规定，只有北京才能选择藏传佛教徒的下一任精神领袖。</text:p>
      <text:p text:style-name="P4">
全球性西藏组织国际西藏网络 2022 年发布的一份报告称，中国政府打算在达赖喇嘛去世后任命一位亲北京的傀儡领导人取代达赖喇嘛，从而有机会巩固对该地区的控制。</text:p>
      <text:p text:style-name="P4">
北京当局指责达赖喇嘛支持恐怖主义并试图将西藏从中国分裂出去，尽管这位精神领袖正在推行一种名为“中间道路”的政策方针，该方针承认西藏作为中国一部分的地位，但敦促更大的文化和宗教自由，包括根据中国宪法的规定加强少数民族的语言权利。</text:p>
      <text:p text:style-name="P4">
达赖喇嘛还在达兰萨拉向人群发表讲话时说道，“我出生在西藏，我的名字是达赖喇嘛，但除了为西藏事业而努力之外，我还一直在为所有众生的福祉而努力。我已尽我所能，没有失去希望，也没有让我的决心减弱。我对任何人都不生气，甚至对那些对西藏采取严厉态度的中国领导人也不生气。事实上，中国历史上一直是一个佛教国家，我访问这片土地时看到的许多寺院和庙宇就是证明。”</text:p>
      <text:p text:style-name="P4">
中国政府试图将达赖喇嘛及其法像从西藏自治区抹去，因此那里的藏人以隐晦的方式庆祝了达赖喇嘛的寿辰。</text:p>
      <text:p text:style-name="P4">
他们在网上分享对达赖喇嘛的诗歌和颂赞，并在各种网络信息群中流传一张热门照片中达赖喇嘛小时候戴的帽​​子的图片，帽子下面出现数字“88”。居住在该地区的一名藏人说：“藏人正在以创造性的方式进行宗教活动来庆祝尊者的生日。”他指的是诵经和悬挂经幡的方式。</text:p>
      <text:p text:style-name="P4">
这位流亡的藏传佛教精神领袖、诺贝尔和平奖获得者也对朋友们的支持表示感谢。</text:p>
      <text:p text:style-name="P4">
达赖喇嘛在一段四分钟的生日视频中说道：“在我生日之际，如果你们，我的朋友们，能够守住自己的心，过上善良的生活，你们就会心生欢喜，因此能够直接或间接地帮助你周围的每个人。”</text:p>
      <text:p text:style-name="P4">
包括美国国务卿布林肯在内的高级政府官员向达赖喇嘛致以生日祝福，布林肯称这一天对西藏社区来说是吉祥的一天。</text:p>
      <text:p text:style-name="P4">
布林肯说：“达赖喇嘛的​​仁慈和谦逊激励了世界各地的许多人，我对他对和平与非暴力的持续承诺深表钦佩。今天，让我们反思他的同情和宽容的信息，重申我们致力于维护所有人的人权，包括西藏社区的人权。美国坚定不移地致力于支持藏人的语言、文化和宗教身份，包括不受干涉地自由选择和崇拜宗教领袖的能力。”</text:p>
      <text:p text:style-name="P4">
印度总理莫迪在推特上写道：“与尊者达赖喇嘛通话，并在他88岁生日之际向他致以诚挚的问候。祝愿他健康长寿。”</text:p>
      <text:p text:style-name="P4">
此外，西藏最重要的精神领袖达赖喇嘛透露，中国官员已寻求与他“正式或非正式”接触，讨论西藏问题。</text:p>
      <text:p text:style-name="P4">
流亡印度达兰萨拉的达赖喇嘛近日在即将启程前往印度首都新德里并在拉达克进行为期一个月的逗留时向当地记者发表了讲话，他说，</text:p>
      <text:p text:style-name="P4">
“我总是乐于对话，中国官员现在已经意识到西藏人民的坚韧精神与勇气，所以为了解决西藏问题，他们想与我联系。我也准备好了”。</text:p>
      <text:p text:style-name="P4">
达赖喇嘛于 7 月 6 日庆祝了自己的 88岁生日，但没有具体说明中国官员何时以及如何要求联系。他说，西藏人并不寻求独立，并决定继续作为中华人民共和国的一部分。</text:p>
      <text:p text:style-name="P4">
中国驻华盛顿大使馆发言人刘鹏宇在一封电子邮件中告诉自由亚洲电台，讨论的“大门是敞开的”。他说，</text:p>
      <text:p text:style-name="P4">
“但任何此类会谈都只能是关于达赖个人的未来，而不是所谓的‘西藏问题。达赖必须放弃分裂国家主张，停止分裂祖国的活动，以实际行动取信于中央政府和中国人民。”</text:p>
      <text:p text:style-name="P4">
中国于1951年吞并西藏，并对西部自治区保持严格控制。</text:p>
      <text:p text:style-name="P4">
达赖喇嘛说，“现在中国正在发生变化，中国官员希望正式或非正式地与我联系。”</text:p>
      <text:p text:style-name="P4">
七月九日，达赖喇嘛在新德里会见了由西藏驻华盛顿办事处组织的美国代表团。该代表团由美国西藏问题特别协调员乌兹拉·泽亚率领，成员还包括负责南亚和中亚事务的助理国务卿唐纳德·卢和美国国际开发署的一名高级官员。</text:p>
      <text:p text:style-name="P4">
出席会议的还有总部位于达兰萨拉的西藏流亡政府藏人行政中央领导人边巴次仁，以及藏人行政中央新闻和国际关系部长诺津卓玛。</text:p>
      <text:p text:style-name="P4">
与达赖喇嘛的外交会晤存在争议。去年5月，乌兹拉·泽亚在达兰萨拉拜访达赖喇嘛时，北京抗议称华盛顿干涉中国事务。</text:p>
      <text:p text:style-name="P4">
对于这次访问，中国驻印度新德里大使馆在推特上表达了北京的反对。使馆发言人王小剑在推文中说，</text:p>
      <text:p text:style-name="P4">
美方应以实际行动兑现承认西藏是中国一部分的承诺，停止借涉藏问题干涉中国内政，不为达赖集团反华分裂活动提供支持”。</text:p>
      <text:p text:style-name="P4">
藏人行政中央发言人丹增列偕 (Tenzin Lekshey) 告诉自由亚洲电台，这样的反应在中国很常见。</text:p>
      <text:p text:style-name="P4">
丹增列偕说：“每当美国官员或任何政要会见达赖喇嘛或藏人行政中央西藏领导人时，中国政府总是怀有敌意，所以这不是什么新鲜事。”</text:p>
      <text:p text:style-name="P4">
这位发言人否认了中国关于达赖喇嘛和藏人行政中央分裂主义的说法，并援引了藏人行政中央的中间道路政策，他将其描述为“和平解决西藏问题、实现西藏和中国人民在平等互利合作基础上的稳定与共存。”</text:p>
      <text:p text:style-name="P4">
另据西藏之声报道，七月九日中国人权律师日当天，西藏人权团体“国际西藏网络”联合多个国际人权机构、律师协会、流亡学者与人权活动人士发表声明，强调了中国人权律师的重要性，以及他们在维护中共治下的藏人与维吾尔人等少数群体权益方面发挥的作用。声明还呼吁国际社会敦促中国政府结束对人权律师与维权人士的镇压；立即无条件释放所有被任意拘留的人；修改相关法律法规，包括《中华人民共和国国家安全法》，使其完全符合国际人权标准。</text:p>
      <text:p text:style-name="P4">
国际声援西藏运动与国际西藏网络、西藏人权与民主促進中心等西藏团体联合60个人权组织、律师协会、流亡学者与人权活动人士在7月9日“中国人权律师日”当天发表中英文双语声明，敦促全球关注中国政府在过去三个月里展开的新一波镇压人权律师的浪潮。</text:p>
      <text:p text:style-name="P4">
上述联合声明强调了中国人权律师对中国人权运动的重要性。</text:p>
      <text:p text:style-name="P4">
中国人权律师日是纪念中国政府在 2015 年 7 月 9 日后数日内围捕了 300 多名人权律师与法律助理的日子，这被外界称为“709镇压”。此后，非政府组织“中国人权”、“人道中国”、“29原则”等人权机构每年都纪念中国人权律师日，并向中国维权人士颁发“中国人权律师奖”。今年第七届中国人权律师日于7月初在伦敦召开并向中国人权律师余文生与周世锋，以及香港大律师、前支联会副主席邹幸彤颁发该机构奖章。该人权机构还将“中国人权律师奖”更名为“709人权律师奖”。</text:p>
      <text:p text:style-name="P4">
撰稿、主持、制作：陈爱祯</text:p>
      <text:p text:style-name="P4">
Source: <text:a xlink:type="simple" xlink:href="https://www.rfa.org/mandarin/zhuanlan/xizangzonglan/tibet-07142023105716.html" text:style-name="Internet_20_link" text:visited-style-name="Visited_20_Internet_20_Link">
https://www.rfa.org/mandarin/zhuanlan/xizangzonglan/tibet-07142023105716.html</text:a>
</text:p>
      <!--NEWS-->
      <text:h text:style-name="P10" text:outline-level="1">
<text:span text:style-name="T4">
武汉“白发运动”参与者童梦兰获释</text:span>
</text:h>
      <text:p text:style-name="P4">
Author: None</text:p>
      <text:p text:style-name="P4">
Publisher: Radio Free Asia (Organization)</text:p>
      <text:p text:style-name="P4">
Published Time: 2023-07-14T16:16:02-04:00</text:p>
      <text:p text:style-name="P4">
Modified Time: 2023-07-14T16:16: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1" text:anchor-type="as-char" svg:width="6.9236in" svg:height="3.88615in" draw:z-index="0">
<draw:image xlink:href="../Images/rfamandarin/2023-07-14T16-16-02-04-00/000000.png" xlink:type="simple" xlink:show="embed" xlink:actuate="onLoad" draw:mime-type="image/png"/>
</draw:frame>
今年初参与武汉退休老人抗议医改的“白发运动”的出租车司机童梦兰 <text:a xlink:type="simple" xlink:href="https://www.rfa.org/mandarin/Xinwen/8-07142023161148.html/@@images/image" text:style-name="Internet_20_link" text:visited-style-name="Visited_20_Internet_20_Link">
</text:a>
维权网</text:p>
      <text:p text:style-name="P4">
据维权网消息，今年初参与武汉退休老人抗议医改的“白发运动”的出租车司机童梦兰本周二（7月11日）以不予起诉获释，此前他已经被羁押近五个月。</text:p>
      <text:p text:style-name="P4">
童梦兰今年2月15日在得知武汉市中山公园有医保维权活动后，自发前往围观，并表达了对抗议者们的支持。但这一行动受到警方打压，童梦兰今年2月20号在上海被警方抓回武汉羁押。</text:p>
      <text:p text:style-name="P4">
3月29日，童梦兰被武汉市公安局江汉区分局以涉嫌寻衅滋事罪逮捕，此后羁押在武汉市江汉区看守所。</text:p>
      <text:p text:style-name="P4">
在他之前，已经有武汉疫情死难者家属张海，因为在网上传播白发运动的视频而被警方在深圳跨省抓捕，目前已被正式逮捕，被关押在武汉市第二看守所；但他的家属至今没有收到逮捕通知书，自行聘请律师被政府阻挠。</text:p>
      <text:p text:style-name="P4">
（责编：王允）</text:p>
      <text:p text:style-name="P4">
Source: <text:a xlink:type="simple" xlink:href="https://www.rfa.org/mandarin/Xinwen/8-07142023161148.html" text:style-name="Internet_20_link" text:visited-style-name="Visited_20_Internet_20_Link">
https://www.rfa.org/mandarin/Xinwen/8-07142023161148.html</text:a>
</text:p>
      <!--NEWS-->
      <text:h text:style-name="P10" text:outline-level="1">
<text:span text:style-name="T4">
英国议会报告：应对中国威胁准备不足</text:span>
</text:h>
      <text:p text:style-name="P4">
Author: None</text:p>
      <text:p text:style-name="P4">
Publisher: Radio Free Asia (Organization)</text:p>
      <text:p text:style-name="P4">
Published Time: 2023-07-14T16:24:30-04:00</text:p>
      <text:p text:style-name="P4">
Modified Time: 2023-07-14T16:24:3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3.897317in" draw:z-index="0">
<draw:image xlink:href="../Images/rfamandarin/2023-07-14T16-24-30-04-00/000000.png" xlink:type="simple" xlink:show="embed" xlink:actuate="onLoad" draw:mime-type="image/png"/>
</draw:frame>
英国议会情报与安全委员会在报告中警告说，中国对英国构成了“相当广泛的风险”。 <text:a xlink:type="simple" xlink:href="https://www.rfa.org/mandarin/Xinwen/9-07142023161701.html/@@images/image" text:style-name="Internet_20_link" text:visited-style-name="Visited_20_Internet_20_Link">
</text:a>
英国议会情报与安全委员会官网截图</text:p>
      <text:p text:style-name="P4">
英国议会情报与安全委员会周四（7月13日）发布一份报告警告说，英国政府应对中国干涉的行动有严重错误，并且投入的资源也完全不足。</text:p>
      <text:p text:style-name="P4">
据美国媒体《政客》网站报道，这项报告长达207页，是2019年发起的一项调查的结果，其中涉及的问题有中国在英国电信基础设施中的有争议角色，包括华为。</text:p>
      <text:p text:style-name="P4">
委员会在报告中警告说，中国对英国构成了“相当广泛的风险”，而政府在应对中国方面仍然存在短视行为。</text:p>
      <text:p text:style-name="P4">
报告认定，北京想成为其他国家依赖的技术和经济超级大国的雄心是英国面临的最大风险。</text:p>
      <text:p text:style-name="P4">
委员会指责英国政府为了经济利益而欢迎中国在英国科技领域的投资。报告还强调，中国在英国的间谍活动日益加剧，民用情报人员“大量且积极地”进行人员情报收集，并进行“需要高能力的、日益复杂的”网络间谍活动。</text:p>
      <text:p text:style-name="P4">
报告指出，中国的经济实力、并购活动以及与英国学术界和工业界的联系使北京能够将影响力延伸到英国经济的各个领域；中国在利用金钱和影响力“渗透或购买学术界”方面特别有效，以实现其“推进国际叙事并压制批评”的目标。</text:p>
      <text:p text:style-name="P4">
这份报告5月份曾提交给英国首相苏纳克，苏纳克就此回应说，委员会报告列出的证据大多是在政府最新公布的两份全面外交政策计划之前提供的，这些计划现在已经加强了英国在对华立场上的立场，政府正在采取一些与报告建议一致的行动。</text:p>
      <text:p text:style-name="P4">
（责编：王允）</text:p>
      <text:p text:style-name="P4">
Source: <text:a xlink:type="simple" xlink:href="https://www.rfa.org/mandarin/Xinwen/9-07142023161701.html" text:style-name="Internet_20_link" text:visited-style-name="Visited_20_Internet_20_Link">
https://www.rfa.org/mandarin/Xinwen/9-07142023161701.html</text:a>
</text:p>
      <!--NEWS-->
      <text:h text:style-name="P10" text:outline-level="1">
<text:span text:style-name="T4">
联合国：去年新增爱之病患者130万人</text:span>
</text:h>
      <text:p text:style-name="P4">
Author: 联合早报 (Person)</text:p>
      <text:p text:style-name="P4">
Publisher: 联合早报 (Organization)</text:p>
      <text:p text:style-name="P4">
Published Time: 2023-07-14T16:26</text:p>
      <text:p text:style-name="P4">
Modified Time: 2023-07-14T16:26</text:p>
      <text:p text:style-name="P4">
Description: 联合国爱之病规划署说，去年全球新增约130万名爱之病病人，共计约3900万人感染爱之病病毒。新华社报道，根据爱之病规划署公布的数据，2022年，全球约2980万人接受抗逆转录病毒治...</text:p>
      <text:p text:style-name="P4">
Videos: []</text:p>
      <text:p text:style-name="P4">
Audios: []</text:p>
      <text:p text:style-name="P4">
Images: []</text:p>
      <text:p text:style-name="P4">
Type: NewsArticle</text:p>
      <text:p text:style-name="P4">
Breadcrumbs: ['即时', '国际']</text:p>
      <text:p text:style-name="P4">
Keywords: ['联合国', '爱之病', '数据']</text:p>
      <!--METADATA-->
      <text:p text:style-name="P4">
联合国爱之病规划署说，去年全球新增约130万名爱之病病人，共计约3900万人感染爱之病病毒。</text:p>
      <text:p text:style-name="P4">
新华社报道，根据爱之病规划署公布的数据，2022年，全球约2980万人接受抗逆转录病毒治疗，约63万人死于与爱之病相关的疾病。</text:p>
      <text:p text:style-name="P4">
爱之病规划署星期四（7月13日）发布名为《终结爱之病》的报告。报告显示，一些国家和地区在抗击爱之病方面取得进展，比如非洲东部和南部，2022年新增感染者比2010年减少了57%；全球来看，接受抗逆转录病毒治疗的人数从2010年的770万增加到2022年的2980万。</text:p>
      <text:p text:style-name="P4">
报告说，博茨瓦纳、斯威士兰、卢旺达、坦桑尼亚和津巴布韦目前实现了“95-95-95”目标，即95%的爱之病感染者知道自己的感染状况，95%的知情感染者正接受抗逆转录病毒治疗，而95%的接受治疗者体内病毒受到抑制。</text:p>
      <text:p text:style-name="P4">
2022年，全球感染爱之病的孕妇和哺乳期妇女中有82%的人接受了抗逆转录病毒治疗，而2010年这一数据为46%。这一进展使得2022年新发感染儿童人数比2010年减少了58%，为1980年代以来的新低。</text:p>
      <text:p text:style-name="P4">
但爱之病防治仍然面临挑战。报告说，一些国家和地区近年来感染人数上升，比如欧洲东部和亚洲中部，2022年新感染人数比2010年上升了49%，中东和北非地区上升了61%。</text:p>
      <text:p text:style-name="P4">
爱之病规划署认为，导致这些上升趋势的主要有三大因素：缺乏对关键人群的爱之病预防服务，惩罚性法规对爱之病预防构成阻碍，以及社会歧视。</text:p>
      <text:p text:style-name="P4">
Source: <text:a xlink:type="simple" xlink:href="https://www.zaobao.com.sg/realtime/world/story20230714-1413898" text:style-name="Internet_20_link" text:visited-style-name="Visited_20_Internet_20_Link">
https://www.zaobao.com.sg/realtime/world/story20230714-1413898</text:a>
</text:p>
      <!--NEWS-->
      <text:h text:style-name="P10" text:outline-level="1">
<text:span text:style-name="T4">
是不是太迟了？中国金融监管机构下周会晤全球顶级投资者</text:span>
</text:h>
      <text:p text:style-name="P4">
Author: None</text:p>
      <text:p text:style-name="P4">
Publisher: Radio Free Asia (Organization)</text:p>
      <text:p text:style-name="P4">
Published Time: 2023-07-14T16:32:00-04:00</text:p>
      <text:p text:style-name="P4">
Modified Time: 2023-07-14T16:32:5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5" text:anchor-type="as-char" svg:width="6.9236in" svg:height="3.88615in" draw:z-index="0">
<draw:image xlink:href="../Images/rfamandarin/2023-07-14T16-32-00-04-00/000000.png" xlink:type="simple" xlink:show="embed" xlink:actuate="onLoad" draw:mime-type="image/png"/>
</draw:frame>
中国证券监督管理委员会是中国的金融监管机构，图为委员会总部所在。 <text:a xlink:type="simple" xlink:href="https://www.rfa.org/mandarin/Xinwen/10-07142023162546.html/@@images/image" text:style-name="Internet_20_link" text:visited-style-name="Visited_20_Internet_20_Link">
</text:a>
维基百科</text:p>
      <text:p text:style-name="P4">
据路透社报道，中国金融监管机构邀请全球一些顶级投资者，在下周开会共同研讨中国的投资环境。该会议由中国资产管理协会（AMAC）组织，但该协会和中国证监会都没有回复路透社的查询。</text:p>
      <text:p text:style-name="P4">
消息人士称，这次被邀请的投资者包括私募股权公司（PE公司）及其投资者或有限合伙人（LPs），包括主权财富基金和养老金基金等。</text:p>
      <text:p text:style-name="P4">
这次会议的目的是鼓励这些投资者继续在中国投资。其背景是全球投资者和银行纷纷对中国经济前景提出警告，中国经济在疫情之后复苏乏力，以及中美关系陷入低谷。</text:p>
      <text:p text:style-name="P4">
报道还指出，几年来中国政府对私营企业进行严厉打击，正迫使不少投资者重新考虑中国战略。加拿大第三大养老基金 -安大略省教师退休金计划（OTPP）在今年1月表示，将暂停未来对中国私人资产的直接投资。</text:p>
      <text:p text:style-name="P4">
有业内人士指出，中国政府采取了针对私营企业和外资企业的一系列做法，包括以安全为由进行打击、对科技行业进行严厉监管等等，现在却试图展开魅力攻势，试图说服外国人回来，但或许已经太迟。</text:p>
      <text:p text:style-name="P4">
（责编：王允）</text:p>
      <text:p text:style-name="P4">
Source: <text:a xlink:type="simple" xlink:href="https://www.rfa.org/mandarin/Xinwen/10-07142023162546.html" text:style-name="Internet_20_link" text:visited-style-name="Visited_20_Internet_20_Link">
https://www.rfa.org/mandarin/Xinwen/10-07142023162546.html</text:a>
</text:p>
      <!--NEWS-->
      <text:h text:style-name="P10" text:outline-level="1">
<text:span text:style-name="T4">
乌克兰：乌军沿南部前线反攻 本周推进近2公里</text:span>
</text:h>
      <text:p text:style-name="P4">
Publisher: 法新社</text:p>
      <text:p text:style-name="P4">
Published Time: 2023-07-14T16:32:06+00:00</text:p>
      <text:p text:style-name="P4">
Modified Time: 2023-07-14T16:05:03+00:00</text:p>
      <text:p text:style-name="P4">
Description: （法新社基辅14日电） 基辅当局今天称，随着乌克兰推进反攻，乌军在过去一周已沿着南部前线推进约2公里。</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7" text:anchor-type="as-char" svg:width="6.9236in" svg:height="3.617581in" draw:z-index="0">
<draw:image xlink:href="../Images/rficn/2023-07-14T16-32-06-00-00/000000.png" xlink:type="simple" xlink:show="embed" xlink:actuate="onLoad" draw:mime-type="image/png"/>
</draw:frame>
</text:p>
      <text:p text:style-name="P4">
乌克兰国家卫队（National Guard）高层代表乌沙洛维奇（MykolaUrshalovych）告诉媒体记者，第15卡拉达格旅（Karadag）和正规军在目前进行的这场攻势中，向被占领的南部城市梅利托波尔（Melitopol）前进。</text:p>
      <text:p text:style-name="P4">
乌沙洛维奇表示，士兵们于过去7天「在坦克的支援下，已向南部和东南部前进1700公尺」。</text:p>
      <text:p text:style-name="P4">
他在新闻简报会上也指出，尽管面临「密集的」地雷和炮击，乌军仍持续推进。</text:p>
      <text:p text:style-name="P4">
乌沙洛维奇说，国家卫队于伯德扬斯克（Berdyansk）「在敌方持续炮火下」继续坚守阵地。</text:p>
      <text:p text:style-name="P4">
他还说道，国家卫队正准备扩大在乌克兰东部阿夫迪夫卡（Avdiivka）地区的攻势。</text:p>
      <text:p text:style-name="P4">
Source: <text:a xlink:type="simple" xlink:href="https://www.rfi.fr/cn/%E5%9B%BD%E9%99%85%E6%8A%A5%E9%81%93/20230714-%E4%B9%8C%E5%85%8B%E5%85%B0-%E4%B9%8C%E5%86%9B%E6%B2%BF%E5%8D%97%E9%83%A8%E5%89%8D%E7%BA%BF%E5%8F%8D%E6%94%BB-%E6%9C%AC%E5%91%A8%E6%8E%A8%E8%BF%9B%E8%BF%912%E5%85%AC%E9%87%8C" text:style-name="Internet_20_link" text:visited-style-name="Visited_20_Internet_20_Link">
https://www.rfi.fr/cn/%E5%9B%BD%E9%99%85%E6%8A%A5%E9%81%93/20230714-%E4%B9%8C%E5%85%8B%E5%85%B0-%E4%B9%8C%E5%86%9B%E6%B2%BF%E5%8D%97%E9%83%A8%E5%89%8D%E7%BA%BF%E5%8F%8D%E6%94%BB-%E6%9C%AC%E5%91%A8%E6%8E%A8%E8%BF%9B%E8%BF%912%E5%85%AC%E9%87%8C</text:a>
</text:p>
      <!--NEWS-->
      <text:h text:style-name="P10" text:outline-level="1">
<text:span text:style-name="T4">
专栏 | 夜话中南海：“六四绿卡”是否为易纲的政治污点？</text:span>
</text:h>
      <text:p text:style-name="P4">
Author: None</text:p>
      <text:p text:style-name="P4">
Publisher: Radio Free Asia (Organization)</text:p>
      <text:p text:style-name="P4">
Published Time: 2023-07-14T16:43:03-04:00</text:p>
      <text:p text:style-name="P4">
Modified Time: 2023-07-14T16:43:03-04:00</text:p>
      <text:p text:style-name="P4">
Description: None</text:p>
      <text:p text:style-name="P4">
Videos: []</text:p>
      <text:p text:style-name="P4">
Audios: ["<text:a xlink:type="simple" xlink:href="https://www.rfa.org/mandarin/zhuanlan/yehuazhongnanhai/gx-0714202310522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8" text:anchor-type="as-char" svg:width="6.9236in" svg:height="4.612011in" draw:z-index="0">
<draw:image xlink:href="../Images/rfamandarin/2023-07-14T16-43-03-04-00/000000.png" xlink:type="simple" xlink:show="embed" xlink:actuate="onLoad" draw:mime-type="image/png"/>
</draw:frame>
中国央行行长易纲，2019年3月10日在全国人民代表大会 <text:a xlink:type="simple" xlink:href="https://www.rfa.org/mandarin/zhuanlan/yehuazhongnanhai/gx-07142023105222.html/@@images/image" text:style-name="Internet_20_link" text:visited-style-name="Visited_20_Internet_20_Link">
</text:a>
美联社资料图片  <text:a xlink:type="simple" xlink:href="https://www.rfa.org/mandarin/zhuanlan/yehuazhongnanhai/gx-07142023105222.html/@@stream" text:style-name="Internet_20_link" text:visited-style-name="Visited_20_Internet_20_Link">
Audio-1-Link：https://www.rfa.org/mandarin/zhuanlan/yehuazhongnanhai/gx-07142023105222.html/@@stream</text:a>
</text:p>
      <text:p text:style-name="P4">
中共央行行长易纲在被宣布连任第二届的三个多月后即因新党委书记的任命而大权旁落，面临着盼只盼平安降落的命运。而他始终未取得习近平完全信任的原因众说纷纭，当年美国政府为中国在美学人发放的“六四绿卡”是否算是易纲的“政治污点”，值得讨论。</text:p>
      <text:p text:style-name="P4">
我们在本专栏的上篇文章《美国财长宣布了中国央行新行长的任命？》中已经介绍过了日前到访北京的美国财长耶伦与中国央行新任党委书记潘功胜的会面标志着仍然还是央行行长的易纲事实上已经交权并等让位。虽然潘功胜正式接替易纲中国央行“行政一把手”职务，恢复央行首长党政“一肩挑”的预期的实现，最早也要等今年八月底，因为需要一个经过全国人大常委会的“全过程民主”流程，但是潘功胜被宣布为央行党委书记之后的副行长行政头衔即被取消，目的显然是要对内对外彰显潘功胜和他的央行上任党委书记郭树清的不同。</text:p>
      <text:p text:style-name="P4">
5年前的郭树清在被宣布任命为央行党委书记的同时也被宣布为兼任央行第一副行长的行政职务的会议上，亲自到会的时任中组部长陈希特别宣布了郭树清出任央行的党委书记、副行长，负责党委职责范围内工作(人事、行政、党务和改革等)，易纲负责央行的全面工作。会议上也还特别强调了根据《中华人民共和国中国人民银行法》，中国人民银行实行行长负责制。行长领导中国人民银行的工作，副行长协助行长工作。郭树清也当场表态“全力支持易纲同志履行行长职责”。</text:p>
      <text:p text:style-name="P4">
由此可见，5年前任命郭树清为央行党委书记的目的是要在央行施行和外交部一样的“双首长制”，而如今任命潘功胜为央行党委书记的目的恰恰相反，是为了向把央行已经施行了5年时间的“双首长制”恢复为“单一首长制”或者说党政“一肩挑”过度。</text:p>
      <text:p text:style-name="P4">
说到中共外交部长期以来一直施行的“双首长制”，就不能不提一句如今已经神隐20天之久，原因仍不确定是阴沟翻船还只是新冠复阳的秦刚。</text:p>
      <text:p text:style-name="P4">
按照法广最新报道的说法：原定今天（7月14日）出席在雅加达举行的东盟外长相关会议的中国外长秦刚，自6月25日在北京分别会见斯里兰卡外长萨布里与俄罗斯副外长鲁登科之后便销声匿迹。中国墙内盛传他与一位涉间谍案的凤凰卫视女主持人有染而被中纪委约谈。也有网文提醒说，有关秦刚被双面女谍拉下水的流言盖住了中国火箭军司令和副司令先后被抓和涉嫌自杀的劲爆消息。</text:p>
      <text:p text:style-name="P4">
香港明报7月13日的报道说：“几天前，（中国外交部发言人）在被问到秦刚是否健康有事时回答称‘没有听说’”。该报说，“如果秦刚真如传言般是感染新冠病毒，也是较为严重的病例，毕竟现在中招的人，逾两周仍无法康复的个案较为罕见”。</text:p>
      <text:p text:style-name="P4">
总之，如果仅仅是新冠复阳的话，那么总有转阴康复的一天，但如果确是是阴沟翻船的话，秦大官人官场上还阳的可能性就很小了。</text:p>
      <text:p text:style-name="P4">
不管日后的秦刚会怎么样，反正自从他神隐至今的这段日子里，外交部里的业务工作党委书记齐玉无法代劳，原因就是齐玉是外交部历任党委书记里的唯一一个纯党务干部，中组部副部长出身。而在齐玉之前，外交部的历任党委书记都是在部内的业务干部中产生----比如2013年至2018年期间的王毅，所以遇到部长临时出状况时即可代行部长职务。</text:p>
      <text:p text:style-name="P4">
回过头来继续讨论央行的新任党委书记潘功胜及暂时还被保留着行长职务的易纲。</text:p>
      <text:p text:style-name="P4">
正如我们本专栏的上篇文章中所介绍的那样，如果是从“国际背景”考虑的话，如今央行党委的潘书记只在国外做过一年“博士后”研究，外加几个月的哈佛肯尼迪政府学院短期培养班的“国际化”，与现成的央行行长，不但是美国培养的博士而且还曾经是美国的大学终身教授的易纲完全不能相提并论。而易纲的前美国大学教授的背景令他不被习近平完全放心的说法如果切中事实真相的话，那易纲可真是冤枉到家了。</text:p>
      <text:p text:style-name="P4">
我们不妨先对比一下去年10月产生的中共新一届党的中央政治局常委里与易纲年龄相仿以及比他还年长的所有领导成员截止目前的党龄。习近平49年，李强40年，赵乐际48年，王沪宁39年，蔡奇48年，李希41年，丁薛祥39年。而易纲党龄则是44年。</text:p>
      <text:p text:style-name="P4">
也就是说，七名新一届中央政治局常委里，只有三人的党龄比易纲长。至于其他所有二十届政治局委员里，也是大部分人的党龄都短于易纲。至于易纲的公开简历里一直没有特别注明他的入党时间1979年，是因为不愿被人忆起他当年“留美地下党”的那段历史。</text:p>
      <text:p text:style-name="P4">
易纲的官方公开简历里说他是1978年至1980年在北京大学经济系学习；1980年至1986年分别在美国哈姆林大学工商管理专业、伊利诺大学经济学专业学习获经济学博士学位；1986年至1994年在美国印第安那大学经济系先后担任助理教授、副教授，1992年获终身教职；1994年回国与人共同发起组建北京大学中国经济研究中心，任教授、副主任、博士生导师；1997年步入中共官场……。</text:p>
      <text:p text:style-name="P4">
五年前的3月下旬，易纲正式接任周小川的消息一出，即有外界媒体以《“美国通”易纲接替周小川中国货币政策料走稳》报道之，说是“曾在美国学习工作14年之久的易纲当选中国央行行长标志着中国货币政策将保持稳定”。</text:p>
      <text:p text:style-name="P4">
与此同时，中国墙内网民们的质疑声四起，围绕易刚在美国求学和工作期间的身份展开讨论。对于其中质疑易纲当时已经是美国公民的说法，笔者倾向于不相信，但他在美国期间持有“绿卡”是肯定的。至于是否是“六四绿卡”，笔者听到过不同的说法和分析。</text:p>
      <text:p text:style-name="P4">
关于所谓“六四绿卡”的由来，如今的中国大陆墙内的百度网站上居然还能查到“1992年中国学生保护法案”词条，内容是“1992年中国学生保护法案（英语：ChineseStudent Protection Act of 1992，简称“CSPA”）是一项由时任美国联邦众议员的加利福尼亚州籍民主党人 <text:a xlink:type="simple" xlink:href="https://baike.baidu.com/item/%E5%8D%97%E5%B8%8C%C2%B7%E4%BD%A9%E6%B4%9B%E8%A5%BF" text:style-name="Internet_20_link" text:visited-style-name="Visited_20_Internet_20_Link">
 南希·佩洛西</text:a>
提出的、旨在给予所有在1990年4月11日之前抵达美国的中华人民共和国国民永久居留权的法案。”</text:p>
      <text:p text:style-name="P4">
此法案为所有1990年4月11日之前，在美国拥有合法身分或合法进入美国的中国公民，提供了“天赐的绿卡”。只要在1993年7月1日申请永久居留身分前，连续在美国居留、短期出国或回中国大陆不超过90天者，都被视为连续在美国居留，都有机会取得“六四绿卡”。</text:p>
      <text:p text:style-name="P4">
据不完全统计，当时在美符合申请“六四绿卡”条件的中国留学生学者，至少有8万之众，加上他们的配偶和年龄未满21岁、当时仍在大陆生活的子女，以及来美探亲、观光、访问及洽谈商务等大陆人士，还有非法入境者，直接及间接受益的“六四绿卡”大军，远远不止8万人。</text:p>
      <text:p text:style-name="P4">
日后有人指责说：“六四绿卡”所保护的当时的公费留学生、访问学者，包括其他一些自费留学生和访问人员在内，他们中相当大的部分是共产党政权的宠儿和既得利益者，他们还是在恶劣的政治环境下激烈地为利益竞争取得优势才公费留美深造，他们获得了“六四绿卡”又一个既得利益之后，下一个追求的利益目标就是将来回中国不要跟中国政府有麻烦，能够体面地回国安全地投资和购置产业，或“叶落归根”，等等。其中为数不多者曾经回国后成为中共政权的高官显贵。</text:p>
      <text:p text:style-name="P4">
5年前易纲当了央行行长后，笔者曾与仍留在美国的易纲当年在美国的旧识们讨论过易纲的在美身份问题。其中一种说法是易纲在“六四”事件的前两年即已经有了美国教职，取得绿卡的时间可能会在“六四”事件之前。但另外一种说法是，当时在美国的中国留学生，绝大部分持有J1交换学者签证，易纲是其中之一。所以如果不是因为“六四”事件，这类人是不可能在美国学成之后直接获得绿卡的，除非申请政治庇护。</text:p>
      <text:p text:style-name="P4">
持这一说法的人士认为：因为J1签证有学成后回国服务两年的要求，中国政府便利用这种签证对公派学生加以控制。根据美国政府的规定，J1持有人在学成后不得留在美国工作(但可以有一年的实习期)。所以除了极个别特殊情况（例如部长州长出面）可以豁免两年回国服务要求外，其他人均不能转H1或者直接申请绿卡。</text:p>
      <text:p text:style-name="P4">
北京大学新闻网上曾刊登的《易纲：学者本色，天下情怀》一文中写道：“22岁的易纲又被时代推向了前列。1980年，他成为77级北大经济系第一位公费赴美留学的学生，从此开始了在美国十余年的奋斗生涯。”</text:p>
      <text:p text:style-name="P4">
所以，无论日后是如何转换，当年的易纲是持J1签证的中国公派留学生身份是肯定的。</text:p>
      <text:p text:style-name="P4">
前述分析人士认为，1989年“六四”镇压之后，一时间在美中国留学生无人愿意回国。当时对于一部分学生来说，当务之急还不是在绿卡申请上，而是J1回国服务能否豁免。1989年底，南希.佩洛西的提案在国会两院获得高票通过，但是当时的布什政府却否决了这一提案。布什耍了个滑头，用政府行政命令的方式宣布了对J1中国学生回国服务条款的豁免，其他任何签证逾期者也不会被驱逐出境等条文，这样等于给很多中国J1学生开了找工作的绿灯。</text:p>
      <text:p text:style-name="P4">
如此说来，事实上还没等到“1992年中国学生保护法案”的通过，易纲即已经取得了在美国合法工作的政府许可。而接下来的“1992年中国学生保护法案”的通过，对于易纲这样本来就找到了在美国工作机会的人来说，则是解决了绿卡排期的难题。他的妻子如果当时还没有工作的话，则是直接拿绿卡。</text:p>
      <text:p text:style-name="P4">
除了依何种途径拿到绿卡的问题，5年前的易纲一经就任中国央行行长，墙内网上的非议之声也还集中他儿子的事情上。</text:p>
      <text:p text:style-name="P4">
当时有外媒综合墙内网文爆料内容，说是“易纲儿子易般非‘一般’，美国百万置业一次付清”。详细内容为，有网民25日（即5年前易纲被宣布接替周小川央行行长的5天之后）将易的妻子和儿子的姓名、身份、职业悉数公开。易纲的30岁儿子虽名为易般，但其身家却绝非“一般”，光在去年（指2017年）就被指斥资100万美元在西雅图购入一个单位，而且是一次过付清。</text:p>
      <text:p text:style-name="P4">
被网民公开的资料同时显示，在美国出生的易般，曾在美国卡内基梅隆大学和麻州理工学院就读，拥有后者的工管硕士后，曾先后在微软和亚马逊工作。</text:p>
      <text:p text:style-name="P4">
当时网民还披露说：除了一次付清上述的西雅图单位之外，易般同时被指在麻州波士顿唐人街及康湼狄格州诺沃克市分别持有两个街号相连的物业及一栋公寓，后者估值200万美元，前者市值相信更加惊人。</text:p>
      <text:p text:style-name="P4">
至于易纲的妻子郭京平，当时的相关报道引述爆料者指称，她和易纲同样在美国伊利诺大学毕业，拿的是经济学硕士，曾在印第安纳州Lumina教育基金工作；2008年被指透过中国高阶人才引进计划“千人计划”回流北京，曾任中国投资有限责任公司高层；中投主要负责营运中国主权基金。郭2011年离开中投，转投中国国际金融股份有限公司（简称中金）。</text:p>
      <text:p text:style-name="P4">
由这段内容可以看出，当年的易纲先是独自一人回国，而其妻显然是继续留在美国陪伴儿子，直到儿子在美国学业有成，才转而“回国发展”。</text:p>
      <text:p text:style-name="P4">
网民指易纲2009年任央行外汇管理局局长，负责外汇业务监管，郭京平加入中金分公司任总经理，被指负责营运欧美基金，并提出疑问：“根据公务员回避规定，涉及亲属利害关系时，公务员应回避，易行长，你回避了吗？”</text:p>
      <text:p text:style-name="P4">
总之，关于易纲不被习近平完全信任的原因，说法之一是他易纲虽然当年在美国的政治表现，包括对“六四”镇压的态度都经受住了党的考验，但他毕竟也还是中共政权的所有正部长级以上官员中，唯一个在美国取得过“六四绿卡”者，政治上就显得没那么“清白”了。另一种说法就是关于他妻儿的那些事情早都已经被反映到了中纪委，查证结果虽不至于让他本人受到处分，但仕途无疑还是受到了影响。至于他本人在情愿让位给潘功胜之后，能否平安降落，以及即使能够平安降落，但日后是否会被在某些事情上算后帐，也都还是问号。</text:p>
      <text:p text:style-name="P4">
(本期节目由高新主持及播讲）</text:p>
      <text:p text:style-name="P4">
(文章只代表特约评论员个人的立场和观点）</text:p>
      <text:p text:style-name="P4">
Source: <text:a xlink:type="simple" xlink:href="https://www.rfa.org/mandarin/zhuanlan/yehuazhongnanhai/gx-07142023105222.html" text:style-name="Internet_20_link" text:visited-style-name="Visited_20_Internet_20_Link">
https://www.rfa.org/mandarin/zhuanlan/yehuazhongnanhai/gx-07142023105222.html</text:a>
</text:p>
      <!--NEWS-->
      <text:h text:style-name="P10" text:outline-level="1">
<text:span text:style-name="T4">
朝鲜试射新型洲际弹道导弹 提升对美核打击能力</text:span>
</text:h>
      <text:p text:style-name="P4">
Author: 联合早报 (Person)</text:p>
      <text:p text:style-name="P4">
Publisher: 联合早报 (Organization)</text:p>
      <text:p text:style-name="P4">
Published Time: 2023-07-14T17:08</text:p>
      <text:p text:style-name="P4">
Modified Time: 2023-07-14T17:08</text:p>
      <text:p text:style-name="P4">
Description: 朝鲜最新进行的远程导弹试射，增强了对美国本土实施打击的能力，让金正恩政府在和美国拜登政府的博弈中有更大筹码。彭博社报道，朝鲜星期三（7月12日）试射了“火星炮-18”型新型洲际弹道...</text:p>
      <text:p text:style-name="P4">
Videos: []</text:p>
      <text:p text:style-name="P4">
Audios: []</text:p>
      <text:p text:style-name="P4">
Images: []</text:p>
      <text:p text:style-name="P4">
Type: NewsArticle</text:p>
      <text:p text:style-name="P4">
Breadcrumbs: ['即时', '国际']</text:p>
      <text:p text:style-name="P4">
Keywords: ['朝鲜', '洲际弹道导弹']</text:p>
      <!--METADATA-->
      <text:p text:style-name="P4">
朝鲜最新进行的远程导弹试射，增强了对美国本土实施打击的能力，让金正恩政府在和美国拜登政府的博弈中有更大筹码。</text:p>
      <text:p text:style-name="P4">
彭博社报道，朝鲜星期三（7月12日）试射了“火星炮-18”型新型洲际弹道导，飞行时间比朝鲜任何其他洲际弹道导弹都长，而且其设计似乎可以携带多个核武器有效载荷，这提高了弹头躲过拦截弹并命中目标的可能性。</text:p>
      <text:p text:style-name="P4">
据蒙特雷国际研究学院兼职教授乔治·威廉·赫伯特（George WilliamHerbert）的分析，朝鲜发布的视频似乎显示，这枚导弹具有在飞行中稳定自身的能力，这暗示它可能是设计来搭载多个弹头。</text:p>
      <text:p text:style-name="P4">
朝鲜在4月首次发射这种导弹时表示，打算将其携带多个弹头。赫伯特指出，本周的试验似乎暗示这种导弹具有多弹头分导再入飞行器（MIRV）。</text:p>
      <text:p text:style-name="P4">
他说：“第二次试射显然进展顺利，表明总体上设计是成功的，而不仅仅是一次性的好运气。”</text:p>
      <text:p text:style-name="P4">
朝鲜的国家电视台发布了试射的视频。不过，目前尚不清楚这种导弹是否可以战胜反导系统，以及弹头是否可以完成重返大气层并达到目标。</text:p>
      <text:p text:style-name="P4">
Source: <text:a xlink:type="simple" xlink:href="https://www.zaobao.com.sg/realtime/world/story20230714-1413909" text:style-name="Internet_20_link" text:visited-style-name="Visited_20_Internet_20_Link">
https://www.zaobao.com.sg/realtime/world/story20230714-1413909</text:a>
</text:p>
      <!--NEWS-->
      <text:h text:style-name="P10" text:outline-level="1">
<text:span text:style-name="T4">
事实查核｜泽连斯基在北约峰会上"受冷落"了吗？</text:span>
</text:h>
      <text:p text:style-name="P4">
Author: 作者：庄敬</text:p>
      <text:p text:style-name="P4">
Publisher: Radio Free Asia (Organization)</text:p>
      <text:p text:style-name="P4">
Published Time: 2023-07-14T17:25:13-04:00</text:p>
      <text:p text:style-name="P4">
Modified Time: 2023-07-14T17:25:13-04:00</text:p>
      <text:p text:style-name="P4">
Description: 作者：庄敬</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0" text:anchor-type="as-char" svg:width="6.9236in" svg:height="3.629306in" draw:z-index="0">
<draw:image xlink:href="../Images/rfamandarin/2023-07-14T17-25-13-04-00/000000.png" xlink:type="simple" xlink:show="embed" xlink:actuate="onLoad" draw:mime-type="image/png"/>
</draw:frame>
 <text:a xlink:type="simple" xlink:href="https://www.rfa.org/mandarin/shishi-hecha/hc-07142023171650.html/@@images/image" text:style-name="Internet_20_link" text:visited-style-name="Visited_20_Internet_20_Link">
</text:a>
 自由亚洲电台制图</text:p>
      <text:p text:style-name="P4">
<text:span text:style-name="T4">
标签：误导</text:span>
</text:p>
      <text:p text:style-name="P4">
<text:span text:style-name="T4">
一分钟完读：</text:span>
</text:p>
      <text:p text:style-name="P4">
近日，在推特、微博、抖音等社媒平台上，一张照片广泛传播——在立陶宛北约峰会社交晚宴上，乌克兰总统泽连斯基孤零零站在一旁；包括俄罗斯驻外使馆官号、中国官媒和大量社群帐号转发照片，部分配文称泽连斯基“受冷落”或“格格不入”，但也有人质疑照片的真实性。</text:p>
      <text:p text:style-name="P4">
亚洲事实查核实验室在GettyImages图库找到这张照片，以及其他许多泽连斯基与他国政要互动的照片，证实泽连斯基当天并未受冷落。中、俄媒体和大量社群用户仅以单一照片“看图说故事”，传播不符事实的资讯。</text:p>
      <text:p text:style-name="P4">
<text:span text:style-name="T4">
深度解析：</text:span>
</text:p>
      <text:p text:style-name="P4">
推特、微博等平台近日疯传的乌克兰总统泽连斯基参加北约峰会晚宴时“被晾在一旁”的照片。图取自推特  <text:a xlink:type="simple" xlink:href="https://www.rfa.org/mandarin/shishi-hecha/hc-07142023171650.html/1-63a8727930015fae535a7b495e7353f08fd165e5760b50b390195f3570cf514b862d7e3d7d716fa4902365af57fa53c352a053177d045cf06703665a5bb47684716772473002571653d681ea63a87279.jpg" text:style-name="Internet_20_link" text:visited-style-name="Visited_20_Internet_20_Link">
</text:a>
</text:p>
      <text:p text:style-name="P4">
积极争取乌克兰加入北大西洋公约组织（NATO）的乌国总统泽连斯基（VolodymyrZelenskyy）获邀出席7月11日起在立陶宛举行的北约峰会。在社交晚宴上，一张照片捕捉到泽连斯基独自站在一旁，未与他国政要互动的情境。</text:p>
      <text:p text:style-name="P4">
这张照片在社媒疯传，包括俄罗斯驻外使馆官方帐号、俄国媒体“今日俄罗斯”、中国媒体“环球网”、湖北广播电视台“长江云新闻”、《环球时报》前总编辑胡锡进，以及许多推特认证用户和微博“大V”用户都参与了转发。“环球网”短视频上的字幕指，这是泽连斯基出席北约峰会的“窘境”，胡锡进微博发文写“这里其实不属于你”，“长江云新闻”则称泽连斯基“遭冷遇”。</text:p>
      <text:p text:style-name="P4">
中国媒体“环球网”、“长江云新闻”，《环球时报》前总编辑胡锡进等社媒帐号转发乌克兰总统泽连斯基出席北约峰会晚宴的照片，嘲讽泽连斯基遭冷落。图取自推特、微博、抖音<text:a xlink:type="simple" xlink:href="https://www.rfa.org/mandarin/shishi-hecha/hc-07142023171650.html/7ec456fe-6fa4902365af57fa572853177d045cf06703665a5bb4300c53d751b7843d300d55ce-2.png" text:style-name="Internet_20_link" text:visited-style-name="Visited_20_Internet_20_Link">
 </text:a>
</text:p>
      <text:p text:style-name="P4">
台湾的“Newtalk新闻”（原称新头壳）报道 <text:a xlink:type="simple" xlink:href="https://newtalk.tw/news/view/2023-07-12/879343" text:style-name="Internet_20_link" text:visited-style-name="Visited_20_Internet_20_Link">
 《泽连斯基脸超臭！疑似北约峰会受冷落画面曝 他站一旁面露尴尬》</text:a>
，内文提及，通过各大浏览器搜图功能等查证，尚未获悉照片出处，且在推特上流传的大多非为原始档案，有网友称出自修图软体，但这一说法也没被证实。</text:p>
      <text:p text:style-name="P4">
<text:span text:style-name="T4">
照片是真的吗？</text:span>
</text:p>
      <text:p text:style-name="P4">
部分媒体与用户在社媒转发这张照片时，并未注明来源，许多网民在发文底下留言质疑照片造假。</text:p>
      <text:p text:style-name="P4">
亚洲事实查核实验室在 <text:a xlink:type="simple" xlink:href="https://www.gettyimages.co.uk/detail/news-photo/ukrainian-president-volodymyr-zelenskiy-and-his-wife-the-news-photo/1524016160" text:style-name="Internet_20_link" text:visited-style-name="Visited_20_Internet_20_Link">
 Getty Images图库 </text:a>
 找到了这张由摄影师YvesHerman所拍的照片，且图库内还有许多泽连斯基夫妻与他国政要互动的照片，从两天峰会大量照片看来，泽连斯基并没有如网传的“受冷落”。其他媒体如 <text:a xlink:type="simple" xlink:href="https://apnews.com/article/nato-summit-lithuania-ukraine-sweden-08463686d0d6c613010c2ef7a9955d5b" text:style-name="Internet_20_link" text:visited-style-name="Visited_20_Internet_20_Link">
 美联社</text:a>
 刊登的照片，也显示泽连斯基夫妻和其他与会者互动热络。</text:p>
      <text:p text:style-name="P4">
 GettyImages图库照片集，下排左3为网路疯传的照片，而图库内也有多张泽连斯基及夫人与他国政要互动的照片。截图自Getty Images网页  <text:a xlink:type="simple" xlink:href="https://www.rfa.org/mandarin/shishi-hecha/hc-07142023171650.html/2-4e0b63925de6370ba7db28def760b50b3768471677247-800c57165eab51674e5f6709591a5f356fa4902365af57fa53ca592b4eba82074ed6570b653f89814e9252d57684716772473002622a571681eagetty-images.png" text:style-name="Internet_20_link" text:visited-style-name="Visited_20_Internet_20_Link">
</text:a>
</text:p>
      <text:p text:style-name="P4">
 泽连斯基夫妇与法国第一夫人互动的照片。图源：美联社<text:a xlink:type="simple" xlink:href="https://www.rfa.org/mandarin/shishi-hecha/hc-07142023171650.html/56fe3.jpeg" text:style-name="Internet_20_link" text:visited-style-name="Visited_20_Internet_20_Link">
 </text:a>
</text:p>
      <text:p text:style-name="P4">
<text:span text:style-name="T4">
结论：</text:span>
</text:p>
      <text:p text:style-name="P4">
网传的泽连斯基照片为真，摄影师确实捕捉到泽连斯基一人站在旁的瞬间，但摄影师也拍下许多泽连斯基夫妇与他国政要互动热络的画面。网上可以找到许多泽连斯基参加北约峰会的照片，部分媒体与网民却仍以单一照片“看图说故事”，借此嘲讽泽连斯基受冷落，不仅脱离事实，更是刻意带风向、误导受众。</text:p>
      <text:p text:style-name="P4">
<text:span text:style-name="T5">
亚洲事实查核实验室（</text:span>
 <text:span text:style-name="T5">
Asia Fact Check Lab__）是针对当今复杂媒体环境以及新兴传播生态而成立的新单位。我们本于新闻专业，提供正确的查核报告及深度报道，期待读者对公共议题获得多元而全面的认识。读者若对任何媒体及社交软件传播的信息有疑问，欢迎以电邮__afcl@rfa.org</text:span>
 <text:span text:style-name="T5">
寄给亚洲事实查核实验室，由我们为您查证核实。</text:span>
</text:p>
      <text:p text:style-name="P4">
Source: <text:a xlink:type="simple" xlink:href="https://www.rfa.org/mandarin/shishi-hecha/hc-07142023171650.html" text:style-name="Internet_20_link" text:visited-style-name="Visited_20_Internet_20_Link">
https://www.rfa.org/mandarin/shishi-hecha/hc-07142023171650.html</text:a>
</text:p>
      <!--NEWS-->
      <text:h text:style-name="P10" text:outline-level="1">
<text:span text:style-name="T4">
预期升息循环近尾声 欧股互有涨跌</text:span>
</text:h>
      <text:p text:style-name="P4">
Publisher: 法新社</text:p>
      <text:p text:style-name="P4">
Published Time: 2023-07-14T17:32:08+00:00</text:p>
      <text:p text:style-name="P4">
Modified Time: 2023-07-14T17:05:01+00:00</text:p>
      <text:p text:style-name="P4">
Description: （法新社伦敦14日电） 投资人期望美国通膨舒缓意味升息循环接近尾声，加上企业财报优于预期，欧洲股市今天互有涨跌。</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0" text:anchor-type="as-char" svg:width="6.9236in" svg:height="3.617581in" draw:z-index="0">
<draw:image xlink:href="../Images/rficn/2023-07-14T17-32-08-00-00/000000.png" xlink:type="simple" xlink:show="embed" xlink:actuate="onLoad" draw:mime-type="image/png"/>
</draw:frame>
</text:p>
      <text:p text:style-name="P4">
伦敦FTSE 100指数下跌5.64点或0.08%，收在7434.57点。</text:p>
      <text:p text:style-name="P4">
法兰克福DAX指数下跌35.96点或0.22%，收在16105.07点。</text:p>
      <text:p text:style-name="P4">
巴黎CAC 40指数上涨4.74点或0.06%，收在7374.54点。（译者：徐睿承）</text:p>
      <text:p text:style-name="P4">
Source: <text:a xlink:type="simple" xlink:href="https://www.rfi.fr/cn/%E8%B4%A2%E7%BB%8F%E5%BF%AB%E8%AE%AF/20230714-%E9%A2%84%E6%9C%9F%E5%8D%87%E6%81%AF%E5%BE%AA%E7%8E%AF%E8%BF%91%E5%B0%BE%E5%A3%B0-%E6%AC%A7%E8%82%A1%E4%BA%92%E6%9C%89%E6%B6%A8%E8%B7%8C" text:style-name="Internet_20_link" text:visited-style-name="Visited_20_Internet_20_Link">
https://www.rfi.fr/cn/%E8%B4%A2%E7%BB%8F%E5%BF%AB%E8%AE%AF/20230714-%E9%A2%84%E6%9C%9F%E5%8D%87%E6%81%AF%E5%BE%AA%E7%8E%AF%E8%BF%91%E5%B0%BE%E5%A3%B0-%E6%AC%A7%E8%82%A1%E4%BA%92%E6%9C%89%E6%B6%A8%E8%B7%8C</text:a>
</text:p>
      <!--NEWS-->
      <text:h text:style-name="P10" text:outline-level="1">
<text:span text:style-name="T4">
台湾立委团访美  聚焦军售、贸易</text:span>
</text:h>
      <text:p text:style-name="P4">
Author: None</text:p>
      <text:p text:style-name="P4">
Publisher: Radio Free Asia (Organization)</text:p>
      <text:p text:style-name="P4">
Published Time: 2023-07-14T17:33:00-04:00</text:p>
      <text:p text:style-name="P4">
Modified Time: 2023-07-14T17:45: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1" text:anchor-type="as-char" svg:width="6.9236in" svg:height="5.159199in" draw:z-index="0">
<draw:image xlink:href="../Images/rfamandarin/2023-07-14T17-33-00-04-00/000000.png" xlink:type="simple" xlink:show="embed" xlink:actuate="onLoad" draw:mime-type="image/png"/>
</draw:frame>
7月14日，台湾立法院的台美国会议员联谊会华府访问团六位成员在华府双橡园合影。 <text:a xlink:type="simple" xlink:href="https://www.rfa.org/mandarin/yataibaodao/gangtai/kw-07142023110700.html/@@images/image" text:style-name="Internet_20_link" text:visited-style-name="Visited_20_Internet_20_Link">
</text:a>
记者凯迪摄影</text:p>
      <text:p text:style-name="P4">
台湾立法院的台美国会议员联谊会访团本周到访美国首都华盛顿，并拜会了美国国会参、众议员及行政部门官员，以深化美台合作。该访问团成员周五（7月14日）表示，此行重点围绕美国国防授权法案（NDAA）及美台二十一世纪贸易倡议等议题，与美方进行了坦诚交流。</text:p>
      <text:p text:style-name="P4">
<text:a xlink:type="simple" xlink:href="https://www.rfa.org/mandarin/yataibaodao/gangtai/kw-06052023133601.html" text:style-name="Internet_20_link" text:visited-style-name="Visited_20_Internet_20_Link">
 </text:a>
 <text:span text:style-name="T4">
<text:a xlink:type="simple" xlink:href="https://www.rfa.org/mandarin/yataibaodao/junshiwaijiao/hcm2-06302023073548.html" text:style-name="Internet_20_link" text:visited-style-name="Visited_20_Internet_20_Link">
 拜登政府第十次对台军售 美国成立"老虎"工作组 </text:a>
 </text:span>
  * <text:span text:style-name="T4">
<text:a xlink:type="simple" xlink:href="https://www.rfa.org/mandarin/Xinwen/7-06222023155153.html" text:style-name="Internet_20_link" text:visited-style-name="Visited_20_Internet_20_Link">
 </text:a>
 </text:span>
 <text:span text:style-name="T4">
<text:a xlink:type="simple" xlink:href="https://www.rfa.org/mandarin/Xinwen/7-06222023155153.html" text:style-name="Internet_20_link" text:visited-style-name="Visited_20_Internet_20_Link">
 美众议院通过美台《21世纪贸易倡议》 </text:a>
 </text:span>
  * <text:a xlink:type="simple" xlink:href="https://www.rfa.org/mandarin/yataibaodao/gangtai/kw-06052023133601.html" text:style-name="Internet_20_link" text:visited-style-name="Visited_20_Internet_20_Link">
 <text:span text:style-name="T4">
萧美琴谈美台贸易倡议 学者：台湾有望摆脱对中国市场依赖</text:span>
 </text:a>
</text:p>
      <text:p text:style-name="P4">
周五，在访美行程结束前，台湾立法院的台美国会议员联谊会访问团6位成员在华府双橡园与华文媒体记者茶叙，通报了此行的交流成果。</text:p>
      <text:p text:style-name="P4">
他们谈到，此行拜会了美国参、众议院的军事、外交委员会等重要议员、美国国会台湾连线成员，以及美国国防部、国务院、美国在台协会（AIT)等重要行政部门。</text:p>
      <text:p text:style-name="P4">
访问团团长、民进党立法院党团干事长刘世芳说：“到现在为止，我们拜访的参众议员加在一起有34位。其中，有8位参议员，26位众议员；共和党籍22位，民主党籍12位。”</text:p>
      <text:p text:style-name="P4">
台湾访问团共6名成员，除刘世芳外，副团长为国民党立委陈以信，访团的成员则包括民进党立委蔡适应、何志伟及国民党立委江启臣和郑正钤。这也是台湾本届立法会第二次派团访美。</text:p>
      <text:p text:style-name="P4">
刘世芳表示，因为访团大部分为台湾外交及国防委员会成员，因此与美国国会议员的讨论主要围绕美国国防授权法案及美台21世纪贸易倡议。</text:p>
      <text:p text:style-name="P4">
作为台湾立法院外交及国防委员会召集委员的蔡适应表示，双方具体讨论议题包括军售、双方军事合作训练，投资与避免双重课税、网络安全及基础建设等。美国国会议员表现得非常真诚、坦率。</text:p>
      <text:p text:style-name="P4">
蔡适应表示：“象军售的议题，他们（美方议员）还来主动关心这样的延宕会不会造成台湾军事力量的一个真空期。他们也表达了作为国会议员一份子，会继续敦促行政部门。他们甚至也告诉我们，如果透过NDAA的相关法令，让美方的交货时间能够符合预期等，都是他们在考虑的方向和目标。”</text:p>
      <text:p text:style-name="P4">
针对美国国防授权法案中哪些是台湾最关切议题，蔡适应表示，首先是军售延宕的问题，还有双边军事训练合作案以及授权军事援助。他表示，2023年的授权军事援助部分与实际拨付金额有很大落差，围绕NDAA的2024年版本，美国国会也在讨论如何在外交委员会通过的版本与岁入委员会支出实际拨款的部分差距能够减小，甚至提出更具体的支持台湾军援部分的清单，把它拉进法案中。</text:p>
      <text:p text:style-name="P4">
刘世芳也表示，他们从美国国会得知，今年的国防授权法案可能要到年底才会定案，因此还会有其他内容增加进去。美国国会议员也精准知道台湾的防务需求和吓阻能力。</text:p>
      <text:p text:style-name="P4">
谈到美台21世纪贸易倡议，刘世芳指出，作为行政协定，美国国会要求进行审查。目前众议院已经通过相关议案，参议院只有委员会通过，但还没有在院会表决。而下周，台湾的立法会也会讨论这一倡议是行政查照还是列为审查。此外，美国参议院目前正在就美台避免双重课税问题进行讨论。美台议员也就此进行了深入交流。</text:p>
      <text:p text:style-name="P4">
记者：凯迪 责编：何平 网编：洪伟</text:p>
      <text:p text:style-name="P4">
Source: <text:a xlink:type="simple" xlink:href="https://www.rfa.org/mandarin/yataibaodao/gangtai/kw-07142023110700.html" text:style-name="Internet_20_link" text:visited-style-name="Visited_20_Internet_20_Link">
https://www.rfa.org/mandarin/yataibaodao/gangtai/kw-07142023110700.html</text:a>
</text:p>
      <!--NEWS-->
      <text:h text:style-name="P10" text:outline-level="1">
<text:span text:style-name="T4">
赴美国会作证谈在华经商 《红色赌盘》作者沈栋：游戏规则由共产党说了算</text:span>
</text:h>
      <text:p text:style-name="P4">
Author: chinese@voanews.com (李逸华, 宁路, 哈娜)</text:p>
      <text:p text:style-name="P4">
Publisher: 美国之音中文网 (Type: NewsMediaOrganization)</text:p>
      <text:p text:style-name="P4">
Published Time: 2023-07-14T18:53:51+08:00</text:p>
      <text:p text:style-name="P4">
Modified Time: 2023-07-15 02:18:33Z</text:p>
      <text:p text:style-name="P4">
Description: 著有《红色赌盘》（Red Roulette）一书的中国商人沈栋以自己亲身经验向美国国会提出警示，与中国做生意他学到的第一课是“游戏规则是由共产党说的算”。随着中国有关反间谍的法规更新生效，愈来愈多人担心在中国经商的风险日益增高。有国会议员向美国企业喊话称，尽管中国市场庞大诱人，但现在是时候看清真相“摘下金色眼罩了”。</text:p>
      <text:p text:style-name="P4">
Videos: []</text:p>
      <text:p text:style-name="P4">
Images: []</text:p>
      <text:p text:style-name="P4">
Categories: ['国会报道', '美国', '美中关系']</text:p>
      <text:p text:style-name="P4">
Type: None</text:p>
      <!--METADATA-->
      <text:p text:style-name="P4">
NoneNone</text:p>
      <text:p text:style-name="P4">
Source: <text:a xlink:type="simple" xlink:href="https://www.voachinese.com/a/us-house-china-committee-desmond-shum-on-risks-of-doing-business-in-china-20230714/7180630.html" text:style-name="Internet_20_link" text:visited-style-name="Visited_20_Internet_20_Link">
https://www.voachinese.com/a/us-house-china-committee-desmond-shum-on-risks-of-doing-business-in-china-20230714/7180630.html</text:a>
</text:p>
      <!--NEWS-->
      <text:h text:style-name="P10" text:outline-level="1">
<text:span text:style-name="T4">
黑海谷物协议即将到期 土耳其总统：蒲亭同意展延</text:span>
</text:h>
      <text:p text:style-name="P4">
Publisher: 法新社</text:p>
      <text:p text:style-name="P4">
Published Time: 2023-07-14T19:02:06+00:00</text:p>
      <text:p text:style-name="P4">
Modified Time: 2023-07-14T18:35:02+00:00</text:p>
      <text:p text:style-name="P4">
Description: （法新社伊斯坦堡14日电） 土耳其总统艾尔段（Recep Tayyip Erdogan）今天指出，俄罗斯总统蒲亭（Vladimi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3" text:anchor-type="as-char" svg:width="6.9236in" svg:height="3.617581in" draw:z-index="0">
<draw:image xlink:href="../Images/rficn/2023-07-14T19-02-06-00-00/000000.png" xlink:type="simple" xlink:show="embed" xlink:actuate="onLoad" draw:mime-type="image/png"/>
</draw:frame>
</text:p>
      <text:p text:style-name="P4">
艾尔段告诉记者，他与蒲亭已谈过这项重要协议，允许让乌克兰谷物输出以缓和全球粮食危机。</text:p>
      <text:p text:style-name="P4">
俄罗斯侵略乌克兰5个月后签署的黑海谷物协议即将于17日到期，蒲亭一再扬言不再续签，因为俄罗斯自身出口面临障碍。</text:p>
      <text:p text:style-name="P4">
艾尔段告诉记者：「我们准备欢迎蒲亭8月来访，我们同意让黑海谷物粮道延续。」</text:p>
      <text:p text:style-name="P4">
不过俄罗斯新闻媒体提问时，克里姆林宫发言人培斯科夫（Dmitry Peskov）未证实艾尔段的说法。</text:p>
      <text:p text:style-name="P4">
培斯科夫说：「目前并无俄方有关这方面的声明。」</text:p>
      <text:p text:style-name="P4">
美国国务卿布林肯（Antony Blinken）在雅加达呼吁俄罗斯展延这项协议，警告说全球最贫穷国家将因缺乏这项协议而受难。</text:p>
      <text:p text:style-name="P4">
联合国秘书长古特瑞斯（Antonio Guterres）本周寄给蒲亭一封有关展延这项协议的信函。他支持去除俄罗斯化肥出口的障碍。（译者：徐睿承）</text:p>
      <text:p text:style-name="P4">
Source: <text:a xlink:type="simple" xlink:href="https://www.rfi.fr/cn/%E5%9B%BD%E9%99%85%E6%8A%A5%E9%81%93/20230714-%E9%BB%91%E6%B5%B7%E8%B0%B7%E7%89%A9%E5%8D%8F%E8%AE%AE%E5%8D%B3%E5%B0%86%E5%88%B0%E6%9C%9F-%E5%9C%9F%E8%80%B3%E5%85%B6%E6%80%BB%E7%BB%9F-%E8%92%B2%E4%BA%AD%E5%90%8C%E6%84%8F%E5%B1%95%E5%BB%B6" text:style-name="Internet_20_link" text:visited-style-name="Visited_20_Internet_20_Link">
https://www.rfi.fr/cn/%E5%9B%BD%E9%99%85%E6%8A%A5%E9%81%93/20230714-%E9%BB%91%E6%B5%B7%E8%B0%B7%E7%89%A9%E5%8D%8F%E8%AE%AE%E5%8D%B3%E5%B0%86%E5%88%B0%E6%9C%9F-%E5%9C%9F%E8%80%B3%E5%85%B6%E6%80%BB%E7%BB%9F-%E8%92%B2%E4%BA%AD%E5%90%8C%E6%84%8F%E5%B1%95%E5%BB%B6</text:a>
</text:p>
      <!--NEWS-->
      <text:h text:style-name="P10" text:outline-level="1">
<text:span text:style-name="T4">
佐科：亚细安不能成为代理人</text:span>
</text:h>
      <text:p text:style-name="P4">
Author: 联合早报 (Person)</text:p>
      <text:p text:style-name="P4">
Publisher: 联合早报 (Organization)</text:p>
      <text:p text:style-name="P4">
Published Time: 2023-07-14T19:08</text:p>
      <text:p text:style-name="P4">
Modified Time: 2023-07-14T19:08</text:p>
      <text:p text:style-name="P4">
Description: 印度尼西亚总统佐科指出，随着中美在亚太地区问题上的紧张局势加剧，亚细安不能成为其他国家的代理人。法新社报道，佐科星期五（7月14日）在雅加达举行的亚细安外交部长会议上说：“亚细安不...</text:p>
      <text:p text:style-name="P4">
Videos: []</text:p>
      <text:p text:style-name="P4">
Audios: []</text:p>
      <text:p text:style-name="P4">
Images: []</text:p>
      <text:p text:style-name="P4">
Type: NewsArticle</text:p>
      <text:p text:style-name="P4">
Breadcrumbs: ['即时', '国际']</text:p>
      <text:p text:style-name="P4">
Keywords: ['亚细安', '印尼', '中国', '王毅', '佐科', '南中国海']</text:p>
      <!--METADATA-->
      <text:p text:style-name="P4">
印度尼西亚总统佐科指出，随着中美在亚太地区问题上的紧张局势加剧，亚细安不能成为其他国家的代理人。</text:p>
      <text:p text:style-name="P4">
法新社报道，佐科星期五（7月14日）在雅加达举行的亚细安外交部长会议上说：“亚细安不能竞争，也不能成为任何国家的代理人，国际法应该得到一贯的尊重。”</text:p>
      <text:p text:style-name="P4">
他说：“亚细安致力于加强团结、凝聚力和中心地位，维护地区和平与稳定。”</text:p>
      <text:p text:style-name="P4">
这次雅加达会议讨论的地区问题包括南中国海、缅甸危机等。围绕南中国海这条航道的分歧导致一些亚细安成员采取反对北京的立场，并赞同美国抗衡中国，一些成员则支持北京。</text:p>
      <text:p text:style-name="P4">
近年来，全球最大的两个经济体之间的紧张关系因一系列问题而加剧。中国和美国都参加了雅加达会议，两国高级外交官星期四在雅加达举行了会议。</text:p>
      <text:p text:style-name="P4">
一名美国官员告诉法新社，美国国务卿布林肯向中国中共中央外事工作委员会办公室主任王毅指出，中国的网络安全漏洞再次威胁到刚刚开始的稳定关系。</text:p>
      <text:p text:style-name="P4">
据中国外交部称，王毅告诉布林肯，美国不应干涉中国事务，而应与北京“合作”改善两国关系。</text:p>
      <text:p text:style-name="P4">
Source: <text:a xlink:type="simple" xlink:href="https://www.zaobao.com.sg/realtime/world/story20230714-1413950" text:style-name="Internet_20_link" text:visited-style-name="Visited_20_Internet_20_Link">
https://www.zaobao.com.sg/realtime/world/story20230714-1413950</text:a>
</text:p>
      <!--NEWS-->
      <text:h text:style-name="P10" text:outline-level="1">
<text:span text:style-name="T4">
周五美市盘前起落不定 重点谈饮料巨头百事可乐最新季度业绩</text:span>
</text:h>
      <text:p text:style-name="P4">
Author: 李可爱 (Person)</text:p>
      <text:p text:style-name="P4">
Publisher: 联合早报 (Organization)</text:p>
      <text:p text:style-name="P4">
Published Time: 2023-07-14T19:28</text:p>
      <text:p text:style-name="P4">
Modified Time: 2023-07-14T19:32</text:p>
      <text:p text:style-name="P4">
Description: ●美国华尔街股市主要股指期货星期五（14日）起落不定。华尔街投资者大多数都在等待美国数家大银行即将出炉的季度业绩，包括：摩根大通、花旗集团和富国银行。●在7时截稿时，标准与普尔50...</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今晚美市看什么', '美国股市', '美市', '财经即时', '百事可乐']</text:p>
      <!--METADATA-->
      <text:p text:style-name="P4">
星期五（7月14日）重点：</text:p>
      <text:p text:style-name="P4">
●美国华尔街股市主要股指期货星期五（14日）起落不定。华尔街投资者大多数都在等待美国数家大银行即将出炉的季度业绩，包括：摩根大通、花旗集团和富国银行。</text:p>
      <text:p text:style-name="P4">
●在7时截稿时，标准与普尔500指数期货微升3.60点或0.08％，报4513.60点；纳斯达克100指数期货退低11.30点或0.07％，报15560.70点；道琼斯指数期货则起152.70点，报34547.80点。</text:p>
      <text:p text:style-name="P4">
●隔夜（星期四）发布的生产者价格指数（Producer-priceIndex）显示，美国6月份批发价格涨幅比预期中低，带动美国股市隔夜上涨。标准与普尔500指数和纳斯达克指数更是双双创下新高。</text:p>
      <text:p text:style-name="P4">
●标准与普尔500指数隔夜上升37.88点，闭市报4510.04点。重量级的道琼斯指数也起47.71点，闭市报34395.14点。以科技股为主的纳斯达克100指数也攀高1.73％或264.75点，以15571.98点收市。</text:p>
      <text:p text:style-name="P4">
●美国股市隔夜的交易活跃，交易所的总成交量是108亿2000万股，比过去20天的111亿1000万股平均成交量少。</text:p>
      <text:p text:style-name="P4">
盘前交易重点：</text:p>
      <text:p text:style-name="P4">
●市场焦点主要放在摩根大通、花旗集团和富国银行星期五晚上盘前发布的季度业绩。摩根大通股价在盘前起1.63美元，报150.50美元；花旗集团股价也起0.12美元，报47.80美元股价；富国银行股价则下跌0.13美元，截稿时报43.58美元。</text:p>
      <text:p text:style-name="P4">
●微软股价在盘前上涨4.49美元，截稿时报347.15美元。英国竞争与市场管理局刚宣布，当局将把微软收购动视暴雪（ActivisionBlizzard）的审查期限延长多六个星期。</text:p>
      <text:p text:style-name="P4">
●据《华尔街日报》报道，生物科技公司Roivant Sciences计划把一种治疗溃疡性结肠炎和克罗恩病（Crohn’sdisease）的实验药物卖给药剂公司Roche Holding。买卖双方正在进行有关谈判。这笔交易估计超过70亿美元。RoivantSciences股价在盘前上涨7.24％，截稿时报12.44美元。</text:p>
      <text:p text:style-name="P4">
●星期五下文我们来看看饮料巨头百事可乐（PepsiCo Inc）的最新季度业绩。盘前该股微跌0.06美元，截稿时报187.47美元。</text:p>
      <text:p text:style-name="P4">
●盘前活跃股按序：特斯拉（Tesla）、英伟达（Nvidia）、AT&amp;T Inc、动视暴雪和维珍银河（VirginGalactic）。截稿时，这五只活跃股的股价起落参半。</text:p>
      <text:p text:style-name="P4">
<draw:frame draw:style-name="fr1" draw:name="Image194" text:anchor-type="as-char" svg:width="6.9236in" svg:height="4.615733in" draw:z-index="0">
<draw:image xlink:href="../Images/zaobao world/2023-07-14T19-28/000000.png" xlink:type="simple" xlink:show="embed" xlink:actuate="onLoad" draw:mime-type="image/png"/>
</draw:frame>
虽然业绩更为出色，但是百事可乐的整体销量其实是下降了，其中饮料部门的销量下降了1％。（路透社）</text:p>
      <text:h text:style-name="P13" text:outline-level="4">
<text:span text:style-name="T4">
百事可乐（PepsiCo Inc）</text:span>
</text:h>
      <text:p text:style-name="P4">
<text:span text:style-name="T4">
（纳斯达克证券交易所代码：PEP）</text:span>
</text:p>
      <text:p text:style-name="P4">
尽管市场对饮料和食品的需求下降，百事可乐隔夜公布的季度盈利和营业额仍然都超出预期。不仅如此，这家饮料巨头还连续第二个季度上调集团全年业绩的预测，带动股价隔夜升高2.38％。</text:p>
      <text:p text:style-name="P4">
根据百事可乐截至今年6月底的第二季度业绩报告，集团营业额同比增加10.4％至223亿2000万美元，调整后的每股盈利是2.09美元。而Refinitiv之前收集到的分析师平均预测为营业额217亿3000万美元，每股盈利1.96美元。可见百事可乐的上下线主要业绩指标都超越了市场分析师的预测。</text:p>
      <text:p text:style-name="P4">
业绩报告也显示，第二季度净利是27亿5000万美元，即每股净利1.99美元，比去年同期的14亿3000万美元，即每股净利1.03美元要高许多。如果不计特殊项目，百事可乐的每股盈利是2.09美元。</text:p>
      <text:p text:style-name="P4">
百事可乐高管现在也把2023年的核心固定汇率盈利增长率，从之前预测的9％上调至12％。</text:p>
      <text:p text:style-name="P4">
虽然业绩更为出色，但该集团的整体销量其实是下降。主要是因为旗下的零食和饮料价格调高所导致的。百事可乐食品部门的销量下降3％，饮料部门的销量则下降1％。</text:p>
      <text:p text:style-name="P4">
不过，百事可乐高管星期四（13日）说，集团的产品销量下降幅度其实并没有预期那么大，这可能是因为全球失业率偏低给于的支持。百事可乐也计划在今年下半年恢复它原本的定价策略。</text:p>
      <text:p text:style-name="P4">
至于各个品牌在第二季度的表现，桂格食品（Quaker Foods）在北美的销量下降了5％，百事可乐北美饮料部门销量则下降了4.5％。不过零食品牌Frito-Lay却是业绩里的一个小亮点。在推出迷你包装的推动下，销量增长了1％。而像Doritos和Ruffles等零食品牌的营业额，也实现了两位数增长。</text:p>
      <text:p text:style-name="P4">
<draw:frame draw:style-name="fr1" draw:name="Image195" text:anchor-type="as-char" svg:width="6.9236in" svg:height="4.615733in" draw:z-index="0">
<draw:image xlink:href="../Images/zaobao world/2023-07-14T19-28/000001.png" xlink:type="simple" xlink:show="embed" xlink:actuate="onLoad" draw:mime-type="image/png"/>
</draw:frame>
 在推出迷你包装的推动下，零食品牌Frito-Lay的销量增长了1％。（彭博社）</text:p>
      <text:p text:style-name="P4">
在Tipranks的11名分析师中，有六名给予百事可乐股“买进”评级，五名给予“持守”评级，一年期限平均目标价则是195.10美元。</text:p>
      <text:p text:style-name="P4">
Source: <text:a xlink:type="simple" xlink:href="https://www.zaobao.com.sg/realtime/world/story20230714-1413957" text:style-name="Internet_20_link" text:visited-style-name="Visited_20_Internet_20_Link">
https://www.zaobao.com.sg/realtime/world/story20230714-1413957</text:a>
</text:p>
      <!--NEWS-->
      <text:h text:style-name="P10" text:outline-level="1">
<text:span text:style-name="T4">
艾卡拉兹直落三拍落梅迪维夫 与乔科维奇温网争冠</text:span>
</text:h>
      <text:p text:style-name="P4">
Publisher: 法新社</text:p>
      <text:p text:style-name="P4">
Published Time: 2023-07-14T19:32:07+00:00</text:p>
      <text:p text:style-name="P4">
Modified Time: 2023-07-14T19:20:05+00:00</text:p>
      <text:p text:style-name="P4">
Description: （法新社伦敦14日电） 网球男单世界排名第一的西班牙猛将艾卡拉兹（Carlos Alcaraz），今天在温布顿网球锦标赛直落三击败俄罗斯好手梅迪维夫（Danii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6" text:anchor-type="as-char" svg:width="6.9236in" svg:height="3.617581in" draw:z-index="0">
<draw:image xlink:href="../Images/rficn/2023-07-14T19-32-07-00-00/000000.png" xlink:type="simple" xlink:show="embed" xlink:actuate="onLoad" draw:mime-type="image/png"/>
</draw:frame>
</text:p>
      <text:p text:style-name="P4">
艾卡拉兹今天以6比3、6比3、6比3拍落梅迪维夫，17日决赛将遭遇乔科维奇，试图阻止他第8度夺得温网冠军及生涯第24座大满贯金杯。</text:p>
      <text:p text:style-name="P4">
乔科维奇今天稍早在男单4强战以6比3、6比4、7比6（7比4）直落三淘汰义大利好手辛纳（Jannik Sinner）。（译者：徐睿承）</text:p>
      <text:p text:style-name="P4">
Source: <text:a xlink:type="simple" xlink:href="https://www.rfi.fr/cn/%E8%BF%90%E5%8A%A8%E5%A4%A9%E5%9C%B0/20230714-%E8%89%BE%E5%8D%A1%E6%8B%89%E5%85%B9%E7%9B%B4%E8%90%BD%E4%B8%89%E6%8B%8D%E8%90%BD%E6%A2%85%E8%BF%AA%E7%BB%B4%E5%A4%AB-%E4%B8%8E%E4%B9%94%E7%A7%91%E7%BB%B4%E5%A5%87%E6%B8%A9%E7%BD%91%E4%BA%89%E5%86%A0" text:style-name="Internet_20_link" text:visited-style-name="Visited_20_Internet_20_Link">
https://www.rfi.fr/cn/%E8%BF%90%E5%8A%A8%E5%A4%A9%E5%9C%B0/20230714-%E8%89%BE%E5%8D%A1%E6%8B%89%E5%85%B9%E7%9B%B4%E8%90%BD%E4%B8%89%E6%8B%8D%E8%90%BD%E6%A2%85%E8%BF%AA%E7%BB%B4%E5%A4%AB-%E4%B8%8E%E4%B9%94%E7%A7%91%E7%BB%B4%E5%A5%87%E6%B8%A9%E7%BD%91%E4%BA%89%E5%86%A0</text:a>
</text:p>
      <!--NEWS-->
      <text:h text:style-name="P10" text:outline-level="1">
<text:span text:style-name="T4">
布林肯：应向缅甸军政府施压 维持台海现状</text:span>
</text:h>
      <text:p text:style-name="P4">
Author: 联合早报 (Person)</text:p>
      <text:p text:style-name="P4">
Publisher: 联合早报 (Organization)</text:p>
      <text:p text:style-name="P4">
Published Time: 2023-07-14T20:16</text:p>
      <text:p text:style-name="P4">
Modified Time: 2023-07-14T20:16</text:p>
      <text:p text:style-name="P4">
Description: 到雅加达出席亚细安外交部长会议的美国国务卿布林肯说，美国和区域国家必须向缅甸执政的军政府施压，要求它放下武器并恢复民主统治。法新社报道，布林肯星期五（7月14日）在雅加达出席亚细安...</text:p>
      <text:p text:style-name="P4">
Videos: []</text:p>
      <text:p text:style-name="P4">
Audios: []</text:p>
      <text:p text:style-name="P4">
Images: []</text:p>
      <text:p text:style-name="P4">
Type: NewsArticle</text:p>
      <text:p text:style-name="P4">
Breadcrumbs: ['即时', '国际']</text:p>
      <text:p text:style-name="P4">
Keywords: ['亚细安', '布林肯']</text:p>
      <!--METADATA-->
      <text:p text:style-name="P4">
到雅加达出席亚细安外交部长会议的美国国务卿布林肯说，美国和区域国家必须向缅甸执政的军政府施压，要求它放下武器并恢复民主统治。</text:p>
      <text:p text:style-name="P4">
法新社报道，布林肯星期五（7月14日）在雅加达出席亚细安外交部长会议前告诉各国部长：“关于缅甸，我们必须敦促军政权停止暴力，落实亚细安五点共识，支持缅甸回归民主统治。”</text:p>
      <text:p text:style-name="P4">
布林肯也对外长们说，必须维护南中国海和东海的航行自由，并呼吁维持台湾海峡的现状。</text:p>
      <text:p text:style-name="P4">
中国主张拥有南中国海九段线内的岛礁，不过九段线标出的海域，部分与越南专属经济区重叠。菲律宾、文莱、马来西亚等也主张在这片海域拥有权益。</text:p>
      <text:p text:style-name="P4">
Source: <text:a xlink:type="simple" xlink:href="https://www.zaobao.com.sg/realtime/world/story20230714-1413963" text:style-name="Internet_20_link" text:visited-style-name="Visited_20_Internet_20_Link">
https://www.zaobao.com.sg/realtime/world/story20230714-1413963</text:a>
</text:p>
      <!--NEWS-->
      <text:h text:style-name="P10" text:outline-level="1">
<text:span text:style-name="T4">
美股涨跌互见 周线收高</text:span>
</text:h>
      <text:p text:style-name="P4">
Publisher: 法新社</text:p>
      <text:p text:style-name="P4">
Published Time: 2023-07-14T21:02:07+00:00</text:p>
      <text:p text:style-name="P4">
Modified Time: 2023-07-14T20:50:01+00:00</text:p>
      <text:p text:style-name="P4">
Description: （法新社纽约14日电） 尽管大型银行获利表现优异，美股今天涨跌互见，周线则收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7" text:anchor-type="as-char" svg:width="6.9236in" svg:height="3.617581in" draw:z-index="0">
<draw:image xlink:href="../Images/rficn/2023-07-14T21-02-07-00-00/000000.png" xlink:type="simple" xlink:show="embed" xlink:actuate="onLoad" draw:mime-type="image/png"/>
</draw:frame>
</text:p>
      <text:p text:style-name="P4">
道琼工业指数终场上涨113.89点，或0.33%，收在34509.03点。</text:p>
      <text:p text:style-name="P4">
标准普尔500指数下跌4.62点，或0.10%，收在4505.42点。</text:p>
      <text:p text:style-name="P4">
以科技股为主的那斯达克指数下跌24.87点，或0.18%，收在14113.70点。</text:p>
      <text:p text:style-name="P4">
费城半导体指数下跌46.720点，或1.23%，收在3750.414点。（译者：徐睿承）</text:p>
      <text:p text:style-name="P4">
Source: <text:a xlink:type="simple" xlink:href="https://www.rfi.fr/cn/%E8%B4%A2%E7%BB%8F%E5%BF%AB%E8%AE%AF/20230714-%E7%BE%8E%E8%82%A1%E6%B6%A8%E8%B7%8C%E4%BA%92%E8%A7%81-%E5%91%A8%E7%BA%BF%E6%94%B6%E9%AB%98" text:style-name="Internet_20_link" text:visited-style-name="Visited_20_Internet_20_Link">
https://www.rfi.fr/cn/%E8%B4%A2%E7%BB%8F%E5%BF%AB%E8%AE%AF/20230714-%E7%BE%8E%E8%82%A1%E6%B6%A8%E8%B7%8C%E4%BA%92%E8%A7%81-%E5%91%A8%E7%BA%BF%E6%94%B6%E9%AB%98</text:a>
</text:p>
      <!--NEWS-->
      <text:h text:style-name="P10" text:outline-level="1">
<text:span text:style-name="T4">
王毅与韩外长朴振在雅加达会晤</text:span>
</text:h>
      <text:p text:style-name="P4">
Author: 联合早报 (Person)</text:p>
      <text:p text:style-name="P4">
Publisher: 联合早报 (Organization)</text:p>
      <text:p text:style-name="P4">
Published Time: 2023-07-14T21:11</text:p>
      <text:p text:style-name="P4">
Modified Time: 2023-07-14T21:11</text:p>
      <text:p text:style-name="P4">
Description: 中国中共中央外事工作委员会办公室主任王毅与韩国外交部长朴振星期五（7月14日）在雅加达会晤。王毅与朴振这次是借出席亚细安系列外长会议之机会晤，这是去年8月之后，两人时隔近一年再次会...</text:p>
      <text:p text:style-name="P4">
Videos: []</text:p>
      <text:p text:style-name="P4">
Audios: []</text:p>
      <text:p text:style-name="P4">
Images: []</text:p>
      <text:p text:style-name="P4">
Type: NewsArticle</text:p>
      <text:p text:style-name="P4">
Breadcrumbs: ['即时', '国际']</text:p>
      <text:p text:style-name="P4">
Keywords: ['亚细安', '王毅', '朴振']</text:p>
      <!--METADATA-->
      <text:p text:style-name="P4">
中国中共中央外事工作委员会办公室主任王毅与韩国外交部长朴振星期五（7月14日）在雅加达会晤。</text:p>
      <text:p text:style-name="P4">
王毅与朴振这次是借出席亚细安系列外长会议之机会晤，这是去年8月之后，两人时隔近一年再次会晤，王毅时任中国外长。这也是今年以来两国首次举行部长级会谈。</text:p>
      <text:p text:style-name="P4">
路透社报道，中国大使上个月发表评论称，韩国与美国站在一起对抗中国是一个错误的选择，导致两国关系恶化。</text:p>
      <text:p text:style-name="P4">
Source: <text:a xlink:type="simple" xlink:href="https://www.zaobao.com.sg/realtime/world/story20230714-1413978" text:style-name="Internet_20_link" text:visited-style-name="Visited_20_Internet_20_Link">
https://www.zaobao.com.sg/realtime/world/story20230714-1413978</text:a>
</text:p>
      <!--NEWS-->
      <text:h text:style-name="P10" text:outline-level="1">
<text:span text:style-name="T4">
日本呼吁北京以“科学态度”对待福岛核废水排海</text:span>
</text:h>
      <text:p text:style-name="P4">
Author: chinese@voanews.com (松仁)</text:p>
      <text:p text:style-name="P4">
Publisher: 美国之音中文网 (Type: NewsMediaOrganization)</text:p>
      <text:p text:style-name="P4">
Published Time: 2023-07-14T21:33:27+08:00</text:p>
      <text:p text:style-name="P4">
Modified Time: 2023-07-14 13:37:18Z</text:p>
      <text:p text:style-name="P4">
Description: 日本外交大臣林芳正星期五（7月14日）在与中共中央政治局委员、中央外事办主任王毅会晤时，呼吁北京以“科学态度”对待日本福岛核电站废水排海问题。</text:p>
      <text:p text:style-name="P4">
Videos: []</text:p>
      <text:p text:style-name="P4">
Images: []</text:p>
      <text:p text:style-name="P4">
Categories: ['亚太', '生态环境', '中国']</text:p>
      <text:p text:style-name="P4">
Type: None</text:p>
      <!--METADATA-->
      <text:p text:style-name="P4">
NoneNone</text:p>
      <text:p text:style-name="P4">
Source: <text:a xlink:type="simple" xlink:href="https://www.voachinese.com/a/japan-calls-on-china-to-approach-fukushima-water-release-in-scientific-manner-20230714/7180707.html" text:style-name="Internet_20_link" text:visited-style-name="Visited_20_Internet_20_Link">
https://www.voachinese.com/a/japan-calls-on-china-to-approach-fukushima-water-release-in-scientific-manner-20230714/7180707.html</text:a>
</text:p>
      <!--NEWS-->
      <text:h text:style-name="P10" text:outline-level="1">
<text:span text:style-name="T4">
韩国吁中国发挥“建设性作用” 遏制朝鲜威胁</text:span>
</text:h>
      <text:p text:style-name="P4">
Author: 联合早报 (Person)</text:p>
      <text:p text:style-name="P4">
Publisher: 联合早报 (Organization)</text:p>
      <text:p text:style-name="P4">
Published Time: 2023-07-14T21:54</text:p>
      <text:p text:style-name="P4">
Modified Time: 2023-07-14T21:54</text:p>
      <text:p text:style-name="P4">
Description: 在平壤本周发射洲际弹道导弹后，韩国外交部长朴振呼吁中国在遏制朝鲜威胁方面发挥“建设性作用”。到雅加达出席亚细安系列外长会议的朴振星期五（7月14日）同中国中共中央外事工作委员会办公...</text:p>
      <text:p text:style-name="P4">
Videos: []</text:p>
      <text:p text:style-name="P4">
Audios: []</text:p>
      <text:p text:style-name="P4">
Images: []</text:p>
      <text:p text:style-name="P4">
Type: NewsArticle</text:p>
      <text:p text:style-name="P4">
Breadcrumbs: ['即时', '国际']</text:p>
      <text:p text:style-name="P4">
Keywords: ['亚细安', '中国', '韩国', '朝鲜']</text:p>
      <!--METADATA-->
      <text:p text:style-name="P4">
在平壤本周发射洲际弹道导弹后，韩国外交部长朴振呼吁中国在遏制朝鲜威胁方面发挥“建设性作用”。</text:p>
      <text:p text:style-name="P4">
到雅加达出席亚细安系列外长会议的朴振星期五（7月14日）同中国中共中央外事工作委员会办公室主任王毅会晤时发出此呼吁。朴振“强烈谴责”朝鲜发射洲际弹道导弹。</text:p>
      <text:p text:style-name="P4">
路透社报道，朴振的办公室说，朝鲜停止挑衅并恢复对话符合首尔和北京的共同利益。</text:p>
      <text:p text:style-name="P4">
韩国外交部的声明说：“朴部长强调，中方为朝鲜半岛的和平与稳定发挥建设性作用比以往任何时候都来得重要。”</text:p>
      <text:p text:style-name="P4">
多年来，联合国安全理事会在如何应对平壤问题上存在分歧，中国和俄罗斯认为，更多的制裁无助于缓解紧张局势。华盛顿指责北京和莫斯科通过保护朝鲜免受更多制裁来鼓励朝鲜。</text:p>
      <text:p text:style-name="P4">
中国大使上个月发表评论称，韩国与美国站在一起对抗中国是一个错误的选择，导致两国关系恶化。声明说，王毅与朴振同意“密切关注”在相互尊重的基础上建立“健康和成熟”的双边关系。</text:p>
      <text:p text:style-name="P4">
Source: <text:a xlink:type="simple" xlink:href="https://www.zaobao.com.sg/realtime/world/story20230714-1413993" text:style-name="Internet_20_link" text:visited-style-name="Visited_20_Internet_20_Link">
https://www.zaobao.com.sg/realtime/world/story20230714-1413993</text:a>
</text:p>
      <!--NEWS-->
      <text:h text:style-name="P10" text:outline-level="1">
<text:span text:style-name="T4">
路透独家：萧条袭来，北京重拾魅力攻势盼外国投资者重返中国</text:span>
</text:h>
      <text:p text:style-name="P4">
Author: chinese@voanews.com (木风)</text:p>
      <text:p text:style-name="P4">
Publisher: 美国之音中文网 (Type: NewsMediaOrganization)</text:p>
      <text:p text:style-name="P4">
Published Time: 2023-07-14T22:05:26+08:00</text:p>
      <text:p text:style-name="P4">
Modified Time: 2023-07-14 14:05:26Z</text:p>
      <text:p text:style-name="P4">
Description: 路透社周五（7月14日）发表的一篇独家报道说，中国金融监管机构正在筹备一个特别研讨会，邀请全球一些最大的投资公司参加。研讨会的议题是如何在地缘政治局势紧张和经济严重疲软之际鼓励外国投资者继续向中国这个世界第二大经济体投资。</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china-invites-global-investors-for-rare-meeting-as-economy-sputters-20230714/7180703.html" text:style-name="Internet_20_link" text:visited-style-name="Visited_20_Internet_20_Link">
https://www.voachinese.com/a/china-invites-global-investors-for-rare-meeting-as-economy-sputters-20230714/7180703.html</text:a>
</text:p>
      <!--NEWS-->
      <text:h text:style-name="P10" text:outline-level="1">
<text:span text:style-name="T4">
独家调查：当“运了吗？”变成“运去哪儿啦？”</text:span>
</text:h>
      <text:p text:style-name="P4">
Author: None (Language: zh)</text:p>
      <text:p text:style-name="P4">
Publisher: None</text:p>
      <text:p text:style-name="P4">
Time: 2023-07-14T22:22:00Z</text:p>
      <text:p text:style-name="P4">
Description: 一个名为“运了吗”的微信小程序，本来应该为疫情期间无法回国的欧洲华人带来来自家乡的慰藉。最后却成为了无数人的噩梦。这是一场酝酿已久的骗局？还是由公司经营不善引发的个别事件？德国之声深入调查。</text:p>
      <text:p text:style-name="P4">
Videos: []</text:p>
      <text:p text:style-name="P4">
Images: []</text:p>
      <text:p text:style-name="P4">
Subject: 经济纵横</text:p>
      <text:p text:style-name="P4">
Subjects: []</text:p>
      <text:p text:style-name="P4">
Keywords: ['欧债危机', '欧盟', '西班牙', '岛屿主权争端', '专题报道：全景观看“习马会”', '色情产业', '欧洲', '德国', '中国', '留学德国']</text:p>
      <text:p text:style-name="P4">
ID: 66231694</text:p>
      <!--METADATA-->
      <text:p text:style-name="P4">
<text:a xlink:type="simple" xlink:href="https://www.dw.com/zh/overlay/image/article/66231694/37184960" text:style-name="Internet_20_link" text:visited-style-name="Visited_20_Internet_20_Link">
 </text:a>
</text:p>
      <text:p text:style-name="P4">
中欧班列是中国“一带一路”上的明星项目（资料图片）</text:p>
      <text:p text:style-name="P4">
（德国之声中文网） <text:a xlink:type="simple" xlink:href="https://www.dw.com/zh/zh/义新欧首通义乌小商品换西班牙美食/a-18121193" text:style-name="Internet_20_link" text:visited-style-name="Visited_20_Internet_20_Link">
 “中欧班列”货运专线 </text:a>
，作为中国官方向全球推广“一带一路”的招牌项目，在中国领导人习近平的亲自关照下，从2011年3月开始运行。第一趟中欧班列从重庆出发抵达 <text:a xlink:type="simple" xlink:href="https://www.dw.com/zh/zh/德国杜伊斯堡港扩大参与一带一路/a-43181779" text:style-name="Internet_20_link" text:visited-style-name="Visited_20_Internet_20_Link">
 德国杜伊斯堡港</text:a>
。它为中欧之间的物流运输新添了一个虽然慢于航空，但是大幅度快于海运的通道。</text:p>
      <text:p text:style-name="P4">
根据中国官方媒体“中国网”公布的数据，仅2023年上半年，中欧班列就累计开行了8641列，发送货物超过93万个标准集装箱，通达欧洲25个国家216个城市。相当于平均每天有超过48列、5200个标准集装箱往返于中欧之间。</text:p>
      <text:p text:style-name="P4">
“运了吗”，是诸多通过 <text:a xlink:type="simple" xlink:href="https://www.dw.com/zh/zh/报告全球化逆行-中欧班列仅用不到25运能/a-62538081" text:style-name="Internet_20_link" text:visited-style-name="Visited_20_Internet_20_Link">
 中欧班列 </text:a>
提供海外仓集运服务的微信小程序之一。从2023年年初开始，“运了吗”和其包括“云顶物流”在内的相关服务方和客户发生的一系列争端，为中欧班列的信誉和其宣传的正面形象蒙上了一层阴影。</text:p>
      <text:h text:style-name="P12" text:outline-level="3">
<text:span text:style-name="T4">
先美好 后失望</text:span>
</text:h>
      <text:p text:style-name="P4">
</text:p>
      <text:p text:style-name="P4">
“运了吗”在广告中明确承诺“双清包税送到门”</text:p>
      <text:p text:style-name="P4">
在 <text:a xlink:type="simple" xlink:href="https://www.dw.com/zh/zh/中國收緊管控-中秋至二十大嚴防本土疫情/a-63065282" text:style-name="Internet_20_link" text:visited-style-name="Visited_20_Internet_20_Link">
 中国处于严格新冠管制措施下的2022年 </text:a>
，“运了吗”通过微信小程序向客户提供中国至欧洲的铁路和航空物流运输服务。用“寄欧洲淡季大促，普货6元/公斤、敏感货14元/公斤，1公斤起寄，错过等一年”这样非常具有吸引力的超低价格攻势，通过在包括“华侨新天地”、“德中网”、“爱荷兰平台”等欧洲各种华文媒体和自媒体投放广告，吸引了大量因新冠管制措施无法返回中国的海外华人客户。</text:p>
      <text:p text:style-name="P4">
“运了吗”的运营模式是让用户把要寄往欧洲的产品，发送至位于东莞市塘厦镇的一个收货地址。然后安排其物流客服人员为用户重新打包整理货物，主要通过中欧班列集中发送至欧洲的指定地址。</text:p>
      <text:p text:style-name="P4">
刚开始，一切都是美好的。包括A女士和B女士在内的客户们2022年纷纷下单，也比较顺利地在等待了大约30至40天后，拿到了从中国寄出的货物。由于愉快的使用体验，A女士和B女士以及其他客户纷纷继续下单。但从2023年4月份开始，越来越多“运了吗”的客户像A、B女士一样，发现自己的货物没有像物流追踪信息上写的那样，已经顺利在中国完成报关，进入欧洲。而是悄然无息的消失在了“中欧班列”沿线上的某个地方。</text:p>
      <text:h text:style-name="P12" text:outline-level="3">
<text:span text:style-name="T4">
“我的包裹运去哪儿啦”</text:span>
</text:h>
      <text:p text:style-name="P4">
据德国之声调查了解，目前无法按照和“运了吗”的服务合同收货的欧洲华人大约有上千人，遍布德国、西班牙、法国、荷兰、意大利、丹麦、比利时、瑞士、捷克等国家。受影响的华人组成了包括“运了吗受害者共同努力群”等多个维权群组，最多的单个群组成员目前已超过430人。大多数加入维权群体人士的首要问题的是：我的包裹运去哪儿啦？</text:p>
      <text:p text:style-name="P4">
事实是，如今许多客户仍然没有得到与货物下落相关的任何信息。同时也有许多客户收到了发件邮箱名称包括“llcw”，注册于谷歌Gmail的邮件，称客户在与该中间商签署“保密协议”并向其位于爱沙尼亚和立陶宛的关联账号补交最高达上千欧元的额外费用后，这个邮箱背后的公司VOLUNTADJW S.L. 负责向客户发送“运了吗”承运的货物。</text:p>
      <text:p text:style-name="P4">
据德国之声掌握的消息，相关“保密协议”的核心内容为，中间商VOLUNTAD JW S.L.作为甲方，向乙方客户披露所有信息，乙方应当保密。合同的起草方VOLUNTAD JW S.L.指出：鉴于乙方的货物在欧洲属于“三无产品，存储，运输会给甲方带来巨大风险”，所以甲方要求该信息被保密。如有违反，甲方有权“销毁，变卖”乙方在海外仓中的货物。</text:p>
      <text:p text:style-name="P4">
</text:p>
      <text:p text:style-name="P4">
客户被要求签署“保密协议”的部分内容</text:p>
      <text:p text:style-name="P4">
C女士也收到了VOLUNTAD JWS.L.公司要求追缴额外运费的通知。但和维权组织的中的许多人一样，不认同这样的要求。C女士明确指出，因为“运了吗”在微信等中国社交媒体上放出的广告宣传是“双清包税派送到门”的“中欧全包铁路”服务。如今在货物没有完成“门到门”的运输时，承运方要求支付额外费用才能完成合同义务的说法完全没有任何法律依据。</text:p>
      <text:p text:style-name="P4">
此外，维权组织还就VOLUNTAD JWS.L.要求签署的“保密协议”的合法性提出质疑。因为客户初次拿到的保密协议中，并无甲方信息，要求客户签订协议并回传后，才会提供甲方信息。“运了吗”维权组织认为：这等于通过一份不明签订主体的协议，要求用户“吃个哑巴亏”，已经“属于赤裸裸的威逼利诱”，因此，该组织认为这一行为背后“必然又是‘运了吗’诈骗链条上的一环”。</text:p>
      <text:p text:style-name="P4">
B女士就是这条“诈骗链条”上，受到二次伤害的一员。虽然她自己寄出的货物价值只有不到3800元人民币，但考虑再三后，她向VOLUNTAD JWS.L.支付了其索要的约500欧元后续货运款项。但从此之后就只能收到中间商不断发出的“请耐心等待”信息。原本承诺的一周内发货也没有兑现。如今她在等待超过一个月后决定在居住地德国报警。</text:p>
      <text:h text:style-name="P12" text:outline-level="3">
<text:span text:style-name="T4">
货物滞留的原因</text:span>
</text:h>
      <text:p text:style-name="P4">
据维权群体的反应，所有在欧洲，包括在西班牙、德国、法国、意大利报警的华人都对报警能够产生的实质性作用不抱太大希望。他们更在乎货物究竟是出于什么样的原因无法送到。B女士认为，二次受害的经历让她意识到，这是一起从头到尾就预谋好的恶性诈骗。同样在欧洲从事海外仓业务多年的好友也完全同意她的想法。</text:p>
      <text:p text:style-name="P4">
有关货物滞留的原因，“运了吗”官方于5月17日给出的解释是三月底前发货的包裹遇到了海外仓查验，并表示“今年的查验非常严格”，但“请大家放心，我司的包裹没有违禁品，随机开箱检查也不用担心，最后大家都会拿到完整的包裹。”</text:p>
      <text:p text:style-name="P4">
但根据德国之声掌握的信息，“运了吗”曾于5月初就宣布因近期“大部分货物被海外查验”，延误正常运输后在工商、公安等部门收到了大量的投诉举报，导致公司场地“每天被工商、公安部门上门调查。员工陆续提出离职”。并需要面对各大社交平台的负面舆论，“使得客户严重流失。公司已经无法经营”，所以决定“不再对公司做出投入”。“运了吗”当时宣称，客户有关该公司“没有实际发货，在国内将客户货物包裹变卖，卷款运费跑路等情况”的指责均“不符合实际情况”。</text:p>
      <text:p text:style-name="P4">
不久后，中间商于5月下旬也向客户转达了“运了吗”已经破产停业的消息，并指出“运了吗”宣称“无义务对被查检的货物继续负责。”目前，“运了吗”和中间商的说法无法得到独立的认证。但可以确定的是，面对今年3月底之前就寄出货品的客户，“运了吗”在承诺到货期限过去数周,甚至数月后，才向部分客户传达了货品在海外被查验的信息。更有许多客户完全没有收到任何相关信息，导致不知情的客户在担忧和传言中选择了通过多个渠道投诉举报。此外维权组织代表还强调称：“运了吗”所指的被查检货物发货的时间跨度为2023年2月至5月，涉及无数个不同时间和批次的货物，没有全部遭遇稽查的可能。</text:p>
      <text:p text:style-name="P4">
中间商llcw在向客户发出的信件中强调：客户发出的大部分货物都属于“三无产品”，即无生产日期、无质量合格证书和生产厂家的产品。而且客户无法提供进口商完税证明、品牌出口授权和欧盟对产品质量的CE认证。所以在货品被查检后无法作相关处理。但维权组织代表的说法是：大多数客户所寄物品要么为自用物品，要么为礼物，要么为在中国国内通过合法渠道购买的商品，并无理由全部认定为三无产品。而且llcw一方在邮件中既不告知发件人的准确身份或公司信息，也无法提供权威的稽查文件证明，完全无法证明信息的真实性。</text:p>
      <text:h text:style-name="P12" text:outline-level="3">
<text:span text:style-name="T4">
“运了吗”背后究竟是谁？</text:span>
</text:h>
      <text:p text:style-name="P4">
</text:p>
      <text:p text:style-name="P4">
OKLOGI Limited公司在香港的注册信息显示董事为林益周</text:p>
      <text:p text:style-name="P4">
据德国之声掌握的信息，llcw中间商背后VOLUNTAD JW S.L.公司的实际控制人名叫林益周，中国国内居住地为浙江青田县。客户与该公司签订保密协议后，会被要求向另一家名为OKLOGILimited公司在爱沙尼亚和立陶宛的账号打款。而OKLOGILimited则是一家注册在香港的公司，注册股本仅有一万港币，由林益周担任公司董事。“运了吗”维权团体自行调查的结果显示：林是一位在西班牙的华商，也是“运了吗”的实际控制人。</text:p>
      <text:p text:style-name="P4">
当地工商注册信息显示，VOLUNTAD JW S.L. 是一家刚刚于2023年5月29日在西班牙巴塞罗那注册成立的公司。其法人名为LinYeqing。维权组织指出此人应为林益周的亲戚。而目前，大部分2月以来寄出的货物也已经到达西班牙。B女士无法理解的是，既然目前维权组织已经调查出一大部分滞留货物如今已经在西班牙的一个货舱。而且受害者当中又有许多西班牙当地的华人，为何没有人直接前往货舱一探究竟？</text:p>
      <text:p text:style-name="P4">
一种可能是受害者并不清楚“运了吗”的背景，不敢贸然前往。德国之声调查发现，微信小程序“运了吗”背后的运营商主体包括“杭州运了吗科技信息有限公司”。除此之外，与之相关的企业还包括“青田运了吗供应链管理有限公司”、“深圳市运了吗供应链管理有限公司”、“杭州欧易拼供应链管理有限公司”和“东莞市云顶国际物流有限公司”等关联企业。</text:p>
      <text:p text:style-name="P4">
相关调查发现，“杭州运了吗信息科技有限公司”法人代表在2023年3月初更改为“朱杰”之前为张科黎。已经在中国国家企业信用信息公示系统上被列入“经营异常名录”，原因是通过登记的住所或者经营场所无法联系到企业负责人。德国之声通过各种渠道，多次尝试联系“运了吗”在微信上的客服以及中间商VOLUNTADJW S.L.，至今没有得到任何回复。注册多个空壳公司，并频繁更换法人，也是维权团体向“运了吗”相关企业发出的核心指责之一。</text:p>
      <text:p text:style-name="P4">
</text:p>
      <text:p text:style-name="P4">
公开信息显示：VOLUNTAD JW S.L. 是一家刚刚于2023年5月底在西班牙巴塞罗那注册成立的公司</text:p>
      <text:h text:style-name="P12" text:outline-level="3">
<text:span text:style-name="T4">
微信维权 收到警方警告</text:span>
</text:h>
      <text:p text:style-name="P4">
A女士也曾经和维权群组中的多人一道，通过向中国和欧洲各国警方报案，尝试向“运了吗”施压找回自己托运的货物。她也曾求助于中国驻德国杜塞尔多夫领事馆协助调查相关物流公司的情况。得到的回复是“因驻外使领馆在当地无行政权、司法权、执法权，建议您联系律师和警方，通过法律途径维护自身合法权益”。</text:p>
      <text:p text:style-name="P4">
随后，A女士在维权群中其它成员的倡议下，准备在中国总理李强6月中旬访问德国期间，于中国驻德国大使馆门前举行维权活动并递交联名请愿信，希望引起中国政治高层对此事的关注。但A女士在微信维权群中发布了如何在德国合法合规报备示威抗议活动的消息后。其中国家人立即收到了当地公安部门的警告，称计划中的行动“不可取，应用合理合法方式寻找出路”。据A女士介绍，有类似经历的不止她一人。“陆续有很多群友收到了国内警方的电话，警告我们不要参与这样的行动”。最终，抗议行动没有成行。</text:p>
      <text:p text:style-name="P4">
B女士在德国海外仓物流业的朋友告诉她，林益周和其背后由亲戚朋友组成的诈骗团伙在业内已经“臭名昭著”，专门利用中欧班列在欧盟国家的一些漏洞，比如波兰、匈牙利等国海关的检查不力，甚至腐败来完成货物的清关。所以才能以像每公斤19人民币这样的价格，提供“包税”、“包清关”的货运服务。物流业内朋友给她的建议是，如果货物不是涉及上万欧元的高价值产品，就不太值得再花费精力和财力试图找回。</text:p>
      <text:h text:style-name="P12" text:outline-level="3">
<text:span text:style-name="T4">
“鸡生蛋蛋生鸡的死循环”</text:span>
</text:h>
      <text:p text:style-name="P4">
C女士向德国之声表示，目前就想知道自己货物在哪儿？“他们把我的货物怎么了？”因为她所寄出的虽然只是一些生活日常用品。但是据她了解，维权群中一些货主的货物是家人寄出的一些重要私人物品，“是不可替代的。价值也无法用金钱来衡量”，C女士表态称。</text:p>
      <text:p text:style-name="P4">
A女士也坦言，维权行动目前完全没有突破口。“就是一个鸡生蛋蛋生鸡的死循环”。因为虽然有很多人在德国报案，但是德国警方更多关注的是从相关企业在欧洲的银行账号来调查诈骗指责是否成立。而维权群体收集的与“运了吗”背后关联企业和法人的信息德国警方不予接受。A女士认为：从中国警方的角度来说，涉及到海外取证的事宜，需要有海外警方和当地中国使领馆的配合，同样有相当的难度。</text:p>
      <text:p text:style-name="P4">
“但是我们也没有别的选择，只能所有渠道都试一遍”，A女士认为，如今事情的突破，只能寄希望于“在国内有靠山、有背景、有人脉的人动用关系，推动国内的警方立案调查”。“运了吗受害者共同努力群”里的400多人，已经发起了向欧洲各地中国使领馆和侨联等机构发送报案材料的行动，也包括将所有维权和报案材料发送至一带一路的官方网站：“中国一带一路网”。</text:p>
      <text:p text:style-name="P4">
Source: <text:a xlink:type="simple" xlink:href="https://www.dw.com/zh/独家调查：当-运了吗？-变成-运去哪儿啦？/a-66231694" text:style-name="Internet_20_link" text:visited-style-name="Visited_20_Internet_20_Link">
https://www.dw.com/zh/独家调查：当-运了吗？-变成-运去哪儿啦？/a-66231694?maca=chi-rss-chi-all-1127-rdf</text:a>
</text:p>
      <!--NEWS-->
      <text:h text:style-name="P10" text:outline-level="1">
<text:span text:style-name="T4">
印度月球探测器“月船3号”顺利升空</text:span>
</text:h>
      <text:p text:style-name="P4">
Author: 联合早报 (Person)</text:p>
      <text:p text:style-name="P4">
Publisher: 联合早报 (Organization)</text:p>
      <text:p text:style-name="P4">
Published Time: 2023-07-14T22:31</text:p>
      <text:p text:style-name="P4">
Modified Time: 2023-07-14T22:31</text:p>
      <text:p text:style-name="P4">
Description: 印度月球探测器“月船3号”（Chandrayaan-3）于星期五（7月14日）下午发射升空。这是印度发射的第三个月球探测器。如果这次任务成功，印度将成为继美国、苏联和中国之后，第四...</text:p>
      <text:p text:style-name="P4">
Videos: []</text:p>
      <text:p text:style-name="P4">
Audios: []</text:p>
      <text:p text:style-name="P4">
Images: []</text:p>
      <text:p text:style-name="P4">
Type: NewsArticle</text:p>
      <text:p text:style-name="P4">
Breadcrumbs: ['即时', '国际']</text:p>
      <text:p text:style-name="P4">
Keywords: ['印度', '月球']</text:p>
      <!--METADATA-->
      <text:p text:style-name="P4">
印度月球探测器“月船3号”（Chandrayaan-3）于星期五（7月14日）下午发射升空。这是印度发射的第三个月球探测器。</text:p>
      <text:p text:style-name="P4">
如果这次任务成功，印度将成为继美国、苏联和中国之后，第四个实现受控落月的国家。中国通讯社报道，“月船3号”耗资约7300万美元（约9683万新元），是印度第二次尝试进行月面软着陆的探测器。</text:p>
      <text:p text:style-name="P4">
法新社报道，由印度空间研究组织开发的“月船3号”航天器包括一个名为Vikram（梵语意为“勇敢”）的着陆器和一个名为Pragyan（梵语意为“智慧”）的漫游车。</text:p>
      <text:p text:style-name="P4">
期刊《自然》的报道，“月船3号”火箭从印度南部安得拉邦东岸的斯里哈里科塔发射场发射升空，前往月球南极附近的一个着陆点。着陆器着陆后，印度空间研究组织（ISRO）的科学家计划部署月球车来研究月球的性质。如果成功，该任务将首次登陆月球南极，而以前的月球任务都是在低纬度地区着陆。</text:p>
      <text:p text:style-name="P4">
“月船3号”将收集图像并发回地球进行分析。</text:p>
      <text:p text:style-name="P4">
目前正在法国访问的印度总理莫迪通过社交媒体发文说，这次访问承载着“我们国家的希望和梦想”。</text:p>
      <text:p text:style-name="P4">
“月船3号”是继2008年成功发射的“月船1号”和2019年部分成功的“月船2号”之后的第三次发射任务。第二次任务成功发射了一个载有八个有效载荷的月球探测器，但携带月球车的着陆器在下降的最后时刻坠毁。ISRO主席斯里德哈拉·索马纳特（SreedharaSomanath）说，坠毁是软件出现错误导致的。</text:p>
      <text:p text:style-name="P4">
Source: <text:a xlink:type="simple" xlink:href="https://www.zaobao.com.sg/realtime/world/story20230714-1414002" text:style-name="Internet_20_link" text:visited-style-name="Visited_20_Internet_20_Link">
https://www.zaobao.com.sg/realtime/world/story20230714-1414002</text:a>
</text:p>
      <!--NEWS-->
      <text:h text:style-name="P10" text:outline-level="1">
<text:span text:style-name="T4">
英国说俄罗斯核潜艇缺席庆祝活动可能是由于维护和可用性问题</text:span>
</text:h>
      <text:p text:style-name="P4">
Author: chinese@voanews.com (美国之音)</text:p>
      <text:p text:style-name="P4">
Publisher: 美国之音中文网 (Type: NewsMediaOrganization)</text:p>
      <text:p text:style-name="P4">
Published Time: 2023-07-14T22:42:47+08:00</text:p>
      <text:p text:style-name="P4">
Modified Time: 2023-07-14 14:42:47Z</text:p>
      <text:p text:style-name="P4">
Description: 英国国防部星期五在有关乌克兰的每日报告中说，俄罗斯最近宣布，俄罗斯北方舰队的核动力潜艇将不会参加7月30日在圣彼得堡举行的海军日舰队检阅，“主要是由于”维护和可用性的担忧。</text:p>
      <text:p text:style-name="P4">
Videos: []</text:p>
      <text:p text:style-name="P4">
Images: []</text:p>
      <text:p text:style-name="P4">
Categories: ['欧洲', '军事', '乌克兰局势']</text:p>
      <text:p text:style-name="P4">
Type: None</text:p>
      <!--METADATA-->
      <text:p text:style-name="P4">
NoneNone</text:p>
      <text:p text:style-name="P4">
Source: <text:a xlink:type="simple" xlink:href="https://www.voachinese.com/a/russian-nuclear-subs-absence-from-celebration-likely-due-to-maintenance-20230714/7180716.html" text:style-name="Internet_20_link" text:visited-style-name="Visited_20_Internet_20_Link">
https://www.voachinese.com/a/russian-nuclear-subs-absence-from-celebration-likely-due-to-maintenance-20230714/7180716.html</text:a>
</text:p>
      <!--NEWS-->
      <text:h text:style-name="P10" text:outline-level="1">
<text:span text:style-name="T4">
金与正：若美国不放弃敌对政策 将面对朝鲜核威慑</text:span>
</text:h>
      <text:p text:style-name="P4">
Author: 联合早报 (Person)</text:p>
      <text:p text:style-name="P4">
Publisher: 联合早报 (Organization)</text:p>
      <text:p text:style-name="P4">
Published Time: 2023-07-14T23:06</text:p>
      <text:p text:style-name="P4">
Modified Time: 2023-07-14T23:06</text:p>
      <text:p text:style-name="P4">
Description: 朝鲜领导人金正恩的妹妹金与正警告，除非美国放弃她所说的针对平壤的“敌对政策”，否则，朝鲜将采取强大的“核威慑”来对付它。法新社报道，金与正还为朝鲜最新的洲际弹道导弹（ICBM）发射...</text:p>
      <text:p text:style-name="P4">
Videos: []</text:p>
      <text:p text:style-name="P4">
Audios: []</text:p>
      <text:p text:style-name="P4">
Images: []</text:p>
      <text:p text:style-name="P4">
Type: NewsArticle</text:p>
      <text:p text:style-name="P4">
Breadcrumbs: ['即时', '国际']</text:p>
      <text:p text:style-name="P4">
Keywords: ['金与正', '朝鲜', '洲际弹道导弹']</text:p>
      <!--METADATA-->
      <text:p text:style-name="P4">
朝鲜领导人金正恩的妹妹金与正警告，除非美国放弃她所说的针对平壤的“敌对政策”，否则，朝鲜将采取强大的“核威慑”来对付它。</text:p>
      <text:p text:style-name="P4">
法新社报道，金与正还为朝鲜最新的洲际弹道导弹（ICBM）发射辩护，认为这是一种自卫行动。</text:p>
      <text:p text:style-name="P4">
朝鲜星期三（7月12日）试射了一枚固体燃料导弹，导弹飞行高度最高达6648公里，导弹飞行了1001公里（622英里）后落入东海（也称为日本海）。</text:p>
      <text:p text:style-name="P4">
分析人士指出，导弹的轨迹表明它有能力到达美国大陆。</text:p>
      <text:p text:style-name="P4">
金与正在朝鲜中央通讯社星期五（14日）发表的一份声明中说：“在美国不接受放弃反朝政策的前提下……我们将努力建立最具压倒性的核威慑力量。”</text:p>
      <text:p text:style-name="P4">
她说，这次发射是“自卫演习……以保护朝鲜半岛免于陷入核战争”，并补充说，面对华盛顿的“敌对政策”，没有人可以责怪平壤。</text:p>
      <text:p text:style-name="P4">
她接着谴责联合国安全理事会对这次导弹试射的反应。安理会15个成员国中，包括韩国在内的10国在联合声明中谴责朝鲜的导弹试射举动，并指出朝鲜2023年试射20次弹道导弹，“一再地公然违反安理会多项决议”。</text:p>
      <text:p text:style-name="P4">
Source: <text:a xlink:type="simple" xlink:href="https://www.zaobao.com.sg/realtime/world/story20230714-1414014" text:style-name="Internet_20_link" text:visited-style-name="Visited_20_Internet_20_Link">
https://www.zaobao.com.sg/realtime/world/story20230714-1414014</text:a>
</text:p>
      <!--NEWS-->
      <text:h text:style-name="P10" text:outline-level="1">
<text:span text:style-name="T4">
王毅会见林芳正 吁日本慎重处置核处理水</text:span>
</text:h>
      <text:p text:style-name="P4">
Author: 联合早报 (Person)</text:p>
      <text:p text:style-name="P4">
Publisher: 联合早报 (Organization)</text:p>
      <text:p text:style-name="P4">
Published Time: 2023-07-14T23:49</text:p>
      <text:p text:style-name="P4">
Modified Time: 2023-07-14T23:49</text:p>
      <text:p text:style-name="P4">
Description: 中国中共中央外事工作委员会办公室主任王毅星期五（7月14日）在雅加达应约会见日本外长林芳正。林芳正就日本将排放核处理水作解释，王毅呼吁日方慎重处置，“不要一意孤行”。中国通讯社报道...</text:p>
      <text:p text:style-name="P4">
Videos: []</text:p>
      <text:p text:style-name="P4">
Audios: []</text:p>
      <text:p text:style-name="P4">
Images: []</text:p>
      <text:p text:style-name="P4">
Type: NewsArticle</text:p>
      <text:p text:style-name="P4">
Breadcrumbs: ['即时', '国际']</text:p>
      <text:p text:style-name="P4">
Keywords: ['亚细安', '中国', '日本', '福岛']</text:p>
      <!--METADATA-->
      <text:p text:style-name="P4">
中国中共中央外事工作委员会办公室主任王毅星期五（7月14日）在雅加达应约会见日本外长林芳正。林芳正就日本将排放核处理水作解释，王毅呼吁日方慎重处置，“不要一意孤行”。</text:p>
      <text:p text:style-name="P4">
中国通讯社报道，林芳正解释了日方在福岛“核处理水”排海问题上的想法，期望中方理解。王毅强调，日本“核污染水”排海事关海洋环境安全和人类生命健康。核事故产生的核污染水与核电站正常运行产生的废水性质完全不同，不能相提并论。向海洋排放核事故污染水在全球没有先例，也没有共同认可的标准。</text:p>
      <text:p text:style-name="P4">
王毅说，这既是一个科学问题，也是一个态度问题。日方应正视各方正当关切和专家不同意见，科学论证各种不同处理办法，以真诚态度同周边邻国充分沟通，务必慎重处置，不要一意孤行。</text:p>
      <text:p text:style-name="P4">
在稍早于印度尼西亚首都雅加达举行的亚细安加三外长会上，王毅与林芳正对核处理水的立场互不相让。</text:p>
      <text:p text:style-name="P4">
谈到双边关系时，王毅说，45年前，中日双方缔结和平友好条约，以法律形式规定中日应当坚持和平、友好、合作，为两国交往确立了永不过时、历久弥新的原则和方向。双方应以缔约45周年为契机，共同致力于构建契合新时代要求的中日关系。</text:p>
      <text:p text:style-name="P4">
林芳正指出，两国在广泛领域合作潜力巨大。近段时期，双方交往密切展开，日方对此表示欢迎，希望进一步加强人文交流。日方高度重视同中方加强对话沟通，期待以日中和平友好条约缔结45周年为契机，以两国领导人共识为指引，构筑建设性、稳定的日中关系，为双方高层交往创造条件。</text:p>
      <text:p text:style-name="P4">
Source: <text:a xlink:type="simple" xlink:href="https://www.zaobao.com.sg/realtime/world/story20230714-1414024" text:style-name="Internet_20_link" text:visited-style-name="Visited_20_Internet_20_Link">
https://www.zaobao.com.sg/realtime/world/story20230714-1414024</text:a>
</text:p>
      <!--NEWS-->
      <text:h text:style-name="P10" text:outline-level="1">
<text:span text:style-name="T4">
北京推出AI服务新规 明确要求为国家安全和社会公共利益服务</text:span>
</text:h>
      <text:p text:style-name="P4">
Author: chinese@voanews.com (木风)</text:p>
      <text:p text:style-name="P4">
Publisher: 美国之音中文网 (Type: NewsMediaOrganization)</text:p>
      <text:p text:style-name="P4">
Published Time: 2023-07-14T23:59:33+08:00</text:p>
      <text:p text:style-name="P4">
Modified Time: 2023-07-14 15:59:33Z</text:p>
      <text:p text:style-name="P4">
Description: 中国国家网信办等七部门周四（7月13日）公布了《生成式人工智能服务管理暂行办法》，明确要求人工智能的发展和应用必须与维护国家安全和社会公共利益相联系。</text:p>
      <text:p text:style-name="P4">
Videos: []</text:p>
      <text:p text:style-name="P4">
Images: []</text:p>
      <text:p text:style-name="P4">
Categories: ['中国', '法律', '科技']</text:p>
      <text:p text:style-name="P4">
Type: None</text:p>
      <!--METADATA-->
      <text:p text:style-name="P4">
NoneNone</text:p>
      <text:p text:style-name="P4">
Source: <text:a xlink:type="simple" xlink:href="https://www.voachinese.com/a/china-announces-rules-to-keep-ai-bound-by-core-socialist-values-20230714/7180773.html" text:style-name="Internet_20_link" text:visited-style-name="Visited_20_Internet_20_Link">
https://www.voachinese.com/a/china-announces-rules-to-keep-ai-bound-by-core-socialist-values-20230714/7180773.html</text:a>
</text:p>
      <!--NEWS-->
      <text:h text:style-name="P10" text:outline-level="1">
<text:span text:style-name="T4">
热浪袭击希腊 雅典卫城因高温一度关闭</text:span>
</text:h>
      <text:p text:style-name="P4">
Publisher: 法新社</text:p>
      <text:p text:style-name="P4">
Published Time: 2023-07-15T-1:32:08+00:00</text:p>
      <text:p text:style-name="P4">
Modified Time: 2023-07-15T07:20:03+00:00</text:p>
      <text:p text:style-name="P4">
Description: （法新社雅典14日电） 随着热浪不断袭击希腊，该国最受欢迎的观光景点雅典卫城在今天中午最热的时段暂时关闭，且卫城明天很可能再次因为高温关闭。</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3.617581in" draw:z-index="0">
<draw:image xlink:href="../Images/rficn/2023-07-15T-1-32-08-00-00/000000.png" xlink:type="simple" xlink:show="embed" xlink:actuate="onLoad" draw:mime-type="image/png"/>
</draw:frame>
</text:p>
      <text:p text:style-name="P4">
希腊文化部长曼多尼（LinaMendoni）告诉希腊广播电视公司（ERT），「为了保护工作人员及观光客」，当地时间中午到下午5时这段期间，被联合国教科文组织（UNESCO）列为世界文化遗产的景点雅典卫城（Acropolis）会暂停开放。</text:p>
      <text:p text:style-name="P4">
曼多尼说：「明天我们很可能采取相同的措施。」</text:p>
      <text:p text:style-name="P4">
希腊国家气象机构EMY表示，雅典今天气温达到摄氏39度，希腊部分地区明天还可能出现摄氏44度的高温。</text:p>
      <text:p text:style-name="P4">
卫城所在的圣岩（Sacred Rock）周遭其他热门观光景点，像是古市场（Ancient Agora）等仍旧维持开放。</text:p>
      <text:p text:style-name="P4">
最近几个月，前往卫城的观光客人数明显增加。卫城通常每天从上午8时开放到晚间8时。</text:p>
      <text:p text:style-name="P4">
不少观光客在关闭的卫城入口处因为扑空难掩失望神情，并称官方网站没有提供足够的资讯。</text:p>
      <text:p text:style-name="P4">
Source: <text:a xlink:type="simple" xlink:href="https://www.rfi.fr/cn/%E5%9B%BD%E9%99%85%E6%8A%A5%E9%81%93/20230715-%E7%83%AD%E6%B5%AA%E8%A2%AD%E5%87%BB%E5%B8%8C%E8%85%8A-%E9%9B%85%E5%85%B8%E5%8D%AB%E5%9F%8E%E5%9B%A0%E9%AB%98%E6%B8%A9%E4%B8%80%E5%BA%A6%E5%85%B3%E9%97%AD" text:style-name="Internet_20_link" text:visited-style-name="Visited_20_Internet_20_Link">
https://www.rfi.fr/cn/%E5%9B%BD%E9%99%85%E6%8A%A5%E9%81%93/20230715-%E7%83%AD%E6%B5%AA%E8%A2%AD%E5%87%BB%E5%B8%8C%E8%85%8A-%E9%9B%85%E5%85%B8%E5%8D%AB%E5%9F%8E%E5%9B%A0%E9%AB%98%E6%B8%A9%E4%B8%80%E5%BA%A6%E5%85%B3%E9%97%AD</text:a>
</text:p>
      <!--NEWS-->
      <text:h text:style-name="P10" text:outline-level="1">
<text:span text:style-name="T4">
中概股简报：蔚来李斌批评美国贸易保护主义 (Free Version)</text:span>
</text:h>
      <text:p text:style-name="P4">
Author: None</text:p>
      <text:p text:style-name="P4">
Publisher: 华尔街日报中文网</text:p>
      <text:p text:style-name="P4">
Published Time: 2023-07-15T-7:25:00.000Z</text:p>
      <text:p text:style-name="P4">
Modified Time: 2023-07-15T00:25:00.000Z</text:p>
      <text:p text:style-name="P4">
Created Time: 2023-07-14T23:09:00.000Z</text:p>
      <text:p text:style-name="P4">
Description: 韩国和马来西亚用户来华可用本国电子钱包扫码支付；全国外卖行业首份平台企业集体合同签订；智能网联汽车自动驾驶地图基础平台产业联盟在京成立。</text:p>
      <text:p text:style-name="P4">
Images: []</text:p>
      <text:p text:style-name="P4">
Categories: ['金融市场', '股市']</text:p>
      <text:p text:style-name="P4">
Keywords: SYND</text:p>
      <text:p text:style-name="P4">
Type: Article</text:p>
      <!--METADATA-->
      <text:p text:style-name="P4">
<text:span text:style-name="T4">
李斌批评美国贸易保护主义 ：中国欢迎马斯克，你却不让我卖车</text:span>
</text:p>
      <text:p text:style-name="P4">
Source: <text:a xlink:type="simple" xlink:href="https://cn.wsj.com/articles/%E4%B8%AD%E6%A6%82%E8%82%A1%E7%AE%80%E6%8A%A5-%E8%94%9A%E6%9D%A5%E6%9D%8E%E6%96%8C%E6%89%B9%E8%AF%84%E7%BE%8E%E5%9B%BD%E8%B4%B8%E6%98%93%E4%BF%9D%E6%8A%A4%E4%B8%BB%E4%B9%89-6b0c8dde" text:style-name="Internet_20_link" text:visited-style-name="Visited_20_Internet_20_Link">
https://cn.wsj.com/articles/%E4%B8%AD%E6%A6%82%E8%82%A1%E7%AE%80%E6%8A%A5-%E8%94%9A%E6%9D%A5%E6%9D%8E%E6%96%8C%E6%89%B9%E8%AF%84%E7%BE%8E%E5%9B%BD%E8%B4%B8%E6%98%93%E4%BF%9D%E6%8A%A4%E4%B8%BB%E4%B9%89-6b0c8dde</text:a>
</text:p>
      <!--NEWS-->
      <text:h text:style-name="P10" text:outline-level="1">
<text:span text:style-name="T4">
TikTok、微信安全性再遭质疑 澳大利亚民众个资恐落中共手中</text:span>
</text:h>
      <text:p text:style-name="P4">
Author: chinese@voanews.com (林柏宏)</text:p>
      <text:p text:style-name="P4">
Publisher: 美国之音中文网 (Type: NewsMediaOrganization)</text:p>
      <text:p text:style-name="P4">
Published Time: 2023-07-15T00:01:23+08:00</text:p>
      <text:p text:style-name="P4">
Modified Time: 2023-07-14 20:21:20Z</text:p>
      <text:p text:style-name="P4">
Description: 澳大利亚参议院本周就社媒安全问题举行系列听证会，TikTok高层在会上坦承，中国员工能获取澳大利亚用户数据，而微信母公司则是直接拒绝派员出席。专家分析，这显示TikTok和微信仍存有重大安全疑虑，中共的审查之手可能已经伸向澳大利亚，但澳大利亚不太可能因此全面禁用TikTok及微信。</text:p>
      <text:p text:style-name="P4">
Videos: []</text:p>
      <text:p text:style-name="P4">
Images: []</text:p>
      <text:p text:style-name="P4">
Categories: ['科技', '文化', '亚太', '中国']</text:p>
      <text:p text:style-name="P4">
Type: None</text:p>
      <!--METADATA-->
      <text:p text:style-name="P4">
NoneNone</text:p>
      <text:p text:style-name="P4">
Source: <text:a xlink:type="simple" xlink:href="https://www.voachinese.com/a/australian-lawmakers-grill-tiktok-meta-officials-over-china-links-foreign-interference-covid-19-origins-20230714/7181062.html" text:style-name="Internet_20_link" text:visited-style-name="Visited_20_Internet_20_Link">
https://www.voachinese.com/a/australian-lawmakers-grill-tiktok-meta-officials-over-china-links-foreign-interference-covid-19-origins-20230714/7181062.html</text:a>
</text:p>
      <!--NEWS-->
      <text:h text:style-name="P10" text:outline-level="1">
<text:span text:style-name="T4">
美国股市本周上涨，通胀担忧放缓 (Free Version)</text:span>
</text:h>
      <text:p text:style-name="P4">
Author: Karen Langley</text:p>
      <text:p text:style-name="P4">
Publisher: 华尔街日报中文网</text:p>
      <text:p text:style-name="P4">
Published Time: 2023-07-15T00:25:00.000Z</text:p>
      <text:p text:style-name="P4">
Modified Time: 2023-07-15T00:25:00.000Z</text:p>
      <text:p text:style-name="P4">
Created Time: 2023-07-14T23:10:00.000Z</text:p>
      <text:p text:style-name="P4">
Description: 标普500指数周五徘徊在2022年4月以来的最高收盘点位附近，此前本周通胀降温的迹象提振了股市。</text:p>
      <text:p text:style-name="P4">
Images: []</text:p>
      <text:p text:style-name="P4">
Categories: ['金融市场', '股市']</text:p>
      <text:p text:style-name="P4">
Keywords: SYND</text:p>
      <text:p text:style-name="P4">
Type: Article</text:p>
      <!--METADATA-->
      <text:p text:style-name="P4">
标普500指数周五徘徊在2022年4月以来的最高收盘点位附近，此前本周通胀降温的迹象提振了股市。</text:p>
      <text:p text:style-name="P4">
Source: <text:a xlink:type="simple" xlink:href="https://cn.wsj.com/articles/%E7%BE%8E%E5%9B%BD%E8%82%A1%E5%B8%82%E6%9C%AC%E5%91%A8%E4%B8%8A%E6%B6%A8-%E9%80%9A%E8%83%80%E6%8B%85%E5%BF%A7%E6%94%BE%E7%BC%93-c57ae075" text:style-name="Internet_20_link" text:visited-style-name="Visited_20_Internet_20_Link">
https://cn.wsj.com/articles/%E7%BE%8E%E5%9B%BD%E8%82%A1%E5%B8%82%E6%9C%AC%E5%91%A8%E4%B8%8A%E6%B6%A8-%E9%80%9A%E8%83%80%E6%8B%85%E5%BF%A7%E6%94%BE%E7%BC%93-c57ae075</text:a>
</text:p>
      <!--NEWS-->
      <text:h text:style-name="P10" text:outline-level="1">
<text:span text:style-name="T4">
加密货币交易所币安裁员1,000多人 (Free Version)</text:span>
</text:h>
      <text:p text:style-name="P4">
Author: Patricia Kowsmann / Caitlin Ostroff</text:p>
      <text:p text:style-name="P4">
Publisher: 华尔街日报中文网</text:p>
      <text:p text:style-name="P4">
Published Time: 2023-07-15T00:30:00.000Z</text:p>
      <text:p text:style-name="P4">
Modified Time: 2023-07-15T00:30:00.000Z</text:p>
      <text:p text:style-name="P4">
Created Time: 2023-07-14T23:18:00.000Z</text:p>
      <text:p text:style-name="P4">
Description: 加密货币交易所巨头币安裁减了大批员工，目前该公司正在努力应对联邦调查以及美国和海外的监管打击，这可能会对其业务产生重大影响。</text:p>
      <text:p text:style-name="P4">
Images: []</text:p>
      <text:p text:style-name="P4">
Categories: ['金融市场']</text:p>
      <text:p text:style-name="P4">
Keywords: SYND</text:p>
      <text:p text:style-name="P4">
Type: Article</text:p>
      <!--METADATA-->
      <text:p text:style-name="P4">
加密货币交易所巨头币安(Binance)裁减了大批员工，目前该公司正在努力应对联邦调查以及美国和海外的监管打击，这可能会对其业务产生重大影响。</text:p>
      <text:p text:style-name="P4">
Source: <text:a xlink:type="simple" xlink:href="https://cn.wsj.com/articles/%E5%8A%A0%E5%AF%86%E8%B4%A7%E5%B8%81%E4%BA%A4%E6%98%93%E6%89%80%E5%B8%81%E5%AE%89%E8%A3%81%E5%91%981-000%E5%A4%9A%E4%BA%BA-70386bb" text:style-name="Internet_20_link" text:visited-style-name="Visited_20_Internet_20_Link">
https://cn.wsj.com/articles/%E5%8A%A0%E5%AF%86%E8%B4%A7%E5%B8%81%E4%BA%A4%E6%98%93%E6%89%80%E5%B8%81%E5%AE%89%E8%A3%81%E5%91%981-000%E5%A4%9A%E4%BA%BA-70386bb</text:a>
</text:p>
      <!--NEWS-->
      <text:h text:style-name="P10" text:outline-level="1">
<text:span text:style-name="T4">
AT＆T等电信类股下跌，《华尔街日报》调查显示其电缆含铅 (Free Version)</text:span>
</text:h>
      <text:p text:style-name="P4">
Author: Thomas Gryta / Coulter Jones</text:p>
      <text:p text:style-name="P4">
Publisher: 华尔街日报中文网</text:p>
      <text:p text:style-name="P4">
Published Time: 2023-07-15T00:43:00.000Z</text:p>
      <text:p text:style-name="P4">
Modified Time: 2023-07-15T00:43:00.000Z</text:p>
      <text:p text:style-name="P4">
Created Time: 2023-07-14T23:36:00.000Z</text:p>
      <text:p text:style-name="P4">
Description: AT＆T股价下跌，此前《华尔街日报》的一项调查显示，美国的电话公司留下的电缆含有有毒的铅，一名研究分析师下调了该公司股票评级。</text:p>
      <text:p text:style-name="P4">
Images: []</text:p>
      <text:p text:style-name="P4">
Categories: ['商业']</text:p>
      <text:p text:style-name="P4">
Keywords: SYND</text:p>
      <text:p text:style-name="P4">
Type: Article</text:p>
      <!--METADATA-->
      <text:p text:style-name="P4">
美国电话电报公司(AT&amp;T Inc., T)股价下跌，此前《华尔街日报》(The Wall StreetJournal)的一项调查显示，美国的电话公司留下的电缆含有有毒的铅，一名研究分析师下调了该公司股票评级。</text:p>
      <text:p text:style-name="P4">
Source: <text:a xlink:type="simple" xlink:href="https://cn.wsj.com/articles/at-t%E7%AD%89%E7%94%B5%E4%BF%A1%E7%B1%BB%E8%82%A1%E4%B8%8B%E8%B7%8C-%E5%8D%8E%E5%B0%94%E8%A1%97%E6%97%A5%E6%8A%A5-%E8%B0%83%E6%9F%A5%E6%98%BE%E7%A4%BA%E5%85%B6%E7%94%B5%E7%BC%86%E5%90%AB%E9%93%85-9e2ac625" text:style-name="Internet_20_link" text:visited-style-name="Visited_20_Internet_20_Link">
https://cn.wsj.com/articles/at-t%E7%AD%89%E7%94%B5%E4%BF%A1%E7%B1%BB%E8%82%A1%E4%B8%8B%E8%B7%8C-%E5%8D%8E%E5%B0%94%E8%A1%97%E6%97%A5%E6%8A%A5-%E8%B0%83%E6%9F%A5%E6%98%BE%E7%A4%BA%E5%85%B6%E7%94%B5%E7%BC%86%E5%90%AB%E9%93%85-9e2ac625</text:a>
</text:p>
      <!--NEWS-->
      <text:h text:style-name="P10" text:outline-level="1">
<text:span text:style-name="T4">
前福斯新闻主持人Tucker Carlson准备创建一家新的媒体公司 (Free Version)</text:span>
</text:h>
      <text:p text:style-name="P4">
Author: Keach Hagey / Alexa Corse</text:p>
      <text:p text:style-name="P4">
Publisher: 华尔街日报中文网</text:p>
      <text:p text:style-name="P4">
Published Time: 2023-07-15T01:05:00.000Z</text:p>
      <text:p text:style-name="P4">
Modified Time: 2023-07-15T01:05:00.000Z</text:p>
      <text:p text:style-name="P4">
Created Time: 2023-07-14T23:47:00.000Z</text:p>
      <text:p text:style-name="P4">
Description: 据知情人士透露，前福斯新闻主持人Tucker Carlson和前白宫顾问Neil Patel正寻求筹集资金创办一家新的媒体公司，该新公司可能使用Twitter上的一些视频作为内容基础。</text:p>
      <text:p text:style-name="P4">
Images: []</text:p>
      <text:p text:style-name="P4">
Categories: ['商业']</text:p>
      <text:p text:style-name="P4">
Keywords: SYND</text:p>
      <text:p text:style-name="P4">
Type: Article</text:p>
      <!--METADATA-->
      <text:p text:style-name="P4">
据知情人士透露，前福斯新闻(Fox News)主持人Tucker Carlson和前白宫顾问NeilPatel正寻求筹集资金创办一家新的媒体公司，该新公司可能使用Twitter上的一些视频作为内容基础。</text:p>
      <text:p text:style-name="P4">
Source: <text:a xlink:type="simple" xlink:href="https://cn.wsj.com/articles/%E5%89%8D%E7%A6%8F%E6%96%AF%E6%96%B0%E9%97%BB%E4%B8%BB%E6%8C%81%E4%BA%BAtucker-carlson%E5%87%86%E5%A4%87%E5%88%9B%E5%BB%BA%E4%B8%80%E5%AE%B6%E6%96%B0%E7%9A%84%E5%AA%92%E4%BD%93%E5%85%AC%E5%8F%B8-f52ac4c6" text:style-name="Internet_20_link" text:visited-style-name="Visited_20_Internet_20_Link">
https://cn.wsj.com/articles/%E5%89%8D%E7%A6%8F%E6%96%AF%E6%96%B0%E9%97%BB%E4%B8%BB%E6%8C%81%E4%BA%BAtucker-carlson%E5%87%86%E5%A4%87%E5%88%9B%E5%BB%BA%E4%B8%80%E5%AE%B6%E6%96%B0%E7%9A%84%E5%AA%92%E4%BD%93%E5%85%AC%E5%8F%B8-f52ac4c6</text:a>
</text:p>
      <!--NEWS-->
      <text:h text:style-name="P10" text:outline-level="1">
<text:span text:style-name="T4">
美国旅游机构派团访华招揽生意 中国游客消费能力大不如前</text:span>
</text:h>
      <text:p text:style-name="P4">
Author: chinese@voanews.com (张木林)</text:p>
      <text:p text:style-name="P4">
Publisher: 美国之音中文网 (Type: NewsMediaOrganization)</text:p>
      <text:p text:style-name="P4">
Published Time: 2023-07-15T01:08:33+08:00</text:p>
      <text:p text:style-name="P4">
Modified Time: 2023-07-14 17:35:15Z</text:p>
      <text:p text:style-name="P4">
Description: 美国加州旅游局和纽约市旅游局在未来几周内将开启中国销售之旅，在8月和9月进行自疫情爆发以来首次赴华招揽生意，吸引中国游客到美国旅游。美国品牌总公司综合营销高级副总裁斯塔西·梅尔曼表示：“中国对美国的需求非常高，但是目前航班的容量实在有限”。</text:p>
      <text:p text:style-name="P4">
Videos: []</text:p>
      <text:p text:style-name="P4">
Images: []</text:p>
      <text:p text:style-name="P4">
Categories: ['经济·金融·贸易', '文化', '中国', '娱乐']</text:p>
      <text:p text:style-name="P4">
Type: None</text:p>
      <!--METADATA-->
      <text:p text:style-name="P4">
NoneNone</text:p>
      <text:p text:style-name="P4">
Source: <text:a xlink:type="simple" xlink:href="https://www.voachinese.com/a/us-to-start-road-show-to-attract-chinese-tourists-20230714/7181176.html" text:style-name="Internet_20_link" text:visited-style-name="Visited_20_Internet_20_Link">
https://www.voachinese.com/a/us-to-start-road-show-to-attract-chinese-tourists-20230714/7181176.html</text:a>
</text:p>
      <!--NEWS-->
      <text:h text:style-name="P10" text:outline-level="1">
<text:span text:style-name="T4">
伊拉克与伊朗达成石油换天然气协议，试图绕过美国制裁 (Free Version)</text:span>
</text:h>
      <text:p text:style-name="P4">
Author: David S. Cloud / Ghassan Adnan</text:p>
      <text:p text:style-name="P4">
Publisher: 华尔街日报中文网</text:p>
      <text:p text:style-name="P4">
Published Time: 2023-07-15T01:30:00.000Z</text:p>
      <text:p text:style-name="P4">
Modified Time: 2023-07-15T01:30:00.000Z</text:p>
      <text:p text:style-name="P4">
Created Time: 2023-07-14T23:07:00.000Z</text:p>
      <text:p text:style-name="P4">
Description: 10年来，伊拉克一直从伊朗采购天然气，为数百万伊拉克家庭提供电力，但由于美国的制裁限制了对天然气费用的支付，巴格达因此欠下德黑兰数十亿美元的债务。</text:p>
      <text:p text:style-name="P4">
Images: []</text:p>
      <text:p text:style-name="P4">
Categories: ['国际']</text:p>
      <text:p text:style-name="P4">
Keywords: SYND</text:p>
      <text:p text:style-name="P4">
Type: Article</text:p>
      <!--METADATA-->
      <text:p text:style-name="P4">
10年来，伊拉克一直从伊朗采购天然气，为数百万伊拉克家庭提供电力，但由于美国的制裁限制了对天然气费用的支付，巴格达因此欠下德黑兰数十亿美元的债务。</text:p>
      <text:p text:style-name="P4">
Source: <text:a xlink:type="simple" xlink:href="https://cn.wsj.com/articles/%E4%BC%8A%E6%8B%89%E5%85%8B%E4%B8%8E%E4%BC%8A%E6%9C%97%E8%BE%BE%E6%88%90%E7%9F%B3%E6%B2%B9%E6%8D%A2%E5%A4%A9%E7%84%B6%E6%B0%94%E5%8D%8F%E8%AE%AE-%E8%AF%95%E5%9B%BE%E7%BB%95%E8%BF%87%E7%BE%8E%E5%9B%BD%E5%88%B6%E8%A3%81-68ddd278" text:style-name="Internet_20_link" text:visited-style-name="Visited_20_Internet_20_Link">
https://cn.wsj.com/articles/%E4%BC%8A%E6%8B%89%E5%85%8B%E4%B8%8E%E4%BC%8A%E6%9C%97%E8%BE%BE%E6%88%90%E7%9F%B3%E6%B2%B9%E6%8D%A2%E5%A4%A9%E7%84%B6%E6%B0%94%E5%8D%8F%E8%AE%AE-%E8%AF%95%E5%9B%BE%E7%BB%95%E8%BF%87%E7%BE%8E%E5%9B%BD%E5%88%B6%E8%A3%81-68ddd278</text:a>
</text:p>
      <!--NEWS-->
      <text:h text:style-name="P10" text:outline-level="1">
<text:span text:style-name="T4">
拜登与DNC的竞选筹款额远超特朗普 (Free Version)</text:span>
</text:h>
      <text:p text:style-name="P4">
Author: Ken Thomas / Catherine Lucey</text:p>
      <text:p text:style-name="P4">
Publisher: 华尔街日报中文网</text:p>
      <text:p text:style-name="P4">
Published Time: 2023-07-15T01:45:00.000Z</text:p>
      <text:p text:style-name="P4">
Modified Time: 2023-07-15T01:45:00.000Z</text:p>
      <text:p text:style-name="P4">
Created Time: 2023-07-15T00:06:00.000Z</text:p>
      <text:p text:style-name="P4">
Description: 美国总统拜登的竞选团队周五表示，自4月启动连任竞选以来，拜登与民主党全国委员会共同筹集了7,200万美元，这一金额超过了特朗普的筹款金额。</text:p>
      <text:p text:style-name="P4">
Images: []</text:p>
      <text:p text:style-name="P4">
Categories: ['国际']</text:p>
      <text:p text:style-name="P4">
Keywords: SYND</text:p>
      <text:p text:style-name="P4">
Type: Article</text:p>
      <!--METADATA-->
      <text:p text:style-name="P4">
美国总统拜登的竞选团队周五表示，自4月启动连任竞选以来，拜登与民主党全国委员会(DNC)共同筹集了7,200万美元，这一金额超过了角逐2024年总统提名的热门共和党人的筹款金额。</text:p>
      <text:p text:style-name="P4">
Source: <text:a xlink:type="simple" xlink:href="https://cn.wsj.com/articles/%E6%8B%9C%E7%99%BB%E4%B8%8Ednc%E7%9A%84%E7%AB%9E%E9%80%89%E7%AD%B9%E6%AC%BE%E9%A2%9D%E8%BF%9C%E8%B6%85%E7%89%B9%E6%9C%97%E6%99%AE-783f0625" text:style-name="Internet_20_link" text:visited-style-name="Visited_20_Internet_20_Link">
https://cn.wsj.com/articles/%E6%8B%9C%E7%99%BB%E4%B8%8Ednc%E7%9A%84%E7%AB%9E%E9%80%89%E7%AD%B9%E6%AC%BE%E9%A2%9D%E8%BF%9C%E8%B6%85%E7%89%B9%E6%9C%97%E6%99%AE-783f0625</text:a>
</text:p>
      <!--NEWS-->
      <text:h text:style-name="P10" text:outline-level="1">
<text:span text:style-name="T4">
CPTPP将开会审理中国和台湾的加入申请，台方担心北京报复</text:span>
</text:h>
      <text:p text:style-name="P4">
Author: chinese@voanews.com (木风)</text:p>
      <text:p text:style-name="P4">
Publisher: 美国之音中文网 (Type: NewsMediaOrganization)</text:p>
      <text:p text:style-name="P4">
Published Time: 2023-07-15T01:47:34+08:00</text:p>
      <text:p text:style-name="P4">
Modified Time: 2023-07-14 17:47:34Z</text:p>
      <text:p text:style-name="P4">
Description: 全面与进步跨太平洋伙伴关系协定(CPTPP)的成员计划在本周日（7月16日）在新西兰奥克兰开会，讨论中国和台湾的加入申请。这个议题可能会加深成员国之间的分歧。</text:p>
      <text:p text:style-name="P4">
Videos: []</text:p>
      <text:p text:style-name="P4">
Images: []</text:p>
      <text:p text:style-name="P4">
Categories: ['经济·金融·贸易', '中国', '台湾']</text:p>
      <text:p text:style-name="P4">
Type: None</text:p>
      <!--METADATA-->
      <text:p text:style-name="P4">
NoneNone</text:p>
      <text:p text:style-name="P4">
Source: <text:a xlink:type="simple" xlink:href="https://www.voachinese.com/a/divisive-china-taiwan-bids-to-join-pacific-trade-pact-in-focus-at-meet-20230714/7180885.html" text:style-name="Internet_20_link" text:visited-style-name="Visited_20_Internet_20_Link">
https://www.voachinese.com/a/divisive-china-taiwan-bids-to-join-pacific-trade-pact-in-focus-at-meet-20230714/7180885.html</text:a>
</text:p>
      <!--NEWS-->
      <text:h text:style-name="P10" text:outline-level="1">
<text:span text:style-name="T4">
美国众院通过一则涉台修正案，禁止五角大楼使用把台湾划入中国版图的地图</text:span>
</text:h>
      <text:p text:style-name="P4">
Author: chinese@voanews.com (松仁)</text:p>
      <text:p text:style-name="P4">
Publisher: 美国之音中文网 (Type: NewsMediaOrganization)</text:p>
      <text:p text:style-name="P4">
Published Time: 2023-07-15T02:04:30+08:00</text:p>
      <text:p text:style-name="P4">
Modified Time: 2023-07-14 18:04:30Z</text:p>
      <text:p text:style-name="P4">
Description: 美国联邦众议院星期四（7月13日）通过的2024财政年度国防授权法案（NDAA）中包含一则涉台修正案，该修正案禁止美国国防部使用任何将台湾作为中国一部分的地图。</text:p>
      <text:p text:style-name="P4">
Videos: []</text:p>
      <text:p text:style-name="P4">
Images: []</text:p>
      <text:p text:style-name="P4">
Categories: ['美国', '中国', '台湾']</text:p>
      <text:p text:style-name="P4">
Type: None</text:p>
      <!--METADATA-->
      <text:p text:style-name="P4">
NoneNone</text:p>
      <text:p text:style-name="P4">
Source: <text:a xlink:type="simple" xlink:href="https://www.voachinese.com/a/us-bars-pentagon-maps-from-depicting-taiwan-as-part-of-china-20230714/7180821.html" text:style-name="Internet_20_link" text:visited-style-name="Visited_20_Internet_20_Link">
https://www.voachinese.com/a/us-bars-pentagon-maps-from-depicting-taiwan-as-part-of-china-20230714/7180821.html</text:a>
</text:p>
      <!--NEWS-->
      <text:h text:style-name="P10" text:outline-level="1">
<text:span text:style-name="T4">
耶伦结束访华、北约峰会闭幕、富士康退出印度和本周更多重要故事</text:span>
</text:h>
      <text:p text:style-name="P4">
Author: https://www.facebook.com/bbcworldservice/</text:p>
      <text:p text:style-name="P4">
Publisher: BBC News 中文</text:p>
      <text:p text:style-name="P4">
Published Time: 2023-07-15T02:33:54.000Z</text:p>
      <text:p text:style-name="P4">
Modified Time: 2023-07-15T02:33:54.000Z</text:p>
      <text:p text:style-name="P4">
Description: 刚刚过去的一周，BBC中文有以下新闻内容受到读者的关注。如果你错过了它们，BBC中文带你一一回顾。</text:p>
      <text:p text:style-name="P4">
Images: ["<text:a xlink:type="simple" xlink:href="https://ichef.bbci.co.uk/news/640/cpsprodpb/4CDC/production/_130367691_89da7796-32d9-4de6-8719-c83c87803f97.jpg" text:style-name="Internet_20_link" text:visited-style-name="Visited_20_Internet_20_Link">
_130367691_89...</text:a>
", "<text:a xlink:type="simple" xlink:href="https://ichef.bbci.co.uk/news/640/cpsprodpb/1226D/production/_105894347_grey_line-nc.png" text:style-name="Internet_20_link" text:visited-style-name="Visited_20_Internet_20_Link">
_105894347_gr...</text:a>
", "<text:a xlink:type="simple" xlink:href="https://ichef.bbci.co.uk/news/640/cpsprodpb/8ED3/production/_130336563_121ade98-5d98-45e6-a91f-891fab4d7df1.jpg" text:style-name="Internet_20_link" text:visited-style-name="Visited_20_Internet_20_Link">
_130336563_12...</text:a>
"]</text:p>
      <text:p text:style-name="P4">
Videos: ["<text:a xlink:type="simple" xlink:href="https://www.bbc.com/ws/av-embeds/cps/zhongwen/simp/press-review-66199429/p0g0wcmm/zh-hans" text:style-name="Internet_20_link" text:visited-style-name="Visited_20_Internet_20_Link">
zh-hans</text:a>
", "<text:a xlink:type="simple" xlink:href="https://www.bbc.com/ws/av-embeds/cps/zhongwen/simp/press-review-66199429/p0g0zyc6/zh-hans" text:style-name="Internet_20_link" text:visited-style-name="Visited_20_Internet_20_Link">
zh-hans</text:a>
", "<text:a xlink:type="simple" xlink:href="https://www.bbc.com/ws/av-embeds/cps/zhongwen/simp/press-review-66199429/p0g0wfq6/zh-hans" text:style-name="Internet_20_link" text:visited-style-name="Visited_20_Internet_20_Link">
zh-hans</text:a>
"]</text:p>
      <text:p text:style-name="P4">
Tags: ['金融财经', '中美关系', '中國', '美国', '香港', '北大西洋公约组织']</text:p>
      <text:p text:style-name="P4">
Type: Article</text:p>
      <!--METADATA-->
      <text:h text:style-name="P12" text:outline-level="3">
<text:span text:style-name="T4">
耶伦结束访华、北约峰会闭幕、富士康退出印度和本周更多重要故事</text:span>
</text:h>
      <text:p text:style-name="P4">
8 小时前<draw:frame draw:style-name="fr1" draw:name="Image204" text:anchor-type="as-char" svg:width="6.9236in" svg:height="3.894525in" draw:z-index="0">
<draw:image xlink:href="../Images/BBC Chinese/2023-07-15T02-33-54.000Z/_130367691_89da7796-32d9-4de6-8719-c83c87803f97.jpg" xlink:type="simple" xlink:show="embed" xlink:actuate="onLoad" draw:mime-type="image/jpeg"/>
</draw:frame>
</text:p>
      <text:p text:style-name="P4">
图像来源，  Getty Images</text:p>
      <text:p text:style-name="P4">
<text:span text:style-name="T4">
七月第二周，美国财政部长耶伦结束访华，谈了从“脱钩”</text:span>
 <text:span text:style-name="T4">
到</text:span>
 <text:span text:style-name="T4">
镓锗管制、气候合作等问题，但悬而未决的关税问题并未出现在双方公开的议程中。</text:span>
</text:p>
      <text:p text:style-name="P4">
在立陶宛首都维尔纽斯举行的北约峰会闭幕，31个成员国发表公报，对中国发出了迄今最为强烈的谴责。</text:p>
      <text:p text:style-name="P4">
在两岸三地，歌手李玟去世掀起有关“阳光忧郁症”的讨论。</text:p>
      <text:p text:style-name="P4">
科技领域，富士康宣布退出印度半导体晶片厂合资企业。一些分析师表示，这对印度的科技产业发展是一个挫折。</text:p>
      <text:p text:style-name="P4">
刚刚过去的一周，BBC中文有以下新闻内容受到读者的关注。如果你错过了它们，BBC中文带你一一回顾。</text:p>
      <text:p text:style-name="P4">
<draw:frame draw:style-name="fr1" draw:name="Image205" text:anchor-type="as-char" svg:width="6.9236in" svg:height="0.021636in" draw:z-index="0">
<draw:image xlink:href="../Images/BBC Chinese/2023-07-15T02-33-54.000Z/_105894347_grey_line-nc.png" xlink:type="simple" xlink:show="embed" xlink:actuate="onLoad" draw:mime-type="image/png"/>
</draw:frame>
</text:p>
      <text:h text:style-name="P12" text:outline-level="3">
<text:span text:style-name="T4">
1. 美国财政部长耶伦结束访华</text:span>
</text:h>
      <text:p text:style-name="P4">
<draw:frame draw:style-name="fr1" draw:name="Image206" text:anchor-type="as-char" svg:width="6.9236in" svg:height="3.894525in" draw:z-index="0">
<draw:image xlink:href="../Images/BBC Chinese/2023-07-15T02-33-54.000Z/_130336563_121ade98-5d98-45e6-a91f-891fab4d7df1.jpg" xlink:type="simple" xlink:show="embed" xlink:actuate="onLoad" draw:mime-type="image/jpeg"/>
</draw:frame>
</text:p>
      <text:p text:style-name="P4">
图像来源，  Reuters</text:p>
      <text:p text:style-name="P4">
图像加注文字，</text:p>
      <text:p text:style-name="P4">
耶伦（左）与中国新财金主管何立峰（右）的首次会晤在彬彬有礼的气氛中举行。</text:p>
      <text:p text:style-name="P4">
美国财政部长耶伦7月9日离开中国，结束她成为财长后的首次访华行程。</text:p>
      <text:p text:style-name="P4">
在四天的访问中，耶伦会见了中国总理李强等官员以及中国的女性经济学家等人，谈了从“脱钩”到镓锗管制、气候合作等问题，但悬而未决的关税问题并未出现在双方公开的议程中。</text:p>
      <text:p text:style-name="P4">
从整体舆论来看，虽然美国国务卿布林肯访华时和中国国家主席习近平会面，但耶伦访华时间更长、内容更加丰富，外界认为这可能与耶伦长期在美国政府内部扮演的反对“关税战”和“脱钩”的角色有关。</text:p>
      <text:p text:style-name="P4">
<text:a xlink:type="simple" xlink:href="https://www.bbc.com/zhongwen/simp/chinese-news-66147637" text:style-name="Internet_20_link" text:visited-style-name="Visited_20_Internet_20_Link">
 耶伦访华：四天里见了谁谈了什么没谈什么？ </text:a>
  * <text:a xlink:type="simple" xlink:href="https://www.bbc.com/zhongwen/simp/world-66152123" text:style-name="Internet_20_link" text:visited-style-name="Visited_20_Internet_20_Link">
 耶伦的北京之行有改善美中关系吗 </text:a>
</text:p>
      <text:h text:style-name="P12" text:outline-level="3">
<text:span text:style-name="T4">
2. 北约峰会闭幕，成员国强烈谴责中国</text:span>
</text:h>
      <text:p text:style-name="P4">
</text:p>
      <text:p text:style-name="P4">
图像来源，  Reuters</text:p>
      <text:p text:style-name="P4">
图像加注文字，</text:p>
      <text:p text:style-name="P4">
北约峰会结束后，美国总统拜登在立陶宛维尔纽斯大学发表关于北约的演讲。</text:p>
      <text:p text:style-name="P4">
在刚刚结束的北约峰会上，澳大利亚、日本、新西兰和韩国等四个国家（即“IP4”，印太地区四国）的领导人再次受邀出席，加强了与北约之间的合作关系。北约31个成员国发表公报，对中国发出了迄今最为强烈的谴责。</text:p>
      <text:p text:style-name="P4">
在立陶宛首都维尔纽斯举行的为期两天的峰会中，北约领导人发表了一份措辞强硬的声明，称中国以其“公开的野心和强制性政策”挑战了北约的利益、安全和价值观，并抨击中国与俄罗斯的伙伴关系。</text:p>
      <text:p text:style-name="P4">
有分析指出，北约有扩张到亚太地区的意图，并将进一步参与美国对中国的遏制，美中关系和中欧关系也将更加紧张。</text:p>
      <text:p text:style-name="P4">
<text:a xlink:type="simple" xlink:href="https://www.bbc.com/zhongwen/simp/world-66186353" text:style-name="Internet_20_link" text:visited-style-name="Visited_20_Internet_20_Link">
 北约峰会闭幕：成员国强烈谴责中国 分析指北约意图挺进亚太 </text:a>
  * <text:a xlink:type="simple" xlink:href="https://www.bbc.com/zhongwen/simp/world-66162885" text:style-name="Internet_20_link" text:visited-style-name="Visited_20_Internet_20_Link">
 土耳其和匈牙利的支持为瑞典加入北约扫清最后障碍 </text:a>
</text:p>
      <text:h text:style-name="P12" text:outline-level="3">
<text:span text:style-name="T4">
3. 歌手李玟骤逝与有关“阳光忧郁症”的讨论</text:span>
</text:h>
      <text:p text:style-name="P4">
</text:p>
      <text:p text:style-name="P4">
图像来源，  Getty Images</text:p>
      <text:p text:style-name="P4">
图像加注文字，</text:p>
      <text:p text:style-name="P4">
李玟的家人确认她这几年罹患了忧郁症，有定期就医接受治疗。</text:p>
      <text:p text:style-name="P4">
知名歌手李玟上周在香港过世，震撼华人娱乐圈。李玟以个性开朗外向，工作追求完美几乎“零负评”的形象走红乐团近30年，她在48岁的年龄骤逝，引发全球华人圈的广泛讨论及哀悼。</text:p>
      <text:p text:style-name="P4">
李玟的家人向港媒确认，李玟这几年罹患了忧郁症（抑郁症），有定期就医接受治疗。名人心理健康的问题，随着李玟的去世再次成为各大媒体上的热门话题，甚至开启有关于“阳光忧郁症”（smilingdepression，也称“微笑忧郁症”）的讨论。</text:p>
      <text:p text:style-name="P4">
<text:a xlink:type="simple" xlink:href="https://www.bbc.com/zhongwen/simp/science-66162351" text:style-name="Internet_20_link" text:visited-style-name="Visited_20_Internet_20_Link">
 歌手李玟骤逝与有关“阳光忧郁症”的讨论 </text:a>
  * <text:a xlink:type="simple" xlink:href="https://www.bbc.com/zhongwen/simp/chinese-news-66117881" text:style-name="Internet_20_link" text:visited-style-name="Visited_20_Internet_20_Link">
 华语乐坛国际级歌手李玟罹患抑郁症离世，终年48岁 </text:a>
</text:p>
      <text:h text:style-name="P12" text:outline-level="3">
<text:span text:style-name="T4">
4. 富士康宣布退出印度半导体晶片厂合资企业</text:span>
</text:h>
      <text:p text:style-name="P4">
</text:p>
      <text:p text:style-name="P4">
图像来源，  Getty Images</text:p>
      <text:p text:style-name="P4">
图像加注文字，</text:p>
      <text:p text:style-name="P4">
富士康在中国郑州的一家工厂。成本低廉是富士康参与国际产业链合作的主要优势。</text:p>
      <text:p text:style-name="P4">
苹果iPhone供应商，台商鸿海科技集团旗下的富士康（Foxconn）已退出与印度石油龙头威达塔（Vedanta）合作的一项195亿美元的投资项目，该项目原本计划在在印度建设一座晶片制造厂。不到一年前，这两家公司宣布计划在印度总理莫迪家乡古吉拉特邦（​​Gujarat）投资这座晶片厂。</text:p>
      <text:p text:style-name="P4">
一些分析师表示，这对印度的科技产业发展是一个挫折。</text:p>
      <text:p text:style-name="P4">
富士康本周二告诉BBC，撤资的决定是与威达塔“互相协议”下达成。鸿海退出后，威达塔已完全拥有该合资企业。此外，该公司还表示，仍将继续支持印度政府的“印度制造”（Madein India）雄心。总部位于新德里的威达塔则表示，他们已“与其他合作伙伴合作，建立印度首家（晶片）代工厂”。</text:p>
      <text:p text:style-name="P4">
<text:a xlink:type="simple" xlink:href="https://www.bbc.com/zhongwen/simp/business-66173204" text:style-name="Internet_20_link" text:visited-style-name="Visited_20_Internet_20_Link">
 富士康宣布退出印度半导体晶片厂合资企业 </text:a>
  * <text:a xlink:type="simple" xlink:href="https://www.bbc.com/zhongwen/simp/world-66118850" text:style-name="Internet_20_link" text:visited-style-name="Visited_20_Internet_20_Link">
 中国限制出口半导体原材料 “以牙还牙”能否撼动全球供应链 </text:a>
</text:p>
      <text:h text:style-name="P12" text:outline-level="3">
<text:span text:style-name="T4">
5. 香港移民潮叠加退学潮</text:span>
</text:h>
      <text:p text:style-name="P4">
</text:p>
      <text:p text:style-name="P4">
图像来源，  Getty Images</text:p>
      <text:p text:style-name="P4">
图像加注文字，</text:p>
      <text:p text:style-name="P4">
2019年“反送中”运动后香港持续出现退学潮</text:p>
      <text:p text:style-name="P4">
暑假来临，香港又进入移民旺季。</text:p>
      <text:p text:style-name="P4">
官方最新数字显示四年间香港流失近6.8万名中小学生，过去一年的流失率更创近年高峰。</text:p>
      <text:p text:style-name="P4">
退学潮是如港府所言“最坏情况已过”，抑或只是开始？</text:p>
      <text:h text:style-name="P12" text:outline-level="3">
<text:span text:style-name="T4">
您也许还会对本周的这些故事感兴趣：</text:span>
</text:h>
      <text:p text:style-name="P4">
<text:a xlink:type="simple" xlink:href="https://www.bbc.com/zhongwen/simp/world-66198759" text:style-name="Internet_20_link" text:visited-style-name="Visited_20_Internet_20_Link">
 福岛核废水：在科学数据面前，当地居民仍恐惧“看不见的敌人” </text:a>
  * <text:a xlink:type="simple" xlink:href="https://www.bbc.com/zhongwen/simp/chinese-news-66188539" text:style-name="Internet_20_link" text:visited-style-name="Visited_20_Internet_20_Link">
 蚂蚁集团被罚71亿后阿里股价大涨 尘埃落定还是监管常态化？ </text:a>
  * <text:a xlink:type="simple" xlink:href="https://www.bbc.com/zhongwen/simp/uk-66186726" text:style-name="Internet_20_link" text:visited-style-name="Visited_20_Internet_20_Link">
 BBC主持人风波：资深新闻主播休·爱德华兹被确认为当事人 </text:a>
  * <text:a xlink:type="simple" xlink:href="https://www.bbc.com/zhongwen/simp/world-66162912" text:style-name="Internet_20_link" text:visited-style-name="Visited_20_Internet_20_Link">
 从创伤到新生：走进迎接朝鲜脱北者的韩国统一院 </text:a>
</text:p>
      <text:p text:style-name="P4">
<text:a xlink:type="simple" xlink:href="https://www.bbc.com/ws/av-embeds/cps/zhongwen/simp/press-review-66199429/p0g0wcmm/zh-hans" text:style-name="Internet_20_link" text:visited-style-name="Visited_20_Internet_20_Link">
 Video-1-Link：/ws/av-embeds/cps/zhongwen/simp/press-review-66199429/p0g0wcmm/zh-hans </text:a>
 <text:span text:style-name="T4">
你的器材不支持播放多媒体材料</text:span>
视频加注文字，</text:p>
      <text:p text:style-name="P4">
香港白沙湾游艇会（Hebe Haven Yacht Club）于7月13日在西贡的南风湾拍摄到鲸鱼出没，影片在网上引起热议。</text:p>
      <text:p text:style-name="P4">
<text:a xlink:type="simple" xlink:href="https://www.bbc.com/ws/av-embeds/cps/zhongwen/simp/press-review-66199429/p0g0zyc6/zh-hans" text:style-name="Internet_20_link" text:visited-style-name="Visited_20_Internet_20_Link">
 Video-2-Link：/ws/av-embeds/cps/zhongwen/simp/press-review-66199429/p0g0zyc6/zh-hans </text:a>
 <text:span text:style-name="T4">
你的器材不支持播放多媒体材料</text:span>
视频加注文字，</text:p>
      <text:p text:style-name="P4">
自从北京2020年在香港颁布国安法后，数十万人已经离开了这座城市。BBC《OurWorld》持续追踪了数名留下来以及移居海外的香港人，纪录政治、社会氛围的改变如何影响他们的生活。</text:p>
      <text:p text:style-name="P4">
<text:a xlink:type="simple" xlink:href="https://www.bbc.com/ws/av-embeds/cps/zhongwen/simp/press-review-66199429/p0g0wfq6/zh-hans" text:style-name="Internet_20_link" text:visited-style-name="Visited_20_Internet_20_Link">
 Video-3-Link：/ws/av-embeds/cps/zhongwen/simp/press-review-66199429/p0g0wfq6/zh-hans </text:a>
 <text:span text:style-name="T4">
你的器材不支持播放多媒体材料</text:span>
视频加注文字，</text:p>
      <text:p text:style-name="P4">
中国青年失业率创新高 全国兴起“地摊经济”</text:p>
      <text:p text:style-name="P4">
Source: <text:a xlink:type="simple" xlink:href="https://www.bbc.com/zhongwen/simp/press-review-66199429" text:style-name="Internet_20_link" text:visited-style-name="Visited_20_Internet_20_Link">
https://www.bbc.com/zhongwen/simp/press-review-66199429</text:a>
</text:p>
      <!--NEWS-->
      <text:h text:style-name="P10" text:outline-level="1">
<text:span text:style-name="T4">
英特尔在中国推定制版最新AI芯片凸显美国出口管制漏洞</text:span>
</text:h>
      <text:p text:style-name="P4">
Author: chinese@voanews.com (孙承)</text:p>
      <text:p text:style-name="P4">
Publisher: 美国之音中文网 (Type: NewsMediaOrganization)</text:p>
      <text:p text:style-name="P4">
Published Time: 2023-07-15T04:08:45+08:00</text:p>
      <text:p text:style-name="P4">
Modified Time: 2023-07-14 20:08:45Z</text:p>
      <text:p text:style-name="P4">
Description: 在美国政府不断加强对中国人工智能(AI)产业实施严厉限制之际，美国芯片制造商英特尔(Intel)本星期宣布面向中国市场推出了一款全新的人工智能芯片，这是美国科技公司绕过政府出口管制、竭力投身中国市场的最新一例。</text:p>
      <text:p text:style-name="P4">
Videos: []</text:p>
      <text:p text:style-name="P4">
Images: []</text:p>
      <text:p text:style-name="P4">
Categories: ['美国', '中国', '科技']</text:p>
      <text:p text:style-name="P4">
Type: None</text:p>
      <!--METADATA-->
      <text:p text:style-name="P4">
NoneNone</text:p>
      <text:p text:style-name="P4">
Source: <text:a xlink:type="simple" xlink:href="https://www.voachinese.com/a/intel-china-ai-chip-us-regulatory-loophole/7181348.html" text:style-name="Internet_20_link" text:visited-style-name="Visited_20_Internet_20_Link">
https://www.voachinese.com/a/intel-china-ai-chip-us-regulatory-loophole/7181348.html</text:a>
</text:p>
      <!--NEWS-->
      <text:h text:style-name="P10" text:outline-level="1">
<text:span text:style-name="T4">
柬埔寨排雷专家在波兰培训乌克兰人</text:span>
</text:h>
      <text:p text:style-name="P4">
Author: chinese@voanews.com (迈罗斯拉娃·贡加泽)</text:p>
      <text:p text:style-name="P4">
Publisher: 美国之音中文网 (Type: NewsMediaOrganization)</text:p>
      <text:p text:style-name="P4">
Published Time: 2023-07-15T04:35:16+08:00</text:p>
      <text:p text:style-name="P4">
Modified Time: 2023-07-14 20:35:16Z</text:p>
      <text:p text:style-name="P4">
Description: 俄罗斯入侵乌克兰已经一年半了，未爆地雷和弹药可见于近40%的乌克兰领土。乌克兰的朋友日本、柬埔寨、波兰和美国正在协助排雷努力。美国之音(VOA)走访了波兰的一处设施，柬埔寨专家在这里培训乌克兰紧急事务工作人员使用日本的排雷设备。</text:p>
      <text:p text:style-name="P4">
Videos: []</text:p>
      <text:p text:style-name="P4">
Images: []</text:p>
      <text:p text:style-name="P4">
Categories: ['乌克兰局势', '亚太', '欧洲', '军事', '编辑推荐']</text:p>
      <text:p text:style-name="P4">
Type: None</text:p>
      <!--METADATA-->
      <text:p text:style-name="P4">
NoneNone</text:p>
      <text:p text:style-name="P4">
Source: <text:a xlink:type="simple" xlink:href="https://www.voachinese.com/a/cambodian-demining-experts-training-ukrainians-in-poland-20230714/7181497.html" text:style-name="Internet_20_link" text:visited-style-name="Visited_20_Internet_20_Link">
https://www.voachinese.com/a/cambodian-demining-experts-training-ukrainians-in-poland-20230714/7181497.html</text:a>
</text:p>
      <!--NEWS-->
      <text:h text:style-name="P10" text:outline-level="1">
<text:span text:style-name="T4">
澳大利亚外长：与王毅进行了“坦率交谈”</text:span>
</text:h>
      <text:p text:style-name="P4">
Author: chinese@voanews.com (默瑟)</text:p>
      <text:p text:style-name="P4">
Publisher: 美国之音中文网 (Type: NewsMediaOrganization)</text:p>
      <text:p text:style-name="P4">
Published Time: 2023-07-15T05:15:23+08:00</text:p>
      <text:p text:style-name="P4">
Modified Time: 2023-07-14 21:15:23Z</text:p>
      <text:p text:style-name="P4">
Description: 澳大利亚外交部长黄英贤在雅加达举行的一次峰会的间歇与中国最高外交主管王毅举行了她所说的“坦率交谈”。</text:p>
      <text:p text:style-name="P4">
Videos: []</text:p>
      <text:p text:style-name="P4">
Images: []</text:p>
      <text:p text:style-name="P4">
Categories: ['亚太', '经济·金融·贸易', '中国']</text:p>
      <text:p text:style-name="P4">
Type: None</text:p>
      <!--METADATA-->
      <text:p text:style-name="P4">
NoneNone</text:p>
      <text:p text:style-name="P4">
Source: <text:a xlink:type="simple" xlink:href="https://www.voachinese.com/a/australia-urges-china-to-continue-to-ease-trade-sanctions-20230714/7181543.html" text:style-name="Internet_20_link" text:visited-style-name="Visited_20_Internet_20_Link">
https://www.voachinese.com/a/australia-urges-china-to-continue-to-ease-trade-sanctions-20230714/7181543.html</text:a>
</text:p>
      <!--NEWS-->
      <text:h text:style-name="P10" text:outline-level="1">
<text:span text:style-name="T4">
做艺术家还是做艺术的朋友，这是个问题 (Free Version)</text:span>
</text:h>
      <text:p text:style-name="P4">
Authors: ['范庭略']</text:p>
      <text:p text:style-name="P4">
Publisher: 英国《金融时报》</text:p>
      <text:p text:style-name="P4">
Time: 2023-07-15T06:04:48+00:00</text:p>
      <text:p text:style-name="P4">
Published Time: 2023-07-12T12:00:99+08:00</text:p>
      <text:p text:style-name="P4">
Modified Time: 2023-07-13T11:27:99+08:00</text:p>
      <text:p text:style-name="P4">
Description: 范庭略：艺术作品背后的价值往往难以捕捉、难以把握，通过“艺术的朋友”这场包容性很强的展览，人们或许可以发现更多新的评估线索。</text:p>
      <text:p text:style-name="P4">
Images: []</text:p>
      <text:p text:style-name="P4">
Themes: ['艺术', '关注']</text:p>
      <text:p text:style-name="P4">
Keywords: ['艺术']</text:p>
      <text:p text:style-name="P4">
Type: Article</text:p>
      <!--METADATA-->
      <text:p text:style-name="P4">
艺术家更多地出现在大众视野里，是在社交媒体兴起之后的事情。</text:p>
      <text:p text:style-name="P4">
随着传记、艺术史、访谈或者网络社群里八卦的增多，人们通过这些体现亲密友谊的多棱镜，重新了解了很多往事。艺术是一种难以解读的商品，就好像现在谈起全球的艺术家，总会把他或她的肤色以及更为细节的过往先于他或她的作品谈起来。那些老派艺术家之间英雄惜英雄的佳话，似乎到了弗洛伊德或者培根那个时代就已经结束了。老派的作品给我们留下了深刻的印象，而在艺术创作风格的变化过程中，它们则是潜移默化地相互影响，艺术家们的社交魅力以及工作时的冷酷无情，都成了艺术公众号文章用来吸引眼球的主要佐料。</text:p>
      <text:p text:style-name="P4">
Source: <text:a xlink:type="simple" xlink:href="http://www.ftchinese.com/story/001100227" text:style-name="Internet_20_link" text:visited-style-name="Visited_20_Internet_20_Link">
http://www.ftchinese.com/story/001100227</text:a>
</text:p>
      <!--NEWS-->
      <text:h text:style-name="P10" text:outline-level="1">
<text:span text:style-name="T4">
阿尔河谷洪灾两周年：重建进展如何？</text:span>
</text:h>
      <text:p text:style-name="P4">
Author: None (Language: zh)</text:p>
      <text:p text:style-name="P4">
Publisher: None</text:p>
      <text:p text:style-name="P4">
Time: 2023-07-15T06:16:00Z</text:p>
      <text:p text:style-name="P4">
Description: 两年前，往日平静的阿尔河忽然成为湍急的洪流，冲毁许多房屋，并导致百余人死亡。如今，重建完成了吗？当地的旅游业、葡萄酒种植业怎么样了？</text:p>
      <text:p text:style-name="P4">
Videos: []</text:p>
      <text:p text:style-name="P4">
Images: []</text:p>
      <text:p text:style-name="P4">
Subject: 科技环境</text:p>
      <text:p text:style-name="P4">
Subjects: []</text:p>
      <text:p text:style-name="P4">
Keywords: ['葡萄酒']</text:p>
      <text:p text:style-name="P4">
ID: 66236414</text:p>
      <!--METADATA-->
      <text:p text:style-name="P4">
<text:a xlink:type="simple" xlink:href="https://www.dw.com/zh/overlay/image/article/66236414/66056075" text:style-name="Internet_20_link" text:visited-style-name="Visited_20_Internet_20_Link">
 </text:a>
</text:p>
      <text:p text:style-name="P4">
2021年7月阿尔河谷的一处铁路被洪水冲毁</text:p>
      <text:p text:style-name="P4">
（德国之声中文网）2021年7月14日至15日夜，德国西部地区阿尔河谷突然爆发洪水，成为 <text:a xlink:type="simple" xlink:href="https://www.dw.com/zh/zh/默克尔无法用言语描述洪水损毁的程度/a-58306135" text:style-name="Internet_20_link" text:visited-style-name="Visited_20_Internet_20_Link">
 德国最严重的自然灾害之一</text:a>
 。单单在莱法州就有至少135人死亡。</text:p>
      <text:p text:style-name="P4">
葡萄酒农塞尔曼（LukasSermann）在洪灾前两年接手了这个家庭酒庄。他没有洪灾保险，但好在有德国联邦及各州设立的300亿欧元的重建基金，这覆盖了他80%的经济损失。</text:p>
      <text:p text:style-name="P4">
阿尔河谷是著名的葡萄酒种植地，有大约560公顷的种植面积。特别是陡峭的山麓上种植的葡萄酿制的酒，很受行家和游客青睐。</text:p>
      <text:p text:style-name="P4">
塞尔曼说，如今葡萄酒卖的不错，但游客还是没有回潮。他觉得，这是因为道路还没完全修好，自行车道、铁路也是如此。大型客运巴士和露营车的停车场也还在建设中。</text:p>
      <text:p text:style-name="P4">
</text:p>
      <text:p text:style-name="P4">
酒农塞尔曼</text:p>
      <text:h text:style-name="P12" text:outline-level="3">
<text:span text:style-name="T4">
基础设施仍在建设</text:span>
</text:h>
      <text:p text:style-name="P4">
此外，阿尔河谷许多酒店和会议中心还没有重新开放。在洪水以及疫情之前的2019年，这里迎来了130万人次的游客。如今，从床位数来看大概恢复了约六成。不过，在这里过夜的游客大多是过周末，而不像以前会休几天小假。</text:p>
      <text:p text:style-name="P4">
徒步导游文格斯（ThomasWinges）说，这里的旅游业尚未完全恢复，也不令人惊讶。因为到处还都有建设工地和机器噪声。到处都在锯木头、盖房子、敲钉子。不过，他的生意还不错。</text:p>
      <text:p text:style-name="P4">
</text:p>
      <text:p text:style-name="P4">
导游文格斯</text:p>
      <text:p text:style-name="P4">
他会给参加徒步的游客讲述当时洪灾的情形。就在这个小村子，就有10人遇难。当时，阿尔河的水位在这里上涨到10.6米（目前是48厘米）。他也讲述洪灾后人们互相帮助以及<text:a xlink:type="simple" xlink:href="https://www.dw.com/zh/zh/德国抢险救灾时为何如此依赖志愿者消防员/a-58317668" text:style-name="Internet_20_link" text:visited-style-name="Visited_20_Internet_20_Link">
 志愿者从各地纷涌而至 </text:a>
、伸出援手的巨大热情。</text:p>
      <text:p text:style-name="P4">
当地葡萄酒种植协会主席保利（Hubert Pauly）说， <text:a xlink:type="simple" xlink:href="https://www.dw.com/zh/zh/留在家乡还是远走他方洪灾区居民的艰难抉择/a-59114160" text:style-name="Internet_20_link" text:visited-style-name="Visited_20_Internet_20_Link">
 很多居民</text:a>
还没有从受灾后的状态中完全平复。这里生活着约13万居民。很多人在出现暴雨天气的时候仍然感到害怕。保利说，一个朋友的小孙女会在雷阵雨的时候问自己的祖父："这次房子会坏掉吗？"</text:p>
      <text:p text:style-name="P4">
保利估计，阿尔河谷葡萄酒农的总损失高达2亿欧元。35位酒农里仅有5位没有受灾。但他也说，其它地区的葡萄酒农纷纷伸出援手，无论是清理废墟、还是存放葡萄酒。顾客们也都仗义而行，买下酒瓶沾上污泥的葡萄酒。</text:p>
      <text:p text:style-name="P4">
但如今还有电话线没有铺完，手机网络也比较差。保利说， <text:a xlink:type="simple" xlink:href="https://www.dw.com/zh/zh/德国西部洪灾惨烈防灾系统哪去了/a-58316881" text:style-name="Internet_20_link" text:visited-style-name="Visited_20_Internet_20_Link">
 阿尔河谷的防洪措施</text:a>
也仍有待完善。但无论如何，他说，这里的人们想向前看。阿尔河谷仍是"值得生活和热爱的地方"。</text:p>
      <text:h text:style-name="P12" text:outline-level="3">
<text:span text:style-name="T4">
德国洪水灾区一年后什么样？</text:span>
</text:h>
      <text:p text:style-name="P4">
Source: <text:a xlink:type="simple" xlink:href="https://www.dw.com/zh/阿尔河谷洪灾两周年：重建进展如何？/a-66236414" text:style-name="Internet_20_link" text:visited-style-name="Visited_20_Internet_20_Link">
https://www.dw.com/zh/阿尔河谷洪灾两周年：重建进展如何？/a-66236414?maca=chi-rss-chi-all-1127-rdf</text:a>
</text:p>
      <!--NEWS-->
      <text:h text:style-name="P10" text:outline-level="1">
<text:span text:style-name="T4">
由中国修建的巴基斯坦最大核电站动工</text:span>
</text:h>
      <text:p text:style-name="P4">
Author: chinese@voanews.com (古尔)</text:p>
      <text:p text:style-name="P4">
Publisher: 美国之音中文网 (Type: NewsMediaOrganization)</text:p>
      <text:p text:style-name="P4">
Published Time: 2023-07-15T06:41:11+08:00</text:p>
      <text:p text:style-name="P4">
Modified Time: 2023-07-14 22:41:11Z</text:p>
      <text:p text:style-name="P4">
Description: 周五(7月14日)，巴基斯坦为该国最大的民用核电站举行了破土动工仪式，这座核电站由中国建造，每天将为巴基斯坦国家电网提供1,200兆瓦的电力，估计耗资至少35亿美元。</text:p>
      <text:p text:style-name="P4">
Videos: []</text:p>
      <text:p text:style-name="P4">
Images: []</text:p>
      <text:p text:style-name="P4">
Categories: ['一带一路', '亚太', '经济·金融·贸易', '中国']</text:p>
      <text:p text:style-name="P4">
Type: None</text:p>
      <!--METADATA-->
      <text:p text:style-name="P4">
NoneNone</text:p>
      <text:p text:style-name="P4">
Source: <text:a xlink:type="simple" xlink:href="https://www.voachinese.com/a/china-begins-construction-of-pakistan-s-largest-nuclear-power-plant-20230714/7181510.html" text:style-name="Internet_20_link" text:visited-style-name="Visited_20_Internet_20_Link">
https://www.voachinese.com/a/china-begins-construction-of-pakistan-s-largest-nuclear-power-plant-20230714/7181510.html</text:a>
</text:p>
      <!--NEWS-->
      <text:h text:style-name="P10" text:outline-level="1">
<text:span text:style-name="T4">
美国启动200亿美元“绿色银行”计划应对气候变化</text:span>
</text:h>
      <text:p text:style-name="P4">
Author: 联合早报 (Person)</text:p>
      <text:p text:style-name="P4">
Publisher: 联合早报 (Organization)</text:p>
      <text:p text:style-name="P4">
Published Time: 2023-07-15T06:49</text:p>
      <text:p text:style-name="P4">
Modified Time: 2023-07-15T07:03</text:p>
      <text:p text:style-name="P4">
Description: 美国环境保护署启动两项总额达200亿美元（约264亿新元）的竞争性拨款计划，激发全国范围内尤其是低收入社区对清洁能源的投资。路透社报道，这两项拨款计划是美国总统拜登为《减少通货膨胀...</text:p>
      <text:p text:style-name="P4">
Videos: []</text:p>
      <text:p text:style-name="P4">
Audios: []</text:p>
      <text:p text:style-name="P4">
Images: []</text:p>
      <text:p text:style-name="P4">
Type: NewsArticle</text:p>
      <text:p text:style-name="P4">
Breadcrumbs: ['即时', '国际']</text:p>
      <text:p text:style-name="P4">
Keywords: ['美国', '清洁能源', '投资', '低收入', '气候变化', '碳排放']</text:p>
      <!--METADATA-->
      <text:p text:style-name="P4">
美国环境保护署启动两项总额达200亿美元（约264亿新元）的竞争性拨款计划，激发全国范围内尤其是低收入社区对清洁能源的投资。</text:p>
      <text:p text:style-name="P4">
路透社报道，这两项拨款计划是美国总统拜登为《减少通货膨胀法案》（IRA）设立的270亿美元温室气体减排基金的一部分，也是美国政府支持减少全球碳排放项目的最新举措。</text:p>
      <text:p text:style-name="P4">
美国副总统哈里斯星期五（7月14日）在巴尔的摩一场活动中致辞时说，这些投资将提高供暖和制冷系统的效率，从而降低工薪家庭的电费。</text:p>
      <text:p text:style-name="P4">
哈里斯说：“我们降低电力成本，意味着在职父母的电力开销会减少，这样他们就有多余的钱购买日用品、维修房屋和学校用品。”</text:p>
      <text:p text:style-name="P4">
白宫说，其中140亿美元是作为“国家清洁投资基金”，将为两三个国家清洁金融机构提供资金，使它们能与私营企业合作，为全国数以万计的清洁技术项目提供融资。</text:p>
      <text:p text:style-name="P4">
另外60亿美元为“清洁社区投资加速器”竞争资金，将支持最多七个非营利组织，为低收入和弱势社区的贷款机构提供资金和技术协助，以建立当地的清洁融资能力。</text:p>
      <text:p text:style-name="P4">
美国环境保护署署长里根说，拜登的“绿色银行”计划将激励私人投资于清洁技术，并“扩大落后社区的经济机会”。</text:p>
      <text:p text:style-name="P4">
《减少通货膨胀法案》将提供3690亿美元的应对气候变化奖励措施，没有任何共和党议员投票支持这项法案。</text:p>
      <text:p text:style-name="P4">
Source: <text:a xlink:type="simple" xlink:href="https://www.zaobao.com.sg/realtime/world/story20230715-1414033" text:style-name="Internet_20_link" text:visited-style-name="Visited_20_Internet_20_Link">
https://www.zaobao.com.sg/realtime/world/story20230715-1414033</text:a>
</text:p>
      <!--NEWS-->
      <text:h text:style-name="P10" text:outline-level="1">
<text:span text:style-name="T4">
瓜国大选 检方坚查反贪总统候选人所属政党</text:span>
</text:h>
      <text:p text:style-name="P4">
Publisher: 法新社</text:p>
      <text:p text:style-name="P4">
Published Time: 2023-07-15T07:32:08+00:00</text:p>
      <text:p text:style-name="P4">
Modified Time: 2023-07-15T07:05:02+00:00</text:p>
      <text:p text:style-name="P4">
Description: （法新社瓜地马拉市14日电） 瓜地马拉检察总长办公室今天说，不会停止对反贪腐总统候选人阿雷巴洛（Bernardo Arevalo）所属政党「种子党」的调查，并坚称此举不会干预8月20日登场的总统决选。</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7" text:anchor-type="as-char" svg:width="6.9236in" svg:height="3.617581in" draw:z-index="0">
<draw:image xlink:href="../Images/rficn/2023-07-15T07-32-08-00-00/000000.png" xlink:type="simple" xlink:show="embed" xlink:actuate="onLoad" draw:mime-type="image/png"/>
</draw:frame>
</text:p>
      <text:p text:style-name="P4">
瓜国宪法法院昨天撤销将阿雷巴洛所属政党「种子党」（Semilla）停权的裁定，但检察总长办公室今天做出相关宣布，恐使阿雷巴洛的竞选再度出现不确定性，并引来国际关切。</text:p>
      <text:p text:style-name="P4">
瓜地马拉的法院12日裁准由肃贪检察官卡鲁奇切（RafaelCurruchiche）所提将种子党停权的声请，此举恐使阿雷巴洛无法继续参选。卡鲁奇切正遭美国制裁。</text:p>
      <text:p text:style-name="P4">
这项对种子党的裁定在首都引发示威，也遭到联合国、美国和欧盟抨击。</text:p>
      <text:p text:style-name="P4">
但瓜国检察总长办公室今天表示将持续调查种子党，并坚称此举「无意干预第2轮选举，也不是要让任一候选人失去资格」。</text:p>
      <text:p text:style-name="P4">
卡鲁奇切声称种子党虚列数千名幽灵党员，2018年当时政党的成立登记应属无效。</text:p>
      <text:p text:style-name="P4">
Source: <text:a xlink:type="simple" xlink:href="https://www.rfi.fr/cn/%E5%9B%BD%E9%99%85%E6%8A%A5%E9%81%93/20230715-%E7%93%9C%E5%9B%BD%E5%A4%A7%E9%80%89-%E6%A3%80%E6%96%B9%E5%9D%9A%E6%9F%A5%E5%8F%8D%E8%B4%AA%E6%80%BB%E7%BB%9F%E5%80%99%E9%80%89%E4%BA%BA%E6%89%80%E5%B1%9E%E6%94%BF%E5%85%9A" text:style-name="Internet_20_link" text:visited-style-name="Visited_20_Internet_20_Link">
https://www.rfi.fr/cn/%E5%9B%BD%E9%99%85%E6%8A%A5%E9%81%93/20230715-%E7%93%9C%E5%9B%BD%E5%A4%A7%E9%80%89-%E6%A3%80%E6%96%B9%E5%9D%9A%E6%9F%A5%E5%8F%8D%E8%B4%AA%E6%80%BB%E7%BB%9F%E5%80%99%E9%80%89%E4%BA%BA%E6%89%80%E5%B1%9E%E6%94%BF%E5%85%9A</text:a>
</text:p>
      <!--NEWS-->
      <text:h text:style-name="P10" text:outline-level="1">
<text:span text:style-name="T4">
加拿大拟加快简化采矿审批 削弱中国主导地位</text:span>
</text:h>
      <text:p text:style-name="P4">
Author: 联合早报 (Person)</text:p>
      <text:p text:style-name="P4">
Publisher: 联合早报 (Organization)</text:p>
      <text:p text:style-name="P4">
Published Time: 2023-07-15T07:35</text:p>
      <text:p text:style-name="P4">
Modified Time: 2023-07-15T07:35</text:p>
      <text:p text:style-name="P4">
Description: 随着美国及盟友推动加快北美关键矿产生产，加拿大特鲁多政府希望在今年年底前公布一项简化采矿项目许可的计划。彭博社报道，由于美国正加大努力获取生产电动汽车、太阳能电池板和风力涡轮机所需...</text:p>
      <text:p text:style-name="P4">
Videos: []</text:p>
      <text:p text:style-name="P4">
Audios: []</text:p>
      <text:p text:style-name="P4">
Images: []</text:p>
      <text:p text:style-name="P4">
Type: NewsArticle</text:p>
      <text:p text:style-name="P4">
Breadcrumbs: ['即时', '国际']</text:p>
      <text:p text:style-name="P4">
Keywords: ['加拿大', '中国']</text:p>
      <!--METADATA-->
      <text:p text:style-name="P4">
随着美国及盟友推动加快北美关键矿产生产，加拿大特鲁多政府希望在今年年底前公布一项简化采矿项目许可的计划。</text:p>
      <text:p text:style-name="P4">
彭博社报道，由于美国正加大努力获取生产电动汽车、太阳能电池板和风力涡轮机所需金属，加拿大面临与美国保持同步的压力。美国立法者正在讨论一项可能会显著加速资源项目审批的立法。</text:p>
      <text:p text:style-name="P4">
虽然加拿大坐拥大量关键矿产资源，但矿山投产可能需要五至25年时间，这对加拿大希望参与美国牵头取代中国在关键矿产领域主导地位的行动构成重大挑战。</text:p>
      <text:p text:style-name="P4">
加拿大商业理事会特别顾问埃克斯纳-皮罗说，美国对出台许可改革立法的讨论，增加了加拿大加速矿产建设的紧迫性。</text:p>
      <text:p text:style-name="P4">
她说：“大宗商品价格上涨了，一些关键金属开始短缺，这显示美国对许可程序改革的认真态度。如果我们想在关键矿产领域有所作为，就必须采取行动。”</text:p>
      <text:p text:style-name="P4">
另据一知情官员透露，最理想情况是加拿大政府在秋季预算更新前完成简化采矿项目许可的计划。</text:p>
      <text:p text:style-name="P4">
这名官员说，特鲁多政府将寻求执行2019年通过的扫除采矿项目监管障碍立法，这些障碍可能使加拿大相关计划被拖延超过10年。</text:p>
      <text:p text:style-name="P4">
许可证的积压主要是因为负责审批的机构资金不足，以及联邦政府与各省对口部门之间缺乏协调。加拿大2019年通过的《影响评估法》（ImpactAssessment Act），旨在通过设定评估时限，将许可审批时长缩短至最多5.6个月，但实际项目延误时间仍远超过这一时限。</text:p>
      <text:p text:style-name="P4">
Source: <text:a xlink:type="simple" xlink:href="https://www.zaobao.com.sg/realtime/world/story20230715-1414035" text:style-name="Internet_20_link" text:visited-style-name="Visited_20_Internet_20_Link">
https://www.zaobao.com.sg/realtime/world/story20230715-1414035</text:a>
</text:p>
      <!--NEWS-->
      <text:h text:style-name="P10" text:outline-level="1">
<text:span text:style-name="T4">
微软称中国黑客利用代码缺陷窃取美国政府机构的电子邮件</text:span>
</text:h>
      <text:p text:style-name="P4">
Author: chinese@voanews.com (美国之音)</text:p>
      <text:p text:style-name="P4">
Publisher: 美国之音中文网 (Type: NewsMediaOrganization)</text:p>
      <text:p text:style-name="P4">
Published Time: 2023-07-15T07:35:16+08:00</text:p>
      <text:p text:style-name="P4">
Modified Time: 2023-07-14 23:35:35Z</text:p>
      <text:p text:style-name="P4">
Description: 微软(Microsoft)表示，中国黑客利用其代码中的缺陷窃取了美国政府机构和其他客户的电子邮件。</text:p>
      <text:p text:style-name="P4">
Videos: []</text:p>
      <text:p text:style-name="P4">
Images: []</text:p>
      <text:p text:style-name="P4">
Categories: ['美国', '中国', '科技']</text:p>
      <text:p text:style-name="P4">
Type: None</text:p>
      <!--METADATA-->
      <text:p text:style-name="P4">
NoneNone</text:p>
      <text:p text:style-name="P4">
Source: <text:a xlink:type="simple" xlink:href="https://www.voachinese.com/a/microsoft-says-chinese-hackers-exploited-code-flaw-to-steal-emails-from-government-agencies-20230714/7181590.html" text:style-name="Internet_20_link" text:visited-style-name="Visited_20_Internet_20_Link">
https://www.voachinese.com/a/microsoft-says-chinese-hackers-exploited-code-flaw-to-steal-emails-from-government-agencies-20230714/7181590.html</text:a>
</text:p>
      <!--NEWS-->
      <text:h text:style-name="P10" text:outline-level="1">
<text:span text:style-name="T4">
世卫组织：阿斯巴甜可能致癌</text:span>
</text:h>
      <text:p text:style-name="P4">
Author: None (Language: zh)</text:p>
      <text:p text:style-name="P4">
Publisher: None</text:p>
      <text:p text:style-name="P4">
Time: 2023-07-15T08:16:00Z</text:p>
      <text:p text:style-name="P4">
Description: 阿斯巴甜是全球使用最广泛的甜味剂之一。世卫组织癌症研究机构的最新报告指出，阿斯巴甜有可能致癌，但正常摄入量并不会提高健康风险。</text:p>
      <text:p text:style-name="P4">
Videos: []</text:p>
      <text:p text:style-name="P4">
Images: []</text:p>
      <text:p text:style-name="P4">
Subject: 科技环境</text:p>
      <text:p text:style-name="P4">
Subjects: ['食品安全']</text:p>
      <text:p text:style-name="P4">
Keywords: ['阿斯巴甜', '甜味剂', '低糖食品', '致癌', '摄入量', '食品安全']</text:p>
      <text:p text:style-name="P4">
ID: 66232599</text:p>
      <!--METADATA-->
      <text:p text:style-name="P4">
<text:a xlink:type="simple" xlink:href="https://www.dw.com/zh/overlay/image/article/66232599/63051395" text:style-name="Internet_20_link" text:visited-style-name="Visited_20_Internet_20_Link">
 </text:a>
</text:p>
      <text:p text:style-name="P4">
许多想减少糖摄入的人会选择甜味剂作为替代</text:p>
      <text:p text:style-name="P4">
（德国之声中文网）世卫组织国际癌症研究机构（IARC）本周五（7月14日）发布了阿斯巴甜（Aspartam，E951）对健康影响的评估报告，将这款无糖甜味剂列为“可能对人类致癌”。</text:p>
      <text:p text:style-name="P4">
作为人工合成甜味剂，阿斯巴甜被广泛应用于食品工业。许多加工食品中都有它，尤其是低糖的碳酸饮料、烘焙食品、奶制品，以及无糖的口香糖、早餐麦片、速溶咖啡和即食菜肴等。</text:p>
      <text:p text:style-name="P4">
“癌症是世界上导致死亡的最常见原因之一。科学界一直致力于对可能或有助于引发癌症的因素就行评估，以期减少癌症导致的死亡。”世卫组织负责食品安全的主任布兰卡（FrancescoBranca）在公布报告时表示：“对阿斯巴甜的评估显示，尽管正常用量不会造成大的安全问题，但其潜在的后果还必须通过更多、更好的研究来调查。”</text:p>
      <text:p text:style-name="P4">
</text:p>
      <text:p text:style-name="P4">
阿斯巴甜是一种人工合成的甜味剂</text:p>
      <text:h text:style-name="P12" text:outline-level="3">
<text:span text:style-name="T4">
喝白水最好</text:span>
</text:h>
      <text:p text:style-name="P4">
“我们并不建议消费者完全拒绝甜味剂，但我们建议有节制的享用。”布兰卡解释说，如果购物时会在超市里斟酌，是选择含糖还是含 <text:a xlink:type="simple" xlink:href="https://www.dw.com/zh/zh/甜度高热量低的天然甜味剂甜菊/a-1571313" text:style-name="Internet_20_link" text:visited-style-name="Visited_20_Internet_20_Link">
 甜味剂</text:a>
的软饮料，则不妨考虑第三种选项——喝白水或其它没有甜味的饮料。</text:p>
      <text:p text:style-name="P4">
设在法国里昂的国际癌症研究机构在最新一期的《柳叶刀癌症医学》期刊上发表了有关研究结果。研究者们在3个临床研究中发现了阿斯巴甜与某种肝癌存在关联的有限依据。</text:p>
      <text:p text:style-name="P4">
在这类研究中，科学家判断的是一种物质是否在理论上可能致癌，但并没有考虑一个人要摄入多少剂量才会引发患癌的风险。</text:p>
      <text:p text:style-name="P4">
根据目前欧盟的建议，阿斯巴甜的每日最高摄入量为每公斤体重40毫克。世卫组织解释说，一个体重70公斤的人，每天饮用十多罐阿斯巴甜高含量的软饮料才会达到这一标准。因此根据目前的认知，并不如此“放纵”的消费者，不会面临更高的癌症风险。</text:p>
      <ul>
        <li>
</li>
      </ul>
      <h5>
食糖过量结出的“十大苦果 ”</h5>
      <text:h text:style-name="P12" text:outline-level="3">
<text:span text:style-name="T4">
能让人成瘾！</text:span>
</text:h>
      <text:p text:style-name="P4">
至少在对肥胖人群的检查中显示，高热量会刺激大脑释放多巴胺而让人上瘾，其在大脑中成瘾的途径与烟、酒类似。人们可以进行自我检测：比如10天不喝含糖饮料和食物。如果戒糖1到2天后出现头疼、烦躁不安和强烈的食糖欲望，说明已出现断瘾症状！</text:p>
      <ul>
        <li>
</li>
      </ul>
      <h5>
食糖过量结出的“十大苦果 ”</h5>
      <text:h text:style-name="P12" text:outline-level="3">
<text:span text:style-name="T4">
可引发肥胖！</text:span>
</text:h>
      <text:p text:style-name="P4">
糖类物质在人体内能以2到5倍的速度转化成脂肪。也就是说，糖可以直接转化为脂肪。此外，人体摄入的果糖类物质也通过肝脏代谢。过量使用容易导致脂肪肝。另一方面，食糖过量还可能导致胰岛素抵抗，最终换上2型糖尿病。一种终身疾病。</text:p>
      <ul>
        <li>
</li>
      </ul>
      <h5>
食糖过量结出的“十大苦果 ”</h5>
      <text:h text:style-name="P12" text:outline-level="3">
<text:span text:style-name="T4">
影响人的心情！</text:span>
</text:h>
      <text:p text:style-name="P4">
少量糖可帮助人体合成血清素，让人释放好心情，但若是过量则可能导致抑郁和焦虑。血糖水平的突然变化会带来烦躁和情绪波动，使人紧张或喜怒无常。</text:p>
      <ul>
        <li>
</li>
      </ul>
      <h5>
食糖过量结出的“十大苦果 ”</h5>
      <text:h text:style-name="P12" text:outline-level="3">
<text:span text:style-name="T4">
加速衰老速度！</text:span>
</text:h>
      <text:p text:style-name="P4">
皮肤组织的糖化会使人看起来更老。糖分子附着在胶原纤维上，导致胶原纤维硬化，失去固有弹性。糖化毒素积累在体内，导致细胞更快速的衰老。皮肤容易松弛，看起来比实际年龄要老。</text:p>
      <ul>
        <li>
</li>
      </ul>
      <h5>
食糖过量结出的“十大苦果 ”</h5>
      <text:h text:style-name="P12" text:outline-level="3">
<text:span text:style-name="T4">
可摧毁正常的肠道菌群！</text:span>
</text:h>
      <text:p text:style-name="P4">
健康的倡导菌群有助于肠道的消化，防止有害细菌。但肠道内积累越多的糖分，越容易引起致病性后果。真菌和寄生虫喜欢肠道内的糖分。食糖过量也容易引起腹胀、便秘和腹泻。</text:p>
      <ul>
        <li>
</li>
      </ul>
      <h5>
食糖过量结出的“十大苦果 ”</h5>
      <text:h text:style-name="P12" text:outline-level="3">
<text:span text:style-name="T4">
易唤起攻击性！</text:span>
</text:h>
      <text:p text:style-name="P4">
食糖过量的人极有可能有过激行为。我们也知道，爱吃糖的孩子有所谓的多动症：食糖摄入增加可降低人的集中力，始终处于活跃状态，坐不住。因此儿童尤其在校期间应吃不含糖食物。</text:p>
      <ul>
        <li>
</li>
      </ul>
      <h5>
食糖过量结出的“十大苦果 ”</h5>
      <text:h text:style-name="P12" text:outline-level="3">
<text:span text:style-name="T4">
削弱人体免疫系统！</text:span>
</text:h>
      <text:p text:style-name="P4">
食用过多糖能削弱人体免疫力。在摄入过多糖分不久，就会降低人体40%的免疫力，使白细胞内维生素C含量减少。白细胞能帮助人体对抗病毒和细菌。</text:p>
      <ul>
        <li>
</li>
      </ul>
      <h5>
食糖过量结出的“十大苦果 ”</h5>
      <text:h text:style-name="P12" text:outline-level="3">
<text:span text:style-name="T4">
老年痴呆的危险因子！</text:span>
</text:h>
      <text:p text:style-name="P4">
阿尔茨海默症俗称老年痴呆。研究表明，过量食糖会使阿尔茨海默症的发病危险增加。2013年发表的一项研究报告显示，胰岛素抵抗和高血糖增加神经退行性疾病的风险。</text:p>
      <ul>
        <li>
</li>
      </ul>
      <h5>
食糖过量结出的“十大苦果 ”</h5>
      <text:h text:style-name="P12" text:outline-level="3">
<text:span text:style-name="T4">
增加患癌风险！</text:span>
</text:h>
      <text:p text:style-name="P4">
肿瘤细胞需要大量的糖帮助其繁殖。一个由国际医学专家团队组成的，由美国哈佛医学院LewisCantley教授领导的小组研究了，糖在肿瘤细胞的形成中发挥的作用。这位生活学家建议，饮食中能少吃，就尽量少吃糖。</text:p>
      <ul>
        <li>
</li>
      </ul>
      <h5>
食糖过量结出的“十大苦果 ”</h5>
      <text:h text:style-name="P12" text:outline-level="3">
<text:span text:style-name="T4">
让人变得愚钝！</text:span>
</text:h>
      <text:p text:style-name="P4">
过多的糖会损伤人的记忆力。柏林人查里特（Charité）的一项研究显示，升高的血糖水平降低可降低人类大脑海马区的记忆功能。</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德新社、路透社）</text:p>
      <text:p text:style-name="P4">
Source: <text:a xlink:type="simple" xlink:href="https://www.dw.com/zh/世卫组织：阿斯巴甜可能致癌/a-66232599" text:style-name="Internet_20_link" text:visited-style-name="Visited_20_Internet_20_Link">
https://www.dw.com/zh/世卫组织：阿斯巴甜可能致癌/a-66232599?maca=chi-rss-chi-all-1127-rdf</text:a>
</text:p>
      <!--NEWS-->
      <text:h text:style-name="P10" text:outline-level="1">
<text:span text:style-name="T4">
瓦格纳集团为白罗斯武装部队提供训练</text:span>
</text:h>
      <text:p text:style-name="P4">
Author: 联合早报 (Person)</text:p>
      <text:p text:style-name="P4">
Publisher: 联合早报 (Organization)</text:p>
      <text:p text:style-name="P4">
Published Time: 2023-07-15T08:21</text:p>
      <text:p text:style-name="P4">
Modified Time: 2023-07-15T08:34</text:p>
      <text:p text:style-name="P4">
Description: 白罗斯已同俄罗斯雇佣兵瓦格纳集团达成协议，由瓦格纳集团为白罗斯军队提供训练。路透社报道，白罗斯国防部星期五（7月14日）发表声明说，白罗斯国防部和瓦格纳集团管理层已制定一套路线图，...</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白罗斯', '俄罗斯', '俄乌关系', '培训', '俄罗斯兵变']</text:p>
      <!--METADATA-->
      <text:p text:style-name="P4">
白罗斯已同俄罗斯雇佣兵瓦格纳集团达成协议，由瓦格纳集团为白罗斯军队提供训练。</text:p>
      <text:p text:style-name="P4">
路透社报道，白罗斯国防部星期五（7月14日）发表声明说，白罗斯国防部和瓦格纳集团管理层已制定一套路线图，瓦格纳集团将为白罗斯不同军种单位提供培训和分享经验。</text:p>
      <text:p text:style-name="P4">
声明说：“我们的国土防御部队正在阿西波维奇（Asipovichy）附近受训。瓦格纳战斗人员在我们多个军事单位担任教官。”</text:p>
      <text:p text:style-name="P4">
白罗斯国防部没有提供更多细节，仅说会向公众报告“接下来将开展的工作”。</text:p>
      <text:p text:style-name="P4">
<draw:frame draw:style-name="fr1" draw:name="Image230" text:anchor-type="as-char" svg:width="6.9236in" svg:height="4.615733in" draw:z-index="0">
<draw:image xlink:href="../Images/zaobao world/2023-07-15T08-21/000000.png" xlink:type="simple" xlink:show="embed" xlink:actuate="onLoad" draw:mime-type="image/png"/>
</draw:frame>
白罗斯国防部14日发表声明说，白国防部和瓦格纳管理层已制定一套路线图，瓦格纳集团将为白罗斯不同军种单位提供培训和分享经验。（路透社）</text:p>
      <text:p text:style-name="P4">
白罗斯国防部发布的一段视频显示，一名蒙面的武装人员在一白罗斯军营附近为士兵提供训练。</text:p>
      <text:p text:style-name="P4">
在乌克兰战争中扮演关键角色的瓦格纳集团，十多天前 <text:a xlink:type="simple" xlink:href="https://www.zaobao.com/realtime/world/story20230624-1407349" text:style-name="Internet_20_link" text:visited-style-name="Visited_20_Internet_20_Link">
 发动叛变</text:a>
并挥军北上莫斯科。但瓦格纳集团创始人普里戈任在最后一刻突然宣布放弃诉求，并在白罗斯总统 <text:a xlink:type="simple" xlink:href="https://www.zaobao.com/news/world/story20230625-1407836" text:style-name="Internet_20_link" text:visited-style-name="Visited_20_Internet_20_Link">
 卢卡申科的斡旋下</text:a>
 ，让兵变迅速收场，还说要迁移到白罗斯。</text:p>
      <text:p text:style-name="P4">
瓦格纳集团有大量战斗人员是来自俄罗斯监狱的囚犯。</text:p>
      <text:p text:style-name="P4">
本月早些时候，一群外国记者参观了白罗斯位于阿西波维奇附近的一个营地。当时白罗斯官员透露，瓦格纳雇佣兵可能会驻扎在那里。</text:p>
      <text:p text:style-name="P4">
Source: <text:a xlink:type="simple" xlink:href="https://www.zaobao.com.sg/realtime/world/story20230715-1414038" text:style-name="Internet_20_link" text:visited-style-name="Visited_20_Internet_20_Link">
https://www.zaobao.com.sg/realtime/world/story20230715-1414038</text:a>
</text:p>
      <!--NEWS-->
      <text:h text:style-name="P10" text:outline-level="1">
<text:span text:style-name="T4">
新加坡罕见高层贪腐调查案 交通部长易华仁被捕后获保释</text:span>
</text:h>
      <text:p text:style-name="P4">
Publisher: 法新社</text:p>
      <text:p text:style-name="P4">
Published Time: 2023-07-15T08:32:08+00:00</text:p>
      <text:p text:style-name="P4">
Modified Time: 2023-07-15T08:05:02+00:00</text:p>
      <text:p text:style-name="P4">
Description: （法新社新加坡15日电） 新加坡贪污调查局（CPIB）表示，交通部长易华仁（S Iswaran）因涉嫌罕见的高层腐败调查而被捕，这项调查还逮捕了一名亿万富翁酒店大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1" text:anchor-type="as-char" svg:width="6.9236in" svg:height="3.617581in" draw:z-index="0">
<draw:image xlink:href="../Images/rficn/2023-07-15T08-32-08-00-00/000000.png" xlink:type="simple" xlink:show="embed" xlink:actuate="onLoad" draw:mime-type="image/png"/>
</draw:frame>
</text:p>
      <text:p text:style-name="P4">
贪污调查局在昨天晚间的一份电子邮件声明中表示，交通部长易华仁「于2023年7月11日被捕，随后交保释放」，首次证实此次逮捕。</text:p>
      <text:p text:style-name="P4">
该局表示，上市公司旅店置业（Hotel Properties）执行董事王明星也在同天被捕并获保释。</text:p>
      <text:p text:style-name="P4">
贪污调查局尚未透露调查的细节。新加坡是全球金融中心，被誉为全球腐败程度最低的国家之一。</text:p>
      <text:p text:style-name="P4">
Source: <text:a xlink:type="simple" xlink:href="https://www.rfi.fr/cn/%E5%9B%BD%E9%99%85%E6%8A%A5%E9%81%93/20230715-%E6%96%B0%E5%8A%A0%E5%9D%A1%E7%BD%95%E8%A7%81%E9%AB%98%E5%B1%82%E8%B4%AA%E8%85%90%E8%B0%83%E6%9F%A5%E6%A1%88-%E4%BA%A4%E9%80%9A%E9%83%A8%E9%95%BF%E6%98%93%E5%8D%8E%E4%BB%81%E8%A2%AB%E6%8D%95%E5%90%8E%E8%8E%B7%E4%BF%9D%E9%87%8A" text:style-name="Internet_20_link" text:visited-style-name="Visited_20_Internet_20_Link">
https://www.rfi.fr/cn/%E5%9B%BD%E9%99%85%E6%8A%A5%E9%81%93/20230715-%E6%96%B0%E5%8A%A0%E5%9D%A1%E7%BD%95%E8%A7%81%E9%AB%98%E5%B1%82%E8%B4%AA%E8%85%90%E8%B0%83%E6%9F%A5%E6%A1%88-%E4%BA%A4%E9%80%9A%E9%83%A8%E9%95%BF%E6%98%93%E5%8D%8E%E4%BB%81%E8%A2%AB%E6%8D%95%E5%90%8E%E8%8E%B7%E4%BF%9D%E9%87%8A</text:a>
</text:p>
      <!--NEWS-->
      <text:h text:style-name="P10" text:outline-level="1">
<text:span text:style-name="T4">
慰安妇：二战日军性奴最后一批幸存者呼吁“不要忘记我们”</text:span>
</text:h>
      <text:p text:style-name="P4">
Author: https://www.facebook.com/bbcworldservice/</text:p>
      <text:p text:style-name="P4">
Publisher: BBC News 中文</text:p>
      <text:p text:style-name="P4">
Published Time: 2023-07-15T08:37:26.000Z</text:p>
      <text:p text:style-name="P4">
Modified Time: 2023-07-15T08:37:26.000Z</text:p>
      <text:p text:style-name="P4">
Description: 在马帕尼奇这个菲律宾的农村，大约有20多位妇女，是菲律宾的最后一批慰安妇幸存者。</text:p>
      <text:p text:style-name="P4">
Images: ["<text:a xlink:type="simple" xlink:href="https://ichef.bbci.co.uk/news/640/cpsprodpb/ECA0/production/_130367506_mariapilarsinging2.jpg" text:style-name="Internet_20_link" text:visited-style-name="Visited_20_Internet_20_Link">
_130367506_ma...</text:a>
"]</text:p>
      <text:p text:style-name="P4">
Videos: ["<text:a xlink:type="simple" xlink:href="https://www.bbc.com/ws/av-embeds/cps/zhongwen/simp/world-66209744/p0587qss/zh-hans" text:style-name="Internet_20_link" text:visited-style-name="Visited_20_Internet_20_Link">
zh-hans</text:a>
"]</text:p>
      <text:p text:style-name="P4">
Tags: ['历史', '日本', '中國', '韩国', '台湾', '女权', '人权', '菲律宾', '女人']</text:p>
      <text:p text:style-name="P4">
Type: Article</text:p>
      <!--METADATA-->
      <text:h text:style-name="P12" text:outline-level="3">
<text:span text:style-name="T4">
慰安妇：二战日军性奴最后一批幸存者呼吁“不要忘记我们”</text:span>
</text:h>
      <ul>
        <li>
乔·吉尼托（Joel Guinto）和维尔玛·西蒙内特（Virma Simonette）   * BBC记者 发自新加坡和马尼拉</li>
      </ul>
      <text:p text:style-name="P4">
2 小时前<draw:frame draw:style-name="fr1" draw:name="Image232" text:anchor-type="as-char" svg:width="6.9236in" svg:height="3.894525in" draw:z-index="0">
<draw:image xlink:href="../Images/BBC Chinese/2023-07-15T08-37-26.000Z/_130367506_mariapilarsinging2.jpg" xlink:type="simple" xlink:show="embed" xlink:actuate="onLoad" draw:mime-type="image/jpeg"/>
</draw:frame>
</text:p>
      <text:p text:style-name="P4">
图像来源，  Virma Simonette/ BBC</text:p>
      <text:p text:style-name="P4">
图像加注文字，</text:p>
      <text:p text:style-name="P4">
皮拉尔·加朗（右）与嫂嫂玛丽亚。</text:p>
      <text:p text:style-name="P4">
<text:span text:style-name="T4">
当皮拉尔·加朗（PilarGalang）拄着拐杖进入一个满是八旬妇女的房间时，她突然不记得自己为什么穿着她最喜欢的花裙子。这位88岁的老妇看了她的嫂嫂玛丽亚·奎兰唐（MariaQuilantang）一眼，这是一个提示，让她记忆重新回来。这两个女人又一次参加了二战时期的“慰安妇”聚会，而所谓的慰安妇是那些被迫进入二战日军在韩国、菲律宾、台湾、中国和印尼军事妓院的女人。</text:span>
</text:p>
      <text:p text:style-name="P4">
在马帕尼基（Mapaniqui）这个菲律宾的农村，大约有20多位妇女，是菲律宾的最后一批慰安妇幸存者。</text:p>
      <text:p text:style-name="P4">
年幼时，她们被从家中带走，在灰尘飞扬的道路上被拖着关进一个红色的房子，反复遭到日军强暴。现在她们已经80或90多岁，仍为了从日本获得公开道歉和赔偿而奋斗。</text:p>
      <text:p text:style-name="P4">
但这些心愿都在数十年来一直无法实现。</text:p>
      <text:p text:style-name="P4">
她们向愿意聆听的人讲述自己的创伤，希望自己即使记忆逐渐模糊，也不会被世界遗忘。</text:p>
      <text:p text:style-name="P4">
<text:a xlink:type="simple" xlink:href="https://www.bbc.com/zhongwen/simp/world-40553828" text:style-name="Internet_20_link" text:visited-style-name="Visited_20_Internet_20_Link">
 韩国公开最早的“慰安妇”影像记录 </text:a>
  * <text:a xlink:type="simple" xlink:href="https://www.bbc.com/zhongwen/simp/chinese-news-41733809" text:style-name="Internet_20_link" text:visited-style-name="Visited_20_Internet_20_Link">
 “慰安妇最大的恐惧是悲剧被遗忘” </text:a>
  * <text:a xlink:type="simple" xlink:href="https://www.bbc.com/zhongwen/simp/world-57480142" text:style-name="Internet_20_link" text:visited-style-name="Visited_20_Internet_20_Link">
 日本二战首相东条英机骨灰被证实撒入了太平洋 </text:a>
  * <text:a xlink:type="simple" xlink:href="https://www.bbc.com/zhongwen/simp/world-60497619" text:style-name="Internet_20_link" text:visited-style-name="Visited_20_Internet_20_Link">
 美国日裔二战往事：一件尘封已久的和服背后的黑暗历史和家族秘密 </text:a>
</text:p>
      <text:p text:style-name="P4">
当时他们有将近20万人，大多数是韩国人。在韩国，他们的数量现在已经减少到九人。台湾最后一位已知的慰安妇幸存者在今年5月去世。日本拒绝面对其战时过去和支付赔偿金，这一点一直是该国与邻国之间紧张关系的源头。</text:p>
      <text:p text:style-name="P4">
在1951年与日本签订的和平条约中，菲律宾同意放弃对战时赔偿的索偿权。尽管这些前慰安妇表示不承认这一点，但菲律宾作为日本的主要发展援助来源，一直不愿意向东京施加压力。</text:p>
      <text:p text:style-name="P4">
</text:p>
      <text:p text:style-name="P4">
图像来源，  Virma Simonette/ BBC</text:p>
      <text:p text:style-name="P4">
图像加注文字，</text:p>
      <text:p text:style-name="P4">
许多当地女子被从家中带走，在灰尘飞扬的道路上被拖着关押进入一个红色的房子，反复遭到日军强暴。</text:p>
      <text:p text:style-name="P4">
“我们希望在我们去世之前能获得正义，”要求索偿的慰安妇中的“组长”，也是最直言不讳的玛丽亚告诉BBC，“我们只剩下几个人，而且我们都已经走入暮年。”</text:p>
      <text:p text:style-name="P4">
​​在一个酷热的下午，这个自称为 “Malaya Lolas”（自由祖母）的团体，以菲律宾的方式聚集在一起，用缓慢的无伴奏诗句来说唱出自己的生命故事。</text:p>
      <text:p text:style-name="P4">
“我们哭泣，我们乞求一点同情。他们那野蛮的心只渴望满足。在我14岁时，我被狠毒地侵害了......” 这个团体唱道。</text:p>
      <text:p text:style-name="P4">
玛丽亚则开始说些笑话，让其他祖母们感到轻松些。她告诉她们，在观众面前唱歌，跟平常唱卡拉OK没有什么不同。而且，咀嚼槟榔可以舒缓一切焦虑。</text:p>
      <text:p text:style-name="P4">
之后，她变得严肃起来。她八岁时在那个位于稻田中间的红房子里被强暴。直到今天，她每次从高速公路对面看到那座房子时伤痛都会涌现。因为，那间残破的房子仍然在那边屹立不倒，现在吸引着对鬼怪故事感到好奇的人士和一些历史学家。</text:p>
      <text:p text:style-name="P4">
在这些祖母们居住的村子，还有许多二战时期就存在现已残破的房子。村庄位于首都马尼拉以北两小时车程的坎达巴（Candaba）镇，盛产鸭蛋和养殖鲫鱼，现在不再以其过往黑暗的战时历史而闻名。</text:p>
      <text:p text:style-name="P4">
图像加注文字，</text:p>
      <text:p text:style-name="P4">
玛丽亚说这场灾难夺走了她的童年，以及原本可以有的良好教育和幸福的家庭生活。</text:p>
      <text:p text:style-name="P4">
玛丽亚告诉BBC，其他日常平凡的事物也会引发她的过往回忆。当她看到被雨水浸湿的土壤时，她会回忆起被囚禁期间，她唯一的饮水来源是犁耕稻田的水牛踩过，留下的深深脚印中的水。</text:p>
      <text:p text:style-name="P4">
她说，“我们背负着相当沉重的负担”。</text:p>
      <text:p text:style-name="P4">
“但我小时候有很多梦想”</text:p>
      <text:p text:style-name="P4">
玛丽亚说这场灾难夺走了她的童年，以及原本可以有的良好教育和幸福的家庭生活，但她的父亲在战争中去世：我本可以穿漂亮的衣服，成为一个可爱的小女孩。相反，我们不断地搬家，一直害怕日本人。”</text:p>
      <text:p text:style-name="P4">
然而，她自认为自己很幸运，因为她嫁给了一个农民并且组建了家庭。许多其他菲律宾慰安妇在社区和自己的家庭中遭受歧视。</text:p>
      <text:p text:style-name="P4">
</text:p>
      <text:p text:style-name="P4">
图像来源，  Virma Simonette/ BBC</text:p>
      <text:p text:style-name="P4">
图像加注文字，</text:p>
      <text:p text:style-name="P4">
克鲁斯女士：94岁的她是这个慰安妇团体中年纪最大的人之一。</text:p>
      <text:p text:style-name="P4">
马克西玛·德·拉·克鲁斯女士（Maxima delaCruz）也非常希望参加当天下午的聚会，但她无法参加，因为她卧床不起。94岁的她是这个团体中年纪最大的人之一。</text:p>
      <text:p text:style-name="P4">
她透过家中的窗户看着马帕尼基镇的悠闲日子过去。在年轻时，她是“自由祖母”最积极的支持者之一。</text:p>
      <text:p text:style-name="P4">
“我参加过这么多抗议活动。我去过日本、香港，甚至欧洲，”她说道。</text:p>
      <text:p text:style-name="P4">
“律师帮助我们到了这些地方。虽然我的身体现在虚弱，但所有的一切对我来说仍然清晰，深深烙印在我的脑海中。”</text:p>
      <text:p text:style-name="P4">
</text:p>
      <text:p text:style-name="P4">
图像来源，  Virma Simonette/ BBC</text:p>
      <text:p text:style-name="P4">
图像加注文字，</text:p>
      <text:p text:style-name="P4">
这个村庄有痛苦的历史。</text:p>
      <text:p text:style-name="P4">
克鲁兹表示，战后，她被迫工作，无法上学，因为她必须在父母的农场帮忙。她16岁结婚时，她清楚地记得家人分享了一整只鸡，而不是举行婚宴。</text:p>
      <text:p text:style-name="P4">
“如果日本能给我们一点生活费就好了，”她说道。</text:p>
      <text:p text:style-name="P4">
对于“自由祖母”来说，回忆过去总是一种心灵上的寄托，他们的律师弗吉尼亚·苏亚雷斯（Virginia Suarez）告诉记者。</text:p>
      <text:p text:style-name="P4">
“对她们来说，以歌曲的形式讲述自己的故事是非常解脱的。当你经历了她们经历的事情，你无法保持沉默。因为那会是额外的折磨，” 苏亚雷斯补充说。</text:p>
      <text:p text:style-name="P4">
日本坚持菲律宾妇女寻求赔偿必须得到菲律宾政府的支持。“自由祖母”曾向菲律宾政府提出相关要求，甚至上诉到最高法院，但未能成功。</text:p>
      <text:p text:style-name="P4">
<text:a xlink:type="simple" xlink:href="https://www.bbc.com/ws/av-embeds/cps/zhongwen/simp/world-66209744/p0587qss/zh-hans" text:style-name="Internet_20_link" text:visited-style-name="Visited_20_Internet_20_Link">
 Video-1-Link：/ws/av-embeds/cps/zhongwen/simp/world-66209744/p0587qss/zh-hans</text:a>
 <text:span text:style-name="T4">
你的器材不支持播放多媒体材料</text:span>
视频加注文字，</text:p>
      <text:p text:style-name="P4">
2019年韩国公布已知最早的慰安妇影像</text:p>
      <text:p text:style-name="P4">
“自由祖母”们向“联合国消除对妇女歧视委员会”（CEDAW）提出申诉，该委员会在今年3月裁定马尼拉必须对这些祖母进行赔偿，并为他们数十年的苦难和被歧视的际遇公开道歉。</text:p>
      <text:p text:style-name="P4">
“对这些在菲律宾过去被噤声、被忽视、被忽略并被抹去历史的受害者来说，这是一个象征性的胜利时刻，”联合国消除对妇女歧视委员会委员马里恩·贝塞尔（MarionBethel）表示。</text:p>
      <text:p text:style-name="P4">
苏亚雷斯律师表示，自从CEDAW的裁决以来，政府机构已向她的客户发放了数千披索的援助。但她补充说，她们将永远不会停止争取日本的道歉。</text:p>
      <text:p text:style-name="P4">
图像加注文字，</text:p>
      <text:p text:style-name="P4">
另外一名菲律宾的前慰安妇。</text:p>
      <text:p text:style-name="P4">
“对于‘自由祖母’来说，道歉真的很重要，因为它是对错误作为的承认，”她说。</text:p>
      <text:p text:style-name="P4">
她又强调，“日本对她们犯下了非常严重的罪行。世界不应该忘记这一点，日方该为此付出代价。”</text:p>
      <text:p text:style-name="P4">
对玛丽亚来说，只要有人愿意聆听，她们的战斗就会继续。“我们是一个非常紧密的朋友团体，也有很多人在帮助我们。我们想要正义。只要有人邀请我们，我们就会继续唱歌。”</text:p>
      <text:p text:style-name="P4">
Source: <text:a xlink:type="simple" xlink:href="https://www.bbc.com/zhongwen/simp/world-66209744" text:style-name="Internet_20_link" text:visited-style-name="Visited_20_Internet_20_Link">
https://www.bbc.com/zhongwen/simp/world-66209744</text:a>
</text:p>
      <!--NEWS-->
      <text:h text:style-name="P10" text:outline-level="1">
<text:span text:style-name="T4">
韩国暴雨7死3失踪 水坝溢顶数千人撤离家园</text:span>
</text:h>
      <text:p text:style-name="P4">
Publisher: 法新社</text:p>
      <text:p text:style-name="P4">
Published Time: 2023-07-15T09:02:07+00:00</text:p>
      <text:p text:style-name="P4">
Modified Time: 2023-07-15T08:35:03+00:00</text:p>
      <text:p text:style-name="P4">
Description: （法新社首尔15日电） 官员今天表示，韩国暴雨成灾，已造成7人死亡、3人失踪，数千人因水坝溢顶而被告知撤离家园。</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9" text:anchor-type="as-char" svg:width="6.9236in" svg:height="3.617581in" draw:z-index="0">
<draw:image xlink:href="../Images/rficn/2023-07-15T09-02-07-00-00/000000.png" xlink:type="simple" xlink:show="embed" xlink:actuate="onLoad" draw:mime-type="image/png"/>
</draw:frame>
</text:p>
      <text:p text:style-name="P4">
过去3天，强降雨淹没了全韩国许多地区，媒体报导指出，今天稍晚死亡人数可能会上升。</text:p>
      <text:p text:style-name="P4">
行政安全部表示，当局今天稍早下令槐山郡的6400多名居民撤离，原因是槐山坝（Goesan Dam）因倾盆大雨开始水位满溢，淹没了附近的低洼村庄。</text:p>
      <text:p text:style-name="P4">
行政安全部另指出，自昨天以来，已有7人死于降雨引起的土石流和建筑物倒塌。</text:p>
      <text:p text:style-name="P4">
Source: <text:a xlink:type="simple" xlink:href="https://www.rfi.fr/cn/%E5%9B%BD%E9%99%85%E6%8A%A5%E9%81%93/20230715-%E9%9F%A9%E5%9B%BD%E6%9A%B4%E9%9B%A87%E6%AD%BB3%E5%A4%B1%E8%B8%AA-%E6%B0%B4%E5%9D%9D%E6%BA%A2%E9%A1%B6%E6%95%B0%E5%8D%83%E4%BA%BA%E6%92%A4%E7%A6%BB%E5%AE%B6%E5%9B%AD" text:style-name="Internet_20_link" text:visited-style-name="Visited_20_Internet_20_Link">
https://www.rfi.fr/cn/%E5%9B%BD%E9%99%85%E6%8A%A5%E9%81%93/20230715-%E9%9F%A9%E5%9B%BD%E6%9A%B4%E9%9B%A87%E6%AD%BB3%E5%A4%B1%E8%B8%AA-%E6%B0%B4%E5%9D%9D%E6%BA%A2%E9%A1%B6%E6%95%B0%E5%8D%83%E4%BA%BA%E6%92%A4%E7%A6%BB%E5%AE%B6%E5%9B%AD</text:a>
</text:p>
      <!--NEWS-->
      <text:h text:style-name="P10" text:outline-level="1">
<text:span text:style-name="T4">
两党参议员在《国防授权法》加入修正案，要求追踪美国对中国的投资</text:span>
</text:h>
      <text:p text:style-name="P4">
Author: chinese@voanews.com (美国之音)</text:p>
      <text:p text:style-name="P4">
Publisher: 美国之音中文网 (Type: NewsMediaOrganization)</text:p>
      <text:p text:style-name="P4">
Published Time: 2023-07-15T09:03:09+08:00</text:p>
      <text:p text:style-name="P4">
Modified Time: 2023-07-15 02:11:23Z</text:p>
      <text:p text:style-name="P4">
Description: 两位美国国会参议员推出一部法案，计划以立法方式对美国在中国的投资进行追踪。目前，白宫也正在努力完成一项外界等待已久的行政命令，也将对某些领域的投资实施具有高度针对性的限制。</text:p>
      <text:p text:style-name="P4">
Videos: []</text:p>
      <text:p text:style-name="P4">
Images: []</text:p>
      <text:p text:style-name="P4">
Categories: ['美中关系', '国会报道', '经济·金融·贸易', '科技']</text:p>
      <text:p text:style-name="P4">
Type: None</text:p>
      <!--METADATA-->
      <text:p text:style-name="P4">
NoneNone</text:p>
      <text:p text:style-name="P4">
Source: <text:a xlink:type="simple" xlink:href="https://www.voachinese.com/a/us-senators-push-china-investments-tracker-in-defense-bill-20230714/7181930.html" text:style-name="Internet_20_link" text:visited-style-name="Visited_20_Internet_20_Link">
https://www.voachinese.com/a/us-senators-push-china-investments-tracker-in-defense-bill-20230714/7181930.html</text:a>
</text:p>
      <!--NEWS-->
      <text:h text:style-name="P10" text:outline-level="1">
<text:span text:style-name="T4">
微软：中国黑客利用代码缺陷 窃取美政府电邮</text:span>
</text:h>
      <text:p text:style-name="P4">
Author: 联合早报 (Person)</text:p>
      <text:p text:style-name="P4">
Publisher: 联合早报 (Organization)</text:p>
      <text:p text:style-name="P4">
Published Time: 2023-07-15T09:09</text:p>
      <text:p text:style-name="P4">
Modified Time: 2023-07-15T09:34</text:p>
      <text:p text:style-name="P4">
Description: 微软说，中国黑客利用微软代码的缺陷窃取了美国政府机构和其他客户的电子邮件。路透社报道，微软在星期五（7月14日）发布的一篇博客文章中透露，中国黑客基于未对外公开的情况，利用“微软代...</text:p>
      <text:p text:style-name="P4">
Videos: []</text:p>
      <text:p text:style-name="P4">
Audios: []</text:p>
      <text:p text:style-name="P4">
Images: []</text:p>
      <text:p text:style-name="P4">
Type: NewsArticle</text:p>
      <text:p text:style-name="P4">
Breadcrumbs: ['即时', '国际']</text:p>
      <text:p text:style-name="P4">
Keywords: ['微软', '中国', '黑客入侵', '国务院', '布林肯']</text:p>
      <!--METADATA-->
      <text:p text:style-name="P4">
微软说，中国黑客利用微软代码的缺陷窃取了美国政府机构和其他客户的电子邮件。</text:p>
      <text:p text:style-name="P4">
路透社报道，微软在星期五（7月14日）发布的一篇博客文章中透露，中国黑客基于未对外公开的情况，利用“微软代码中的一个验证错误”，进行他们的网络间谍活动。</text:p>
      <text:p text:style-name="P4">
这篇博客文章是迄今为止，为搅动网络安全行业和美中关系的这起中国黑客事件提供了最详细的解释。北京否认参与任何间谍活动。</text:p>
      <text:p text:style-name="P4">
但博客文章没有说明黑客如何获得微软的数码钥匙，一些专家因此猜测，在黑客行动前，微软本身已经遭到黑客入侵。</text:p>
      <text:p text:style-name="P4">
微软没有立即回应有关数码钥匙的问题。</text:p>
      <text:p text:style-name="P4">
微软和美国官员星期三晚说，自5月以来，与中国政府有关联的黑客一直秘密访问约25个组织的电邮账号。美国官员说，其中至少两个为美国政府部门的国务院和商务部。</text:p>
      <text:p text:style-name="P4">
美国国务卿布林肯星期四在雅加达一场亚细安会议上，向中共政治局委员、中央外事工作委员会办公室主任王毅表明，任何针对美国政府、美国公司或美国公民的行动都令美国“深感担忧”。</text:p>
      <text:p text:style-name="P4">
布林肯说：“我们将采取适当行动， 追究相关责任者的责任。”</text:p>
      <text:p text:style-name="P4">
Source: <text:a xlink:type="simple" xlink:href="https://www.zaobao.com.sg/realtime/world/story20230715-1414042" text:style-name="Internet_20_link" text:visited-style-name="Visited_20_Internet_20_Link">
https://www.zaobao.com.sg/realtime/world/story20230715-1414042</text:a>
</text:p>
      <!--NEWS-->
      <text:h text:style-name="P10" text:outline-level="1">
<text:span text:style-name="T4">
美众院表决通过2024财年《国防授权法》 台立委团感谢美国会跨党派力挺</text:span>
</text:h>
      <text:p text:style-name="P4">
Author: chinese@voanews.com (锺辰芳)</text:p>
      <text:p text:style-name="P4">
Publisher: 美国之音中文网 (Type: NewsMediaOrganization)</text:p>
      <text:p text:style-name="P4">
Published Time: 2023-07-15T09:30:25+08:00</text:p>
      <text:p text:style-name="P4">
Modified Time: 2023-07-15 01:31:09Z</text:p>
      <text:p text:style-name="P4">
Description: 美国国会众议院星期五(7月14日)以219比210票数表决通过2024财年《国防授权法》。正在华盛顿访问的一个台湾跨党派立委代表团在行程结束前的记者会上，对其中许多涉台条款反映美国国会不分党派对台湾安全防卫的支持表示感谢。</text:p>
      <text:p text:style-name="P4">
Videos: []</text:p>
      <text:p text:style-name="P4">
Images: []</text:p>
      <text:p text:style-name="P4">
Categories: ['台湾', '国会报道', '军事', '编辑推荐']</text:p>
      <text:p text:style-name="P4">
Type: None</text:p>
      <!--METADATA-->
      <text:p text:style-name="P4">
NoneNone</text:p>
      <text:p text:style-name="P4">
Source: <text:a xlink:type="simple" xlink:href="https://www.voachinese.com/a/taiwan-legislators-thank-congress-for-bipartisan-support-in-new-ndaa-bill-20230714/7181922.html" text:style-name="Internet_20_link" text:visited-style-name="Visited_20_Internet_20_Link">
https://www.voachinese.com/a/taiwan-legislators-thank-congress-for-bipartisan-support-in-new-ndaa-bill-20230714/7181922.html</text:a>
</text:p>
      <!--NEWS-->
      <text:h text:style-name="P10" text:outline-level="1">
<text:span text:style-name="T4">
埃尔多安称普京同意延长黑海粮食协议</text:span>
</text:h>
      <text:p text:style-name="P4">
Author: None (Language: zh)</text:p>
      <text:p text:style-name="P4">
Publisher: None</text:p>
      <text:p text:style-name="P4">
Time: 2023-07-15T09:31:00Z</text:p>
      <text:p text:style-name="P4">
Description: 如果不续签，目前的黑海粮食协议将于7月18日失效。土耳其总统埃尔多安表示，俄罗斯已同意延长黑海粮食协议，但克里姆林宫尚未就此事发表任何声明。</text:p>
      <text:p text:style-name="P4">
Videos: []</text:p>
      <text:p text:style-name="P4">
Images: []</text:p>
      <text:p text:style-name="P4">
Subject: 时政风云</text:p>
      <text:p text:style-name="P4">
Subjects: ['俄罗斯', '乌克兰', '土耳其', '普京', '俄罗斯入侵乌克兰']</text:p>
      <text:p text:style-name="P4">
Keywords: ['黑海粮食协议', '土耳其', '普京', '乌克兰战争', '乌克兰粮食', '乌克兰', '粮食', '俄罗斯']</text:p>
      <text:p text:style-name="P4">
ID: 66242286</text:p>
      <!--METADATA-->
      <text:p text:style-name="P4">
<text:a xlink:type="simple" xlink:href="https://www.dw.com/zh/overlay/image/article/66242286/62717390" text:style-name="Internet_20_link" text:visited-style-name="Visited_20_Internet_20_Link">
 </text:a>
</text:p>
      <text:p text:style-name="P4">
黑海粮食协议允许乌克兰出口超过3200万吨谷物，主要出口到发展中国家</text:p>
      <text:p text:style-name="P4">
（德国之声中文网）土耳其总统埃尔多安周五（7月14日）表示，俄罗斯已经同意延长黑海粮食协议。</text:p>
      <text:p text:style-name="P4">
埃尔多安告诉记者，他已与俄罗斯总统普京通了电话。他说：“我们正准备欢迎普京8月到访，我们就延长黑海粮食走廊达成一致。”</text:p>
      <text:p text:style-name="P4">
不过，克里姆林宫尚未就此事发表任何声明，并强调只有在满足自身出口条件的情况下才会延长该协议。</text:p>
      <text:h text:style-name="P12" text:outline-level="3">
<text:span text:style-name="T4">
黑海粮食协议为何重要？</text:span>
</text:h>
      <text:p text:style-name="P4">
2022年2月俄罗斯入侵乌克兰，中断了乌克兰粮食出口，导致部分国家粮食短缺，全球粮食价格飙升。</text:p>
      <text:p text:style-name="P4">
据世界粮食计划署称，来自乌克兰的粮食养活了全世界约4亿人。</text:p>
      <text:h text:style-name="P12" text:outline-level="3">
<text:span text:style-name="T4">
乌克兰粮食出口“难上加难”</text:span>
</text:h>
      <text:p text:style-name="P4">
<text:a xlink:type="simple" xlink:href="https://www.dw.com/zh/zh/俄乌战争美再提供军事援助-粮食出口协议达成/a-62573617" text:style-name="Internet_20_link" text:visited-style-name="Visited_20_Internet_20_Link">
 2022年7月，土耳其帮助促成了黑海粮食协议 </text:a>
，此后该协议已多次续签。该协议让乌克兰能够出口超过3200万吨粮食，其中大部分销往非洲、中东和其他地区的发展中国家。</text:p>
      <text:p text:style-name="P4">
如果不续签，目前的协议将于7月18日失效。</text:p>
      <text:p text:style-name="P4">
<text:span text:style-name="T4">
更多阅读——<text:a xlink:type="simple" xlink:href="https://www.dw.com/zh/zh/俄乌战争与全球粮食你该知道的五个事实/a-62611383" text:style-name="Internet_20_link" text:visited-style-name="Visited_20_Internet_20_Link">
 俄乌战争与全球粮食：你该知道的五个事实</text:a>
 </text:span>
</text:p>
      <text:h text:style-name="P12" text:outline-level="3">
<text:span text:style-name="T4">
俄罗斯要求己方出口保证</text:span>
</text:h>
      <text:p text:style-name="P4">
莫斯科一再威胁不会续签黑海粮食协议，称有关俄罗斯自己的化肥和粮食出口的承诺尚未得到兑现。</text:p>
      <text:p text:style-name="P4">
特别是，俄罗斯正在寻求解除西方在支付、物流和运输保险方面的制裁，称这些制裁一直是其出口的障碍。</text:p>
      <text:p text:style-name="P4">
普京周四在接受国家电视台采访时表示，俄罗斯根据该协议提出的要求“没有一项”得到满足。</text:p>
      <text:p text:style-name="P4">
“我想强调的是，什么也没做，什么也没做。这都是单方面的。”普京说，“我们会考虑一下该怎么做，我们还有几天时间。”</text:p>
      <text:p text:style-name="P4">
本周早些时候，联合国秘书长古特雷斯致函普京，谈及延长协议并消除俄罗斯化肥出口障碍。</text:p>
      <text:p text:style-name="P4">
埃尔多安表示，他希望“通过这封信，我们将与俄罗斯共同努力，确保粮食走廊的延长。”</text:p>
      <text:h text:style-name="P12" text:outline-level="3">
<text:span text:style-name="T4">
危机变转机：多国走向小麦自给自足</text:span>
</text:h>
      <text:p text:style-name="P4">
（路透社、法新社、德新社）</text:p>
      <text:p text:style-name="P4">
Source: <text:a xlink:type="simple" xlink:href="https://www.dw.com/zh/埃尔多安称普京同意延长黑海粮食协议/a-66242286" text:style-name="Internet_20_link" text:visited-style-name="Visited_20_Internet_20_Link">
https://www.dw.com/zh/埃尔多安称普京同意延长黑海粮食协议/a-66242286?maca=chi-rss-chi-all-1127-rdf</text:a>
</text:p>
      <!--NEWS-->
      <text:h text:style-name="P10" text:outline-level="1">
<text:span text:style-name="T4">
兵谏后转进白俄 瓦格纳集团为当地训练军队</text:span>
</text:h>
      <text:p text:style-name="P4">
Publisher: 法新社</text:p>
      <text:p text:style-name="P4">
Published Time: 2023-07-15T09:32:07+00:00</text:p>
      <text:p text:style-name="P4">
Modified Time: 2023-07-15T09:20:04+00:00</text:p>
      <text:p text:style-name="P4">
Description: （法新社莫斯科14日电） 瓦格纳集团（Wagner）在俄罗斯兵变失败、导致前途不明达数周后，白俄罗斯今天指出，这个俄罗斯佣兵组织的教官正在训练白俄军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1" text:anchor-type="as-char" svg:width="6.9236in" svg:height="3.617581in" draw:z-index="0">
<draw:image xlink:href="../Images/rficn/2023-07-15T09-32-07-00-00/000000.png" xlink:type="simple" xlink:show="embed" xlink:actuate="onLoad" draw:mime-type="image/png"/>
</draw:frame>
</text:p>
      <text:p text:style-name="P4">
在一部分瓦格纳战士和他们的首脑普里格津（Yevgeny Prigozhin）获准流亡至白俄罗斯的协议下，这场兵变短暂告终。</text:p>
      <text:p text:style-name="P4">
白俄罗斯总统鲁卡申柯（Alexander Lukashenko）对这项协议感到质疑，他本月稍早时表示，并未见到瓦格纳战士转往他的国家。</text:p>
      <text:p text:style-name="P4">
不过，白俄罗斯国防部似乎证实至少有一些瓦格纳战士已经抵达。</text:p>
      <text:p text:style-name="P4">
白俄罗斯国防部声明指出，瓦格纳私人军事公司的战士在一些军事训练中担任教官。</text:p>
      <text:p text:style-name="P4">
根据白俄罗斯国防部公布的影片显示，戴着面罩的战士担任士兵操演的教官。</text:p>
      <text:p text:style-name="P4">
Source: <text:a xlink:type="simple" xlink:href="https://www.rfi.fr/cn/%E5%9B%BD%E9%99%85%E6%8A%A5%E9%81%93/20230715-%E5%85%B5%E8%B0%8F%E5%90%8E%E8%BD%AC%E8%BF%9B%E7%99%BD%E4%BF%84-%E7%93%A6%E6%A0%BC%E7%BA%B3%E9%9B%86%E5%9B%A2%E4%B8%BA%E5%BD%93%E5%9C%B0%E8%AE%AD%E7%BB%83%E5%86%9B%E9%98%9F" text:style-name="Internet_20_link" text:visited-style-name="Visited_20_Internet_20_Link">
https://www.rfi.fr/cn/%E5%9B%BD%E9%99%85%E6%8A%A5%E9%81%93/20230715-%E5%85%B5%E8%B0%8F%E5%90%8E%E8%BD%AC%E8%BF%9B%E7%99%BD%E4%BF%84-%E7%93%A6%E6%A0%BC%E7%BA%B3%E9%9B%86%E5%9B%A2%E4%B8%BA%E5%BD%93%E5%9C%B0%E8%AE%AD%E7%BB%83%E5%86%9B%E9%98%9F</text:a>
</text:p>
      <!--NEWS-->
      <text:h text:style-name="P10" text:outline-level="1">
<text:span text:style-name="T4">
马斯克：xAI将与推特、特斯拉密切合作</text:span>
</text:h>
      <text:p text:style-name="P4">
Author: None (Language: zh)</text:p>
      <text:p text:style-name="P4">
Publisher: None</text:p>
      <text:p text:style-name="P4">
Time: 2023-07-15T10:17:00Z</text:p>
      <text:p text:style-name="P4">
Description: 马斯克表示，他的新人工智能公司xAI的目标是“理解宇宙”。该公司将使用公开推文来训练其人工智能模型，还可能与特斯拉合作开发人工智能软件。</text:p>
      <text:p text:style-name="P4">
Videos: []</text:p>
      <text:p text:style-name="P4">
Images: []</text:p>
      <text:p text:style-name="P4">
Subject: 科技环境</text:p>
      <text:p text:style-name="P4">
Subjects: ['推特', '社交媒体']</text:p>
      <text:p text:style-name="P4">
Keywords: ['马斯克', '推特', '特斯拉', '人工智能', 'AI', '宇宙', 'xAI']</text:p>
      <text:p text:style-name="P4">
ID: 66242437</text:p>
      <!--METADATA-->
      <text:p text:style-name="P4">
<text:a xlink:type="simple" xlink:href="https://www.dw.com/zh/overlay/image/article/66242437/65354118" text:style-name="Internet_20_link" text:visited-style-name="Visited_20_Internet_20_Link">
 </text:a>
</text:p>
      <text:p text:style-name="P4">
马斯克7月12日宣布成立新的人工智能公司xAI</text:p>
      <text:p text:style-name="P4">
（德国之声中文网）马斯克周五（7月14）表示，他的新人工智能公司xAI的目标是“理解宇宙”。</text:p>
      <text:p text:style-name="P4">
在90分钟的TwitterSpaces语音聊天中，这位亿万富翁首次讨论了他对xAI的愿景，同时也聊到了地球的演化和文明的脆弱性等话题。马斯克开玩笑说，为了加深对宇宙的理解，xAI的使命宣言是“到底在发生什么？”</text:p>
      <text:p text:style-name="P4">
马斯克周三宣布成立新人工智能公司xAI。此前他指责OpenAI和谷歌等公司 <text:a xlink:type="simple" xlink:href="https://www.dw.com/zh/zh/ai威脅堪比核戰東西方態度不同/a-65776612" text:style-name="Internet_20_link" text:visited-style-name="Visited_20_Internet_20_Link">
 在不考虑人类风险的情况下开发人工智能。</text:a>
</text:p>
      <text:p text:style-name="P4">
OpenAI和谷歌没有回应置评请求。</text:p>
      <text:h text:style-name="P12" text:outline-level="3">
<text:span text:style-name="T4">
科技业大佬为何也害怕ChatGPT？</text:span>
</text:h>
      <text:p text:style-name="P4">
马斯克表示，xAI将寻求建立一个“良好的AGI”，作为微软、谷歌和OpenAI的替代品。</text:p>
      <text:p text:style-name="P4">
AGI意思是“通用人工智能”（Artificial General Intelligence），指的是能够像人类一样解决问题的人工智能。</text:p>
      <text:p text:style-name="P4">
这次TwitterSpaces语音聊天活动有所延迟，因为推特称需要“调整算法”以向更多用户推广。</text:p>
      <text:p text:style-name="P4">
马斯克表示xAI将与他的其他公司如推特（Twitter）和特斯拉（Tesla）密切合作。xAI公司将使用公开推文来训练其人工智能模型，还可能与特斯拉合作开发人工智能软件。</text:p>
      <text:p text:style-name="P4">
</text:p>
      <text:p text:style-name="P4">
马斯克此前曾指责OpenA、谷歌等公司在不考虑人类风险的情况下开发人工智能</text:p>
      <text:p text:style-name="P4">
马斯克表示，这种关系将具有“互惠互利”性质，并可能加速特斯拉在自动驾驶能力方面的工作。</text:p>
      <text:p text:style-name="P4">
他还指责其他人工智能公司都使用Twitter数据来训练他们的模型，他认为这种做法是非法的。</text:p>
      <text:p text:style-name="P4">
倡导对人工智能进行监管的马斯克表示，他已推动与白宫官员举行会谈，并 <text:a xlink:type="simple" xlink:href="https://www.dw.com/zh/zh/中國ai爭議頻傳-馬斯克北京或推監管新規/a-65834960" text:style-name="Internet_20_link" text:visited-style-name="Visited_20_Internet_20_Link">
 在最近与中国高级政府官员的会谈中</text:a>
 强调了监管人工智能的重要性。</text:p>
      <text:p text:style-name="P4">
（路透社）</text:p>
      <text:p text:style-name="P4">
Source: <text:a xlink:type="simple" xlink:href="https://www.dw.com/zh/马斯克：xai将与推特、特斯拉密切合作/a-66242437" text:style-name="Internet_20_link" text:visited-style-name="Visited_20_Internet_20_Link">
https://www.dw.com/zh/马斯克：xai将与推特、特斯拉密切合作/a-66242437?maca=chi-rss-chi-all-1127-rdf</text:a>
</text:p>
      <!--NEWS-->
      <text:h text:style-name="P10" text:outline-level="1">
<text:span text:style-name="T4">
美国芯片公司高管计划到华府与当局讨论中国政策</text:span>
</text:h>
      <text:p text:style-name="P4">
Author: chinese@voanews.com (美国之音)</text:p>
      <text:p text:style-name="P4">
Publisher: 美国之音中文网 (Type: NewsMediaOrganization)</text:p>
      <text:p text:style-name="P4">
Published Time: 2023-07-15T10:22:24+08:00</text:p>
      <text:p text:style-name="P4">
Modified Time: 2023-07-15 02:22:24Z</text:p>
      <text:p text:style-name="P4">
Description: 据两位知情人士向路透社透露，英特尔公司(Intel Corp)和高通公司(Qualcomm Inc)的首席执行官计划下周访问华盛顿，讨论对华政策。</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us-chip-ceos-plan-washington-trip-to-talk-china-policy-20230714/7181956.html" text:style-name="Internet_20_link" text:visited-style-name="Visited_20_Internet_20_Link">
https://www.voachinese.com/a/us-chip-ceos-plan-washington-trip-to-talk-china-policy-20230714/7181956.html</text:a>
</text:p>
      <!--NEWS-->
      <text:h text:style-name="P10" text:outline-level="1">
<text:span text:style-name="T4">
美属维尔京群岛就爱泼斯坦案向摩根大通索赔至少1.9亿美元</text:span>
</text:h>
      <text:p text:style-name="P4">
Author: 联合早报 (Person)</text:p>
      <text:p text:style-name="P4">
Publisher: 联合早报 (Organization)</text:p>
      <text:p text:style-name="P4">
Published Time: 2023-07-15T10:24</text:p>
      <text:p text:style-name="P4">
Modified Time: 2023-07-15T10:45</text:p>
      <text:p text:style-name="P4">
Description: 美属维尔京群岛指控摩根大通银行，明知道已故金融家爱泼斯坦进行性贩卖活动，仍为他提供金融服务并协助他隐瞒罪行，要求这家美国最大银行赔偿至少1.9亿美元（约2.5亿新元）。爱泼斯坦生前...</text:p>
      <text:p text:style-name="P4">
Videos: []</text:p>
      <text:p text:style-name="P4">
Audios: []</text:p>
      <text:p text:style-name="P4">
Images: []</text:p>
      <text:p text:style-name="P4">
Type: NewsArticle</text:p>
      <text:p text:style-name="P4">
Breadcrumbs: ['即时', '国际']</text:p>
      <text:p text:style-name="P4">
Keywords: ['美国', '性交易', '摩根大通', '赔偿']</text:p>
      <!--METADATA-->
      <text:p text:style-name="P4">
美属维尔京群岛指控摩根大通银行，明知道已故金融家爱泼斯坦进行性贩卖活动，仍为他提供金融服务并协助他隐瞒罪行，要求这家美国最大银行赔偿至少1.9亿美元（约2.5亿新元）。爱泼斯坦生前把美属维尔京群岛的私人岛屿作为他的性奴乐园。</text:p>
      <text:p text:style-name="P4">
路透社报道，美属维尔京群岛星期五（7月14日）向曼哈顿联邦法院提交文件，要求摩根大通支付1.5亿美元的民事罚款，另外还得支付至少4000万美元，作为美属维尔京群岛与爱泼斯坦（JeffreyEpstein）终止15年关系的一个了结。</text:p>
      <text:p text:style-name="P4">
爱泼斯坦生前在美属维尔京群岛拥有两座私人岛屿，其中一座就是臭名昭著的“萝莉岛”。</text:p>
      <text:p text:style-name="P4">
美属维尔京群岛还希望摩根大通向爱泼斯坦的受害者做出惩罚性赔偿等。</text:p>
      <text:p text:style-name="P4">
美属维尔京群岛总检察长史密斯发表声明说：“经济处罚和改革措施，对于确保摩根大通了解将自身盈利置于公共安全之上的成本，是至关重要的。”</text:p>
      <text:p text:style-name="P4">
摩根大通在一份声明中承认为争取案件达成和解付出了努力，但美属维尔京群岛向法院提交的文件，“与双方和解对话的性质不相符”。</text:p>
      <text:p text:style-name="P4">
摩根大通也指美属维尔京群岛关于损害赔偿的论点“具有误导性”，而且“证据不足”。</text:p>
      <text:p text:style-name="P4">
爱泼斯坦2019年7月6日在美国新泽西州被捕，联邦调查局特工在他位于纽约曼哈顿的豪宅中发现大量淫秽照片。纽约联邦检方随后起诉爱泼斯坦进行性交易及合谋拐卖未成年女性，爱泼斯坦否认有罪。</text:p>
      <text:p text:style-name="P4">
同年8月10日，爱泼斯坦在狱中死亡。根据尸检报告，纽约市体检医师办公室认定爱泼斯坦死于上吊自杀，得年66岁。</text:p>
      <text:p text:style-name="P4">
Source: <text:a xlink:type="simple" xlink:href="https://www.zaobao.com.sg/realtime/world/story20230715-1414054" text:style-name="Internet_20_link" text:visited-style-name="Visited_20_Internet_20_Link">
https://www.zaobao.com.sg/realtime/world/story20230715-1414054</text:a>
</text:p>
      <!--NEWS-->
      <text:h text:style-name="P10" text:outline-level="1">
<text:span text:style-name="T4">
王毅喊话欧盟：警惕经济问题政治化</text:span>
</text:h>
      <text:p text:style-name="P4">
Author: None (Language: zh)</text:p>
      <text:p text:style-name="P4">
Publisher: None</text:p>
      <text:p text:style-name="P4">
Time: 2023-07-15T10:41:00Z</text:p>
      <text:p text:style-name="P4">
Description: 德国出台中国战略几天后，中共中央外办主任王毅与欧盟高官在雅加达会晤时表示，要警惕将经济问题政治化、工具化，让“去风险”变成“脱钩”。</text:p>
      <text:p text:style-name="P4">
Videos: []</text:p>
      <text:p text:style-name="P4">
Images: []</text:p>
      <text:p text:style-name="P4">
Subject: 时政风云</text:p>
      <text:p text:style-name="P4">
Subjects: ['德中关系', '韩国', '希腊债务危机', '欧债危机', '欧盟', '乌克兰', '岛屿主权争端', '马英九', '专题报道：全景观看“习马会”', '诺贝尔奖']</text:p>
      <text:p text:style-name="P4">
Keywords: ['王毅', '欧盟', '中国', '外长', '经济', '德国', '战略', '韩国', '台湾', '印度', '秦刚']</text:p>
      <text:p text:style-name="P4">
ID: 66242493</text:p>
      <!--METADATA-->
      <text:p text:style-name="P4">
<text:a xlink:type="simple" xlink:href="https://www.dw.com/zh/overlay/image/article/66242493/66237069" text:style-name="Internet_20_link" text:visited-style-name="Visited_20_Internet_20_Link">
 </text:a>
</text:p>
      <text:p text:style-name="P4">
王毅的印尼之行是参加在雅加达举行的年度安全会议</text:p>
      <text:p text:style-name="P4">
（德国之声中文网）中国外交部本周六（7月15日）表示，中共中央外办主任王毅在与欧盟外交与安全事务高级代表博雷利（JosepBorrell）会晤时指出，欧洲不能摇摆不定，更不能鼓励开倒车的言行。</text:p>
      <text:p text:style-name="P4">
根据中国外交部网站，王毅表示，中欧之间没有根本利害冲突，双方都主张多边主义，都支持世界多极化和国际关系民主化，都支持以联合国为核心的国际体系。中欧加强沟通、增进信任、深化合作符合双方共同利益。欧方应进一步明确双方战略伙伴关系定位，推动中欧关系在现有基础上向前走，不能摇摆不定，更不能鼓励开倒车的言行。他还说，中欧应秉持开放包容理念，共同推进全球化进程，共同维护自由贸易体系，共同反对保护主义，共同抵制单边霸凌。当前尤其要警惕将经济问题政治化、工具化，使“去风险”变成“脱钩断链”的代名词。</text:p>
      <text:p text:style-name="P4">
中国外交部指出，博雷利表示，中国首先是欧盟的重要伙伴，这一定位十分清晰，也十分确定。欧盟不支持阵营对立和平行体系。他还表示，欧中“脱钩”不现实，也不可能。“去风险”绝非针对中国，欧盟从无意阻碍中国的发展。</text:p>
      <text:p text:style-name="P4">
博雷利在推特上并没有提及上述表态，他发推文说，与王毅进行了建设性，深入的对话，讨论了欧盟与中国的关系。双方越久保持台海稳定进行了交流。</text:p>
      <text:p text:style-name="P4">
欧盟核心国家德国本周公布了中国战略。 <text:a xlink:type="simple" xlink:href="https://www.dw.com/zh/zh/解讀德國對華戰略措辭強硬的教戰守則/a-66225068" text:style-name="Internet_20_link" text:visited-style-name="Visited_20_Internet_20_Link">
 这是德国出台的首份对华战略</text:a>
，其中的原则性内容是：中国是伙伴，但也是竞争者和体制对手。在经贸关系方面，文件中写道，德国政府不寻求与中国脱钩，希望继续保持与中国的经贸联系。但在关键领域，希望减少依赖性以降低风险。</text:p>
      <ul>
        <li>
</li>
      </ul>
      <h5>
谁发明了 “去风险”？</h5>
      <text:h text:style-name="P12" text:outline-level="3">
<text:span text:style-name="T4">
冯德莱恩智库演讲</text:span>
</text:h>
      <text:p text:style-name="P4">
2023年3月30日，欧盟委员会主席冯德莱恩在布鲁塞尔两个欧洲智库主办的活动中用英语发表演讲。她指出中国和欧洲之间的经济关系正变得越来越不平衡，中国“明确地将军事和商业领域融合在一起”的做法给欧洲安全带来了风险，因此需要去风险，并且更好地运用现有工具，以维护欧洲经济利益。“我们之间的关系不是非黑即白，而我们的答案也不可能如此。因此我们必须聚焦于去风险（De-Risking），而不是脱钩。”</text:p>
      <ul>
        <li>
</li>
      </ul>
      <h5>
谁发明了 “去风险”？</h5>
      <text:h text:style-name="P12" text:outline-level="3">
<text:span text:style-name="T4">
对华关系新的关键词</text:span>
</text:h>
      <text:p text:style-name="P4">
冯德莱恩的讲话获得了巨大关注。“去风险”这个说法也随即开始在德国和美国被媒体和政界人士引用。《纽约时报》认为，这一表述是对欧盟对华关系新的概括，德国和法国外交官此后在国际组织中推广“去风险”的概念，并使之体现在当年5月广岛G7峰会声明的内容中。德国《明镜》周刊则指出，冯德莱恩希望在用词上保留空间，与美国一段时间以来使用的“脱钩”有所区别。</text:p>
      <ul>
        <li>
</li>
      </ul>
      <h5>
谁发明了 “去风险”？</h5>
      <text:h text:style-name="P12" text:outline-level="3">
<text:span text:style-name="T4">
依赖是个“好选择”？</text:span>
</text:h>
      <text:p text:style-name="P4">
德国外长贝尔博克4月中访华期间也表示，德国并非要与中国“脱钩”，而是要“降低风险”，就是说欧洲应降低对中国“不健康”的依赖。同时出席记者会的中国外长秦刚则回应说，“中德是伙伴，不是对手”，双方在供应链上相互依赖“是市场规则下最优的选择”；只要两国都保持开放，“就没有必要担心所谓的依赖”。</text:p>
      <ul>
        <li>
</li>
      </ul>
      <h5>
谁发明了 “去风险”？</h5>
      <text:h text:style-name="P12" text:outline-level="3">
<text:span text:style-name="T4">
肖尔茨是始作俑者？</text:span>
</text:h>
      <text:p text:style-name="P4">
有德国媒体注意到，最早公开使用“去风险”一词的并不是冯德莱恩，而是德国总理肖尔茨。2022年11月德国《明星》杂志（Stern）在肖尔茨访华前的一篇报道中引述他谈到对中国产业链的依赖性时说到：“去风险和多样化是当务之急。”但当时这一说法并未引起特别的舆论关注。</text:p>
      <ul>
        <li>
</li>
      </ul>
      <h5>
谁发明了 “去风险”？</h5>
      <text:h text:style-name="P12" text:outline-level="3">
<text:span text:style-name="T4">
金融术语</text:span>
</text:h>
      <text:p text:style-name="P4">
“去风险”（De-Risking）一词并非新近的发明，而是一个金融行业的术语，指的是银行或投资者收缩或终止交易关系，以降低支付违约的风险。而欧盟执委会主席冯德莱恩在2023年1月，亦曾在世界经济论坛上表示，欧盟虽需要“与中国合作和贸易”，但仍须修正与中国的商业交易方向，寻求与这个世界第二大经济体“降低风险，而非脱鈎”。</text:p>
      <ul>
        <li>
</li>
      </ul>
      <h5>
谁发明了 “去风险”？</h5>
      <text:h text:style-name="P12" text:outline-level="3">
<text:span text:style-name="T4">
沙利文：免受胁迫</text:span>
</text:h>
      <text:p text:style-name="P4">
华盛顿的官员也开始使用“去风险”的表述。今年4月底，美国国家安全顾问沙利文（JakeSullivan）在华盛顿布鲁金斯学会发表讲话时表示，“去风险意味著拥有弹性的有效供应链，并确保我们不会受到任何国家的胁迫。”“我们只是要确保美国和盟国的技术，不会被用来对付我们自己，”而并不是要切断贸易，他强调，“正如冯德莱恩主席不久前所说的。”</text:p>
      <ul>
        <li>
</li>
      </ul>
      <h5>
谁发明了 “去风险”？</h5>
      <text:h text:style-name="P12" text:outline-level="3">
<text:span text:style-name="T4">
跨大西洋共识</text:span>
</text:h>
      <text:p text:style-name="P4">
德国《商报》指出，在这个问题上，冯德莱恩、德国总理肖尔茨以及美国国家安全顾问苏利文显然已经形成了共识。“同'脱钩'不同的是，'去风险'的目的并不是要在经济上孤立中国，而是要增强欧洲自身的经济抗压能力。”</text:p>
      <ul>
        <li>
</li>
      </ul>
      <h5>
谁发明了 “去风险”？</h5>
      <text:h text:style-name="P12" text:outline-level="3">
<text:span text:style-name="T4">
G7峰会余音</text:span>
</text:h>
      <text:p text:style-name="P4">
5月的广岛G7峰会结束后，英国首相苏纳克（左二）对媒体表示，英国和G7集团其它国家在共同寻找方法，减少中国带来的挑战。“这一切都是关于去风险，而不是脱钩。”他补充说：“我们（七国集团）正在采取措施防止中国利用经济胁迫来干涉其他国家的主权事务。”</text:p>
      <ul>
        <li>
</li>
      </ul>
      <h5>
谁发明了 “去风险”？</h5>
      <text:h text:style-name="P12" text:outline-level="3">
<text:span text:style-name="T4">
北京：不要“鹦鹉学舌”</text:span>
</text:h>
      <text:p text:style-name="P4">
对G7会议公报本已大为不满的北京做出激烈反应，中国驻英国大使馆发言人指责首相苏纳克的言论是“鹦鹉学舌”。中国外交部（图）之前就G7公报表示：“对于所谓‘经济胁迫’，美国大搞单边制裁、‘脱钩断链’，才是把经贸关系政治化、武器化的真正‘胁迫者’。我们奉劝七国集团不要做经济胁迫的同谋和帮凶。”</text:p>
      <ul>
        <li>
</li>
      </ul>
      <h5>
谁发明了 “去风险”？</h5>
      <text:h text:style-name="P12" text:outline-level="3">
<text:span text:style-name="T4">
李强斥“伪命题”</text:span>
</text:h>
      <text:p text:style-name="P4">
中国总理李强6月27日在天津举办的世界经济论坛（WEF）“夏季达沃斯论坛”开幕式上发表演讲时说：“现在在西方，有些人在炒作所谓的‘降依赖、去风险’，我认为在一定程度上看，这两句话就是一个伪命题。”他认为，风险管控应该由“企业去做相应的判断和选择”，政府和相关组织“不应该去越俎代庖，更不应该将去风险扩大化、政治化、意识形态化”。</text:p>
      <ul>
        <li>
</li>
      </ul>
      <h5>
谁发明了 “去风险”？</h5>
      <text:h text:style-name="P12" text:outline-level="3">
<text:span text:style-name="T4">
走入欧盟对华战略</text:span>
</text:h>
      <text:p text:style-name="P4">
共同的对华政策也是6月30日结束的欧盟峰会上的一个重要议题。峰会联合声明称，将支持继续保持同中国的经贸关系，同时减少欧洲对中国的的经济依赖。"去风险"在本次声明中正式登场，成为一个概念，今后欧盟将以它作为指导方针推出对华战略。但有批评指，欧盟目前表述的“去风险”仍缺乏具体的计划和责任规范。</text:p>
      <ul>
        <li>
</li>
      </ul>
      <h5>
谁发明了 “去风险”？</h5>
      <text:h text:style-name="P12" text:outline-level="3">
<text:span text:style-name="T4">
德国首份对华战略</text:span>
</text:h>
      <text:p text:style-name="P4">
2023年7月13日，德国联邦内阁通过首份对华关系战略，“不脱钩、去风险”是重要内容之一。文件称，德国将继续与中国的交流与合作，同时应“降低关键领域的依赖性”。德国政府将提高社会对涉华风险的敏感度，加强与企业的交流，提醒企业做好风险管控。文件还强调，单方面改变台湾海峡现状是不可接受的，台海军事冲突升级将影响到德国和欧盟的利益。</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多个欧盟国家对中国的日益强硬，以及北京与俄罗斯的亲密关系感到担忧，他们一直主张减少对北京的依赖。有人担心此举会激怒中国，触发贸易战。不过也有观点认为现在是采取行动保护欧盟经济安全的好时机。布鲁塞尔想要出台对华方针，力图减少对过度依赖中国的担忧，同时又要保持与这个全球第二大经济体的联系。欧盟委员会主席冯德莱一月份强调，欧盟对华政策是“降低风险而非脱钩”，因为欧盟仍希望与中国开展合作和贸易。</text:p>
      <text:h text:style-name="P12" text:outline-level="3">
<text:span text:style-name="T4">
首尔希望中国在朝鲜问题上“发挥建设性作用”</text:span>
</text:h>
      <text:p text:style-name="P4">
王毅在雅加达期间还分别与印度外长苏杰生和韩国外长朴振举行了会面。根据澎湃新闻，王毅与朴振见面时表示，中国对韩睦邻友好政策保持连续性、稳定性，不针对第三方，也不应受第三方影响。他还表示，中韩关系面临的困难和挑战增多，这不符合两国人民的根本和长远利益。中方愿同韩方本着相互尊重的精神，推动中韩战略合作伙伴关系重回健康稳定发展轨道。双方也就朝鲜问题交换了意见。</text:p>
      <text:p text:style-name="P4">
路透社援引韩国外交部声明中表示：“朴外长强调，中国为朝鲜半岛的和平与稳定发挥建设性作用比以往任何时候都更为重要。”</text:p>
      <text:p text:style-name="P4">
中韩关系近来因为台海问题掀起波澜。中国驻韩国大使邢海明6月初指出，韩国政府“赌美国赢、中国输”，提醒首尔不要在中美竞争中“下错赌注”。韩国外长朴振随后谴责邢海明这番言论过分。在此之前，韩国总统尹锡悦在4月接受采访时曾表示，台湾问题不仅是中国和台湾之间的问题，也和朝鲜问题一样，是一个全球性问题。中国外交部副部长孙卫东随后召见韩国驻华大使提出严正交涉。据中国官媒说，孙卫东称韩国总统尹锡悦的言论“完全不可接受”，“中方表示严重关切和强烈不满”。</text:p>
      <text:p text:style-name="P4">
根据中国外交部，朴振与王毅见面时表示，双方是近邻，也是战略合作伙伴。韩中关系顺畅发展符合双方共同利益，也将为地区和平稳定作出贡献。韩方一贯尊重一个中国原则，这一立场没有任何变化。</text:p>
      <ul>
        <li>
</li>
      </ul>
      <h5>
中韩关系：先做生意，再谈战略利益？</h5>
      <text:h text:style-name="P12" text:outline-level="3">
<text:span text:style-name="T4">
“台湾问题也是一个全球性问题”</text:span>
</text:h>
      <text:p text:style-name="P4">
韩国总统尹锡悦4月19日在接受路透社专访谈到台湾海峡局势说，韩国和国际社会站在一起，反对试图以武力改变台海现状。他还说:“台湾问题不仅是中国和台湾之间的问题，也和朝鲜问题一样，是一个全球性问题。”次日中国外交部召见韩国驻华大使提出严正交涉，称尹锡悦的言论“完全不可接受”。韩国外交部同日也召见中国驻韩大使，就中方评论韩国总统涉台发言表达抗议。两国关系再度蒙上阴影。建交30年来，中韩关系经历了怎样的发展？</text:p>
      <ul>
        <li>
</li>
      </ul>
      <h5>
中韩关系：先做生意，再谈战略利益？</h5>
      <text:h text:style-name="P12" text:outline-level="3">
<text:span text:style-name="T4">
90年代才建交</text:span>
</text:h>
      <text:p text:style-name="P4">
1992年8月24日，中华人民共和国与大韩民国正式建立大使级外交关系，结束了两国长期互不承认和相互隔绝的历史。图为韩国外长李相玉（前左）和中国外长钱其琛在北京签署、交换建交联合公报。之前一天，韩国宣布与中华民国断交，使台湾失去了亚洲最后一个邦交国。</text:p>
      <ul>
        <li>
</li>
      </ul>
      <h5>
中韩关系：先做生意，再谈战略利益？</h5>
      <text:h text:style-name="P12" text:outline-level="3">
<text:span text:style-name="T4">
韩国总统首访</text:span>
</text:h>
      <text:p text:style-name="P4">
1992年9月，时任韩国总统卢泰愚（1995年资料图片）在两国建交数周后便出访中国，会见了中共中央总书记江泽民、国家主席杨尚昆、国务院总理李鹏等人。双方签署了《中韩贸易协定》、《中韩投资保护协定》等一系列合作协议。</text:p>
      <ul>
        <li>
</li>
      </ul>
      <h5>
中韩关系：先做生意，再谈战略利益？</h5>
      <text:h text:style-name="P12" text:outline-level="3">
<text:span text:style-name="T4">
从全面合作到战略伙伴</text:span>
</text:h>
      <text:p text:style-name="P4">
上世纪90年代末到2000年代初，韩国总统金大中在任期间，中韩关系被提升为 “面向21世纪的全面合作伙伴关系”。2008年5月，时任韩国总统李明博访华时，两国关系被再次提升为“战略合作伙伴关系”。图为中国总理温家宝2010年5月访问韩国时受到李明博的欢迎。</text:p>
      <ul>
        <li>
</li>
      </ul>
      <h5>
中韩关系：先做生意，再谈战略利益？</h5>
      <text:h text:style-name="P12" text:outline-level="3">
<text:span text:style-name="T4">
你来我往</text:span>
</text:h>
      <text:p text:style-name="P4">
上世纪末以来，韩中之间的商贸、文化、人员交往日趋密切。2021年数据显示，韩国在中国的留学生为5万多人，中国在韩国的留学生超过2万，各自在对方国家外国留学生中人数均居第一位。中国成为韩国企业投资的热门选择。韩国流行文化在中国拥有大量爱好者。韩国也一度成为中国人青睐的旅游目的地。图为首尔景福宫前的中国游客（2014年）。</text:p>
      <ul>
        <li>
</li>
      </ul>
      <h5>
中韩关系：先做生意，再谈战略利益？</h5>
      <text:h text:style-name="P12" text:outline-level="3">
<text:span text:style-name="T4">
“蜜月期”</text:span>
</text:h>
      <text:p text:style-name="P4">
朴槿惠（图：2016年在杭州参加G20峰会）任韩国总统期间也多次访问北京，2014年习近平也曾访问韩国，中韩两国关系被认为i进入“蜜月期”，两国经济、文化领域的交往进一步密切。</text:p>
      <ul>
        <li>
</li>
      </ul>
      <h5>
中韩关系：先做生意，再谈战略利益？</h5>
      <text:h text:style-name="P12" text:outline-level="3">
<text:span text:style-name="T4">
萨德事件</text:span>
</text:h>
      <text:p text:style-name="P4">
鉴于朝鲜发展核武能力对韩国构成的安全威胁，2016年，韩国政府决定部署美国的萨德反导弹系统（THAAD）。由于其雷达有探测到中方的潜在能力，被中国认为会对其国土安全造成影响。在反对无效后，北京对韩采取多项反制措施，包括对禁制韩国媒体及艺人演出、旅游封锁等。这些措施也导致中韩关系迅速冷却。</text:p>
      <ul>
        <li>
</li>
      </ul>
      <h5>
中韩关系：先做生意，再谈战略利益？</h5>
      <text:h text:style-name="P12" text:outline-level="3">
<text:span text:style-name="T4">
殃及韩国企业</text:span>
</text:h>
      <text:p text:style-name="P4">
由于部署萨德系统的地皮，是首尔政府向韩国乐天集团置换而来，该零售业巨头成为中国官方和民间报复的目标。一时间出现消费者抵制乐天、示威抗议，甚至供货商断供，数十家乐天超市被“勒令停业”。此外，三星手机、启亚汽车等韩国品牌的销量也暴跌。中国旅行社纷纷下架韩国游，让韩国旅游业受到冲击。</text:p>
      <ul>
        <li>
</li>
      </ul>
      <h5>
中韩关系：先做生意，再谈战略利益？</h5>
      <text:h text:style-name="P12" text:outline-level="3">
<text:span text:style-name="T4">
“三不一限”共识</text:span>
</text:h>
      <text:p text:style-name="P4">
2017年11月，中韩达成共识，韩方表明不考虑追加新的萨德系统；对既有的萨德系统在使用上进行必要的限制；不加入美国反导体系；不发展韩美日三方军事同盟及无意损害中方安全利益。2017年时任总统文在寅访问中国以后，两国关系开始趋于缓和。</text:p>
      <ul>
        <li>
</li>
      </ul>
      <h5>
中韩关系：先做生意，再谈战略利益？</h5>
      <text:h text:style-name="P12" text:outline-level="3">
<text:span text:style-name="T4">
机遇还是威胁</text:span>
</text:h>
      <text:p text:style-name="P4">
中国是韩国最大的贸易伙伴、出口市场和进口来源国，韩国则是中国第三大贸易伙伴国。在韩国最大单一收入来源半导体出口中，对华出口超过四成。2022年8月韩国《中央日报》的一份问卷调查显示，19.3%的受访者认为中国的崛起是一种“机会”，而75.4%的受访者认为这是一种“威胁”。图为抗议文在寅政府与朝鲜亲善政策的韩国民众打出反中标语（2018年4月，首尔）。</text:p>
      <ul>
        <li>
</li>
      </ul>
      <h5>
中韩关系：先做生意，再谈战略利益？</h5>
      <text:h text:style-name="P12" text:outline-level="3">
<text:span text:style-name="T4">
靠向哪一边</text:span>
</text:h>
      <text:p text:style-name="P4">
现任韩国总统尹锡悦（右）2022年5月上任后表现出更积极向美国靠拢的路线，表示将加速萨德系统的部署建设。韩国2022年5月正式加入美国牵头的“印太经济框架”(IPEF)，并于8月宣布加入美国主导、包括日本、韩国和台湾的“芯片四方联盟”，其目的除强化供应链，也包括对中国的技术出口管制。</text:p>
      <ul>
        <li>
</li>
      </ul>
      <h5>
中韩关系：先做生意，再谈战略利益？</h5>
      <text:h text:style-name="P12" text:outline-level="3">
<text:span text:style-name="T4">
韩国的“安全关切”</text:span>
</text:h>
      <text:p text:style-name="P4">
种种迹象表明，韩国正在力图减少经济上对中国的依赖性。在2022年中韩建交30周年之际，吉林大学国际关系研究所副所长孙兴杰在《明报》撰文称，目前中韩需要拓展合作领域，在安全议题上沟通协调，“补齐安全合作短板”。图为韩国星洲郡部署的萨德导弹防御系统（2017年9月资料图）。</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王毅也和印度外长苏杰生见了面。中国外交部网站援引王毅说，中印共同利益显然大于分歧，实现共同发展、共同繁荣具有全球示范意义。而苏杰生表示，双方同意尽快就边界问题举行下一轮军长级会谈。</text:p>
      <text:p text:style-name="P4">
王毅的印尼之行是参加在雅加达举行的年度安全会议“东盟区域论坛”（ARF）， <text:a xlink:type="simple" xlink:href="https://www.dw.com/zh/zh/秦刚去哪儿了北京健康原因缺席/a-66188018" text:style-name="Internet_20_link" text:visited-style-name="Visited_20_Internet_20_Link">
 外界原本传言中国外长秦刚将与会</text:a>
，但据路透社11日报道，有2位消息人士指出，中方将派中共中央外办主任王毅参加此次会议。此消息让中国外长秦刚消失于公众视野多日之事继续受到关注。</text:p>
      <text:p text:style-name="P4">
（法新社，路透社等）</text:p>
      <text:p text:style-name="P4">
Source: <text:a xlink:type="simple" xlink:href="https://www.dw.com/zh/王毅喊话欧盟：警惕经济问题政治化/a-66242493" text:style-name="Internet_20_link" text:visited-style-name="Visited_20_Internet_20_Link">
https://www.dw.com/zh/王毅喊话欧盟：警惕经济问题政治化/a-66242493?maca=chi-rss-chi-all-1127-rdf</text:a>
</text:p>
      <!--NEWS-->
      <text:h text:style-name="P10" text:outline-level="1">
<text:span text:style-name="T4">
韩国暴雨酿洪灾山崩 至少22死14失踪</text:span>
</text:h>
      <text:p text:style-name="P4">
Publisher: 法新社</text:p>
      <text:p text:style-name="P4">
Published Time: 2023-07-15T11:02:09+00:00</text:p>
      <text:p text:style-name="P4">
Modified Time: 2023-07-15T10:50:02+00:00</text:p>
      <text:p text:style-name="P4">
Description: （法新社首尔15日电） 韩国官员今天指出，暴雨导致国内发生洪灾及山崩，迄今至少有22人死亡，14人失踪，目前再有数千人被勒令撤离家园。</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9" text:anchor-type="as-char" svg:width="6.9236in" svg:height="3.617581in" draw:z-index="0">
<draw:image xlink:href="../Images/rficn/2023-07-15T11-02-09-00-00/000000.png" xlink:type="simple" xlink:show="embed" xlink:actuate="onLoad" draw:mime-type="image/png"/>
</draw:frame>
</text:p>
      <text:p text:style-name="P4">
法新社报导，韩国现正处于夏天雨季高峰期，过去3天以来持续降下豪雨，引发大范围的洪灾及山崩，导致一座大坝满溢。</text:p>
      <text:p text:style-name="P4">
韩联社报导，根据韩国中央灾难安全对策本部今天消息，截至今天下午，本轮暴雨已造成22人死亡、14人失踪，伤亡人数恐进一步增加。</text:p>
      <text:p text:style-name="P4">
韩国中央灾难安全对策本部指出，暴雨相关死亡人数已上升至22人。其中，庆尚北道16人、忠清南道4人、世宗市1人、忠清北道1人。据悉有14人下落不明。</text:p>
      <text:p text:style-name="P4">
忠清北道五松地下车道被水淹没导致19辆车被困。由于当前搜救工作难以开展，伤亡数字恐进一步上升。</text:p>
      <text:p text:style-name="P4">
受到持续强降雨影响，忠清北道槐山水库水位超出警戒线并发生溢流，忠州市6个邑、面、洞紧急避险转移6400多人。</text:p>
      <text:p text:style-name="P4">
此外，由于连续降雨使得首尔汉江水位上升，主要通道今天开始陆续实施交通管制。</text:p>
      <text:p text:style-name="P4">
Source: <text:a xlink:type="simple" xlink:href="https://www.rfi.fr/cn/%E5%9B%BD%E9%99%85%E6%8A%A5%E9%81%93/20230715-%E9%9F%A9%E5%9B%BD%E6%9A%B4%E9%9B%A8%E9%85%BF%E6%B4%AA%E7%81%BE%E5%B1%B1%E5%B4%A9-%E8%87%B3%E5%B0%9122%E6%AD%BB14%E5%A4%B1%E8%B8%AA" text:style-name="Internet_20_link" text:visited-style-name="Visited_20_Internet_20_Link">
https://www.rfi.fr/cn/%E5%9B%BD%E9%99%85%E6%8A%A5%E9%81%93/20230715-%E9%9F%A9%E5%9B%BD%E6%9A%B4%E9%9B%A8%E9%85%BF%E6%B4%AA%E7%81%BE%E5%B1%B1%E5%B4%A9-%E8%87%B3%E5%B0%9122%E6%AD%BB14%E5%A4%B1%E8%B8%AA</text:a>
</text:p>
      <!--NEWS-->
      <text:h text:style-name="P10" text:outline-level="1">
<text:span text:style-name="T4">
调查：韩国近七成单人户住月租房 房租为最大开销</text:span>
</text:h>
      <text:p text:style-name="P4">
Author: 联合早报 (Person)</text:p>
      <text:p text:style-name="P4">
Publisher: 联合早报 (Organization)</text:p>
      <text:p text:style-name="P4">
Published Time: 2023-07-15T11:05</text:p>
      <text:p text:style-name="P4">
Modified Time: 2023-07-15T11:05</text:p>
      <text:p text:style-name="P4">
Description: 韩国一项问卷调查结果显示，一人户家庭中近70%选择按月交房租，房租成为每月的最大开销。韩联社报道，租房信息平台公司“Station3”日前针对旗下房产信息平台“Dabang”的83...</text:p>
      <text:p text:style-name="P4">
Videos: []</text:p>
      <text:p text:style-name="P4">
Audios: []</text:p>
      <text:p text:style-name="P4">
Images: []</text:p>
      <text:p text:style-name="P4">
Type: NewsArticle</text:p>
      <text:p text:style-name="P4">
Breadcrumbs: ['即时', '国际']</text:p>
      <text:p text:style-name="P4">
Keywords: ['韩国', '租房', '调查']</text:p>
      <!--METADATA-->
      <text:p text:style-name="P4">
韩国一项问卷调查结果显示，一人户家庭中近70%选择按月交房租，房租成为每月的最大开销。</text:p>
      <text:p text:style-name="P4">
韩联社报道，租房信息平台公司“Station3”日前针对旗下房产信息平台“Dabang”的832名用户进行问卷调查，结果显示，受访者中45%（376人）是一人户。其中，30-39岁最多，占34%。其后依次为20-29岁（29%）、40-49岁（27%）。从租房交易形态来看，月租为68%，远高于典租（27%)；住房形态依次为单间套房52%、两间和三间套房24%、写字楼和城市型生活住宅15%、公寓8%。</text:p>
      <text:p text:style-name="P4">
从一人户家庭月均收入来看，200万韩元以上～300万韩元以下（约2081至3000新元）最多，占40%。其后是300万韩元以上～400万韩元以下（22%）和100万韩元以上～200万韩元以下（15%）。其中，48.1%的受访者回答每月最大的支出是居住费用，其次是购买食品（19.1%）、外出用餐（13%）。</text:p>
      <text:p text:style-name="P4">
就居住费用在支出中占比的提问，39%的受访者回答10%～20%，38%为20%～30%。但71%的受访者回答居住费用占比10%～20%较为合适，仅23%的人回答20%～30%，现实和理想存在差距。</text:p>
      <text:p text:style-name="P4">
典租房是韩国特有的住房租赁制度。签约后，租客需要一次性付给房东大笔押金（通常为房价的50%至70%）作为保证金，租房期间不用交月租，合同到期后房东全额退还保证金。</text:p>
      <text:p text:style-name="P4">
Source: <text:a xlink:type="simple" xlink:href="https://www.zaobao.com.sg/realtime/world/story20230715-1414064" text:style-name="Internet_20_link" text:visited-style-name="Visited_20_Internet_20_Link">
https://www.zaobao.com.sg/realtime/world/story20230715-1414064</text:a>
</text:p>
      <!--NEWS-->
      <text:h text:style-name="P10" text:outline-level="1">
<text:span text:style-name="T4">
中国快时尚品牌Shein再传负面消息 设计师控其严重侵权</text:span>
</text:h>
      <text:p text:style-name="P4">
Author: chinese@voanews.com (杨安)</text:p>
      <text:p text:style-name="P4">
Publisher: 美国之音中文网 (Type: NewsMediaOrganization)</text:p>
      <text:p text:style-name="P4">
Published Time: 2023-07-15T11:58:37+08:00</text:p>
      <text:p text:style-name="P4">
Modified Time: 2023-07-15 03:58:37Z</text:p>
      <text:p text:style-name="P4">
Description: 中国快时尚零售商Shein屡传负面消息，近来又被指控其严重侵权行为，相当于敲诈勒索。</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china-s-shein-hit-with-lawsuit-citing-rico-violations-20230715/7181976.html" text:style-name="Internet_20_link" text:visited-style-name="Visited_20_Internet_20_Link">
https://www.voachinese.com/a/china-s-shein-hit-with-lawsuit-citing-rico-violations-20230715/7181976.html</text:a>
</text:p>
      <!--NEWS-->
      <text:h text:style-name="P10" text:outline-level="1">
<text:span text:style-name="T4">
韩国发生山体滑坡和洪水 至少七死逾千人疏散</text:span>
</text:h>
      <text:p text:style-name="P4">
Author: 联合早报 (Person)</text:p>
      <text:p text:style-name="P4">
Publisher: 联合早报 (Organization)</text:p>
      <text:p text:style-name="P4">
Published Time: 2023-07-15T12:06</text:p>
      <text:p text:style-name="P4">
Modified Time: 2023-07-15T12:07</text:p>
      <text:p text:style-name="P4">
Description: 韩国连续三天暴雨成灾，多处发生山体滑坡、一座大坝溃决，至今已造成至少七人死亡、三人失踪，另有七人受伤，逾千人疏散。路透社报道，韩国内政部和安全部说，截至星期六（7月15日）上午11...</text:p>
      <text:p text:style-name="P4">
Videos: []</text:p>
      <text:p text:style-name="P4">
Audios: []</text:p>
      <text:p text:style-name="P4">
Images: []</text:p>
      <text:p text:style-name="P4">
Type: NewsArticle</text:p>
      <text:p text:style-name="P4">
Breadcrumbs: ['即时', '国际']</text:p>
      <text:p text:style-name="P4">
Keywords: ['韩国', '暴雨', '山体滑坡', '水坝', '死亡']</text:p>
      <!--METADATA-->
      <text:p text:style-name="P4">
韩国连续三天暴雨成灾，多处发生山体滑坡、一座大坝溃决，至今已造成至少七人死亡、三人失踪，另有七人受伤，逾千人疏散。</text:p>
      <text:p text:style-name="P4">
路透社报道，韩国内政部和安全部说，截至星期六（7月15日）上午11时（新加坡时间星期六上午10时），全国有1567人疏散。由于忠清北道的水坝决堤，疏散人数可能还会增加。</text:p>
      <text:p text:style-name="P4">
地方政府已先后向超过7000人发布疏散令。</text:p>
      <text:p text:style-name="P4">
另外，截至上午9时，流入槐山大坝的洪水量每秒超过2700吨，为历来之最。</text:p>
      <text:p text:style-name="P4">
韩国铁路公司已暂停所有慢速列车和一些子弹列车服务，继续行驶的子弹列车可能因山体滑坡、轨道淹水和落石威胁而放慢速度行驶。</text:p>
      <text:p text:style-name="P4">
Source: <text:a xlink:type="simple" xlink:href="https://www.zaobao.com.sg/realtime/world/story20230715-1414071" text:style-name="Internet_20_link" text:visited-style-name="Visited_20_Internet_20_Link">
https://www.zaobao.com.sg/realtime/world/story20230715-1414071</text:a>
</text:p>
      <!--NEWS-->
      <text:h text:style-name="P10" text:outline-level="1">
<text:span text:style-name="T4">
中印边境紧张局势升温 王毅敦促与印度保持稳定关系</text:span>
</text:h>
      <text:p text:style-name="P4">
Author: chinese@voanews.com (美国之音)</text:p>
      <text:p text:style-name="P4">
Publisher: 美国之音中文网 (Type: NewsMediaOrganization)</text:p>
      <text:p text:style-name="P4">
Published Time: 2023-07-15T12:41:59+08:00</text:p>
      <text:p text:style-name="P4">
Modified Time: 2023-07-15 04:41:59Z</text:p>
      <text:p text:style-name="P4">
Description: 中国最高外交官王毅告诉印度外长，双边关系需要稳定。与此同时，这两个亚洲邻国正在寻找缓解两国边境地区不断升温的军事紧张局势的方法。</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china-s-top-diplomat-urges-stable-ties-with-india-as-military-tensions-simmer-20230715/7181980.html" text:style-name="Internet_20_link" text:visited-style-name="Visited_20_Internet_20_Link">
https://www.voachinese.com/a/china-s-top-diplomat-urges-stable-ties-with-india-as-military-tensions-simmer-20230715/7181980.html</text:a>
</text:p>
      <!--NEWS-->
      <text:h text:style-name="P10" text:outline-level="1">
<text:span text:style-name="T4">
实验显示：有氧锻炼可延缓帕金森症病情</text:span>
</text:h>
      <text:p text:style-name="P4">
Author: 联合早报 (Person)</text:p>
      <text:p text:style-name="P4">
Publisher: 联合早报 (Organization)</text:p>
      <text:p text:style-name="P4">
Published Time: 2023-07-15T13:04</text:p>
      <text:p text:style-name="P4">
Modified Time: 2023-07-15T17:03</text:p>
      <text:p text:style-name="P4">
Description: 意大利科研人员通过动物实验发现，对于早期帕金森症，高强度有氧锻炼可促进脑部分泌一种生长因子，恢复重要脑区的“可塑性”，从而延缓病情发展，维持运动和认知能力。此前科学界发现，有氧锻炼...</text:p>
      <text:p text:style-name="P4">
Videos: []</text:p>
      <text:p text:style-name="P4">
Audios: []</text:p>
      <text:p text:style-name="P4">
Images: []</text:p>
      <text:p text:style-name="P4">
Type: NewsArticle</text:p>
      <text:p text:style-name="P4">
Breadcrumbs: ['即时', '国际']</text:p>
      <text:p text:style-name="P4">
Keywords: ['研究', '帕金森症', '运动']</text:p>
      <!--METADATA-->
      <text:p text:style-name="P4">
意大利科研人员通过动物实验发现，对于早期帕金森症，高强度有氧锻炼可促进脑部分泌一种生长因子，恢复重要脑区的“可塑性”，从而延缓病情发展，维持运动和认知能力。</text:p>
      <text:p text:style-name="P4">
此前科学界发现，有氧锻炼能阻止帕金森症的致病蛋白质——α-突触核蛋白扩散，保护脑部负责协调精细运动的纹状体区域。意大利圣心天主教大学的这项新研究详细分析了其中机制，相关论文发表在美国《科学进展》期刊上。</text:p>
      <text:p text:style-name="P4">
新华社报道，研究人员给大鼠脑部注射α-突触核蛋白，模拟早期帕金森症，然后让其中一部分大鼠进行不同强度的跑步机运动，每次30分钟、每周连续锻炼五天，四周后用视觉空间任务测试大鼠的运动和认知能力，并取脑组织样本观察神经元形态变化。</text:p>
      <text:p text:style-name="P4">
与不锻炼的大鼠相比，高强度锻炼的大鼠在测试中的表现明显更好，纹状体区域的脑源性神经营养因子水平较高，使神经突触的“长期增益效应”得以恢复。后者是发生在神经元信号传输中的一种持久增强现象，与突触的可塑性有关，被认为是构成学习和记忆基础的主要分子机制之一。</text:p>
      <text:p text:style-name="P4">
研究人员说，在帕金森症早期进行有规律的锻炼可能带来长久的益处，停止锻炼后这些益处仍然存在。</text:p>
      <text:p text:style-name="P4">
Source: <text:a xlink:type="simple" xlink:href="https://www.zaobao.com.sg/realtime/world/story20230715-1414076" text:style-name="Internet_20_link" text:visited-style-name="Visited_20_Internet_20_Link">
https://www.zaobao.com.sg/realtime/world/story20230715-1414076</text:a>
</text:p>
      <!--NEWS-->
      <text:h text:style-name="P10" text:outline-level="1">
<text:span text:style-name="T4">
马哈迪斥上届大选对手贿赂选民 导致他败选</text:span>
</text:h>
      <text:p text:style-name="P4">
Author: 联合早报 (Person)</text:p>
      <text:p text:style-name="P4">
Publisher: 联合早报 (Organization)</text:p>
      <text:p text:style-name="P4">
Published Time: 2023-07-15T13:53</text:p>
      <text:p text:style-name="P4">
Modified Time: 2023-07-15T15:23</text:p>
      <text:p text:style-name="P4">
Description: 马来西亚前首相马哈迪说，他在第15届全国大选中输掉浮罗交怡国席还痛失按柜金，全是因为对手贿赂选民。星洲网报道，马哈迪出席活动时告诉《马来西亚前锋报》，在上届大选中，因对手贪污腐败，...</text:p>
      <text:p text:style-name="P4">
Videos: []</text:p>
      <text:p text:style-name="P4">
Audios: []</text:p>
      <text:p text:style-name="P4">
Images: []</text:p>
      <text:p text:style-name="P4">
Type: NewsArticle</text:p>
      <text:p text:style-name="P4">
Breadcrumbs: ['即时', '国际']</text:p>
      <text:p text:style-name="P4">
Keywords: ['马来西亚', '马哈迪', '贿赂', '国民联盟', '马来西亚大选']</text:p>
      <!--METADATA-->
      <text:p text:style-name="P4">
马来西亚前首相马哈迪说，他在 <text:a xlink:type="simple" xlink:href="https://www.zaobao.com/keywords/malaysia-general-election" text:style-name="Internet_20_link" text:visited-style-name="Visited_20_Internet_20_Link">
 第15届全国大选 </text:a>
 中输掉浮罗交怡国席还痛失按柜金，全是因为对手贿赂选民。</text:p>
      <text:p text:style-name="P4">
星洲网报道， <text:a xlink:type="simple" xlink:href="https://www.zaobao.com/keywords/mahathir" text:style-name="Internet_20_link" text:visited-style-name="Visited_20_Internet_20_Link">
 马哈迪 </text:a>
出席活动时告诉《马来西亚前锋报》，在上届大选中，因对手贪污腐败，导致他失去了超过1万4000张选票。</text:p>
      <text:p text:style-name="P4">
“我曾问一位（浮罗交怡）选民，他也是我的朋友，为什么不把票投给我，他回答说我没有派钱给他。”</text:p>
      <text:p text:style-name="P4">
“我又问他拿了多少钱，他说100令吉（约29新元）。我问他，100令吉可以做什么，他说足够他两天的开销。”</text:p>
      <text:p text:style-name="P4">
马哈迪说，在8月12日的州选举，选民应该对国家更负责，不能屈服于金钱政治，“不要为了钱而放弃你手中的一票”。</text:p>
      <text:p text:style-name="P4">
在第15届全国大选中，马哈迪竞选浮罗交怡国席仅获得4566张选票，该议席由国民联盟候选人苏海米拿下。</text:p>
      <text:p text:style-name="P4">
马哈迪早前发起“马来人宣言”运动，并希望与国盟在来临州选合作，现在却转过头指控合作对象在上届大选贿赂选民，并导致自己失去按柜金。</text:p>
      <text:h text:style-name="P13" text:outline-level="4">
<text:span text:style-name="T4">
网民指马哈迪没立场可言</text:span>
</text:h>
      <text:p text:style-name="P4">
对此，网民指马哈迪如今已没有立场可言，一味发表煽动性的言论。部分网民认为，也许马哈迪感到混乱，搞不清楚他要与哪一方合作，才会指控自己早前希望合作的对象。</text:p>
      <text:p text:style-name="P4">
针对马哈迪的这番讲话，希盟万宜国会议员谢瑞詹回了一句：“你在说什么？”</text:p>
      <text:p text:style-name="P4">
谢瑞詹还发布了第15届全国大选浮罗交怡国席的成绩，质问马哈迪是否在指控国盟涉及贿选。</text:p>
      <text:p text:style-name="P4">
Source: <text:a xlink:type="simple" xlink:href="https://www.zaobao.com.sg/realtime/world/story20230715-1414087" text:style-name="Internet_20_link" text:visited-style-name="Visited_20_Internet_20_Link">
https://www.zaobao.com.sg/realtime/world/story20230715-1414087</text:a>
</text:p>
      <!--NEWS-->
      <text:h text:style-name="P10" text:outline-level="1">
<text:span text:style-name="T4">
中国第二季经济增长被看好？ 专家指恐被误导性夸大</text:span>
</text:h>
      <text:p text:style-name="P4">
Author: chinese@voanews.com (美国之音)</text:p>
      <text:p text:style-name="P4">
Publisher: 美国之音中文网 (Type: NewsMediaOrganization)</text:p>
      <text:p text:style-name="P4">
Published Time: 2023-07-15T14:32:39+08:00</text:p>
      <text:p text:style-name="P4">
Modified Time: 2023-07-15 06:32:39Z</text:p>
      <text:p text:style-name="P4">
Description: 中国国家统计局下周一（7月17日）将公布第二季经济成长率数字，法新社的一项调查预测相较去年将大幅增长。不过分析人士表示，鉴于中国去年第二季受到疫情严重影响，经济基数本来就低，周一政府公布的数据可能会误导性地被夸大。</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artificially-high-growth-predicted-for-china-in-q2-20230715/7181997.html" text:style-name="Internet_20_link" text:visited-style-name="Visited_20_Internet_20_Link">
https://www.voachinese.com/a/artificially-high-growth-predicted-for-china-in-q2-20230715/7181997.html</text:a>
</text:p>
      <!--NEWS-->
      <text:h text:style-name="P10" text:outline-level="1">
<text:span text:style-name="T4">
演说被指冒犯雪州苏丹 吉打看守州务大臣沙努西致函道歉</text:span>
</text:h>
      <text:p text:style-name="P4">
Author: 联合早报 (Person)</text:p>
      <text:p text:style-name="P4">
Publisher: 联合早报 (Organization)</text:p>
      <text:p text:style-name="P4">
Published Time: 2023-07-15T14:41</text:p>
      <text:p text:style-name="P4">
Modified Time: 2023-07-15T15:03</text:p>
      <text:p text:style-name="P4">
Description: 马来西亚吉打州看守州务大臣沙努西星期六（7月15日）凌晨4时在脸书贴文，称希望联盟和国民阵线“跟班”恶意歪曲，导致外界误解他的演讲内容，他为此向雪兰莪州苏丹沙拉弗丁道歉。星洲网报道...</text:p>
      <text:p text:style-name="P4">
Videos: []</text:p>
      <text:p text:style-name="P4">
Audios: []</text:p>
      <text:p text:style-name="P4">
Images: []</text:p>
      <text:p text:style-name="P4">
Type: NewsArticle</text:p>
      <text:p text:style-name="P4">
Breadcrumbs: ['即时', '国际']</text:p>
      <text:p text:style-name="P4">
Keywords: ['马来西亚', '雪兰莪', '苏丹', '道歉']</text:p>
      <!--METADATA-->
      <text:p text:style-name="P4">
马来西亚吉打州看守州务大臣沙努西星期六（7月15日）凌晨4时在脸书贴文，称希望联盟和国民阵线“跟班”恶意歪曲，导致外界误解他的演讲内容，他为此向雪兰莪州苏丹沙拉弗丁道歉。</text:p>
      <text:p text:style-name="P4">
星洲网报道，根据沙努西的脸书贴文，武吉阿曼警方接获报案后向他录了口供。而他已致函雪州王宫，向苏丹寻求宽恕。</text:p>
      <text:p text:style-name="P4">
截至星期六上午10时，已有135人转发沙努西的这则脸书贴文，另有2881人点赞、400余人留言，绝大多数留言者说会继续支持他的斗争。</text:p>
      <text:p text:style-name="P4">
据报道，沙努西日前在雪州一场政治活动上的公开演说，被指冒犯雪州苏丹。多名政党人士过后报警，雪州王室理事会成员星期五也到沙亚南警局报案，要求彻查此事。</text:p>
      <text:p text:style-name="P4">
沙努西星期六凌晨4时左右，在一则标题为“清澈的水被人刻意弄脏”的贴文中写道，当他得知自己的演讲被希盟和国阵跟班歪曲并导致误解后，他已致函雪州王宫向苏丹沙拉弗丁道歉。他在信中阐明他的演说的正确内容。</text:p>
      <text:p text:style-name="P4">
沙努西说，他在信中祝福雪州苏丹和苏丹后安康快乐。雪州王宫过后转告他，苏丹看了他的信。贴文也提到，武吉阿曼警方向他录了口供以完成调查。</text:p>
      <text:p text:style-name="P4">
沙努西最后说，他发这则贴文是为了让有兴趣的人了解事件进展，并指清澈的水被人刻意弄脏后，需要让它恢复清澈，好让大家再次看到水中的鱼。</text:p>
      <text:p text:style-name="P4">
Source: <text:a xlink:type="simple" xlink:href="https://www.zaobao.com.sg/realtime/world/story20230715-1414101" text:style-name="Internet_20_link" text:visited-style-name="Visited_20_Internet_20_Link">
https://www.zaobao.com.sg/realtime/world/story20230715-1414101</text:a>
</text:p>
      <!--NEWS-->
      <text:h text:style-name="P10" text:outline-level="1">
<text:span text:style-name="T4">
澳洲称中国不可能在近期内加入CPTPP</text:span>
</text:h>
      <text:p text:style-name="P4">
Author: 联合早报 (Person)</text:p>
      <text:p text:style-name="P4">
Publisher: 联合早报 (Organization)</text:p>
      <text:p text:style-name="P4">
Published Time: 2023-07-15T15:26</text:p>
      <text:p text:style-name="P4">
Modified Time: 2023-07-15T16:11</text:p>
      <text:p text:style-name="P4">
Description: 澳大利亚政府说，中国不可能在近期内加入《跨太平洋伙伴全面进展协定》（CPTPP）。英国《卫报》报道，英国星期六（7月15日）将正式加入CPTPP，成为CPTPP第12个成员国。到新...</text:p>
      <text:p text:style-name="P4">
Videos: []</text:p>
      <text:p text:style-name="P4">
Audios: []</text:p>
      <text:p text:style-name="P4">
Images: []</text:p>
      <text:p text:style-name="P4">
Type: NewsArticle</text:p>
      <text:p text:style-name="P4">
Breadcrumbs: ['即时', '国际']</text:p>
      <text:p text:style-name="P4">
Keywords: ['澳大利亚', '中国', '跨太平洋伙伴全面进展协定', '英国']</text:p>
      <!--METADATA-->
      <text:p text:style-name="P4">
澳大利亚政府说，中国不可能在近期内加入《跨太平洋伙伴全面进展协定》（CPTPP）。</text:p>
      <text:p text:style-name="P4">
英国《卫报》报道，英国星期六（7月15日）将正式加入CPTPP，成为CPTPP第12个成员国。到新西兰出席CPTPP会议的澳洲助理贸易部长艾尔斯透露，中国也在争取加入CPTPP，但这目前不在议程上。他认为CPTPP成员国不会这么快考虑未来的入盟申请。</text:p>
      <text:p text:style-name="P4">
艾尔斯没有把中国欲加入CPTPP，同中澳解决两国众多贸易争端联系起来，但他提到英国在遵守世界贸易组织（WTO）规则方面拥有良好记录，而有这样的主要经济体加入CPTPP是好的。</text:p>
      <text:p text:style-name="P4">
另据路透社报道，2021年中国大陆和台湾在相隔一周内申请加入CPTPP，两份申请都暂时被搁置。</text:p>
      <text:p text:style-name="P4">
新西兰前贸易和外交官员芬尼（CharlesFinny）说：“这或许是第一次，我们必须非常慎重处理新的申请。”新西兰与台湾的贸易协定谈判由他领导，他透露，“还没有达成共识。”</text:p>
      <text:p text:style-name="P4">
新西兰为今年的CPTPP轮值主席国，CPTPP成员国星期六和星期天在奥克兰开会。</text:p>
      <text:p text:style-name="P4">
《跨太平洋伙伴全面进展协定》（CPTPP）于2018年12月30日正式生效，11个创始成员为澳洲、文莱、加拿大、智利、日本、马来西亚、墨西哥、秘鲁、新西兰、新加坡和越南。</text:p>
      <text:p text:style-name="P4">
除了中国大陆和台湾，乌拉圭和韩国也申请加入CPTPP。另外，日本经济振兴部长后藤茂之7月7日说，乌克兰已向CPTPP协定保存方新西兰，提交正式申请加入CPTPP的书面信函。</text:p>
      <text:p text:style-name="P4">
Source: <text:a xlink:type="simple" xlink:href="https://www.zaobao.com.sg/realtime/world/story20230715-1414217" text:style-name="Internet_20_link" text:visited-style-name="Visited_20_Internet_20_Link">
https://www.zaobao.com.sg/realtime/world/story20230715-1414217</text:a>
</text:p>
      <!--NEWS-->
      <text:h text:style-name="P10" text:outline-level="1">
<text:span text:style-name="T4">
韩国总统突访乌克兰</text:span>
</text:h>
      <text:p text:style-name="P4">
Author: 联合早报 (Person)</text:p>
      <text:p text:style-name="P4">
Publisher: 联合早报 (Organization)</text:p>
      <text:p text:style-name="P4">
Published Time: 2023-07-15T16:49</text:p>
      <text:p text:style-name="P4">
Modified Time: 2023-07-15T16:49</text:p>
      <text:p text:style-name="P4">
Description: 韩国总统尹锡悦星期六，在没有事先公布的情况下，前往乌克兰访问，并将与乌总统泽连斯基举行会谈。综合路透社和韩联社报道，韩国总统办公室说，尹锡悦和夫人金建希星期六（7月15日）访问了首...</text:p>
      <text:p text:style-name="P4">
Videos: []</text:p>
      <text:p text:style-name="P4">
Audios: []</text:p>
      <text:p text:style-name="P4">
Images: []</text:p>
      <text:p text:style-name="P4">
Type: NewsArticle</text:p>
      <text:p text:style-name="P4">
Breadcrumbs: ['即时', '国际']</text:p>
      <text:p text:style-name="P4">
Keywords: ['韩国', '乌克兰', '尹锡悦', '泽连斯基']</text:p>
      <!--METADATA-->
      <text:p text:style-name="P4">
韩国总统尹锡悦星期六，在没有事先公布的情况下，前往乌克兰访问，并将与乌总统泽连斯基举行会谈。</text:p>
      <text:p text:style-name="P4">
综合路透社和韩联社报道，韩国总统办公室说，尹锡悦和夫人金建希星期六（7月15日）访问了首都基辅郊区布查（Bucha）大屠杀现场，以及在炮火中遭受重创、位于基辅市西北部的伊尔平市（Irpin）。尹锡悦将与泽连斯基举行会谈。</text:p>
      <text:p text:style-name="P4">
尹锡悦本周出席了在立陶宛举行的北约峰会并访问了波兰，他在那里表达了对乌克兰的支持，并探讨对抗俄入侵的方法。</text:p>
      <text:p text:style-name="P4">
身为美国盟友和武器出口国，韩国再次面临向乌克兰提供武器的压力。然而，由于担心俄罗斯对朝鲜的影响力，尹锡悦政府更倾向于提供人道主义救援物资和财政援助。</text:p>
      <text:p text:style-name="P4">
尹锡悦本周刚宣布，他的政府正准备运送地雷处理设备和救护车给乌克兰，并将加入北约的乌克兰信托基金。</text:p>
      <text:p text:style-name="P4">
泽连斯基与尹锡悦首次在5月会面，泽连斯基当时要求韩国加强军事支持。韩国国防部较早前说，正在讨论向美国出口弹药的问题，但称媒体指韩国同意向美国运送炮弹以运往乌克兰的报道不准确。</text:p>
      <text:p text:style-name="P4">
Source: <text:a xlink:type="simple" xlink:href="https://www.zaobao.com.sg/realtime/world/story20230715-1414230" text:style-name="Internet_20_link" text:visited-style-name="Visited_20_Internet_20_Link">
https://www.zaobao.com.sg/realtime/world/story20230715-1414230</text:a>
</text:p>
      <!--NEWS-->
      <text:h text:style-name="P10" text:outline-level="1">
<text:span text:style-name="T4">
俄调查朝鲜导弹是否落入俄水域</text:span>
</text:h>
      <text:p text:style-name="P4">
Author: 联合早报 (Person)</text:p>
      <text:p text:style-name="P4">
Publisher: 联合早报 (Organization)</text:p>
      <text:p text:style-name="P4">
Published Time: 2023-07-15T17:39</text:p>
      <text:p text:style-name="P4">
Modified Time: 2023-07-15T17:39</text:p>
      <text:p text:style-name="P4">
Description: 俄罗斯正调查朝鲜洲际弹道导弹是否在星期三（7月12日）的试射中坠入俄水域。俄新社和塔斯社星期六（7月15日）引述俄罗斯副外交部长鲁登科（Andrei Rudenko）的话说，俄国防...</text:p>
      <text:p text:style-name="P4">
Videos: []</text:p>
      <text:p text:style-name="P4">
Audios: []</text:p>
      <text:p text:style-name="P4">
Images: []</text:p>
      <text:p text:style-name="P4">
Type: NewsArticle</text:p>
      <text:p text:style-name="P4">
Breadcrumbs: ['即时', '国际']</text:p>
      <text:p text:style-name="P4">
Keywords: ['朝鲜', '俄罗斯', '洲际弹道导弹']</text:p>
      <!--METADATA-->
      <text:p text:style-name="P4">
俄罗斯正调查朝鲜洲际弹道导弹是否在星期三（7月12日）的试射中坠入俄水域。</text:p>
      <text:p text:style-name="P4">
俄新社和塔斯社星期六（7月15日）引述俄罗斯副外交部长鲁登科（AndreiRudenko）的话说，俄国防部正在调查这起事件，但“到目前为止，我们还没有导弹落在俄罗斯专属经济区内的明确信息”。</text:p>
      <text:p text:style-name="P4">
朝鲜星期三试射了“火星炮-18”（Hwasong-18）新型洲际弹道导弹，飞行时间比朝鲜任何其他洲际弹道导弹都长。朝鲜试射行为遭美国、韩国及日本谴责，但鲁登科认为，美国和盟友之前的举动“实际上是在激怒朝鲜加强防御力量”，因此朝鲜这次试射是对此作出反应。</text:p>
      <text:p text:style-name="P4">
联合国助理秘书长希亚里星期四（13日）说，朝鲜这次的导弹试射持续了约74分钟，飞行距离超过1000公里。他说，导弹坠入俄罗斯专属经济区内海域，但靠近日本水域。</text:p>
      <text:p text:style-name="P4">
Source: <text:a xlink:type="simple" xlink:href="https://www.zaobao.com.sg/realtime/world/story20230715-1414242" text:style-name="Internet_20_link" text:visited-style-name="Visited_20_Internet_20_Link">
https://www.zaobao.com.sg/realtime/world/story20230715-1414242</text:a>
</text:p>
      <!--NEWS-->
      <text:h text:style-name="P10" text:outline-level="1">
<text:span text:style-name="T4">
泰前进党党魁披塔：下周选首相再落败就退选</text:span>
</text:h>
      <text:p text:style-name="P4">
Author: 联合早报 (Person)</text:p>
      <text:p text:style-name="P4">
Publisher: 联合早报 (Organization)</text:p>
      <text:p text:style-name="P4">
Published Time: 2023-07-15T18:12</text:p>
      <text:p text:style-name="P4">
Modified Time: 2023-07-15T18:12</text:p>
      <text:p text:style-name="P4">
Description: 泰国前进党党魁、首相候选人披塔说，如果国会下周再次投选首相时仍不支持他任相，他将退选。据法新社报道，披塔星期六（7月15日）在社交媒体发布的视频中说：“如果前进党真的没有机会组建政...</text:p>
      <text:p text:style-name="P4">
Videos: []</text:p>
      <text:p text:style-name="P4">
Audios: []</text:p>
      <text:p text:style-name="P4">
Images: []</text:p>
      <text:p text:style-name="P4">
Type: NewsArticle</text:p>
      <text:p text:style-name="P4">
Breadcrumbs: ['即时', '国际']</text:p>
      <text:p text:style-name="P4">
Keywords: ['泰国', '披塔']</text:p>
      <!--METADATA-->
      <text:p text:style-name="P4">
泰国前进党党魁、首相候选人披塔说，如果国会下周再次投选首相时仍不支持他任相，他将退选。</text:p>
      <text:p text:style-name="P4">
据法新社报道，披塔星期六（7月15日）在社交媒体发布的视频中说：“如果前进党真的没有机会组建政府，我准备给泰国一个机会，让得票第二多的政党组建联合政府。”</text:p>
      <text:p text:style-name="Quotations">

<text:p text:style-name="P4">
<text:a xlink:type="simple" xlink:href="https://www.facebook.com/timpitaofficial/videos/168436776238678/" text:style-name="Internet_20_link" text:visited-style-name="Visited_20_Internet_20_Link">
 เปิดใจหลังโหวตนายกรัฐมนตรี&gt;
 </text:a>
&gt;
&gt;
 สวัสดีทุกคนครับ . ก่อนอื่นผมขอขอบคุณสมาชิกรัฐสภา 324 เสียง โดยเฉพาะ ส.ว. 13&gt;
 ท่าน ที่โหวตเห็นชอบให้ผม พิธา ลิ้มเจริญรัตน์ เป็นนายกรัฐมนตรี ผมทราบดีว่า&gt;
 ส.ว. หลายท่านเผชิญแรงกดดันมากมาย ที่รุนแรงหนักหนาจากการตัดสินใจครั้งนี้ .&gt;
 ที่สำคัญที่สุด ผมขอขอบคุณทุกแรงใจ แรงสนับสนุนจากประชาชนทุกคน&gt;
 แต่ต้องขออภัยทุกท่านที่เรายังทำไม่สำเร็จ . อย่างไรก็ตาม&gt;
 ในฐานะพรรคการเมืองที่ได้รับเสียงอันดับหนึ่งในการเลือกตั้ง&gt;
 พรรคก้าวไกลมีภารกิจที่ต้องรับผิดชอบต่อประชาชน คือจัดตั้งรัฐบาลให้ได้&gt;
 วันนี้เราพยายามทำทุกวิถีทางตามครรลองประชาธิปไตย&gt;
 เพื่อให้เสียงของประชาชนได้รับการตอบสนอง เจตนารมณ์ของประชาชนได้รับการเคารพ&gt;
 ... นี่คือการต่อสู้ร่วมกันไม่ใช่แค่ของพรรคก้าวไกลและ 14&gt;
 ล้านเสียงที่เลือกพรรคก้าวไกล ไม่ใช่แค่การต่อสู้ของ 8 พรรค ตัวแทน 27&gt;
 ล้านเสียง แต่คือการต่อสู้ของคนไทยทั้งประเทศ&gt;
 เพื่อยืนยันว่าเสียงของประชาชนต้องเป็นเสียงที่กำหนดอนาคตของประเทศนี้&gt;
 ขอให้เราเดินด้วยกันต่อไป ตั้งรัฐบาลของประชาชนให้ได้ แต่เวลาของเราเหลือไม่มาก&gt;
 เพราะผมทราบดีว่าประเทศไทยเดินต่อไปโดยไม่มีรัฐบาลของประชาชนแบบนี้ได้อีกไม่นาน&gt;
 ภายใต้เวลาอันจำกัดนี้ เราเหลือโอกาสอีกไม่กี่ครั้ง ที่ต้องสู้ร่วมกัน ใน 2&gt;
 สมรภูมิ เพื่อนำไปสู่การจัดตั้งรัฐบาลตามมติมหาชนได้สำเร็จ . สมรภูมที่หนึ่ง&gt;
 ที่จะเกิดขึ้นในอีก 4 วันข้างหน้า คือการโหวตนายกรัฐมนตรีในวันที่ 19 กรกฎาคม&gt;
 และสมรภูมิที่สอง ก็คือการยื่นเสนอแก้รัฐธรรมนูญ มาตรา 272 เพื่อตัดอำนาจ ส.ว.&gt;
 ในการเลือกนายกถาวรตลอดกาล . ทั้งสองสมรภูมิจะไม่มีวันชนะได้&gt;
 หากเราไม่สามารถเปลี่ยนใจ ส.ว. ให้อยู่ข้างประชาชน ผมจึงขอให้ประชาชนทุกคน&gt;
 ร่วมทำภารกิจกับผมในสองสมรภูมินี้ โดยการ ส่งสารถึง ส.ว. ในทุกวิถีทาง&gt;
 ทุกวิธีการที่ท่านนึกออก ย้ำ ขอเป็นวิธีการสร้างสรรค์ ช่วยกันเชิญชวนให้ ส.ว.&gt;
 โหวตนายกตามมติประชาชน หรือ โหวตยกเลิกมาตรา 272 เพื่อคืนอำนาจให้ประชาชน .....&gt;
 หากพวกเราทำเต็มที่ใน 2&gt;
 สมรภูมินี้แล้วเป็นที่ชัดเจนว่าพรรคก้าวไกลไม่มีโอกาสเป็นแกนนำจัดตั้งรัฐบาลได้จริงๆ&gt;
 ผมพร้อมเปิดโอกาสให้ประเทศไทย โดยเปิดทางให้พรรคอันดับสอง คือพรรคเพื่อไทย&gt;
 เป็นแกนนำจัดตั้งรัฐบาลของพรรคร่วมรัฐบาล 8 พรรค ภายใต้ MOU ที่ทำร่วมกันไว้&gt;
 และผู้แทนราษฎรพรรคก้าวไกลทุกคนพร้อมสนับสนุนแคนดิเดทนายกของพรรคเพื่อไทย&gt;
 แต่กว่าจะถึงวันนั้น เราไม่ยอมแพ้แน่นอน&gt;
 และขอทุกคนมาร่วมกันต่อสู้เพื่อให้ได้จนถึงที่สุด&gt;
 ผมคนเดียวหรือพรรคก้าวไกลเพียงพรรคเดียวไม่อาจเปลี่ยนใจ ส.ว.&gt;
 และนำไปสู่การจัดตั้งรัฐบาลของประชาชนได้จริง&gt;
 จึงต้องขอแรงพลังจากทุกท่านร่วมทำภารกิจเพื่อให้เราสามารถจัดตั้งรัฐบาลของประชาชนให้สำเร็จ&gt;
 อนาคตของพรรคก้าวไกลในการจัดตั้งรัฐบาลอยู่ในมือของพวกท่านทุกคนแล้ว&gt;
 มาช่วยกันส่งสารเพื่อเปลี่ยนใจ ส.ว. . ขอบคุณครับ พิธา ลิ้มเจริญรัตน์&gt;
 หัวหน้าพรรคก้าวไกล แคนดิเดตนายกรัฐมนตรี&gt;
&gt;
 Posted by <text:a xlink:type="simple" xlink:href="https://www.facebook.com/timpitaofficial" text:style-name="Internet_20_link" text:visited-style-name="Visited_20_Internet_20_Link">
 Pita Limjaroenrat - พิธา ลิ้มเจริญรัตน์&gt;
 </text:a>
 on Saturday, July 15, 2023</text:p>

</text:p>
      <text:p text:style-name="P4">
泰国国会星期四（13日）召开两院联合会议投选新首相。作为当天唯一候选人的披塔未能获得足够支持票任相。根据当天的投票结果，披塔获得324张支持票，另有182票反对以及199票弃权。披塔距离任相还差51张票。</text:p>
      <text:p text:style-name="P4">
泰国国会将于下个星期三（19日）举行新一轮投选。</text:p>
      <text:p text:style-name="P4">
Source: <text:a xlink:type="simple" xlink:href="https://www.zaobao.com.sg/realtime/world/story20230715-1414248" text:style-name="Internet_20_link" text:visited-style-name="Visited_20_Internet_20_Link">
https://www.zaobao.com.sg/realtime/world/story20230715-1414248</text:a>
</text:p>
      <!--NEWS-->
      <text:h text:style-name="P10" text:outline-level="1">
<text:span text:style-name="T4">
尹锡悦访问乌克兰 预计会晤泽伦斯基</text:span>
</text:h>
      <text:p text:style-name="P4">
Publisher: 法新社</text:p>
      <text:p text:style-name="P4">
Published Time: 2023-07-15T5:02:07+00:00</text:p>
      <text:p text:style-name="P4">
Modified Time: 2023-07-15T08:35:04+00:00</text:p>
      <text:p text:style-name="P4">
Description: （法新社首尔15日电） 韩国总统尹锡悦在未经宣布的情况下已经访问乌克兰，并与乌克兰总统泽伦斯基（Volodymyr Zelenskyy）举行峰会之前，访问布查镇。</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0" text:anchor-type="as-char" svg:width="6.9236in" svg:height="3.617581in" draw:z-index="0">
<draw:image xlink:href="../Images/rficn/2023-07-15T5-02-07-00-00/000000.png" xlink:type="simple" xlink:show="embed" xlink:actuate="onLoad" draw:mime-type="image/png"/>
</draw:frame>
</text:p>
      <text:p text:style-name="P4">
韩国总统办公室表示，尹锡悦造访乌克兰首都基辅近郊布查镇（Bucha）的俄罗斯军队屠杀平民地点，然后前往曾遭大规模飞弹攻击的伊尔平市（Irpin），当天稍晚将会见泽伦斯基。</text:p>
      <text:p text:style-name="P4">
Source: <text:a xlink:type="simple" xlink:href="https://www.rfi.fr/cn/%E5%9B%BD%E9%99%85%E6%8A%A5%E9%81%93/20230715-%E5%B0%B9%E9%94%A1%E6%82%A6%E8%AE%BF%E9%97%AE%E4%B9%8C%E5%85%8B%E5%85%B0-%E9%A2%84%E8%AE%A1%E4%BC%9A%E6%99%A4%E6%B3%BD%E4%BC%A6%E6%96%AF%E5%9F%BA" text:style-name="Internet_20_link" text:visited-style-name="Visited_20_Internet_20_Link">
https://www.rfi.fr/cn/%E5%9B%BD%E9%99%85%E6%8A%A5%E9%81%93/20230715-%E5%B0%B9%E9%94%A1%E6%82%A6%E8%AE%BF%E9%97%AE%E4%B9%8C%E5%85%8B%E5%85%B0-%E9%A2%84%E8%AE%A1%E4%BC%9A%E6%99%A4%E6%B3%BD%E4%BC%A6%E6%96%AF%E5%9F%B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